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98.7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7.6pt"/>
    </style:style>
    <style:style style:name="co8" style:family="table-column">
      <style:table-column-properties fo:break-before="auto" style:column-width="70.61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38.49pt"/>
    </style:style>
    <style:style style:name="co11" style:family="table-column">
      <style:table-column-properties fo:break-before="auto" style:column-width="79.46pt"/>
    </style:style>
    <style:style style:name="co12" style:family="table-column">
      <style:table-column-properties fo:break-before="auto" style:column-width="97.09pt"/>
    </style:style>
    <style:style style:name="co13" style:family="table-column">
      <style:table-column-properties fo:break-before="auto" style:column-width="111.49pt"/>
    </style:style>
    <style:style style:name="co14" style:family="table-column">
      <style:table-column-properties fo:break-before="auto" style:column-width="90.65pt"/>
    </style:style>
    <style:style style:name="co15" style:family="table-column">
      <style:table-column-properties fo:break-before="auto" style:column-width="7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23"/>
    <style:style style:name="ce5" style:family="table-cell" style:parent-style-name="Default" style:data-style-name="N121"/>
    <style:style style:name="ce6" style:family="table-cell" style:parent-style-name="Default">
      <style:table-cell-properties fo:background-color="#d3d3d3"/>
    </style:style>
    <style:style style:name="ce1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121">
      <style:table-cell-properties fo:background-color="#d3d3d3"/>
    </style:style>
    <style:style style:name="ce20" style:family="table-cell" style:parent-style-name="Default" style:data-style-name="N121">
      <style:table-cell-properties fo:background-color="#fff200"/>
    </style:style>
    <style:style style:name="ce21" style:family="table-cell" style:parent-style-name="Default" style:data-style-name="N12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e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>
            <text:p>Road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3:.F10];MATCH([.C1];[.E3:.E10];1))" office:value-type="float" office:value="1.06666666666667" calcext:value-type="float">
            <text:p>1.06666666666667</text:p>
          </table:table-cell>
          <table:table-cell table:style-name="ce1" office:value-type="string" calcext:value-type="string">
            <text:p>Speed=</text:p>
          </table:table-cell>
          <table:table-cell table:style-name="ce2" table:formula="of:=INDEX([.D3:.D10];MATCH([.C1];[.E3:.E10];1))" office:value-type="float" office:value="0.5" calcext:value-type="float">
            <text:p>0.50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  <table:table-cell/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20*[.B3]/(15*[.C3]*[.D3])" office:value-type="float" office:value="1.33333333333333" calcext:value-type="float">
            <text:p>1.333</text:p>
          </table:table-cell>
          <table:table-cell/>
        </table:table-row>
        <table:table-row table:style-name="ro1">
          <table:table-cell office:value-type="string" calcext:value-type="string">
            <text:p>Wag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20*[.B4]/(15*[.C4]*[.D4])" office:value-type="float" office:value="1.06666666666667" calcext:value-type="float">
            <text:p>1.067</text:p>
          </table:table-cell>
          <table:table-cell/>
        </table:table-row>
        <table:table-row table:style-name="ro1">
          <table:table-cell office:value-type="string" calcext:value-type="string">
            <text:p>Conestog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.0</text:p>
          </table:table-cell>
          <table:table-cell table:formula="of:=20*[.B5]/(15*[.C5]*[.D5])" office:value-type="float" office:value="0.888888888888889" calcext:value-type="float">
            <text:p>0.889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iver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13:.F20];MATCH([.C11];[.E13:.E20];1))" office:value-type="float" office:value="0.1125" calcext:value-type="float">
            <text:p>0.1125</text:p>
          </table:table-cell>
          <table:table-cell table:style-name="ce1" office:value-type="string" calcext:value-type="string">
            <text:p>Speed=</text:p>
          </table:table-cell>
          <table:table-cell table:style-name="ce2" table:formula="of:=INDEX([.D13:.D20];MATCH([.C11];[.E13:.E20];1))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  <table:table-cell/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formula="of:=[.B13]/([.C13]*[.D13])" office:value-type="float" office:value="0.147888792354474" calcext:value-type="float">
            <text:p>0.148</text:p>
          </table:table-cell>
          <table:table-cell/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14]/([.C14]*[.D14])" office:value-type="float" office:value="0.16410071942446" calcext:value-type="float">
            <text:p>0.164</text:p>
          </table:table-cell>
          <table:table-cell/>
        </table:table-row>
        <table:table-row table:style-name="ro1">
          <table:table-cell office:value-type="string" calcext:value-type="string">
            <text:p>Hulk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</text:p>
          </table:table-cell>
          <table:table-cell table:formula="of:=[.B15]/([.C15]*[.D15])" office:value-type="float" office:value="0.1125" calcext:value-type="float">
            <text:p>0.113</text:p>
          </table:table-cell>
          <table:table-cell/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" calcext:value-type="float">
            <text:p>4.0</text:p>
          </table:table-cell>
          <table:table-cell table:formula="of:=[.B16]/([.C16]*[.D16])" office:value-type="float" office:value="0.11348" calcext:value-type="float">
            <text:p>0.113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23:.F30];MATCH([.C21];[.E23:.E30];1))" office:value-type="float" office:value="0.11348" calcext:value-type="float">
            <text:p>0.11348</text:p>
          </table:table-cell>
          <table:table-cell table:style-name="ce1" office:value-type="string" calcext:value-type="string">
            <text:p>Speed=</text:p>
          </table:table-cell>
          <table:table-cell table:style-name="ce2" table:formula="of:=INDEX([.D23:.D30];MATCH([.C21];[.E23:.E30];1))" office:value-type="float" office:value="1.76242509693338" calcext:value-type="float">
            <text:p>1.76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  <table:table-cell/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formula="of:=[.B23]/([.C23]*[.D23])" office:value-type="float" office:value="0.147888792354474" calcext:value-type="float">
            <text:p>0.148</text:p>
          </table:table-cell>
          <table:table-cell/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24]/([.C24]*[.D24])" office:value-type="float" office:value="0.16410071942446" calcext:value-type="float">
            <text:p>0.164</text:p>
          </table:table-cell>
          <table:table-cell/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formula="of:=50/28.37" office:value-type="float" office:value="1.76242509693338" calcext:value-type="float">
            <text:p>1.76</text:p>
          </table:table-cell>
          <table:table-cell office:value-type="float" office:value="3" calcext:value-type="float">
            <text:p>3.0</text:p>
          </table:table-cell>
          <table:table-cell table:formula="of:=[.B25]/([.C25]*[.D25])" office:value-type="float" office:value="0.11348" calcext:value-type="float">
            <text:p>0.113</text:p>
          </table:table-cell>
          <table:table-cell/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formula="of:=[.B26]/([.C26]*[.D26])" office:value-type="float" office:value="0.11348" calcext:value-type="float">
            <text:p>0.113</text:p>
          </table:table-cell>
          <table:table-cell/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formula="of:=[.B27]/([.C27]*[.D27])" office:value-type="float" office:value="0.077682576695063" calcext:value-type="float">
            <text:p>0.07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Ocean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33:.F40];MATCH([.C31];[.E33:.E40];1))" office:value-type="float" office:value="0.16410071942446" calcext:value-type="float">
            <text:p>0.16410071942446</text:p>
          </table:table-cell>
          <table:table-cell table:style-name="ce1" office:value-type="string" calcext:value-type="string">
            <text:p>Speed=</text:p>
          </table:table-cell>
          <table:table-cell table:style-name="ce2" table:formula="of:=INDEX([.D33:.D40];MATCH([.C31];[.E33:.E40];1))" office:value-type="float" office:value="2.43752740026304" calcext:value-type="float">
            <text:p>2.44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2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  <table:table-cell/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33]/([.C33]*[.D33])" office:value-type="float" office:value="0.16410071942446" calcext:value-type="float">
            <text:p>0.164</text:p>
          </table:table-cell>
          <table:table-cell/>
        </table:table-row>
        <table:table-row table:style-name="ro1">
          <table:table-cell office:value-type="string" calcext:value-type="string">
            <text:p>Baghla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9*1.151*(6/28.37)" office:value-type="float" office:value="2.19083538949595" calcext:value-type="float">
            <text:p>2.19</text:p>
          </table:table-cell>
          <table:table-cell office:value-type="float" office:value="4" calcext:value-type="float">
            <text:p>4.0</text:p>
          </table:table-cell>
          <table:table-cell table:formula="of:=[.B34]/([.C34]*[.D34])" office:value-type="float" office:value="0.136934066994884" calcext:value-type="float">
            <text:p>0.137</text:p>
          </table:table-cell>
          <table:table-cell/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formula="of:=[.B35]/([.C35]*[.D35])" office:value-type="float" office:value="0.11348" calcext:value-type="float">
            <text:p>0.113</text:p>
          </table:table-cell>
          <table:table-cell/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formula="of:=[.B36]/([.C36]*[.D36])" office:value-type="float" office:value="0.077682576695063" calcext:value-type="float">
            <text:p>0.078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</table:table>
      <table:table table:name="Dists" table:style-name="ta1">
        <table:table-column table:style-name="co7" table:default-cell-style-name="Default"/>
        <table:table-column table:style-name="co7" table:number-columns-repeated="23" table:default-cell-style-name="ce7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>
            <text:p>Road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])-COLUMN([.A1]); ROW()-ROW([.A1])+COLUMN([.A1])))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])-COLUMN([.A1]); ROW()-ROW([.A1])+COLUMN([.A1])))" office:value-type="float" office:value="4" calcext:value-type="float">
            <text:p>4</text:p>
          </table:table-cell>
          <table:table-cell table:style-name="ce16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7" calcext:value-type="float">
            <text:p>7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0" calcext:value-type="float">
            <text:p>1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1" calcext:value-type="float">
            <text:p>11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12" calcext:value-type="float">
            <text:p>1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6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6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6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River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26])-COLUMN([.A26]); ROW()-ROW([.A26])+COLUMN([.A26])))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50" calcext:value-type="float">
            <text:p>5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26])-COLUMN([.A26]); ROW()-ROW([.A26])+COLUMN([.A26])))" office:value-type="float" office:value="24" calcext:value-type="float">
            <text:p>24</text:p>
          </table:table-cell>
          <table:table-cell table:style-name="ce16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16" table:formula="of:=INDIRECT(ADDRESS(COLUMN()+ROW([.A26])-COLUMN([.A26]); ROW()-ROW([.A26])+COLUMN([.A26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3"/>
          <table:table-cell table:style-name="ce16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26])-COLUMN([.A26]); ROW()-ROW([.A26])+COLUMN([.A26])))" office:value-type="float" office:value="28" calcext:value-type="float">
            <text:p>2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16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7" calcext:value-type="float">
            <text:p>17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13" calcext:value-type="float">
            <text:p>1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4" calcext:value-type="float">
            <text:p>1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4" calcext:value-type="float">
            <text:p>1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6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float" office:value="37" calcext:value-type="float">
            <text:p>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1" calcext:value-type="float">
            <text:p>11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" calcext:value-type="float">
            <text:p>2</text:p>
          </table:table-cell>
          <table:table-cell table:style-name="ce16" table:formula="of:=INDIRECT(ADDRESS(COLUMN()+ROW([.A51])-COLUMN([.A51]); ROW()-ROW([.A51])+COLUMN([.A51])))" office:value-type="float" office:value="11" calcext:value-type="float">
            <text:p>11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Default"/>
          <table:table-cell table:style-name="ce16" office:value-type="float" office:value="27" calcext:value-type="float">
            <text:p>27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4" calcext:value-type="float">
            <text:p>54</text:p>
          </table:table-cell>
          <table:table-cell/>
          <table:table-cell table:style-name="ce16" office:value-type="float" office:value="43" calcext:value-type="float">
            <text:p>43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3" calcext:value-type="float">
            <text:p>13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0" calcext:value-type="float">
            <text:p>10</text:p>
          </table:table-cell>
          <table:table-cell table:style-name="ce16" table:formula="of:=INDIRECT(ADDRESS(COLUMN()+ROW([.A51])-COLUMN([.A51]); ROW()-ROW([.A51])+COLUMN([.A51])))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1" calcext:value-type="float">
            <text:p>21</text:p>
          </table:table-cell>
          <table:table-cell table:style-name="ce16" table:formula="of:=INDIRECT(ADDRESS(COLUMN()+ROW([.A51])-COLUMN([.A51]); ROW()-ROW([.A51])+COLUMN([.A51])))" office:value-type="float" office:value="17" calcext:value-type="float">
            <text:p>17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4" calcext:value-type="float">
            <text:p>24</text:p>
          </table:table-cell>
          <table:table-cell table:style-name="ce16" table:formula="of:=INDIRECT(ADDRESS(COLUMN()+ROW([.A51])-COLUMN([.A51]); ROW()-ROW([.A51])+COLUMN([.A51])))" office:value-type="float" office:value="54" calcext:value-type="float">
            <text:p>54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27" calcext:value-type="float">
            <text:p>27</text:p>
          </table:table-cell>
          <table:table-cell/>
          <table:table-cell table:style-name="ce16" office:value-type="float" office:value="35" calcext:value-type="float">
            <text:p>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0" calcext:value-type="float">
            <text:p>3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6" table:formula="of:=INDIRECT(ADDRESS(COLUMN()+ROW([.A51])-COLUMN([.A51]); ROW()-ROW([.A51])+COLUMN([.A51])))" office:value-type="float" office:value="43" calcext:value-type="float">
            <text:p>43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16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8" calcext:value-type="float">
            <text:p>8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7" calcext:value-type="float">
            <text:p>3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6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6" table:formula="of:=INDIRECT(ADDRESS(COLUMN()+ROW([.A51])-COLUMN([.A51]); ROW()-ROW([.A51])+COLUMN([.A51])))" office:value-type="float" office:value="29" calcext:value-type="float">
            <text:p>29</text:p>
          </table:table-cell>
          <table:table-cell table:style-name="ce16" table:formula="of:=INDIRECT(ADDRESS(COLUMN()+ROW([.A51])-COLUMN([.A51]); ROW()-ROW([.A51])+COLUMN([.A51])))" office:value-type="float" office:value="35" calcext:value-type="float">
            <text:p>35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4" calcext:value-type="float">
            <text:p>14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17" calcext:value-type="float">
            <text:p>1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6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Ocean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76])-COLUMN([.A76]); ROW()-ROW([.A76])+COLUMN([.A76])))" office:value-type="float" office:value="33" calcext:value-type="float">
            <text:p>33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2" calcext:value-type="float">
            <text:p>12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5" calcext:value-type="float">
            <text:p>1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5" calcext:value-type="float">
            <text:p>15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3" calcext:value-type="float">
            <text:p>23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4" calcext:value-type="float">
            <text:p>24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6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Tariff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6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3"/>
          <table:table-cell table:style-name="ce16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" calcext:value-type="float">
            <text:p>1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3"/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2"/>
          <table:table-cell table:number-columns-repeated="3" table:style-name="ce16" office:value-type="float" office:value="1.1" calcext:value-type="float">
            <text:p>1.1</text:p>
          </table:table-cell>
          <table:table-cell/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" calcext:value-type="float">
            <text:p>1.1</text:p>
          </table:table-cell>
          <table:table-cell/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5"/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16" office:value-type="float" office:value="1.1" calcext:value-type="float">
            <text:p>1.1</text:p>
          </table:table-cell>
          <table:table-cell table:number-columns-repeated="2"/>
          <table:table-cell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16" office:value-type="float" office:value="1.1" calcext:value-type="float">
            <text:p>1.1</text:p>
          </table:table-cell>
          <table:table-cell table:style-name="Default"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/>
          <table:table-cell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6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Time (day)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G2]/[$Tech.$G$1])+([.C27]/[$Tech.$G$11])+([.C52]/[$Tech.$G$21])+([.C77]/[$Tech.$G$31])" office:value-type="float" office:value="28" calcext:value-type="float">
            <text:p>28</text:p>
          </table:table-cell>
          <table:table-cell table:style-name="ce16" table:formula="of:=([.H2]/[$Tech.$G$1])+([.D27]/[$Tech.$G$11])+([.D52]/[$Tech.$G$21])+([.D77]/[$Tech.$G$31])" office:value-type="float" office:value="17.538309352518" calcext:value-type="float">
            <text:p>17.538309352518</text:p>
          </table:table-cell>
          <table:table-cell table:style-name="ce16" table:formula="of:=([.I2]/[$Tech.$G$1])+([.E27]/[$Tech.$G$11])+([.E52]/[$Tech.$G$21])+([.E77]/[$Tech.$G$31])" office:value-type="float" office:value="24" calcext:value-type="float">
            <text:p>24</text:p>
          </table:table-cell>
          <table:table-cell table:style-name="ce16" table:formula="of:=([.J2]/[$Tech.$G$1])+([.F27]/[$Tech.$G$11])+([.F52]/[$Tech.$G$21])+([.F77]/[$Tech.$G$31])" office:value-type="float" office:value="28" calcext:value-type="float">
            <text:p>28</text:p>
          </table:table-cell>
          <table:table-cell table:formula="of:=([.K2]/[$Tech.$G$1])+([.G27]/[$Tech.$G$11])+([.G52]/[$Tech.$G$21])+([.G77]/[$Tech.$G$31])" office:value-type="float" office:value="0" calcext:value-type="float">
            <text:p>0</text:p>
          </table:table-cell>
          <table:table-cell table:formula="of:=([.L2]/[$Tech.$G$1])+([.H27]/[$Tech.$G$11])+([.H52]/[$Tech.$G$21])+([.H77]/[$Tech.$G$31])" office:value-type="float" office:value="0" calcext:value-type="float">
            <text:p>0</text:p>
          </table:table-cell>
          <table:table-cell table:formula="of:=([.M2]/[$Tech.$G$1])+([.I27]/[$Tech.$G$11])+([.I52]/[$Tech.$G$21])+([.I77]/[$Tech.$G$31])" office:value-type="float" office:value="0" calcext:value-type="float">
            <text:p>0</text:p>
          </table:table-cell>
          <table:table-cell table:formula="of:=([.N2]/[$Tech.$G$1])+([.J27]/[$Tech.$G$11])+([.J52]/[$Tech.$G$21])+([.J77]/[$Tech.$G$31])" office:value-type="float" office:value="0" calcext:value-type="float">
            <text:p>0</text:p>
          </table:table-cell>
          <table:table-cell table:formula="of:=([.O2]/[$Tech.$G$1])+([.K27]/[$Tech.$G$11])+([.K52]/[$Tech.$G$21])+([.K77]/[$Tech.$G$31])" office:value-type="float" office:value="0" calcext:value-type="float">
            <text:p>0</text:p>
          </table:table-cell>
          <table:table-cell table:formula="of:=([.P2]/[$Tech.$G$1])+([.L27]/[$Tech.$G$11])+([.L52]/[$Tech.$G$21])+([.L77]/[$Tech.$G$31])" office:value-type="float" office:value="0" calcext:value-type="float">
            <text:p>0</text:p>
          </table:table-cell>
          <table:table-cell table:formula="of:=([.Q2]/[$Tech.$G$1])+([.M27]/[$Tech.$G$11])+([.M52]/[$Tech.$G$21])+([.M77]/[$Tech.$G$31])" office:value-type="float" office:value="0" calcext:value-type="float">
            <text:p>0</text:p>
          </table:table-cell>
          <table:table-cell table:formula="of:=([.R2]/[$Tech.$G$1])+([.N27]/[$Tech.$G$11])+([.N52]/[$Tech.$G$21])+([.N77]/[$Tech.$G$31])" office:value-type="float" office:value="0" calcext:value-type="float">
            <text:p>0</text:p>
          </table:table-cell>
          <table:table-cell table:formula="of:=([.S2]/[$Tech.$G$1])+([.O27]/[$Tech.$G$11])+([.O52]/[$Tech.$G$21])+([.O77]/[$Tech.$G$31])" office:value-type="float" office:value="0" calcext:value-type="float">
            <text:p>0</text:p>
          </table:table-cell>
          <table:table-cell table:formula="of:=([.T2]/[$Tech.$G$1])+([.P27]/[$Tech.$G$11])+([.P52]/[$Tech.$G$21])+([.P77]/[$Tech.$G$31])" office:value-type="float" office:value="0" calcext:value-type="float">
            <text:p>0</text:p>
          </table:table-cell>
          <table:table-cell table:formula="of:=([.U2]/[$Tech.$G$1])+([.Q27]/[$Tech.$G$11])+([.Q52]/[$Tech.$G$21])+([.Q77]/[$Tech.$G$31])" office:value-type="float" office:value="0" calcext:value-type="float">
            <text:p>0</text:p>
          </table:table-cell>
          <table:table-cell table:formula="of:=([.V2]/[$Tech.$G$1])+([.R27]/[$Tech.$G$11])+([.R52]/[$Tech.$G$21])+([.R77]/[$Tech.$G$31])" office:value-type="float" office:value="0" calcext:value-type="float">
            <text:p>0</text:p>
          </table:table-cell>
          <table:table-cell table:formula="of:=([.W2]/[$Tech.$G$1])+([.S27]/[$Tech.$G$11])+([.S52]/[$Tech.$G$21])+([.S77]/[$Tech.$G$31])" office:value-type="float" office:value="0" calcext:value-type="float">
            <text:p>0</text:p>
          </table:table-cell>
          <table:table-cell table:formula="of:=([.X2]/[$Tech.$G$1])+([.T27]/[$Tech.$G$11])+([.T52]/[$Tech.$G$21])+([.T77]/[$Tech.$G$31])" office:value-type="float" office:value="0" calcext:value-type="float">
            <text:p>0</text:p>
          </table:table-cell>
          <table:table-cell table:formula="of:=([.Y2]/[$Tech.$G$1])+([.U27]/[$Tech.$G$11])+([.U52]/[$Tech.$G$21])+([.U77]/[$Tech.$G$31])" office:value-type="float" office:value="0" calcext:value-type="float">
            <text:p>0</text:p>
          </table:table-cell>
          <table:table-cell table:formula="of:=([.Z2]/[$Tech.$G$1])+([.V27]/[$Tech.$G$11])+([.V52]/[$Tech.$G$21])+([.V77]/[$Tech.$G$31])" office:value-type="float" office:value="0" calcext:value-type="float">
            <text:p>0</text:p>
          </table:table-cell>
          <table:table-cell table:formula="of:=([.AA2]/[$Tech.$G$1])+([.W27]/[$Tech.$G$11])+([.W52]/[$Tech.$G$21])+([.W77]/[$Tech.$G$31])" office:value-type="float" office:value="0" calcext:value-type="float">
            <text:p>0</text:p>
          </table:table-cell>
          <table:table-cell table:formula="of:=([.AB2]/[$Tech.$G$1])+([.X27]/[$Tech.$G$11])+([.X52]/[$Tech.$G$21])+([.X77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26])-COLUMN([.A126]); ROW()-ROW([.A126])+COLUMN([.A126])))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H3]/[$Tech.$G$1])+([.D28]/[$Tech.$G$11])+([.D53]/[$Tech.$G$21])+([.D78]/[$Tech.$G$31])" office:value-type="float" office:value="50" calcext:value-type="float">
            <text:p>50</text:p>
          </table:table-cell>
          <table:table-cell table:style-name="ce16" table:formula="of:=([.I3]/[$Tech.$G$1])+([.E28]/[$Tech.$G$11])+([.E53]/[$Tech.$G$21])+([.E78]/[$Tech.$G$31])" office:value-type="float" office:value="48" calcext:value-type="float">
            <text:p>48</text:p>
          </table:table-cell>
          <table:table-cell table:formula="of:=([.J3]/[$Tech.$G$1])+([.F28]/[$Tech.$G$11])+([.F53]/[$Tech.$G$21])+([.F78]/[$Tech.$G$31])" office:value-type="float" office:value="0" calcext:value-type="float">
            <text:p>0</text:p>
          </table:table-cell>
          <table:table-cell table:style-name="ce16" table:formula="of:=([.K3]/[$Tech.$G$1])+([.G28]/[$Tech.$G$11])+([.G53]/[$Tech.$G$21])+([.G78]/[$Tech.$G$31])" office:value-type="float" office:value="5.92302158273381" calcext:value-type="float">
            <text:p>5.92302158273381</text:p>
          </table:table-cell>
          <table:table-cell table:formula="of:=([.L3]/[$Tech.$G$1])+([.H28]/[$Tech.$G$11])+([.H53]/[$Tech.$G$21])+([.H78]/[$Tech.$G$31])" office:value-type="float" office:value="0" calcext:value-type="float">
            <text:p>0</text:p>
          </table:table-cell>
          <table:table-cell table:formula="of:=([.M3]/[$Tech.$G$1])+([.I28]/[$Tech.$G$11])+([.I53]/[$Tech.$G$21])+([.I78]/[$Tech.$G$31])" office:value-type="float" office:value="0" calcext:value-type="float">
            <text:p>0</text:p>
          </table:table-cell>
          <table:table-cell table:formula="of:=([.N3]/[$Tech.$G$1])+([.J28]/[$Tech.$G$11])+([.J53]/[$Tech.$G$21])+([.J78]/[$Tech.$G$31])" office:value-type="float" office:value="0" calcext:value-type="float">
            <text:p>0</text:p>
          </table:table-cell>
          <table:table-cell table:formula="of:=([.O3]/[$Tech.$G$1])+([.K28]/[$Tech.$G$11])+([.K53]/[$Tech.$G$21])+([.K78]/[$Tech.$G$31])" office:value-type="float" office:value="0" calcext:value-type="float">
            <text:p>0</text:p>
          </table:table-cell>
          <table:table-cell table:formula="of:=([.P3]/[$Tech.$G$1])+([.L28]/[$Tech.$G$11])+([.L53]/[$Tech.$G$21])+([.L78]/[$Tech.$G$31])" office:value-type="float" office:value="0" calcext:value-type="float">
            <text:p>0</text:p>
          </table:table-cell>
          <table:table-cell table:formula="of:=([.Q3]/[$Tech.$G$1])+([.M28]/[$Tech.$G$11])+([.M53]/[$Tech.$G$21])+([.M78]/[$Tech.$G$31])" office:value-type="float" office:value="0" calcext:value-type="float">
            <text:p>0</text:p>
          </table:table-cell>
          <table:table-cell table:formula="of:=([.R3]/[$Tech.$G$1])+([.N28]/[$Tech.$G$11])+([.N53]/[$Tech.$G$21])+([.N78]/[$Tech.$G$31])" office:value-type="float" office:value="0" calcext:value-type="float">
            <text:p>0</text:p>
          </table:table-cell>
          <table:table-cell table:formula="of:=([.S3]/[$Tech.$G$1])+([.O28]/[$Tech.$G$11])+([.O53]/[$Tech.$G$21])+([.O78]/[$Tech.$G$31])" office:value-type="float" office:value="0" calcext:value-type="float">
            <text:p>0</text:p>
          </table:table-cell>
          <table:table-cell table:formula="of:=([.T3]/[$Tech.$G$1])+([.P28]/[$Tech.$G$11])+([.P53]/[$Tech.$G$21])+([.P78]/[$Tech.$G$31])" office:value-type="float" office:value="0" calcext:value-type="float">
            <text:p>0</text:p>
          </table:table-cell>
          <table:table-cell table:formula="of:=([.U3]/[$Tech.$G$1])+([.Q28]/[$Tech.$G$11])+([.Q53]/[$Tech.$G$21])+([.Q78]/[$Tech.$G$31])" office:value-type="float" office:value="0" calcext:value-type="float">
            <text:p>0</text:p>
          </table:table-cell>
          <table:table-cell table:formula="of:=([.V3]/[$Tech.$G$1])+([.R28]/[$Tech.$G$11])+([.R53]/[$Tech.$G$21])+([.R78]/[$Tech.$G$31])" office:value-type="float" office:value="0" calcext:value-type="float">
            <text:p>0</text:p>
          </table:table-cell>
          <table:table-cell table:formula="of:=([.W3]/[$Tech.$G$1])+([.S28]/[$Tech.$G$11])+([.S53]/[$Tech.$G$21])+([.S78]/[$Tech.$G$31])" office:value-type="float" office:value="0" calcext:value-type="float">
            <text:p>0</text:p>
          </table:table-cell>
          <table:table-cell table:formula="of:=([.X3]/[$Tech.$G$1])+([.T28]/[$Tech.$G$11])+([.T53]/[$Tech.$G$21])+([.T78]/[$Tech.$G$31])" office:value-type="float" office:value="0" calcext:value-type="float">
            <text:p>0</text:p>
          </table:table-cell>
          <table:table-cell table:formula="of:=([.Y3]/[$Tech.$G$1])+([.U28]/[$Tech.$G$11])+([.U53]/[$Tech.$G$21])+([.U78]/[$Tech.$G$31])" office:value-type="float" office:value="0" calcext:value-type="float">
            <text:p>0</text:p>
          </table:table-cell>
          <table:table-cell table:formula="of:=([.Z3]/[$Tech.$G$1])+([.V28]/[$Tech.$G$11])+([.V53]/[$Tech.$G$21])+([.V78]/[$Tech.$G$31])" office:value-type="float" office:value="0" calcext:value-type="float">
            <text:p>0</text:p>
          </table:table-cell>
          <table:table-cell table:formula="of:=([.AA3]/[$Tech.$G$1])+([.W28]/[$Tech.$G$11])+([.W53]/[$Tech.$G$21])+([.W78]/[$Tech.$G$31])" office:value-type="float" office:value="0" calcext:value-type="float">
            <text:p>0</text:p>
          </table:table-cell>
          <table:table-cell table:formula="of:=([.AB3]/[$Tech.$G$1])+([.X28]/[$Tech.$G$11])+([.X53]/[$Tech.$G$21])+([.X78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26])-COLUMN([.A126]); ROW()-ROW([.A126])+COLUMN([.A126])))" office:value-type="float" office:value="17.538309352518" calcext:value-type="float">
            <text:p>17.538309352518</text:p>
          </table:table-cell>
          <table:table-cell table:style-name="ce16" table:formula="of:=INDIRECT(ADDRESS(COLUMN()+ROW([.A126])-COLUMN([.A126]); ROW()-ROW([.A126])+COLUMN([.A126])))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I4]/[$Tech.$G$1])+([.E29]/[$Tech.$G$11])+([.E54]/[$Tech.$G$21])+([.E79]/[$Tech.$G$31])" office:value-type="float" office:value="16" calcext:value-type="float">
            <text:p>16</text:p>
          </table:table-cell>
          <table:table-cell table:style-name="ce16" table:formula="of:=([.J4]/[$Tech.$G$1])+([.F29]/[$Tech.$G$11])+([.F54]/[$Tech.$G$21])+([.F79]/[$Tech.$G$31])" office:value-type="float" office:value="50" calcext:value-type="float">
            <text:p>50</text:p>
          </table:table-cell>
          <table:table-cell table:formula="of:=([.K4]/[$Tech.$G$1])+([.G29]/[$Tech.$G$11])+([.G54]/[$Tech.$G$21])+([.G79]/[$Tech.$G$31])" office:value-type="float" office:value="0" calcext:value-type="float">
            <text:p>0</text:p>
          </table:table-cell>
          <table:table-cell table:style-name="ce16" table:formula="of:=([.L4]/[$Tech.$G$1])+([.H29]/[$Tech.$G$11])+([.H54]/[$Tech.$G$21])+([.H79]/[$Tech.$G$31])" office:value-type="float" office:value="8.15377697841727" calcext:value-type="float">
            <text:p>8.15377697841727</text:p>
          </table:table-cell>
          <table:table-cell table:formula="of:=([.M4]/[$Tech.$G$1])+([.I29]/[$Tech.$G$11])+([.I54]/[$Tech.$G$21])+([.I79]/[$Tech.$G$31])" office:value-type="float" office:value="0" calcext:value-type="float">
            <text:p>0</text:p>
          </table:table-cell>
          <table:table-cell table:formula="of:=([.N4]/[$Tech.$G$1])+([.J29]/[$Tech.$G$11])+([.J54]/[$Tech.$G$21])+([.J79]/[$Tech.$G$31])" office:value-type="float" office:value="0" calcext:value-type="float">
            <text:p>0</text:p>
          </table:table-cell>
          <table:table-cell table:formula="of:=([.O4]/[$Tech.$G$1])+([.K29]/[$Tech.$G$11])+([.K54]/[$Tech.$G$21])+([.K79]/[$Tech.$G$31])" office:value-type="float" office:value="0" calcext:value-type="float">
            <text:p>0</text:p>
          </table:table-cell>
          <table:table-cell table:formula="of:=([.P4]/[$Tech.$G$1])+([.L29]/[$Tech.$G$11])+([.L54]/[$Tech.$G$21])+([.L79]/[$Tech.$G$31])" office:value-type="float" office:value="0" calcext:value-type="float">
            <text:p>0</text:p>
          </table:table-cell>
          <table:table-cell table:formula="of:=([.Q4]/[$Tech.$G$1])+([.M29]/[$Tech.$G$11])+([.M54]/[$Tech.$G$21])+([.M79]/[$Tech.$G$31])" office:value-type="float" office:value="0" calcext:value-type="float">
            <text:p>0</text:p>
          </table:table-cell>
          <table:table-cell table:formula="of:=([.R4]/[$Tech.$G$1])+([.N29]/[$Tech.$G$11])+([.N54]/[$Tech.$G$21])+([.N79]/[$Tech.$G$31])" office:value-type="float" office:value="0" calcext:value-type="float">
            <text:p>0</text:p>
          </table:table-cell>
          <table:table-cell table:formula="of:=([.S4]/[$Tech.$G$1])+([.O29]/[$Tech.$G$11])+([.O54]/[$Tech.$G$21])+([.O79]/[$Tech.$G$31])" office:value-type="float" office:value="0" calcext:value-type="float">
            <text:p>0</text:p>
          </table:table-cell>
          <table:table-cell table:formula="of:=([.T4]/[$Tech.$G$1])+([.P29]/[$Tech.$G$11])+([.P54]/[$Tech.$G$21])+([.P79]/[$Tech.$G$31])" office:value-type="float" office:value="0" calcext:value-type="float">
            <text:p>0</text:p>
          </table:table-cell>
          <table:table-cell table:formula="of:=([.U4]/[$Tech.$G$1])+([.Q29]/[$Tech.$G$11])+([.Q54]/[$Tech.$G$21])+([.Q79]/[$Tech.$G$31])" office:value-type="float" office:value="0" calcext:value-type="float">
            <text:p>0</text:p>
          </table:table-cell>
          <table:table-cell table:formula="of:=([.V4]/[$Tech.$G$1])+([.R29]/[$Tech.$G$11])+([.R54]/[$Tech.$G$21])+([.R79]/[$Tech.$G$31])" office:value-type="float" office:value="0" calcext:value-type="float">
            <text:p>0</text:p>
          </table:table-cell>
          <table:table-cell table:formula="of:=([.W4]/[$Tech.$G$1])+([.S29]/[$Tech.$G$11])+([.S54]/[$Tech.$G$21])+([.S79]/[$Tech.$G$31])" office:value-type="float" office:value="0" calcext:value-type="float">
            <text:p>0</text:p>
          </table:table-cell>
          <table:table-cell table:formula="of:=([.X4]/[$Tech.$G$1])+([.T29]/[$Tech.$G$11])+([.T54]/[$Tech.$G$21])+([.T79]/[$Tech.$G$31])" office:value-type="float" office:value="0" calcext:value-type="float">
            <text:p>0</text:p>
          </table:table-cell>
          <table:table-cell table:formula="of:=([.Y4]/[$Tech.$G$1])+([.U29]/[$Tech.$G$11])+([.U54]/[$Tech.$G$21])+([.U79]/[$Tech.$G$31])" office:value-type="float" office:value="0" calcext:value-type="float">
            <text:p>0</text:p>
          </table:table-cell>
          <table:table-cell table:formula="of:=([.Z4]/[$Tech.$G$1])+([.V29]/[$Tech.$G$11])+([.V54]/[$Tech.$G$21])+([.V79]/[$Tech.$G$31])" office:value-type="float" office:value="0" calcext:value-type="float">
            <text:p>0</text:p>
          </table:table-cell>
          <table:table-cell table:formula="of:=([.AA4]/[$Tech.$G$1])+([.W29]/[$Tech.$G$11])+([.W54]/[$Tech.$G$21])+([.W79]/[$Tech.$G$31])" office:value-type="float" office:value="0" calcext:value-type="float">
            <text:p>0</text:p>
          </table:table-cell>
          <table:table-cell table:formula="of:=([.AB4]/[$Tech.$G$1])+([.X29]/[$Tech.$G$11])+([.X54]/[$Tech.$G$21])+([.X79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26])-COLUMN([.A126]); ROW()-ROW([.A126])+COLUMN([.A126])))" office:value-type="float" office:value="24" calcext:value-type="float">
            <text:p>24</text:p>
          </table:table-cell>
          <table:table-cell table:style-name="ce16" table:formula="of:=INDIRECT(ADDRESS(COLUMN()+ROW([.A126])-COLUMN([.A126]); ROW()-ROW([.A126])+COLUMN([.A126])))" office:value-type="float" office:value="48" calcext:value-type="float">
            <text:p>48</text:p>
          </table:table-cell>
          <table:table-cell table:style-name="ce16" table:formula="of:=INDIRECT(ADDRESS(COLUMN()+ROW([.A126])-COLUMN([.A126]); ROW()-ROW([.A126])+COLUMN([.A126])))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J5]/[$Tech.$G$1])+([.F30]/[$Tech.$G$11])+([.F55]/[$Tech.$G$21])+([.F80]/[$Tech.$G$31])" office:value-type="float" office:value="52" calcext:value-type="float">
            <text:p>52</text:p>
          </table:table-cell>
          <table:table-cell table:formula="of:=([.K5]/[$Tech.$G$1])+([.G30]/[$Tech.$G$11])+([.G55]/[$Tech.$G$21])+([.G80]/[$Tech.$G$31])" office:value-type="float" office:value="0" calcext:value-type="float">
            <text:p>0</text:p>
          </table:table-cell>
          <table:table-cell table:formula="of:=([.L5]/[$Tech.$G$1])+([.H30]/[$Tech.$G$11])+([.H55]/[$Tech.$G$21])+([.H80]/[$Tech.$G$31])" office:value-type="float" office:value="0" calcext:value-type="float">
            <text:p>0</text:p>
          </table:table-cell>
          <table:table-cell table:formula="of:=([.M5]/[$Tech.$G$1])+([.I30]/[$Tech.$G$11])+([.I55]/[$Tech.$G$21])+([.I80]/[$Tech.$G$31])" office:value-type="float" office:value="0" calcext:value-type="float">
            <text:p>0</text:p>
          </table:table-cell>
          <table:table-cell table:style-name="ce16" table:formula="of:=([.N5]/[$Tech.$G$1])+([.J30]/[$Tech.$G$11])+([.J55]/[$Tech.$G$21])+([.J80]/[$Tech.$G$31])" office:value-type="float" office:value="9" calcext:value-type="float">
            <text:p>9</text:p>
          </table:table-cell>
          <table:table-cell table:formula="of:=([.O5]/[$Tech.$G$1])+([.K30]/[$Tech.$G$11])+([.K55]/[$Tech.$G$21])+([.K80]/[$Tech.$G$31])" office:value-type="float" office:value="0" calcext:value-type="float">
            <text:p>0</text:p>
          </table:table-cell>
          <table:table-cell table:formula="of:=([.P5]/[$Tech.$G$1])+([.L30]/[$Tech.$G$11])+([.L55]/[$Tech.$G$21])+([.L80]/[$Tech.$G$31])" office:value-type="float" office:value="0" calcext:value-type="float">
            <text:p>0</text:p>
          </table:table-cell>
          <table:table-cell table:formula="of:=([.Q5]/[$Tech.$G$1])+([.M30]/[$Tech.$G$11])+([.M55]/[$Tech.$G$21])+([.M80]/[$Tech.$G$31])" office:value-type="float" office:value="0" calcext:value-type="float">
            <text:p>0</text:p>
          </table:table-cell>
          <table:table-cell table:formula="of:=([.R5]/[$Tech.$G$1])+([.N30]/[$Tech.$G$11])+([.N55]/[$Tech.$G$21])+([.N80]/[$Tech.$G$31])" office:value-type="float" office:value="0" calcext:value-type="float">
            <text:p>0</text:p>
          </table:table-cell>
          <table:table-cell table:formula="of:=([.S5]/[$Tech.$G$1])+([.O30]/[$Tech.$G$11])+([.O55]/[$Tech.$G$21])+([.O80]/[$Tech.$G$31])" office:value-type="float" office:value="0" calcext:value-type="float">
            <text:p>0</text:p>
          </table:table-cell>
          <table:table-cell table:formula="of:=([.T5]/[$Tech.$G$1])+([.P30]/[$Tech.$G$11])+([.P55]/[$Tech.$G$21])+([.P80]/[$Tech.$G$31])" office:value-type="float" office:value="0" calcext:value-type="float">
            <text:p>0</text:p>
          </table:table-cell>
          <table:table-cell table:formula="of:=([.U5]/[$Tech.$G$1])+([.Q30]/[$Tech.$G$11])+([.Q55]/[$Tech.$G$21])+([.Q80]/[$Tech.$G$31])" office:value-type="float" office:value="0" calcext:value-type="float">
            <text:p>0</text:p>
          </table:table-cell>
          <table:table-cell table:formula="of:=([.V5]/[$Tech.$G$1])+([.R30]/[$Tech.$G$11])+([.R55]/[$Tech.$G$21])+([.R80]/[$Tech.$G$31])" office:value-type="float" office:value="0" calcext:value-type="float">
            <text:p>0</text:p>
          </table:table-cell>
          <table:table-cell table:formula="of:=([.W5]/[$Tech.$G$1])+([.S30]/[$Tech.$G$11])+([.S55]/[$Tech.$G$21])+([.S80]/[$Tech.$G$31])" office:value-type="float" office:value="0" calcext:value-type="float">
            <text:p>0</text:p>
          </table:table-cell>
          <table:table-cell table:formula="of:=([.X5]/[$Tech.$G$1])+([.T30]/[$Tech.$G$11])+([.T55]/[$Tech.$G$21])+([.T80]/[$Tech.$G$31])" office:value-type="float" office:value="0" calcext:value-type="float">
            <text:p>0</text:p>
          </table:table-cell>
          <table:table-cell table:formula="of:=([.Y5]/[$Tech.$G$1])+([.U30]/[$Tech.$G$11])+([.U55]/[$Tech.$G$21])+([.U80]/[$Tech.$G$31])" office:value-type="float" office:value="0" calcext:value-type="float">
            <text:p>0</text:p>
          </table:table-cell>
          <table:table-cell table:formula="of:=([.Z5]/[$Tech.$G$1])+([.V30]/[$Tech.$G$11])+([.V55]/[$Tech.$G$21])+([.V80]/[$Tech.$G$31])" office:value-type="float" office:value="0" calcext:value-type="float">
            <text:p>0</text:p>
          </table:table-cell>
          <table:table-cell table:formula="of:=([.AA5]/[$Tech.$G$1])+([.W30]/[$Tech.$G$11])+([.W55]/[$Tech.$G$21])+([.W80]/[$Tech.$G$31])" office:value-type="float" office:value="0" calcext:value-type="float">
            <text:p>0</text:p>
          </table:table-cell>
          <table:table-cell table:formula="of:=([.AB5]/[$Tech.$G$1])+([.X30]/[$Tech.$G$11])+([.X55]/[$Tech.$G$21])+([.X80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26])-COLUMN([.A126]); ROW()-ROW([.A126])+COLUMN([.A126])))" office:value-type="float" office:value="28" calcext:value-type="float">
            <text:p>2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50" calcext:value-type="float">
            <text:p>50</text:p>
          </table:table-cell>
          <table:table-cell table:style-name="ce16" table:formula="of:=INDIRECT(ADDRESS(COLUMN()+ROW([.A126])-COLUMN([.A126]); ROW()-ROW([.A126])+COLUMN([.A126])))" office:value-type="float" office:value="52" calcext:value-type="float">
            <text:p>5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K6]/[$Tech.$G$1])+([.G31]/[$Tech.$G$11])+([.G56]/[$Tech.$G$21])+([.G81]/[$Tech.$G$31])" office:value-type="float" office:value="3" calcext:value-type="float">
            <text:p>3</text:p>
          </table:table-cell>
          <table:table-cell table:formula="of:=([.L6]/[$Tech.$G$1])+([.H31]/[$Tech.$G$11])+([.H56]/[$Tech.$G$21])+([.H81]/[$Tech.$G$31])" office:value-type="float" office:value="0" calcext:value-type="float">
            <text:p>0</text:p>
          </table:table-cell>
          <table:table-cell table:formula="of:=([.M6]/[$Tech.$G$1])+([.I31]/[$Tech.$G$11])+([.I56]/[$Tech.$G$21])+([.I81]/[$Tech.$G$31])" office:value-type="float" office:value="0" calcext:value-type="float">
            <text:p>0</text:p>
          </table:table-cell>
          <table:table-cell table:formula="of:=([.N6]/[$Tech.$G$1])+([.J31]/[$Tech.$G$11])+([.J56]/[$Tech.$G$21])+([.J81]/[$Tech.$G$31])" office:value-type="float" office:value="0" calcext:value-type="float">
            <text:p>0</text:p>
          </table:table-cell>
          <table:table-cell table:formula="of:=([.O6]/[$Tech.$G$1])+([.K31]/[$Tech.$G$11])+([.K56]/[$Tech.$G$21])+([.K81]/[$Tech.$G$31])" office:value-type="float" office:value="0" calcext:value-type="float">
            <text:p>0</text:p>
          </table:table-cell>
          <table:table-cell table:formula="of:=([.P6]/[$Tech.$G$1])+([.L31]/[$Tech.$G$11])+([.L56]/[$Tech.$G$21])+([.L81]/[$Tech.$G$31])" office:value-type="float" office:value="0" calcext:value-type="float">
            <text:p>0</text:p>
          </table:table-cell>
          <table:table-cell table:formula="of:=([.Q6]/[$Tech.$G$1])+([.M31]/[$Tech.$G$11])+([.M56]/[$Tech.$G$21])+([.M81]/[$Tech.$G$31])" office:value-type="float" office:value="0" calcext:value-type="float">
            <text:p>0</text:p>
          </table:table-cell>
          <table:table-cell table:formula="of:=([.R6]/[$Tech.$G$1])+([.N31]/[$Tech.$G$11])+([.N56]/[$Tech.$G$21])+([.N81]/[$Tech.$G$31])" office:value-type="float" office:value="0" calcext:value-type="float">
            <text:p>0</text:p>
          </table:table-cell>
          <table:table-cell table:formula="of:=([.S6]/[$Tech.$G$1])+([.O31]/[$Tech.$G$11])+([.O56]/[$Tech.$G$21])+([.O81]/[$Tech.$G$31])" office:value-type="float" office:value="0" calcext:value-type="float">
            <text:p>0</text:p>
          </table:table-cell>
          <table:table-cell table:formula="of:=([.T6]/[$Tech.$G$1])+([.P31]/[$Tech.$G$11])+([.P56]/[$Tech.$G$21])+([.P81]/[$Tech.$G$31])" office:value-type="float" office:value="0" calcext:value-type="float">
            <text:p>0</text:p>
          </table:table-cell>
          <table:table-cell table:formula="of:=([.U6]/[$Tech.$G$1])+([.Q31]/[$Tech.$G$11])+([.Q56]/[$Tech.$G$21])+([.Q81]/[$Tech.$G$31])" office:value-type="float" office:value="0" calcext:value-type="float">
            <text:p>0</text:p>
          </table:table-cell>
          <table:table-cell table:formula="of:=([.V6]/[$Tech.$G$1])+([.R31]/[$Tech.$G$11])+([.R56]/[$Tech.$G$21])+([.R81]/[$Tech.$G$31])" office:value-type="float" office:value="0" calcext:value-type="float">
            <text:p>0</text:p>
          </table:table-cell>
          <table:table-cell table:formula="of:=([.W6]/[$Tech.$G$1])+([.S31]/[$Tech.$G$11])+([.S56]/[$Tech.$G$21])+([.S81]/[$Tech.$G$31])" office:value-type="float" office:value="0" calcext:value-type="float">
            <text:p>0</text:p>
          </table:table-cell>
          <table:table-cell table:formula="of:=([.X6]/[$Tech.$G$1])+([.T31]/[$Tech.$G$11])+([.T56]/[$Tech.$G$21])+([.T81]/[$Tech.$G$31])" office:value-type="float" office:value="0" calcext:value-type="float">
            <text:p>0</text:p>
          </table:table-cell>
          <table:table-cell table:formula="of:=([.Y6]/[$Tech.$G$1])+([.U31]/[$Tech.$G$11])+([.U56]/[$Tech.$G$21])+([.U81]/[$Tech.$G$31])" office:value-type="float" office:value="0" calcext:value-type="float">
            <text:p>0</text:p>
          </table:table-cell>
          <table:table-cell table:formula="of:=([.Z6]/[$Tech.$G$1])+([.V31]/[$Tech.$G$11])+([.V56]/[$Tech.$G$21])+([.V81]/[$Tech.$G$31])" office:value-type="float" office:value="0" calcext:value-type="float">
            <text:p>0</text:p>
          </table:table-cell>
          <table:table-cell table:formula="of:=([.AA6]/[$Tech.$G$1])+([.W31]/[$Tech.$G$11])+([.W56]/[$Tech.$G$21])+([.W81]/[$Tech.$G$31])" office:value-type="float" office:value="0" calcext:value-type="float">
            <text:p>0</text:p>
          </table:table-cell>
          <table:table-cell table:formula="of:=([.AB6]/[$Tech.$G$1])+([.X31]/[$Tech.$G$11])+([.X56]/[$Tech.$G$21])+([.X81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5.92302158273381" calcext:value-type="float">
            <text:p>5.92302158273381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formula="of:=([.L7]/[$Tech.$G$1])+([.H32]/[$Tech.$G$11])+([.H57]/[$Tech.$G$21])+([.H82]/[$Tech.$G$31])" office:value-type="float" office:value="0" calcext:value-type="float">
            <text:p>0</text:p>
          </table:table-cell>
          <table:table-cell table:formula="of:=([.M7]/[$Tech.$G$1])+([.I32]/[$Tech.$G$11])+([.I57]/[$Tech.$G$21])+([.I82]/[$Tech.$G$31])" office:value-type="float" office:value="0" calcext:value-type="float">
            <text:p>0</text:p>
          </table:table-cell>
          <table:table-cell table:formula="of:=([.N7]/[$Tech.$G$1])+([.J32]/[$Tech.$G$11])+([.J57]/[$Tech.$G$21])+([.J82]/[$Tech.$G$31])" office:value-type="float" office:value="0" calcext:value-type="float">
            <text:p>0</text:p>
          </table:table-cell>
          <table:table-cell table:formula="of:=([.O7]/[$Tech.$G$1])+([.K32]/[$Tech.$G$11])+([.K57]/[$Tech.$G$21])+([.K82]/[$Tech.$G$31])" office:value-type="float" office:value="0" calcext:value-type="float">
            <text:p>0</text:p>
          </table:table-cell>
          <table:table-cell table:style-name="ce16" table:formula="of:=([.P7]/[$Tech.$G$1])+([.L32]/[$Tech.$G$11])+([.L57]/[$Tech.$G$21])+([.L82]/[$Tech.$G$31])" office:value-type="float" office:value="9.20503597122302" calcext:value-type="float">
            <text:p>9.20503597122302</text:p>
          </table:table-cell>
          <table:table-cell table:formula="of:=([.Q7]/[$Tech.$G$1])+([.M32]/[$Tech.$G$11])+([.M57]/[$Tech.$G$21])+([.M82]/[$Tech.$G$31])" office:value-type="float" office:value="0" calcext:value-type="float">
            <text:p>0</text:p>
          </table:table-cell>
          <table:table-cell table:formula="of:=([.R7]/[$Tech.$G$1])+([.N32]/[$Tech.$G$11])+([.N57]/[$Tech.$G$21])+([.N82]/[$Tech.$G$31])" office:value-type="float" office:value="0" calcext:value-type="float">
            <text:p>0</text:p>
          </table:table-cell>
          <table:table-cell table:formula="of:=([.S7]/[$Tech.$G$1])+([.O32]/[$Tech.$G$11])+([.O57]/[$Tech.$G$21])+([.O82]/[$Tech.$G$31])" office:value-type="float" office:value="0" calcext:value-type="float">
            <text:p>0</text:p>
          </table:table-cell>
          <table:table-cell table:formula="of:=([.T7]/[$Tech.$G$1])+([.P32]/[$Tech.$G$11])+([.P57]/[$Tech.$G$21])+([.P82]/[$Tech.$G$31])" office:value-type="float" office:value="0" calcext:value-type="float">
            <text:p>0</text:p>
          </table:table-cell>
          <table:table-cell table:formula="of:=([.U7]/[$Tech.$G$1])+([.Q32]/[$Tech.$G$11])+([.Q57]/[$Tech.$G$21])+([.Q82]/[$Tech.$G$31])" office:value-type="float" office:value="0" calcext:value-type="float">
            <text:p>0</text:p>
          </table:table-cell>
          <table:table-cell table:formula="of:=([.V7]/[$Tech.$G$1])+([.R32]/[$Tech.$G$11])+([.R57]/[$Tech.$G$21])+([.R82]/[$Tech.$G$31])" office:value-type="float" office:value="0" calcext:value-type="float">
            <text:p>0</text:p>
          </table:table-cell>
          <table:table-cell table:formula="of:=([.W7]/[$Tech.$G$1])+([.S32]/[$Tech.$G$11])+([.S57]/[$Tech.$G$21])+([.S82]/[$Tech.$G$31])" office:value-type="float" office:value="0" calcext:value-type="float">
            <text:p>0</text:p>
          </table:table-cell>
          <table:table-cell table:formula="of:=([.X7]/[$Tech.$G$1])+([.T32]/[$Tech.$G$11])+([.T57]/[$Tech.$G$21])+([.T82]/[$Tech.$G$31])" office:value-type="float" office:value="0" calcext:value-type="float">
            <text:p>0</text:p>
          </table:table-cell>
          <table:table-cell table:formula="of:=([.Y7]/[$Tech.$G$1])+([.U32]/[$Tech.$G$11])+([.U57]/[$Tech.$G$21])+([.U82]/[$Tech.$G$31])" office:value-type="float" office:value="0" calcext:value-type="float">
            <text:p>0</text:p>
          </table:table-cell>
          <table:table-cell table:formula="of:=([.Z7]/[$Tech.$G$1])+([.V32]/[$Tech.$G$11])+([.V57]/[$Tech.$G$21])+([.V82]/[$Tech.$G$31])" office:value-type="float" office:value="0" calcext:value-type="float">
            <text:p>0</text:p>
          </table:table-cell>
          <table:table-cell table:formula="of:=([.AA7]/[$Tech.$G$1])+([.W32]/[$Tech.$G$11])+([.W57]/[$Tech.$G$21])+([.W82]/[$Tech.$G$31])" office:value-type="float" office:value="0" calcext:value-type="float">
            <text:p>0</text:p>
          </table:table-cell>
          <table:table-cell table:formula="of:=([.AB7]/[$Tech.$G$1])+([.X32]/[$Tech.$G$11])+([.X57]/[$Tech.$G$21])+([.X82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8.15377697841727" calcext:value-type="float">
            <text:p>8.15377697841727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M8]/[$Tech.$G$1])+([.I33]/[$Tech.$G$11])+([.I58]/[$Tech.$G$21])+([.I83]/[$Tech.$G$31])" office:value-type="float" office:value="11" calcext:value-type="float">
            <text:p>11</text:p>
          </table:table-cell>
          <table:table-cell table:formula="of:=([.N8]/[$Tech.$G$1])+([.J33]/[$Tech.$G$11])+([.J58]/[$Tech.$G$21])+([.J83]/[$Tech.$G$31])" office:value-type="float" office:value="22" calcext:value-type="float">
            <text:p>22</text:p>
          </table:table-cell>
          <table:table-cell table:formula="of:=([.O8]/[$Tech.$G$1])+([.K33]/[$Tech.$G$11])+([.K58]/[$Tech.$G$21])+([.K83]/[$Tech.$G$31])" office:value-type="float" office:value="0" calcext:value-type="float">
            <text:p>0</text:p>
          </table:table-cell>
          <table:table-cell table:formula="of:=([.P8]/[$Tech.$G$1])+([.L33]/[$Tech.$G$11])+([.L58]/[$Tech.$G$21])+([.L83]/[$Tech.$G$31])" office:value-type="float" office:value="0" calcext:value-type="float">
            <text:p>0</text:p>
          </table:table-cell>
          <table:table-cell table:style-name="ce16" table:formula="of:=([.Q8]/[$Tech.$G$1])+([.M33]/[$Tech.$G$11])+([.M58]/[$Tech.$G$21])+([.M83]/[$Tech.$G$31])" office:value-type="float" office:value="8.15377697841727" calcext:value-type="float">
            <text:p>8.15377697841727</text:p>
          </table:table-cell>
          <table:table-cell table:style-name="ce16" table:formula="of:=([.R8]/[$Tech.$G$1])+([.N33]/[$Tech.$G$11])+([.N58]/[$Tech.$G$21])+([.N83]/[$Tech.$G$31])" office:value-type="float" office:value="7" calcext:value-type="float">
            <text:p>7</text:p>
          </table:table-cell>
          <table:table-cell table:formula="of:=([.S8]/[$Tech.$G$1])+([.O33]/[$Tech.$G$11])+([.O58]/[$Tech.$G$21])+([.O83]/[$Tech.$G$31])" office:value-type="float" office:value="0" calcext:value-type="float">
            <text:p>0</text:p>
          </table:table-cell>
          <table:table-cell table:formula="of:=([.T8]/[$Tech.$G$1])+([.P33]/[$Tech.$G$11])+([.P58]/[$Tech.$G$21])+([.P83]/[$Tech.$G$31])" office:value-type="float" office:value="0" calcext:value-type="float">
            <text:p>0</text:p>
          </table:table-cell>
          <table:table-cell table:formula="of:=([.U8]/[$Tech.$G$1])+([.Q33]/[$Tech.$G$11])+([.Q58]/[$Tech.$G$21])+([.Q83]/[$Tech.$G$31])" office:value-type="float" office:value="0" calcext:value-type="float">
            <text:p>0</text:p>
          </table:table-cell>
          <table:table-cell table:formula="of:=([.V8]/[$Tech.$G$1])+([.R33]/[$Tech.$G$11])+([.R58]/[$Tech.$G$21])+([.R83]/[$Tech.$G$31])" office:value-type="float" office:value="0" calcext:value-type="float">
            <text:p>0</text:p>
          </table:table-cell>
          <table:table-cell table:formula="of:=([.W8]/[$Tech.$G$1])+([.S33]/[$Tech.$G$11])+([.S58]/[$Tech.$G$21])+([.S83]/[$Tech.$G$31])" office:value-type="float" office:value="0" calcext:value-type="float">
            <text:p>0</text:p>
          </table:table-cell>
          <table:table-cell table:formula="of:=([.X8]/[$Tech.$G$1])+([.T33]/[$Tech.$G$11])+([.T58]/[$Tech.$G$21])+([.T83]/[$Tech.$G$31])" office:value-type="float" office:value="0" calcext:value-type="float">
            <text:p>0</text:p>
          </table:table-cell>
          <table:table-cell table:formula="of:=([.Y8]/[$Tech.$G$1])+([.U33]/[$Tech.$G$11])+([.U58]/[$Tech.$G$21])+([.U83]/[$Tech.$G$31])" office:value-type="float" office:value="0" calcext:value-type="float">
            <text:p>0</text:p>
          </table:table-cell>
          <table:table-cell table:formula="of:=([.Z8]/[$Tech.$G$1])+([.V33]/[$Tech.$G$11])+([.V58]/[$Tech.$G$21])+([.V83]/[$Tech.$G$31])" office:value-type="float" office:value="0" calcext:value-type="float">
            <text:p>0</text:p>
          </table:table-cell>
          <table:table-cell table:formula="of:=([.AA8]/[$Tech.$G$1])+([.W33]/[$Tech.$G$11])+([.W58]/[$Tech.$G$21])+([.W83]/[$Tech.$G$31])" office:value-type="float" office:value="0" calcext:value-type="float">
            <text:p>0</text:p>
          </table:table-cell>
          <table:table-cell table:formula="of:=([.AB8]/[$Tech.$G$1])+([.X33]/[$Tech.$G$11])+([.X58]/[$Tech.$G$21])+([.X83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N9]/[$Tech.$G$1])+([.J34]/[$Tech.$G$11])+([.J59]/[$Tech.$G$21])+([.J84]/[$Tech.$G$31])" office:value-type="float" office:value="37.5392" calcext:value-type="float">
            <text:p>37.5392</text:p>
          </table:table-cell>
          <table:table-cell table:formula="of:=([.O9]/[$Tech.$G$1])+([.K34]/[$Tech.$G$11])+([.K59]/[$Tech.$G$21])+([.K84]/[$Tech.$G$31])" office:value-type="float" office:value="0" calcext:value-type="float">
            <text:p>0</text:p>
          </table:table-cell>
          <table:table-cell table:formula="of:=([.P9]/[$Tech.$G$1])+([.L34]/[$Tech.$G$11])+([.L59]/[$Tech.$G$21])+([.L84]/[$Tech.$G$31])" office:value-type="float" office:value="0" calcext:value-type="float">
            <text:p>0</text:p>
          </table:table-cell>
          <table:table-cell table:style-name="ce16" table:formula="of:=([.Q9]/[$Tech.$G$1])+([.M34]/[$Tech.$G$11])+([.M59]/[$Tech.$G$21])+([.M84]/[$Tech.$G$31])" office:value-type="float" office:value="9" calcext:value-type="float">
            <text:p>9</text:p>
          </table:table-cell>
          <table:table-cell table:style-name="ce16" table:formula="of:=([.N9]/[$Tech.$G$1])+([.N34]/[$Tech.$G$11])+([.N59]/[$Tech.$G$21])+([.N84]/[$Tech.$G$31])" office:value-type="float" office:value="18" calcext:value-type="float">
            <text:p>18</text:p>
          </table:table-cell>
          <table:table-cell table:style-name="ce16" table:formula="of:=([.S9]/[$Tech.$G$1])+([.O34]/[$Tech.$G$11])+([.O59]/[$Tech.$G$21])+([.O84]/[$Tech.$G$31])" office:value-type="float" office:value="18.1348" calcext:value-type="float">
            <text:p>18.1348</text:p>
          </table:table-cell>
          <table:table-cell table:formula="of:=([.T9]/[$Tech.$G$1])+([.P34]/[$Tech.$G$11])+([.P59]/[$Tech.$G$21])+([.P84]/[$Tech.$G$31])" office:value-type="float" office:value="0" calcext:value-type="float">
            <text:p>0</text:p>
          </table:table-cell>
          <table:table-cell table:style-name="ce16" table:formula="of:=([.U9]/[$Tech.$G$1])+([.Q34]/[$Tech.$G$11])+([.Q59]/[$Tech.$G$21])+([.Q84]/[$Tech.$G$31])" office:value-type="float" office:value="22.3762" calcext:value-type="float">
            <text:p>22.3762</text:p>
          </table:table-cell>
          <table:table-cell table:style-name="ce16" table:formula="of:=([.V9]/[$Tech.$G$1])+([.R34]/[$Tech.$G$11])+([.R59]/[$Tech.$G$21])+([.R84]/[$Tech.$G$31])" office:value-type="float" office:value="25.9154" calcext:value-type="float">
            <text:p>25.9154</text:p>
          </table:table-cell>
          <table:table-cell table:formula="of:=([.W9]/[$Tech.$G$1])+([.S34]/[$Tech.$G$11])+([.S59]/[$Tech.$G$21])+([.S84]/[$Tech.$G$31])" office:value-type="float" office:value="0" calcext:value-type="float">
            <text:p>0</text:p>
          </table:table-cell>
          <table:table-cell table:style-name="ce16" table:formula="of:=([.X9]/[$Tech.$G$1])+([.T34]/[$Tech.$G$11])+([.T59]/[$Tech.$G$21])+([.T84]/[$Tech.$G$31])" office:value-type="float" office:value="32.022" calcext:value-type="float">
            <text:p>32.022</text:p>
          </table:table-cell>
          <table:table-cell table:formula="of:=([.Y9]/[$Tech.$G$1])+([.U34]/[$Tech.$G$11])+([.U59]/[$Tech.$G$21])+([.U84]/[$Tech.$G$31])" office:value-type="float" office:value="0" calcext:value-type="float">
            <text:p>0</text:p>
          </table:table-cell>
          <table:table-cell table:style-name="ce16" table:formula="of:=([.Z9]/[$Tech.$G$1])+([.V34]/[$Tech.$G$11])+([.V59]/[$Tech.$G$21])+([.V84]/[$Tech.$G$31])" office:value-type="float" office:value="34.9938" calcext:value-type="float">
            <text:p>34.9938</text:p>
          </table:table-cell>
          <table:table-cell table:formula="of:=([.AA9]/[$Tech.$G$1])+([.W34]/[$Tech.$G$11])+([.W59]/[$Tech.$G$21])+([.W84]/[$Tech.$G$31])" office:value-type="float" office:value="0" calcext:value-type="float">
            <text:p>0</text:p>
          </table:table-cell>
          <table:table-cell table:formula="of:=([.AB9]/[$Tech.$G$1])+([.X34]/[$Tech.$G$11])+([.X59]/[$Tech.$G$21])+([.X84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9" calcext:value-type="float">
            <text:p>9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22" calcext:value-type="float">
            <text:p>22</text:p>
          </table:table-cell>
          <table:table-cell table:style-name="ce16" table:formula="of:=INDIRECT(ADDRESS(COLUMN()+ROW([.A126])-COLUMN([.A126]); ROW()-ROW([.A126])+COLUMN([.A126])))" office:value-type="float" office:value="37.5392" calcext:value-type="float">
            <text:p>37.5392</text:p>
          </table:table-cell>
          <table:table-cell table:style-name="ce6" office:value-type="float" office:value="0" calcext:value-type="float">
            <text:p>0</text:p>
          </table:table-cell>
          <table:table-cell table:formula="of:=([.O10]/[$Tech.$G$1])+([.K35]/[$Tech.$G$11])+([.K60]/[$Tech.$G$21])+([.K85]/[$Tech.$G$31])" office:value-type="float" office:value="0" calcext:value-type="float">
            <text:p>0</text:p>
          </table:table-cell>
          <table:table-cell table:formula="of:=([.P10]/[$Tech.$G$1])+([.L35]/[$Tech.$G$11])+([.L60]/[$Tech.$G$21])+([.L85]/[$Tech.$G$31])" office:value-type="float" office:value="0" calcext:value-type="float">
            <text:p>0</text:p>
          </table:table-cell>
          <table:table-cell table:formula="of:=([.Q10]/[$Tech.$G$1])+([.M35]/[$Tech.$G$11])+([.M60]/[$Tech.$G$21])+([.M85]/[$Tech.$G$31])" office:value-type="float" office:value="0" calcext:value-type="float">
            <text:p>0</text:p>
          </table:table-cell>
          <table:table-cell table:formula="of:=([.R10]/[$Tech.$G$1])+([.N35]/[$Tech.$G$11])+([.N60]/[$Tech.$G$21])+([.N85]/[$Tech.$G$31])" office:value-type="float" office:value="0" calcext:value-type="float">
            <text:p>0</text:p>
          </table:table-cell>
          <table:table-cell table:style-name="ce16" table:formula="of:=([.S10]/[$Tech.$G$1])+([.O35]/[$Tech.$G$11])+([.O60]/[$Tech.$G$21])+([.O85]/[$Tech.$G$31])" office:value-type="float" office:value="10.2414" calcext:value-type="float">
            <text:p>10.2414</text:p>
          </table:table-cell>
          <table:table-cell table:formula="of:=([.T10]/[$Tech.$G$1])+([.P35]/[$Tech.$G$11])+([.P60]/[$Tech.$G$21])+([.P85]/[$Tech.$G$31])" office:value-type="float" office:value="0" calcext:value-type="float">
            <text:p>0</text:p>
          </table:table-cell>
          <table:table-cell table:style-name="ce16" table:formula="of:=([.U10]/[$Tech.$G$1])+([.Q35]/[$Tech.$G$11])+([.Q60]/[$Tech.$G$21])+([.Q85]/[$Tech.$G$31])" office:value-type="float" office:value="13.4828" calcext:value-type="float">
            <text:p>13.4828</text:p>
          </table:table-cell>
          <table:table-cell table:style-name="ce16" table:formula="of:=([.V10]/[$Tech.$G$1])+([.R35]/[$Tech.$G$11])+([.R60]/[$Tech.$G$21])+([.R85]/[$Tech.$G$31])" office:value-type="float" office:value="11.6458" calcext:value-type="float">
            <text:p>11.6458</text:p>
          </table:table-cell>
          <table:table-cell table:formula="of:=([.W10]/[$Tech.$G$1])+([.S35]/[$Tech.$G$11])+([.S60]/[$Tech.$G$21])+([.S85]/[$Tech.$G$31])" office:value-type="float" office:value="0" calcext:value-type="float">
            <text:p>0</text:p>
          </table:table-cell>
          <table:table-cell table:formula="of:=([.X10]/[$Tech.$G$1])+([.T35]/[$Tech.$G$11])+([.T60]/[$Tech.$G$21])+([.T85]/[$Tech.$G$31])" office:value-type="float" office:value="0" calcext:value-type="float">
            <text:p>0</text:p>
          </table:table-cell>
          <table:table-cell table:formula="of:=([.Y10]/[$Tech.$G$1])+([.U35]/[$Tech.$G$11])+([.U60]/[$Tech.$G$21])+([.U85]/[$Tech.$G$31])" office:value-type="float" office:value="0" calcext:value-type="float">
            <text:p>0</text:p>
          </table:table-cell>
          <table:table-cell table:formula="of:=([.Z10]/[$Tech.$G$1])+([.V35]/[$Tech.$G$11])+([.V60]/[$Tech.$G$21])+([.V85]/[$Tech.$G$31])" office:value-type="float" office:value="0" calcext:value-type="float">
            <text:p>0</text:p>
          </table:table-cell>
          <table:table-cell table:formula="of:=([.AA10]/[$Tech.$G$1])+([.W35]/[$Tech.$G$11])+([.W60]/[$Tech.$G$21])+([.W85]/[$Tech.$G$31])" office:value-type="float" office:value="0" calcext:value-type="float">
            <text:p>0</text:p>
          </table:table-cell>
          <table:table-cell table:formula="of:=([.AB10]/[$Tech.$G$1])+([.X35]/[$Tech.$G$11])+([.X60]/[$Tech.$G$21])+([.X85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P11]/[$Tech.$G$1])+([.L36]/[$Tech.$G$11])+([.L61]/[$Tech.$G$21])+([.L86]/[$Tech.$G$31])" office:value-type="float" office:value="3" calcext:value-type="float">
            <text:p>3</text:p>
          </table:table-cell>
          <table:table-cell table:formula="of:=([.Q11]/[$Tech.$G$1])+([.M36]/[$Tech.$G$11])+([.M61]/[$Tech.$G$21])+([.M86]/[$Tech.$G$31])" office:value-type="float" office:value="0" calcext:value-type="float">
            <text:p>0</text:p>
          </table:table-cell>
          <table:table-cell table:formula="of:=([.R11]/[$Tech.$G$1])+([.N36]/[$Tech.$G$11])+([.N61]/[$Tech.$G$21])+([.N86]/[$Tech.$G$31])" office:value-type="float" office:value="10" calcext:value-type="float">
            <text:p>10</text:p>
          </table:table-cell>
          <table:table-cell table:formula="of:=([.S11]/[$Tech.$G$1])+([.O36]/[$Tech.$G$11])+([.O61]/[$Tech.$G$21])+([.O86]/[$Tech.$G$31])" office:value-type="float" office:value="24" calcext:value-type="float">
            <text:p>24</text:p>
          </table:table-cell>
          <table:table-cell table:formula="of:=([.T11]/[$Tech.$G$1])+([.P36]/[$Tech.$G$11])+([.P61]/[$Tech.$G$21])+([.P86]/[$Tech.$G$31])" office:value-type="float" office:value="0" calcext:value-type="float">
            <text:p>0</text:p>
          </table:table-cell>
          <table:table-cell table:formula="of:=([.U11]/[$Tech.$G$1])+([.Q36]/[$Tech.$G$11])+([.Q61]/[$Tech.$G$21])+([.Q86]/[$Tech.$G$31])" office:value-type="float" office:value="18" calcext:value-type="float">
            <text:p>18</text:p>
          </table:table-cell>
          <table:table-cell table:style-name="ce16" table:formula="of:=([.V11]/[$Tech.$G$1])+([.R36]/[$Tech.$G$11])+([.R61]/[$Tech.$G$21])+([.R86]/[$Tech.$G$31])" office:value-type="float" office:value="4" calcext:value-type="float">
            <text:p>4</text:p>
          </table:table-cell>
          <table:table-cell table:style-name="ce16" table:formula="of:=([.S11]/[$Tech.$G$1])+([.S36]/[$Tech.$G$11])+([.S61]/[$Tech.$G$21])+([.S86]/[$Tech.$G$31])" office:value-type="float" office:value="24" calcext:value-type="float">
            <text:p>24</text:p>
          </table:table-cell>
          <table:table-cell table:formula="of:=([.X11]/[$Tech.$G$1])+([.T36]/[$Tech.$G$11])+([.T61]/[$Tech.$G$21])+([.T86]/[$Tech.$G$31])" office:value-type="float" office:value="0" calcext:value-type="float">
            <text:p>0</text:p>
          </table:table-cell>
          <table:table-cell table:style-name="ce16" table:formula="of:=([.U11]/[$Tech.$G$1])+([.U36]/[$Tech.$G$11])+([.U61]/[$Tech.$G$21])+([.U86]/[$Tech.$G$31])" office:value-type="float" office:value="18" calcext:value-type="float">
            <text:p>18</text:p>
          </table:table-cell>
          <table:table-cell table:formula="of:=([.Z11]/[$Tech.$G$1])+([.V36]/[$Tech.$G$11])+([.V61]/[$Tech.$G$21])+([.V86]/[$Tech.$G$31])" office:value-type="float" office:value="0" calcext:value-type="float">
            <text:p>0</text:p>
          </table:table-cell>
          <table:table-cell table:formula="of:=([.AA11]/[$Tech.$G$1])+([.W36]/[$Tech.$G$11])+([.W61]/[$Tech.$G$21])+([.W86]/[$Tech.$G$31])" office:value-type="float" office:value="0" calcext:value-type="float">
            <text:p>0</text:p>
          </table:table-cell>
          <table:table-cell table:formula="of:=([.AB11]/[$Tech.$G$1])+([.X36]/[$Tech.$G$11])+([.X61]/[$Tech.$G$21])+([.X86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9.20503597122302" calcext:value-type="float">
            <text:p>9.2050359712230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formula="of:=([.Q12]/[$Tech.$G$1])+([.M37]/[$Tech.$G$11])+([.M62]/[$Tech.$G$21])+([.M87]/[$Tech.$G$31])" office:value-type="float" office:value="0" calcext:value-type="float">
            <text:p>0</text:p>
          </table:table-cell>
          <table:table-cell table:formula="of:=([.R12]/[$Tech.$G$1])+([.N37]/[$Tech.$G$11])+([.N62]/[$Tech.$G$21])+([.N87]/[$Tech.$G$31])" office:value-type="float" office:value="0" calcext:value-type="float">
            <text:p>0</text:p>
          </table:table-cell>
          <table:table-cell table:formula="of:=([.S12]/[$Tech.$G$1])+([.O37]/[$Tech.$G$11])+([.O62]/[$Tech.$G$21])+([.O87]/[$Tech.$G$31])" office:value-type="float" office:value="0" calcext:value-type="float">
            <text:p>0</text:p>
          </table:table-cell>
          <table:table-cell table:formula="of:=([.T12]/[$Tech.$G$1])+([.P37]/[$Tech.$G$11])+([.P62]/[$Tech.$G$21])+([.P87]/[$Tech.$G$31])" office:value-type="float" office:value="0" calcext:value-type="float">
            <text:p>0</text:p>
          </table:table-cell>
          <table:table-cell table:formula="of:=([.U12]/[$Tech.$G$1])+([.Q37]/[$Tech.$G$11])+([.Q62]/[$Tech.$G$21])+([.Q87]/[$Tech.$G$31])" office:value-type="float" office:value="14" calcext:value-type="float">
            <text:p>14</text:p>
          </table:table-cell>
          <table:table-cell table:formula="of:=([.V12]/[$Tech.$G$1])+([.R37]/[$Tech.$G$11])+([.R62]/[$Tech.$G$21])+([.R87]/[$Tech.$G$31])" office:value-type="float" office:value="0" calcext:value-type="float">
            <text:p>0</text:p>
          </table:table-cell>
          <table:table-cell table:formula="of:=([.W12]/[$Tech.$G$1])+([.S37]/[$Tech.$G$11])+([.S62]/[$Tech.$G$21])+([.S87]/[$Tech.$G$31])" office:value-type="float" office:value="0" calcext:value-type="float">
            <text:p>0</text:p>
          </table:table-cell>
          <table:table-cell table:formula="of:=([.X12]/[$Tech.$G$1])+([.T37]/[$Tech.$G$11])+([.T62]/[$Tech.$G$21])+([.T87]/[$Tech.$G$31])" office:value-type="float" office:value="0" calcext:value-type="float">
            <text:p>0</text:p>
          </table:table-cell>
          <table:table-cell table:style-name="ce16" table:formula="of:=([.Y12]/[$Tech.$G$1])+([.U37]/[$Tech.$G$11])+([.U62]/[$Tech.$G$21])+([.U87]/[$Tech.$G$31])" office:value-type="float" office:value="4.5392" calcext:value-type="float">
            <text:p>4.5392</text:p>
          </table:table-cell>
          <table:table-cell table:formula="of:=([.Z12]/[$Tech.$G$1])+([.V37]/[$Tech.$G$11])+([.V62]/[$Tech.$G$21])+([.V87]/[$Tech.$G$31])" office:value-type="float" office:value="0" calcext:value-type="float">
            <text:p>0</text:p>
          </table:table-cell>
          <table:table-cell table:formula="of:=([.AA12]/[$Tech.$G$1])+([.W37]/[$Tech.$G$11])+([.W62]/[$Tech.$G$21])+([.W87]/[$Tech.$G$31])" office:value-type="float" office:value="0" calcext:value-type="float">
            <text:p>0</text:p>
          </table:table-cell>
          <table:table-cell table:style-name="ce16" table:formula="of:=([.AB12]/[$Tech.$G$1])+([.X37]/[$Tech.$G$11])+([.X62]/[$Tech.$G$21])+([.X87]/[$Tech.$G$31])" office:value-type="float" office:value="12.8460431654676" calcext:value-type="float">
            <text:p>12.846043165467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8.15377697841727" calcext:value-type="float">
            <text:p>8.15377697841727</text:p>
          </table:table-cell>
          <table:table-cell table:style-name="ce16" table:formula="of:=INDIRECT(ADDRESS(COLUMN()+ROW([.A126])-COLUMN([.A126]); ROW()-ROW([.A126])+COLUMN([.A126])))" office:value-type="float" office:value="9" calcext:value-type="float">
            <text:p>9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R13]/[$Tech.$G$1])+([.N38]/[$Tech.$G$11])+([.N63]/[$Tech.$G$21])+([.N88]/[$Tech.$G$31])" office:value-type="float" office:value="7" calcext:value-type="float">
            <text:p>7</text:p>
          </table:table-cell>
          <table:table-cell table:formula="of:=([.S13]/[$Tech.$G$1])+([.O38]/[$Tech.$G$11])+([.O63]/[$Tech.$G$21])+([.O88]/[$Tech.$G$31])" office:value-type="float" office:value="0" calcext:value-type="float">
            <text:p>0</text:p>
          </table:table-cell>
          <table:table-cell table:style-name="ce16" table:formula="of:=([.T13]/[$Tech.$G$1])+([.P38]/[$Tech.$G$11])+([.P63]/[$Tech.$G$21])+([.P88]/[$Tech.$G$31])" office:value-type="float" office:value="13.4357913669065" calcext:value-type="float">
            <text:p>13.4357913669065</text:p>
          </table:table-cell>
          <table:table-cell table:formula="of:=([.U13]/[$Tech.$G$1])+([.Q38]/[$Tech.$G$11])+([.Q63]/[$Tech.$G$21])+([.Q88]/[$Tech.$G$31])" office:value-type="float" office:value="0" calcext:value-type="float">
            <text:p>0</text:p>
          </table:table-cell>
          <table:table-cell table:formula="of:=([.V13]/[$Tech.$G$1])+([.R38]/[$Tech.$G$11])+([.R63]/[$Tech.$G$21])+([.R88]/[$Tech.$G$31])" office:value-type="float" office:value="0" calcext:value-type="float">
            <text:p>0</text:p>
          </table:table-cell>
          <table:table-cell table:formula="of:=([.W13]/[$Tech.$G$1])+([.S38]/[$Tech.$G$11])+([.S63]/[$Tech.$G$21])+([.S88]/[$Tech.$G$31])" office:value-type="float" office:value="0" calcext:value-type="float">
            <text:p>0</text:p>
          </table:table-cell>
          <table:table-cell table:formula="of:=([.X13]/[$Tech.$G$1])+([.T38]/[$Tech.$G$11])+([.T63]/[$Tech.$G$21])+([.T88]/[$Tech.$G$31])" office:value-type="float" office:value="0" calcext:value-type="float">
            <text:p>0</text:p>
          </table:table-cell>
          <table:table-cell table:formula="of:=([.Y13]/[$Tech.$G$1])+([.U38]/[$Tech.$G$11])+([.U63]/[$Tech.$G$21])+([.U88]/[$Tech.$G$31])" office:value-type="float" office:value="0" calcext:value-type="float">
            <text:p>0</text:p>
          </table:table-cell>
          <table:table-cell table:formula="of:=([.Z13]/[$Tech.$G$1])+([.V38]/[$Tech.$G$11])+([.V63]/[$Tech.$G$21])+([.V88]/[$Tech.$G$31])" office:value-type="float" office:value="0" calcext:value-type="float">
            <text:p>0</text:p>
          </table:table-cell>
          <table:table-cell table:formula="of:=([.AA13]/[$Tech.$G$1])+([.W38]/[$Tech.$G$11])+([.W63]/[$Tech.$G$21])+([.W88]/[$Tech.$G$31])" office:value-type="float" office:value="0" calcext:value-type="float">
            <text:p>0</text:p>
          </table:table-cell>
          <table:table-cell table:formula="of:=([.AB13]/[$Tech.$G$1])+([.X38]/[$Tech.$G$11])+([.X63]/[$Tech.$G$21])+([.X88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7" calcext:value-type="float">
            <text:p>7</text:p>
          </table:table-cell>
          <table:table-cell table:style-name="ce16"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10" calcext:value-type="float">
            <text:p>1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S14]/[$Tech.$G$1])+([.O39]/[$Tech.$G$11])+([.O64]/[$Tech.$G$21])+([.O89]/[$Tech.$G$31])" office:value-type="float" office:value="6" calcext:value-type="float">
            <text:p>6</text:p>
          </table:table-cell>
          <table:table-cell table:style-name="ce16" table:formula="of:=([.T14]/[$Tech.$G$1])+([.P39]/[$Tech.$G$11])+([.P64]/[$Tech.$G$21])+([.P89]/[$Tech.$G$31])" office:value-type="float" office:value="13" calcext:value-type="float">
            <text:p>13</text:p>
          </table:table-cell>
          <table:table-cell table:formula="of:=([.U14]/[$Tech.$G$1])+([.Q39]/[$Tech.$G$11])+([.Q64]/[$Tech.$G$21])+([.Q89]/[$Tech.$G$31])" office:value-type="float" office:value="0" calcext:value-type="float">
            <text:p>0</text:p>
          </table:table-cell>
          <table:table-cell table:formula="of:=([.V14]/[$Tech.$G$1])+([.R39]/[$Tech.$G$11])+([.R64]/[$Tech.$G$21])+([.R89]/[$Tech.$G$31])" office:value-type="float" office:value="0" calcext:value-type="float">
            <text:p>0</text:p>
          </table:table-cell>
          <table:table-cell table:formula="of:=([.W14]/[$Tech.$G$1])+([.S39]/[$Tech.$G$11])+([.S64]/[$Tech.$G$21])+([.S89]/[$Tech.$G$31])" office:value-type="float" office:value="0" calcext:value-type="float">
            <text:p>0</text:p>
          </table:table-cell>
          <table:table-cell table:formula="of:=([.X14]/[$Tech.$G$1])+([.T39]/[$Tech.$G$11])+([.T64]/[$Tech.$G$21])+([.T89]/[$Tech.$G$31])" office:value-type="float" office:value="0" calcext:value-type="float">
            <text:p>0</text:p>
          </table:table-cell>
          <table:table-cell table:formula="of:=([.Y14]/[$Tech.$G$1])+([.U39]/[$Tech.$G$11])+([.U64]/[$Tech.$G$21])+([.U89]/[$Tech.$G$31])" office:value-type="float" office:value="0" calcext:value-type="float">
            <text:p>0</text:p>
          </table:table-cell>
          <table:table-cell table:formula="of:=([.Z14]/[$Tech.$G$1])+([.V39]/[$Tech.$G$11])+([.V64]/[$Tech.$G$21])+([.V89]/[$Tech.$G$31])" office:value-type="float" office:value="0" calcext:value-type="float">
            <text:p>0</text:p>
          </table:table-cell>
          <table:table-cell table:formula="of:=([.AA14]/[$Tech.$G$1])+([.W39]/[$Tech.$G$11])+([.W64]/[$Tech.$G$21])+([.W89]/[$Tech.$G$31])" office:value-type="float" office:value="0" calcext:value-type="float">
            <text:p>0</text:p>
          </table:table-cell>
          <table:table-cell table:formula="of:=([.AB14]/[$Tech.$G$1])+([.X39]/[$Tech.$G$11])+([.X64]/[$Tech.$G$21])+([.X89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8.1348" calcext:value-type="float">
            <text:p>18.1348</text:p>
          </table:table-cell>
          <table:table-cell table:style-name="ce16" table:formula="of:=INDIRECT(ADDRESS(COLUMN()+ROW([.A126])-COLUMN([.A126]); ROW()-ROW([.A126])+COLUMN([.A126])))" office:value-type="float" office:value="10.2414" calcext:value-type="float">
            <text:p>10.2414</text:p>
          </table:table-cell>
          <table:table-cell table:formula="of:=INDIRECT(ADDRESS(COLUMN()+ROW([.A126])-COLUMN([.A126]); ROW()-ROW([.A126])+COLUMN([.A126])))" office:value-type="float" office:value="24" calcext:value-type="float">
            <text:p>2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([.T15]/[$Tech.$G$1])+([.P40]/[$Tech.$G$11])+([.P65]/[$Tech.$G$21])+([.P90]/[$Tech.$G$31])" office:value-type="float" office:value="0" calcext:value-type="float">
            <text:p>0</text:p>
          </table:table-cell>
          <table:table-cell table:style-name="ce16" table:formula="of:=([.U15]/[$Tech.$G$1])+([.Q40]/[$Tech.$G$11])+([.Q65]/[$Tech.$G$21])+([.Q90]/[$Tech.$G$31])" office:value-type="float" office:value="9.674" calcext:value-type="float">
            <text:p>9.674</text:p>
          </table:table-cell>
          <table:table-cell table:style-name="ce16" table:formula="of:=([.V15]/[$Tech.$G$1])+([.R40]/[$Tech.$G$11])+([.R65]/[$Tech.$G$21])+([.R90]/[$Tech.$G$31])" office:value-type="float" office:value="16.6176" calcext:value-type="float">
            <text:p>16.6176</text:p>
          </table:table-cell>
          <table:table-cell table:style-name="Default" table:formula="of:=([.W15]/[$Tech.$G$1])+([.S40]/[$Tech.$G$11])+([.S65]/[$Tech.$G$21])+([.S90]/[$Tech.$G$31])" office:value-type="float" office:value="0" calcext:value-type="float">
            <text:p>0</text:p>
          </table:table-cell>
          <table:table-cell table:style-name="ce16" table:formula="of:=([.X15]/[$Tech.$G$1])+([.T40]/[$Tech.$G$11])+([.T65]/[$Tech.$G$21])+([.T90]/[$Tech.$G$31])" office:value-type="float" office:value="19.3198" calcext:value-type="float">
            <text:p>19.3198</text:p>
          </table:table-cell>
          <table:table-cell table:formula="of:=([.Y15]/[$Tech.$G$1])+([.U40]/[$Tech.$G$11])+([.U65]/[$Tech.$G$21])+([.U90]/[$Tech.$G$31])" office:value-type="float" office:value="0" calcext:value-type="float">
            <text:p>0</text:p>
          </table:table-cell>
          <table:table-cell table:style-name="ce16" table:formula="of:=([.Z15]/[$Tech.$G$1])+([.V40]/[$Tech.$G$11])+([.V65]/[$Tech.$G$21])+([.V90]/[$Tech.$G$31])" office:value-type="float" office:value="22.2916" calcext:value-type="float">
            <text:p>22.2916</text:p>
          </table:table-cell>
          <table:table-cell table:formula="of:=([.AA15]/[$Tech.$G$1])+([.W40]/[$Tech.$G$11])+([.W65]/[$Tech.$G$21])+([.W90]/[$Tech.$G$31])" office:value-type="float" office:value="0" calcext:value-type="float">
            <text:p>0</text:p>
          </table:table-cell>
          <table:table-cell table:formula="of:=([.AB15]/[$Tech.$G$1])+([.X40]/[$Tech.$G$11])+([.X65]/[$Tech.$G$21])+([.X90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3.4357913669065" calcext:value-type="float">
            <text:p>13.4357913669065</text:p>
          </table:table-cell>
          <table:table-cell table:style-name="ce16" table:formula="of:=INDIRECT(ADDRESS(COLUMN()+ROW([.A126])-COLUMN([.A126]); ROW()-ROW([.A126])+COLUMN([.A126])))" office:value-type="float" office:value="13" calcext:value-type="float">
            <text:p>13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U16]/[$Tech.$G$1])+([.Q41]/[$Tech.$G$11])+([.Q66]/[$Tech.$G$21])+([.Q91]/[$Tech.$G$31])" office:value-type="float" office:value="29.2352" calcext:value-type="float">
            <text:p>29.2352</text:p>
          </table:table-cell>
          <table:table-cell table:style-name="ce16" table:formula="of:=([.V16]/[$Tech.$G$1])+([.R41]/[$Tech.$G$11])+([.R66]/[$Tech.$G$21])+([.R91]/[$Tech.$G$31])" office:value-type="float" office:value="32.6396" calcext:value-type="float">
            <text:p>32.6396</text:p>
          </table:table-cell>
          <table:table-cell table:formula="of:=([.W16]/[$Tech.$G$1])+([.S41]/[$Tech.$G$11])+([.S66]/[$Tech.$G$21])+([.S91]/[$Tech.$G$31])" office:value-type="float" office:value="0" calcext:value-type="float">
            <text:p>0</text:p>
          </table:table-cell>
          <table:table-cell table:style-name="ce16" table:formula="of:=([.X16]/[$Tech.$G$1])+([.T41]/[$Tech.$G$11])+([.T66]/[$Tech.$G$21])+([.T91]/[$Tech.$G$31])" office:value-type="float" office:value="26.3982" calcext:value-type="float">
            <text:p>26.3982</text:p>
          </table:table-cell>
          <table:table-cell table:formula="of:=([.Y16]/[$Tech.$G$1])+([.U41]/[$Tech.$G$11])+([.U66]/[$Tech.$G$21])+([.U91]/[$Tech.$G$31])" office:value-type="float" office:value="0" calcext:value-type="float">
            <text:p>0</text:p>
          </table:table-cell>
          <table:table-cell table:style-name="ce16" table:formula="of:=([.Z16]/[$Tech.$G$1])+([.V41]/[$Tech.$G$11])+([.V66]/[$Tech.$G$21])+([.V91]/[$Tech.$G$31])" office:value-type="float" office:value="21.2916" calcext:value-type="float">
            <text:p>21.2916</text:p>
          </table:table-cell>
          <table:table-cell table:formula="of:=([.AA16]/[$Tech.$G$1])+([.W41]/[$Tech.$G$11])+([.W66]/[$Tech.$G$21])+([.W91]/[$Tech.$G$31])" office:value-type="float" office:value="0" calcext:value-type="float">
            <text:p>0</text:p>
          </table:table-cell>
          <table:table-cell table:style-name="ce16" table:formula="of:=([.AB16]/[$Tech.$G$1])+([.X41]/[$Tech.$G$11])+([.X66]/[$Tech.$G$21])+([.X91]/[$Tech.$G$31])" office:value-type="float" office:value="11.205035971223" calcext:value-type="float">
            <text:p>11.2050359712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2.3762" calcext:value-type="float">
            <text:p>22.3762</text:p>
          </table:table-cell>
          <table:table-cell table:style-name="ce16" table:formula="of:=INDIRECT(ADDRESS(COLUMN()+ROW([.A126])-COLUMN([.A126]); ROW()-ROW([.A126])+COLUMN([.A126])))" office:value-type="float" office:value="13.4828" calcext:value-type="float">
            <text:p>13.4828</text:p>
          </table:table-cell>
          <table:table-cell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formula="of:=INDIRECT(ADDRESS(COLUMN()+ROW([.A126])-COLUMN([.A126]); ROW()-ROW([.A126])+COLUMN([.A126])))" office:value-type="float" office:value="14" calcext:value-type="float">
            <text:p>1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9.674" calcext:value-type="float">
            <text:p>9.674</text:p>
          </table:table-cell>
          <table:table-cell table:style-name="ce16" table:formula="of:=INDIRECT(ADDRESS(COLUMN()+ROW([.A126])-COLUMN([.A126]); ROW()-ROW([.A126])+COLUMN([.A126])))" office:value-type="float" office:value="29.2352" calcext:value-type="float">
            <text:p>29.235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V17]/[$Tech.$G$1])+([.R42]/[$Tech.$G$11])+([.R67]/[$Tech.$G$21])+([.R92]/[$Tech.$G$31])" office:value-type="float" office:value="13.4828" calcext:value-type="float">
            <text:p>13.4828</text:p>
          </table:table-cell>
          <table:table-cell table:formula="of:=([.W17]/[$Tech.$G$1])+([.S42]/[$Tech.$G$11])+([.S67]/[$Tech.$G$21])+([.S92]/[$Tech.$G$31])" office:value-type="float" office:value="0" calcext:value-type="float">
            <text:p>0</text:p>
          </table:table-cell>
          <table:table-cell table:style-name="ce16" table:formula="of:=([.X17]/[$Tech.$G$1])+([.T42]/[$Tech.$G$11])+([.T67]/[$Tech.$G$21])+([.T92]/[$Tech.$G$31])" office:value-type="float" office:value="13.4828" calcext:value-type="float">
            <text:p>13.4828</text:p>
          </table:table-cell>
          <table:table-cell table:formula="of:=([.Y17]/[$Tech.$G$1])+([.U42]/[$Tech.$G$11])+([.U67]/[$Tech.$G$21])+([.U92]/[$Tech.$G$31])" office:value-type="float" office:value="0" calcext:value-type="float">
            <text:p>0</text:p>
          </table:table-cell>
          <table:table-cell table:style-name="ce16" table:formula="of:=([.Z17]/[$Tech.$G$1])+([.V42]/[$Tech.$G$11])+([.V67]/[$Tech.$G$21])+([.V92]/[$Tech.$G$31])" office:value-type="float" office:value="17.4546" calcext:value-type="float">
            <text:p>17.4546</text:p>
          </table:table-cell>
          <table:table-cell table:formula="of:=([.AA17]/[$Tech.$G$1])+([.W42]/[$Tech.$G$11])+([.W67]/[$Tech.$G$21])+([.W92]/[$Tech.$G$31])" office:value-type="float" office:value="0" calcext:value-type="float">
            <text:p>0</text:p>
          </table:table-cell>
          <table:table-cell table:formula="of:=([.AB17]/[$Tech.$G$1])+([.X42]/[$Tech.$G$11])+([.X67]/[$Tech.$G$21])+([.X92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5.9154" calcext:value-type="float">
            <text:p>25.9154</text:p>
          </table:table-cell>
          <table:table-cell table:style-name="ce16" table:formula="of:=INDIRECT(ADDRESS(COLUMN()+ROW([.A126])-COLUMN([.A126]); ROW()-ROW([.A126])+COLUMN([.A126])))" office:value-type="float" office:value="11.6458" calcext:value-type="float">
            <text:p>11.6458</text:p>
          </table:table-cell>
          <table:table-cell table:style-name="ce16" table:formula="of:=INDIRECT(ADDRESS(COLUMN()+ROW([.A126])-COLUMN([.A126]); ROW()-ROW([.A126])+COLUMN([.A126])))" office:value-type="float" office:value="4" calcext:value-type="float">
            <text:p>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6.6176" calcext:value-type="float">
            <text:p>16.6176</text:p>
          </table:table-cell>
          <table:table-cell table:style-name="ce16" table:formula="of:=INDIRECT(ADDRESS(COLUMN()+ROW([.A126])-COLUMN([.A126]); ROW()-ROW([.A126])+COLUMN([.A126])))" office:value-type="float" office:value="32.6396" calcext:value-type="float">
            <text:p>32.6396</text:p>
          </table:table-cell>
          <table:table-cell table:style-name="ce16" table:formula="of:=INDIRECT(ADDRESS(COLUMN()+ROW([.A126])-COLUMN([.A126]); ROW()-ROW([.A126])+COLUMN([.A126])))" office:value-type="float" office:value="13.4828" calcext:value-type="float">
            <text:p>13.4828</text:p>
          </table:table-cell>
          <table:table-cell table:style-name="ce6" office:value-type="float" office:value="0" calcext:value-type="float">
            <text:p>0</text:p>
          </table:table-cell>
          <table:table-cell table:formula="of:=([.W18]/[$Tech.$G$1])+([.S43]/[$Tech.$G$11])+([.S68]/[$Tech.$G$21])+([.S93]/[$Tech.$G$31])" office:value-type="float" office:value="0" calcext:value-type="float">
            <text:p>0</text:p>
          </table:table-cell>
          <table:table-cell table:style-name="ce16" table:formula="of:=([.X18]/[$Tech.$G$1])+([.T43]/[$Tech.$G$11])+([.T68]/[$Tech.$G$21])+([.T93]/[$Tech.$G$31])" office:value-type="float" office:value="16.3198" calcext:value-type="float">
            <text:p>16.3198</text:p>
          </table:table-cell>
          <table:table-cell table:formula="of:=([.Y18]/[$Tech.$G$1])+([.U43]/[$Tech.$G$11])+([.U68]/[$Tech.$G$21])+([.U93]/[$Tech.$G$31])" office:value-type="float" office:value="0" calcext:value-type="float">
            <text:p>0</text:p>
          </table:table-cell>
          <table:table-cell table:style-name="ce16" table:formula="of:=([.Z18]/[$Tech.$G$1])+([.V43]/[$Tech.$G$11])+([.V68]/[$Tech.$G$21])+([.V93]/[$Tech.$G$31])" office:value-type="float" office:value="20.859" calcext:value-type="float">
            <text:p>20.859</text:p>
          </table:table-cell>
          <table:table-cell table:formula="of:=([.AA18]/[$Tech.$G$1])+([.W43]/[$Tech.$G$11])+([.W68]/[$Tech.$G$21])+([.W93]/[$Tech.$G$31])" office:value-type="float" office:value="0" calcext:value-type="float">
            <text:p>0</text:p>
          </table:table-cell>
          <table:table-cell table:formula="of:=([.AB18]/[$Tech.$G$1])+([.X43]/[$Tech.$G$11])+([.X68]/[$Tech.$G$21])+([.X93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4" calcext:value-type="float">
            <text:p>24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X19]/[$Tech.$G$1])+([.T44]/[$Tech.$G$11])+([.T69]/[$Tech.$G$21])+([.T94]/[$Tech.$G$31])" office:value-type="float" office:value="8" calcext:value-type="float">
            <text:p>8</text:p>
          </table:table-cell>
          <table:table-cell table:style-name="ce16" table:formula="of:=([.U19]/[$Tech.$G$1])+([.U44]/[$Tech.$G$11])+([.U69]/[$Tech.$G$21])+([.U94]/[$Tech.$G$31])" office:value-type="float" office:value="18" calcext:value-type="float">
            <text:p>18</text:p>
          </table:table-cell>
          <table:table-cell table:formula="of:=([.Z19]/[$Tech.$G$1])+([.V44]/[$Tech.$G$11])+([.V69]/[$Tech.$G$21])+([.V94]/[$Tech.$G$31])" office:value-type="float" office:value="0" calcext:value-type="float">
            <text:p>0</text:p>
          </table:table-cell>
          <table:table-cell table:formula="of:=([.AA19]/[$Tech.$G$1])+([.W44]/[$Tech.$G$11])+([.W69]/[$Tech.$G$21])+([.W94]/[$Tech.$G$31])" office:value-type="float" office:value="0" calcext:value-type="float">
            <text:p>0</text:p>
          </table:table-cell>
          <table:table-cell table:formula="of:=([.AB19]/[$Tech.$G$1])+([.X44]/[$Tech.$G$11])+([.X69]/[$Tech.$G$21])+([.X94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2.022" calcext:value-type="float">
            <text:p>32.02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9.3198" calcext:value-type="float">
            <text:p>19.3198</text:p>
          </table:table-cell>
          <table:table-cell table:style-name="ce16" table:formula="of:=INDIRECT(ADDRESS(COLUMN()+ROW([.A126])-COLUMN([.A126]); ROW()-ROW([.A126])+COLUMN([.A126])))" office:value-type="float" office:value="26.3982" calcext:value-type="float">
            <text:p>26.3982</text:p>
          </table:table-cell>
          <table:table-cell table:style-name="ce16" table:formula="of:=INDIRECT(ADDRESS(COLUMN()+ROW([.A126])-COLUMN([.A126]); ROW()-ROW([.A126])+COLUMN([.A126])))" office:value-type="float" office:value="13.4828" calcext:value-type="float">
            <text:p>13.4828</text:p>
          </table:table-cell>
          <table:table-cell table:style-name="ce16" table:formula="of:=INDIRECT(ADDRESS(COLUMN()+ROW([.A126])-COLUMN([.A126]); ROW()-ROW([.A126])+COLUMN([.A126])))" office:value-type="float" office:value="16.3198" calcext:value-type="float">
            <text:p>16.3198</text:p>
          </table:table-cell>
          <table:table-cell table:style-name="ce16" table:formula="of:=INDIRECT(ADDRESS(COLUMN()+ROW([.A126])-COLUMN([.A126]); ROW()-ROW([.A126])+COLUMN([.A126])))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Y20]/[$Tech.$G$1])+([.U45]/[$Tech.$G$11])+([.U70]/[$Tech.$G$21])+([.U95]/[$Tech.$G$31])" office:value-type="float" office:value="15" calcext:value-type="float">
            <text:p>15</text:p>
          </table:table-cell>
          <table:table-cell table:style-name="ce16" table:formula="of:=([.Z20]/[$Tech.$G$1])+([.V45]/[$Tech.$G$11])+([.V70]/[$Tech.$G$21])+([.V95]/[$Tech.$G$31])" office:value-type="float" office:value="8.9436" calcext:value-type="float">
            <text:p>8.9436</text:p>
          </table:table-cell>
          <table:table-cell table:formula="of:=([.AA20]/[$Tech.$G$1])+([.W45]/[$Tech.$G$11])+([.W70]/[$Tech.$G$21])+([.W95]/[$Tech.$G$31])" office:value-type="float" office:value="0" calcext:value-type="float">
            <text:p>0</text:p>
          </table:table-cell>
          <table:table-cell table:style-name="ce16" table:formula="of:=([.AB20]/[$Tech.$G$1])+([.X45]/[$Tech.$G$11])+([.X70]/[$Tech.$G$21])+([.X95]/[$Tech.$G$31])" office:value-type="float" office:value="27.9020949640288" calcext:value-type="float">
            <text:p>27.9020949640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style-name="ce16" table:formula="of:=INDIRECT(ADDRESS(COLUMN()+ROW([.A126])-COLUMN([.A126]); ROW()-ROW([.A126])+COLUMN([.A126])))" office:value-type="float" office:value="4.5392" calcext:value-type="float">
            <text:p>4.539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8" calcext:value-type="float">
            <text:p>18</text:p>
          </table:table-cell>
          <table:table-cell table:style-name="ce16" table:formula="of:=INDIRECT(ADDRESS(COLUMN()+ROW([.A126])-COLUMN([.A126]); ROW()-ROW([.A126])+COLUMN([.A126])))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formula="of:=([.Z21]/[$Tech.$G$1])+([.V46]/[$Tech.$G$11])+([.V71]/[$Tech.$G$21])+([.V96]/[$Tech.$G$31])" office:value-type="float" office:value="0" calcext:value-type="float">
            <text:p>0</text:p>
          </table:table-cell>
          <table:table-cell table:formula="of:=([.AA21]/[$Tech.$G$1])+([.W46]/[$Tech.$G$11])+([.W71]/[$Tech.$G$21])+([.W96]/[$Tech.$G$31])" office:value-type="float" office:value="0" calcext:value-type="float">
            <text:p>0</text:p>
          </table:table-cell>
          <table:table-cell table:formula="of:=([.AB21]/[$Tech.$G$1])+([.X46]/[$Tech.$G$11])+([.X71]/[$Tech.$G$21])+([.X96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4.9938" calcext:value-type="float">
            <text:p>34.993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2.2916" calcext:value-type="float">
            <text:p>22.2916</text:p>
          </table:table-cell>
          <table:table-cell table:style-name="ce16" table:formula="of:=INDIRECT(ADDRESS(COLUMN()+ROW([.A126])-COLUMN([.A126]); ROW()-ROW([.A126])+COLUMN([.A126])))" office:value-type="float" office:value="21.2916" calcext:value-type="float">
            <text:p>21.2916</text:p>
          </table:table-cell>
          <table:table-cell table:style-name="ce16" table:formula="of:=INDIRECT(ADDRESS(COLUMN()+ROW([.A126])-COLUMN([.A126]); ROW()-ROW([.A126])+COLUMN([.A126])))" office:value-type="float" office:value="17.4546" calcext:value-type="float">
            <text:p>17.4546</text:p>
          </table:table-cell>
          <table:table-cell table:style-name="ce16" table:formula="of:=INDIRECT(ADDRESS(COLUMN()+ROW([.A126])-COLUMN([.A126]); ROW()-ROW([.A126])+COLUMN([.A126])))" office:value-type="float" office:value="20.859" calcext:value-type="float">
            <text:p>20.859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8.9436" calcext:value-type="float">
            <text:p>8.9436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([.AA22]/[$Tech.$G$1])+([.W47]/[$Tech.$G$11])+([.W72]/[$Tech.$G$21])+([.W97]/[$Tech.$G$31])" office:value-type="float" office:value="17.4852805755396" calcext:value-type="float">
            <text:p>17.4852805755396</text:p>
          </table:table-cell>
          <table:table-cell table:style-name="ce16" table:formula="of:=([.AB22]/[$Tech.$G$1])+([.X47]/[$Tech.$G$11])+([.X72]/[$Tech.$G$21])+([.X97]/[$Tech.$G$31])" office:value-type="float" office:value="30.7390949640288" calcext:value-type="float">
            <text:p>30.73909496402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7.4852805755396" calcext:value-type="float">
            <text:p>17.4852805755396</text:p>
          </table:table-cell>
          <table:table-cell table:style-name="ce6" office:value-type="float" office:value="0" calcext:value-type="float">
            <text:p>0</text:p>
          </table:table-cell>
          <table:table-cell table:formula="of:=([.AB23]/[$Tech.$G$1])+([.X48]/[$Tech.$G$11])+([.X73]/[$Tech.$G$21])+([.X98]/[$Tech.$G$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2.8460431654676" calcext:value-type="float">
            <text:p>12.8460431654676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11.205035971223" calcext:value-type="float">
            <text:p>11.205035971223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27.9020949640288" calcext:value-type="float">
            <text:p>27.902094964028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6" table:formula="of:=INDIRECT(ADDRESS(COLUMN()+ROW([.A126])-COLUMN([.A126]); ROW()-ROW([.A126])+COLUMN([.A126])))" office:value-type="float" office:value="30.7390949640288" calcext:value-type="float">
            <text:p>30.7390949640288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Markup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C127]&lt;=5;2;IF([.C127]&lt;=30;4;IF([.C127]&lt;=60;6;8)))" office:value-type="float" office:value="4" calcext:value-type="float">
            <text:p>4</text:p>
          </table:table-cell>
          <table:table-cell table:style-name="ce16" table:formula="of:=IF([.D127]&lt;=5;2;IF([.D127]&lt;=30;4;IF([.D127]&lt;=60;6;8)))" office:value-type="float" office:value="4" calcext:value-type="float">
            <text:p>4</text:p>
          </table:table-cell>
          <table:table-cell table:style-name="ce16" table:formula="of:=IF([.E127]&lt;=5;2;IF([.E127]&lt;=30;4;IF([.E127]&lt;=60;6;8)))" office:value-type="float" office:value="4" calcext:value-type="float">
            <text:p>4</text:p>
          </table:table-cell>
          <table:table-cell table:style-name="ce16" table:formula="of:=IF([.F127]&lt;=5;2;IF([.F127]&lt;=30;4;IF([.F127]&lt;=60;6;8)))" office:value-type="float" office:value="4" calcext:value-type="float">
            <text:p>4</text:p>
          </table:table-cell>
          <table:table-cell table:formula="of:=IF([.G127]&lt;=5;2;IF([.G127]&lt;=30;4;IF([.G127]&lt;=60;6;8)))" office:value-type="float" office:value="2" calcext:value-type="float">
            <text:p>2</text:p>
          </table:table-cell>
          <table:table-cell table:formula="of:=IF([.H127]&lt;=5;2;IF([.H127]&lt;=30;4;IF([.H127]&lt;=60;6;8)))" office:value-type="float" office:value="2" calcext:value-type="float">
            <text:p>2</text:p>
          </table:table-cell>
          <table:table-cell table:formula="of:=IF([.I127]&lt;=5;2;IF([.I127]&lt;=30;4;IF([.I127]&lt;=60;6;8)))" office:value-type="float" office:value="2" calcext:value-type="float">
            <text:p>2</text:p>
          </table:table-cell>
          <table:table-cell table:formula="of:=IF([.J127]&lt;=5;2;IF([.J127]&lt;=30;4;IF([.J127]&lt;=60;6;8)))" office:value-type="float" office:value="2" calcext:value-type="float">
            <text:p>2</text:p>
          </table:table-cell>
          <table:table-cell table:formula="of:=IF([.K127]&lt;=5;2;IF([.K127]&lt;=30;4;IF([.K127]&lt;=60;6;8)))" office:value-type="float" office:value="2" calcext:value-type="float">
            <text:p>2</text:p>
          </table:table-cell>
          <table:table-cell table:formula="of:=IF([.L127]&lt;=5;2;IF([.L127]&lt;=30;4;IF([.L127]&lt;=60;6;8)))" office:value-type="float" office:value="2" calcext:value-type="float">
            <text:p>2</text:p>
          </table:table-cell>
          <table:table-cell table:formula="of:=IF([.M127]&lt;=5;2;IF([.M127]&lt;=30;4;IF([.M127]&lt;=60;6;8)))" office:value-type="float" office:value="2" calcext:value-type="float">
            <text:p>2</text:p>
          </table:table-cell>
          <table:table-cell table:formula="of:=IF([.N127]&lt;=5;2;IF([.N127]&lt;=30;4;IF([.N127]&lt;=60;6;8)))" office:value-type="float" office:value="2" calcext:value-type="float">
            <text:p>2</text:p>
          </table:table-cell>
          <table:table-cell table:formula="of:=IF([.O127]&lt;=5;2;IF([.O127]&lt;=30;4;IF([.O127]&lt;=60;6;8)))" office:value-type="float" office:value="2" calcext:value-type="float">
            <text:p>2</text:p>
          </table:table-cell>
          <table:table-cell table:formula="of:=IF([.P127]&lt;=5;2;IF([.P127]&lt;=30;4;IF([.P127]&lt;=60;6;8)))" office:value-type="float" office:value="2" calcext:value-type="float">
            <text:p>2</text:p>
          </table:table-cell>
          <table:table-cell table:formula="of:=IF([.Q127]&lt;=5;2;IF([.Q127]&lt;=30;4;IF([.Q127]&lt;=60;6;8)))" office:value-type="float" office:value="2" calcext:value-type="float">
            <text:p>2</text:p>
          </table:table-cell>
          <table:table-cell table:formula="of:=IF([.R127]&lt;=5;2;IF([.R127]&lt;=30;4;IF([.R127]&lt;=60;6;8)))" office:value-type="float" office:value="2" calcext:value-type="float">
            <text:p>2</text:p>
          </table:table-cell>
          <table:table-cell table:formula="of:=IF([.S127]&lt;=5;2;IF([.S127]&lt;=30;4;IF([.S127]&lt;=60;6;8)))" office:value-type="float" office:value="2" calcext:value-type="float">
            <text:p>2</text:p>
          </table:table-cell>
          <table:table-cell table:formula="of:=IF([.T127]&lt;=5;2;IF([.T127]&lt;=30;4;IF([.T127]&lt;=60;6;8)))" office:value-type="float" office:value="2" calcext:value-type="float">
            <text:p>2</text:p>
          </table:table-cell>
          <table:table-cell table:formula="of:=IF([.U127]&lt;=5;2;IF([.U127]&lt;=30;4;IF([.U127]&lt;=60;6;8)))" office:value-type="float" office:value="2" calcext:value-type="float">
            <text:p>2</text:p>
          </table:table-cell>
          <table:table-cell table:formula="of:=IF([.V127]&lt;=5;2;IF([.V127]&lt;=30;4;IF([.V127]&lt;=60;6;8)))" office:value-type="float" office:value="2" calcext:value-type="float">
            <text:p>2</text:p>
          </table:table-cell>
          <table:table-cell table:formula="of:=IF([.W127]&lt;=5;2;IF([.W127]&lt;=30;4;IF([.W127]&lt;=60;6;8)))" office:value-type="float" office:value="2" calcext:value-type="float">
            <text:p>2</text:p>
          </table:table-cell>
          <table:table-cell table:formula="of:=IF([.X127]&lt;=5;2;IF([.X127]&lt;=30;4;IF([.X127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D128]&lt;=5;2;IF([.D128]&lt;=30;4;IF([.D128]&lt;=60;6;8)))" office:value-type="float" office:value="6" calcext:value-type="float">
            <text:p>6</text:p>
          </table:table-cell>
          <table:table-cell table:style-name="ce16" table:formula="of:=IF([.E128]&lt;=5;2;IF([.E128]&lt;=30;4;IF([.E128]&lt;=60;6;8)))" office:value-type="float" office:value="6" calcext:value-type="float">
            <text:p>6</text:p>
          </table:table-cell>
          <table:table-cell table:formula="of:=IF([.F128]&lt;=5;2;IF([.F128]&lt;=30;4;IF([.F128]&lt;=60;6;8)))" office:value-type="float" office:value="2" calcext:value-type="float">
            <text:p>2</text:p>
          </table:table-cell>
          <table:table-cell table:style-name="ce16" table:formula="of:=IF([.G128]&lt;=5;2;IF([.G128]&lt;=30;4;IF([.G128]&lt;=60;6;8)))" office:value-type="float" office:value="4" calcext:value-type="float">
            <text:p>4</text:p>
          </table:table-cell>
          <table:table-cell table:formula="of:=IF([.H128]&lt;=5;2;IF([.H128]&lt;=30;4;IF([.H128]&lt;=60;6;8)))" office:value-type="float" office:value="2" calcext:value-type="float">
            <text:p>2</text:p>
          </table:table-cell>
          <table:table-cell table:formula="of:=IF([.I128]&lt;=5;2;IF([.I128]&lt;=30;4;IF([.I128]&lt;=60;6;8)))" office:value-type="float" office:value="2" calcext:value-type="float">
            <text:p>2</text:p>
          </table:table-cell>
          <table:table-cell table:formula="of:=IF([.J128]&lt;=5;2;IF([.J128]&lt;=30;4;IF([.J128]&lt;=60;6;8)))" office:value-type="float" office:value="2" calcext:value-type="float">
            <text:p>2</text:p>
          </table:table-cell>
          <table:table-cell table:formula="of:=IF([.K128]&lt;=5;2;IF([.K128]&lt;=30;4;IF([.K128]&lt;=60;6;8)))" office:value-type="float" office:value="2" calcext:value-type="float">
            <text:p>2</text:p>
          </table:table-cell>
          <table:table-cell table:formula="of:=IF([.L128]&lt;=5;2;IF([.L128]&lt;=30;4;IF([.L128]&lt;=60;6;8)))" office:value-type="float" office:value="2" calcext:value-type="float">
            <text:p>2</text:p>
          </table:table-cell>
          <table:table-cell table:formula="of:=IF([.M128]&lt;=5;2;IF([.M128]&lt;=30;4;IF([.M128]&lt;=60;6;8)))" office:value-type="float" office:value="2" calcext:value-type="float">
            <text:p>2</text:p>
          </table:table-cell>
          <table:table-cell table:formula="of:=IF([.N128]&lt;=5;2;IF([.N128]&lt;=30;4;IF([.N128]&lt;=60;6;8)))" office:value-type="float" office:value="2" calcext:value-type="float">
            <text:p>2</text:p>
          </table:table-cell>
          <table:table-cell table:formula="of:=IF([.O128]&lt;=5;2;IF([.O128]&lt;=30;4;IF([.O128]&lt;=60;6;8)))" office:value-type="float" office:value="2" calcext:value-type="float">
            <text:p>2</text:p>
          </table:table-cell>
          <table:table-cell table:formula="of:=IF([.P128]&lt;=5;2;IF([.P128]&lt;=30;4;IF([.P128]&lt;=60;6;8)))" office:value-type="float" office:value="2" calcext:value-type="float">
            <text:p>2</text:p>
          </table:table-cell>
          <table:table-cell table:formula="of:=IF([.Q128]&lt;=5;2;IF([.Q128]&lt;=30;4;IF([.Q128]&lt;=60;6;8)))" office:value-type="float" office:value="2" calcext:value-type="float">
            <text:p>2</text:p>
          </table:table-cell>
          <table:table-cell table:formula="of:=IF([.R128]&lt;=5;2;IF([.R128]&lt;=30;4;IF([.R128]&lt;=60;6;8)))" office:value-type="float" office:value="2" calcext:value-type="float">
            <text:p>2</text:p>
          </table:table-cell>
          <table:table-cell table:formula="of:=IF([.S128]&lt;=5;2;IF([.S128]&lt;=30;4;IF([.S128]&lt;=60;6;8)))" office:value-type="float" office:value="2" calcext:value-type="float">
            <text:p>2</text:p>
          </table:table-cell>
          <table:table-cell table:formula="of:=IF([.T128]&lt;=5;2;IF([.T128]&lt;=30;4;IF([.T128]&lt;=60;6;8)))" office:value-type="float" office:value="2" calcext:value-type="float">
            <text:p>2</text:p>
          </table:table-cell>
          <table:table-cell table:formula="of:=IF([.U128]&lt;=5;2;IF([.U128]&lt;=30;4;IF([.U128]&lt;=60;6;8)))" office:value-type="float" office:value="2" calcext:value-type="float">
            <text:p>2</text:p>
          </table:table-cell>
          <table:table-cell table:formula="of:=IF([.V128]&lt;=5;2;IF([.V128]&lt;=30;4;IF([.V128]&lt;=60;6;8)))" office:value-type="float" office:value="2" calcext:value-type="float">
            <text:p>2</text:p>
          </table:table-cell>
          <table:table-cell table:formula="of:=IF([.W128]&lt;=5;2;IF([.W128]&lt;=30;4;IF([.W128]&lt;=60;6;8)))" office:value-type="float" office:value="2" calcext:value-type="float">
            <text:p>2</text:p>
          </table:table-cell>
          <table:table-cell table:formula="of:=IF([.X128]&lt;=5;2;IF([.X128]&lt;=30;4;IF([.X128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E129]&lt;=5;2;IF([.E129]&lt;=30;4;IF([.E129]&lt;=60;6;8)))" office:value-type="float" office:value="4" calcext:value-type="float">
            <text:p>4</text:p>
          </table:table-cell>
          <table:table-cell table:style-name="ce16" table:formula="of:=IF([.F129]&lt;=5;2;IF([.F129]&lt;=30;4;IF([.F129]&lt;=60;6;8)))" office:value-type="float" office:value="6" calcext:value-type="float">
            <text:p>6</text:p>
          </table:table-cell>
          <table:table-cell table:formula="of:=IF([.G129]&lt;=5;2;IF([.G129]&lt;=30;4;IF([.G129]&lt;=60;6;8)))" office:value-type="float" office:value="2" calcext:value-type="float">
            <text:p>2</text:p>
          </table:table-cell>
          <table:table-cell table:style-name="ce16" table:formula="of:=IF([.H129]&lt;=5;2;IF([.H129]&lt;=30;4;IF([.H129]&lt;=60;6;8)))" office:value-type="float" office:value="4" calcext:value-type="float">
            <text:p>4</text:p>
          </table:table-cell>
          <table:table-cell table:formula="of:=IF([.I129]&lt;=5;2;IF([.I129]&lt;=30;4;IF([.I129]&lt;=60;6;8)))" office:value-type="float" office:value="2" calcext:value-type="float">
            <text:p>2</text:p>
          </table:table-cell>
          <table:table-cell table:formula="of:=IF([.J129]&lt;=5;2;IF([.J129]&lt;=30;4;IF([.J129]&lt;=60;6;8)))" office:value-type="float" office:value="2" calcext:value-type="float">
            <text:p>2</text:p>
          </table:table-cell>
          <table:table-cell table:formula="of:=IF([.K129]&lt;=5;2;IF([.K129]&lt;=30;4;IF([.K129]&lt;=60;6;8)))" office:value-type="float" office:value="2" calcext:value-type="float">
            <text:p>2</text:p>
          </table:table-cell>
          <table:table-cell table:formula="of:=IF([.L129]&lt;=5;2;IF([.L129]&lt;=30;4;IF([.L129]&lt;=60;6;8)))" office:value-type="float" office:value="2" calcext:value-type="float">
            <text:p>2</text:p>
          </table:table-cell>
          <table:table-cell table:formula="of:=IF([.M129]&lt;=5;2;IF([.M129]&lt;=30;4;IF([.M129]&lt;=60;6;8)))" office:value-type="float" office:value="2" calcext:value-type="float">
            <text:p>2</text:p>
          </table:table-cell>
          <table:table-cell table:formula="of:=IF([.N129]&lt;=5;2;IF([.N129]&lt;=30;4;IF([.N129]&lt;=60;6;8)))" office:value-type="float" office:value="2" calcext:value-type="float">
            <text:p>2</text:p>
          </table:table-cell>
          <table:table-cell table:formula="of:=IF([.O129]&lt;=5;2;IF([.O129]&lt;=30;4;IF([.O129]&lt;=60;6;8)))" office:value-type="float" office:value="2" calcext:value-type="float">
            <text:p>2</text:p>
          </table:table-cell>
          <table:table-cell table:formula="of:=IF([.P129]&lt;=5;2;IF([.P129]&lt;=30;4;IF([.P129]&lt;=60;6;8)))" office:value-type="float" office:value="2" calcext:value-type="float">
            <text:p>2</text:p>
          </table:table-cell>
          <table:table-cell table:formula="of:=IF([.Q129]&lt;=5;2;IF([.Q129]&lt;=30;4;IF([.Q129]&lt;=60;6;8)))" office:value-type="float" office:value="2" calcext:value-type="float">
            <text:p>2</text:p>
          </table:table-cell>
          <table:table-cell table:formula="of:=IF([.R129]&lt;=5;2;IF([.R129]&lt;=30;4;IF([.R129]&lt;=60;6;8)))" office:value-type="float" office:value="2" calcext:value-type="float">
            <text:p>2</text:p>
          </table:table-cell>
          <table:table-cell table:formula="of:=IF([.S129]&lt;=5;2;IF([.S129]&lt;=30;4;IF([.S129]&lt;=60;6;8)))" office:value-type="float" office:value="2" calcext:value-type="float">
            <text:p>2</text:p>
          </table:table-cell>
          <table:table-cell table:formula="of:=IF([.T129]&lt;=5;2;IF([.T129]&lt;=30;4;IF([.T129]&lt;=60;6;8)))" office:value-type="float" office:value="2" calcext:value-type="float">
            <text:p>2</text:p>
          </table:table-cell>
          <table:table-cell table:formula="of:=IF([.U129]&lt;=5;2;IF([.U129]&lt;=30;4;IF([.U129]&lt;=60;6;8)))" office:value-type="float" office:value="2" calcext:value-type="float">
            <text:p>2</text:p>
          </table:table-cell>
          <table:table-cell table:formula="of:=IF([.V129]&lt;=5;2;IF([.V129]&lt;=30;4;IF([.V129]&lt;=60;6;8)))" office:value-type="float" office:value="2" calcext:value-type="float">
            <text:p>2</text:p>
          </table:table-cell>
          <table:table-cell table:formula="of:=IF([.W129]&lt;=5;2;IF([.W129]&lt;=30;4;IF([.W129]&lt;=60;6;8)))" office:value-type="float" office:value="2" calcext:value-type="float">
            <text:p>2</text:p>
          </table:table-cell>
          <table:table-cell table:formula="of:=IF([.X129]&lt;=5;2;IF([.X129]&lt;=30;4;IF([.X129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F130]&lt;=5;2;IF([.F130]&lt;=30;4;IF([.F130]&lt;=60;6;8)))" office:value-type="float" office:value="6" calcext:value-type="float">
            <text:p>6</text:p>
          </table:table-cell>
          <table:table-cell table:formula="of:=IF([.G130]&lt;=5;2;IF([.G130]&lt;=30;4;IF([.G130]&lt;=60;6;8)))" office:value-type="float" office:value="2" calcext:value-type="float">
            <text:p>2</text:p>
          </table:table-cell>
          <table:table-cell table:formula="of:=IF([.H130]&lt;=5;2;IF([.H130]&lt;=30;4;IF([.H130]&lt;=60;6;8)))" office:value-type="float" office:value="2" calcext:value-type="float">
            <text:p>2</text:p>
          </table:table-cell>
          <table:table-cell table:formula="of:=IF([.I130]&lt;=5;2;IF([.I130]&lt;=30;4;IF([.I130]&lt;=60;6;8)))" office:value-type="float" office:value="2" calcext:value-type="float">
            <text:p>2</text:p>
          </table:table-cell>
          <table:table-cell table:style-name="ce16" table:formula="of:=IF([.J130]&lt;=5;2;IF([.J130]&lt;=30;4;IF([.J130]&lt;=60;6;8)))" office:value-type="float" office:value="4" calcext:value-type="float">
            <text:p>4</text:p>
          </table:table-cell>
          <table:table-cell table:formula="of:=IF([.K130]&lt;=5;2;IF([.K130]&lt;=30;4;IF([.K130]&lt;=60;6;8)))" office:value-type="float" office:value="2" calcext:value-type="float">
            <text:p>2</text:p>
          </table:table-cell>
          <table:table-cell table:formula="of:=IF([.L130]&lt;=5;2;IF([.L130]&lt;=30;4;IF([.L130]&lt;=60;6;8)))" office:value-type="float" office:value="2" calcext:value-type="float">
            <text:p>2</text:p>
          </table:table-cell>
          <table:table-cell table:formula="of:=IF([.M130]&lt;=5;2;IF([.M130]&lt;=30;4;IF([.M130]&lt;=60;6;8)))" office:value-type="float" office:value="2" calcext:value-type="float">
            <text:p>2</text:p>
          </table:table-cell>
          <table:table-cell table:formula="of:=IF([.N130]&lt;=5;2;IF([.N130]&lt;=30;4;IF([.N130]&lt;=60;6;8)))" office:value-type="float" office:value="2" calcext:value-type="float">
            <text:p>2</text:p>
          </table:table-cell>
          <table:table-cell table:formula="of:=IF([.O130]&lt;=5;2;IF([.O130]&lt;=30;4;IF([.O130]&lt;=60;6;8)))" office:value-type="float" office:value="2" calcext:value-type="float">
            <text:p>2</text:p>
          </table:table-cell>
          <table:table-cell table:formula="of:=IF([.P130]&lt;=5;2;IF([.P130]&lt;=30;4;IF([.P130]&lt;=60;6;8)))" office:value-type="float" office:value="2" calcext:value-type="float">
            <text:p>2</text:p>
          </table:table-cell>
          <table:table-cell table:formula="of:=IF([.Q130]&lt;=5;2;IF([.Q130]&lt;=30;4;IF([.Q130]&lt;=60;6;8)))" office:value-type="float" office:value="2" calcext:value-type="float">
            <text:p>2</text:p>
          </table:table-cell>
          <table:table-cell table:formula="of:=IF([.R130]&lt;=5;2;IF([.R130]&lt;=30;4;IF([.R130]&lt;=60;6;8)))" office:value-type="float" office:value="2" calcext:value-type="float">
            <text:p>2</text:p>
          </table:table-cell>
          <table:table-cell table:formula="of:=IF([.S130]&lt;=5;2;IF([.S130]&lt;=30;4;IF([.S130]&lt;=60;6;8)))" office:value-type="float" office:value="2" calcext:value-type="float">
            <text:p>2</text:p>
          </table:table-cell>
          <table:table-cell table:formula="of:=IF([.T130]&lt;=5;2;IF([.T130]&lt;=30;4;IF([.T130]&lt;=60;6;8)))" office:value-type="float" office:value="2" calcext:value-type="float">
            <text:p>2</text:p>
          </table:table-cell>
          <table:table-cell table:formula="of:=IF([.U130]&lt;=5;2;IF([.U130]&lt;=30;4;IF([.U130]&lt;=60;6;8)))" office:value-type="float" office:value="2" calcext:value-type="float">
            <text:p>2</text:p>
          </table:table-cell>
          <table:table-cell table:formula="of:=IF([.V130]&lt;=5;2;IF([.V130]&lt;=30;4;IF([.V130]&lt;=60;6;8)))" office:value-type="float" office:value="2" calcext:value-type="float">
            <text:p>2</text:p>
          </table:table-cell>
          <table:table-cell table:formula="of:=IF([.W130]&lt;=5;2;IF([.W130]&lt;=30;4;IF([.W130]&lt;=60;6;8)))" office:value-type="float" office:value="2" calcext:value-type="float">
            <text:p>2</text:p>
          </table:table-cell>
          <table:table-cell table:formula="of:=IF([.X130]&lt;=5;2;IF([.X130]&lt;=30;4;IF([.X130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G131]&lt;=5;2;IF([.G131]&lt;=30;4;IF([.G131]&lt;=60;6;8)))" office:value-type="float" office:value="2" calcext:value-type="float">
            <text:p>2</text:p>
          </table:table-cell>
          <table:table-cell table:formula="of:=IF([.H131]&lt;=5;2;IF([.H131]&lt;=30;4;IF([.H131]&lt;=60;6;8)))" office:value-type="float" office:value="2" calcext:value-type="float">
            <text:p>2</text:p>
          </table:table-cell>
          <table:table-cell table:formula="of:=IF([.I131]&lt;=5;2;IF([.I131]&lt;=30;4;IF([.I131]&lt;=60;6;8)))" office:value-type="float" office:value="2" calcext:value-type="float">
            <text:p>2</text:p>
          </table:table-cell>
          <table:table-cell table:formula="of:=IF([.J131]&lt;=5;2;IF([.J131]&lt;=30;4;IF([.J131]&lt;=60;6;8)))" office:value-type="float" office:value="2" calcext:value-type="float">
            <text:p>2</text:p>
          </table:table-cell>
          <table:table-cell table:formula="of:=IF([.K131]&lt;=5;2;IF([.K131]&lt;=30;4;IF([.K131]&lt;=60;6;8)))" office:value-type="float" office:value="2" calcext:value-type="float">
            <text:p>2</text:p>
          </table:table-cell>
          <table:table-cell table:formula="of:=IF([.L131]&lt;=5;2;IF([.L131]&lt;=30;4;IF([.L131]&lt;=60;6;8)))" office:value-type="float" office:value="2" calcext:value-type="float">
            <text:p>2</text:p>
          </table:table-cell>
          <table:table-cell table:formula="of:=IF([.M131]&lt;=5;2;IF([.M131]&lt;=30;4;IF([.M131]&lt;=60;6;8)))" office:value-type="float" office:value="2" calcext:value-type="float">
            <text:p>2</text:p>
          </table:table-cell>
          <table:table-cell table:formula="of:=IF([.N131]&lt;=5;2;IF([.N131]&lt;=30;4;IF([.N131]&lt;=60;6;8)))" office:value-type="float" office:value="2" calcext:value-type="float">
            <text:p>2</text:p>
          </table:table-cell>
          <table:table-cell table:formula="of:=IF([.O131]&lt;=5;2;IF([.O131]&lt;=30;4;IF([.O131]&lt;=60;6;8)))" office:value-type="float" office:value="2" calcext:value-type="float">
            <text:p>2</text:p>
          </table:table-cell>
          <table:table-cell table:formula="of:=IF([.P131]&lt;=5;2;IF([.P131]&lt;=30;4;IF([.P131]&lt;=60;6;8)))" office:value-type="float" office:value="2" calcext:value-type="float">
            <text:p>2</text:p>
          </table:table-cell>
          <table:table-cell table:formula="of:=IF([.Q131]&lt;=5;2;IF([.Q131]&lt;=30;4;IF([.Q131]&lt;=60;6;8)))" office:value-type="float" office:value="2" calcext:value-type="float">
            <text:p>2</text:p>
          </table:table-cell>
          <table:table-cell table:formula="of:=IF([.R131]&lt;=5;2;IF([.R131]&lt;=30;4;IF([.R131]&lt;=60;6;8)))" office:value-type="float" office:value="2" calcext:value-type="float">
            <text:p>2</text:p>
          </table:table-cell>
          <table:table-cell table:formula="of:=IF([.S131]&lt;=5;2;IF([.S131]&lt;=30;4;IF([.S131]&lt;=60;6;8)))" office:value-type="float" office:value="2" calcext:value-type="float">
            <text:p>2</text:p>
          </table:table-cell>
          <table:table-cell table:formula="of:=IF([.T131]&lt;=5;2;IF([.T131]&lt;=30;4;IF([.T131]&lt;=60;6;8)))" office:value-type="float" office:value="2" calcext:value-type="float">
            <text:p>2</text:p>
          </table:table-cell>
          <table:table-cell table:formula="of:=IF([.U131]&lt;=5;2;IF([.U131]&lt;=30;4;IF([.U131]&lt;=60;6;8)))" office:value-type="float" office:value="2" calcext:value-type="float">
            <text:p>2</text:p>
          </table:table-cell>
          <table:table-cell table:formula="of:=IF([.V131]&lt;=5;2;IF([.V131]&lt;=30;4;IF([.V131]&lt;=60;6;8)))" office:value-type="float" office:value="2" calcext:value-type="float">
            <text:p>2</text:p>
          </table:table-cell>
          <table:table-cell table:formula="of:=IF([.W131]&lt;=5;2;IF([.W131]&lt;=30;4;IF([.W131]&lt;=60;6;8)))" office:value-type="float" office:value="2" calcext:value-type="float">
            <text:p>2</text:p>
          </table:table-cell>
          <table:table-cell table:formula="of:=IF([.X131]&lt;=5;2;IF([.X131]&lt;=30;4;IF([.X131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IF([.H132]&lt;=5;2;IF([.H132]&lt;=30;4;IF([.H132]&lt;=60;6;8)))" office:value-type="float" office:value="2" calcext:value-type="float">
            <text:p>2</text:p>
          </table:table-cell>
          <table:table-cell table:formula="of:=IF([.I132]&lt;=5;2;IF([.I132]&lt;=30;4;IF([.I132]&lt;=60;6;8)))" office:value-type="float" office:value="2" calcext:value-type="float">
            <text:p>2</text:p>
          </table:table-cell>
          <table:table-cell table:formula="of:=IF([.J132]&lt;=5;2;IF([.J132]&lt;=30;4;IF([.J132]&lt;=60;6;8)))" office:value-type="float" office:value="2" calcext:value-type="float">
            <text:p>2</text:p>
          </table:table-cell>
          <table:table-cell table:formula="of:=IF([.K132]&lt;=5;2;IF([.K132]&lt;=30;4;IF([.K132]&lt;=60;6;8)))" office:value-type="float" office:value="2" calcext:value-type="float">
            <text:p>2</text:p>
          </table:table-cell>
          <table:table-cell table:style-name="ce16" table:formula="of:=IF([.L132]&lt;=5;2;IF([.L132]&lt;=30;4;IF([.L132]&lt;=60;6;8)))" office:value-type="float" office:value="4" calcext:value-type="float">
            <text:p>4</text:p>
          </table:table-cell>
          <table:table-cell table:formula="of:=IF([.M132]&lt;=5;2;IF([.M132]&lt;=30;4;IF([.M132]&lt;=60;6;8)))" office:value-type="float" office:value="2" calcext:value-type="float">
            <text:p>2</text:p>
          </table:table-cell>
          <table:table-cell table:formula="of:=IF([.N132]&lt;=5;2;IF([.N132]&lt;=30;4;IF([.N132]&lt;=60;6;8)))" office:value-type="float" office:value="2" calcext:value-type="float">
            <text:p>2</text:p>
          </table:table-cell>
          <table:table-cell table:formula="of:=IF([.O132]&lt;=5;2;IF([.O132]&lt;=30;4;IF([.O132]&lt;=60;6;8)))" office:value-type="float" office:value="2" calcext:value-type="float">
            <text:p>2</text:p>
          </table:table-cell>
          <table:table-cell table:formula="of:=IF([.P132]&lt;=5;2;IF([.P132]&lt;=30;4;IF([.P132]&lt;=60;6;8)))" office:value-type="float" office:value="2" calcext:value-type="float">
            <text:p>2</text:p>
          </table:table-cell>
          <table:table-cell table:formula="of:=IF([.Q132]&lt;=5;2;IF([.Q132]&lt;=30;4;IF([.Q132]&lt;=60;6;8)))" office:value-type="float" office:value="2" calcext:value-type="float">
            <text:p>2</text:p>
          </table:table-cell>
          <table:table-cell table:formula="of:=IF([.R132]&lt;=5;2;IF([.R132]&lt;=30;4;IF([.R132]&lt;=60;6;8)))" office:value-type="float" office:value="2" calcext:value-type="float">
            <text:p>2</text:p>
          </table:table-cell>
          <table:table-cell table:formula="of:=IF([.S132]&lt;=5;2;IF([.S132]&lt;=30;4;IF([.S132]&lt;=60;6;8)))" office:value-type="float" office:value="2" calcext:value-type="float">
            <text:p>2</text:p>
          </table:table-cell>
          <table:table-cell table:formula="of:=IF([.T132]&lt;=5;2;IF([.T132]&lt;=30;4;IF([.T132]&lt;=60;6;8)))" office:value-type="float" office:value="2" calcext:value-type="float">
            <text:p>2</text:p>
          </table:table-cell>
          <table:table-cell table:formula="of:=IF([.U132]&lt;=5;2;IF([.U132]&lt;=30;4;IF([.U132]&lt;=60;6;8)))" office:value-type="float" office:value="2" calcext:value-type="float">
            <text:p>2</text:p>
          </table:table-cell>
          <table:table-cell table:formula="of:=IF([.V132]&lt;=5;2;IF([.V132]&lt;=30;4;IF([.V132]&lt;=60;6;8)))" office:value-type="float" office:value="2" calcext:value-type="float">
            <text:p>2</text:p>
          </table:table-cell>
          <table:table-cell table:formula="of:=IF([.W132]&lt;=5;2;IF([.W132]&lt;=30;4;IF([.W132]&lt;=60;6;8)))" office:value-type="float" office:value="2" calcext:value-type="float">
            <text:p>2</text:p>
          </table:table-cell>
          <table:table-cell table:formula="of:=IF([.X132]&lt;=5;2;IF([.X132]&lt;=30;4;IF([.X132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I133]&lt;=5;2;IF([.I133]&lt;=30;4;IF([.I133]&lt;=60;6;8)))" office:value-type="float" office:value="4" calcext:value-type="float">
            <text:p>4</text:p>
          </table:table-cell>
          <table:table-cell table:formula="of:=IF([.J133]&lt;=5;2;IF([.J133]&lt;=30;4;IF([.J133]&lt;=60;6;8)))" office:value-type="float" office:value="4" calcext:value-type="float">
            <text:p>4</text:p>
          </table:table-cell>
          <table:table-cell table:formula="of:=IF([.K133]&lt;=5;2;IF([.K133]&lt;=30;4;IF([.K133]&lt;=60;6;8)))" office:value-type="float" office:value="2" calcext:value-type="float">
            <text:p>2</text:p>
          </table:table-cell>
          <table:table-cell table:formula="of:=IF([.L133]&lt;=5;2;IF([.L133]&lt;=30;4;IF([.L133]&lt;=60;6;8)))" office:value-type="float" office:value="2" calcext:value-type="float">
            <text:p>2</text:p>
          </table:table-cell>
          <table:table-cell table:style-name="ce16" table:formula="of:=IF([.M133]&lt;=5;2;IF([.M133]&lt;=30;4;IF([.M133]&lt;=60;6;8)))" office:value-type="float" office:value="4" calcext:value-type="float">
            <text:p>4</text:p>
          </table:table-cell>
          <table:table-cell table:style-name="ce16" table:formula="of:=IF([.N133]&lt;=5;2;IF([.N133]&lt;=30;4;IF([.N133]&lt;=60;6;8)))" office:value-type="float" office:value="4" calcext:value-type="float">
            <text:p>4</text:p>
          </table:table-cell>
          <table:table-cell table:formula="of:=IF([.O133]&lt;=5;2;IF([.O133]&lt;=30;4;IF([.O133]&lt;=60;6;8)))" office:value-type="float" office:value="2" calcext:value-type="float">
            <text:p>2</text:p>
          </table:table-cell>
          <table:table-cell table:formula="of:=IF([.P133]&lt;=5;2;IF([.P133]&lt;=30;4;IF([.P133]&lt;=60;6;8)))" office:value-type="float" office:value="2" calcext:value-type="float">
            <text:p>2</text:p>
          </table:table-cell>
          <table:table-cell table:formula="of:=IF([.Q133]&lt;=5;2;IF([.Q133]&lt;=30;4;IF([.Q133]&lt;=60;6;8)))" office:value-type="float" office:value="2" calcext:value-type="float">
            <text:p>2</text:p>
          </table:table-cell>
          <table:table-cell table:formula="of:=IF([.R133]&lt;=5;2;IF([.R133]&lt;=30;4;IF([.R133]&lt;=60;6;8)))" office:value-type="float" office:value="2" calcext:value-type="float">
            <text:p>2</text:p>
          </table:table-cell>
          <table:table-cell table:formula="of:=IF([.S133]&lt;=5;2;IF([.S133]&lt;=30;4;IF([.S133]&lt;=60;6;8)))" office:value-type="float" office:value="2" calcext:value-type="float">
            <text:p>2</text:p>
          </table:table-cell>
          <table:table-cell table:formula="of:=IF([.T133]&lt;=5;2;IF([.T133]&lt;=30;4;IF([.T133]&lt;=60;6;8)))" office:value-type="float" office:value="2" calcext:value-type="float">
            <text:p>2</text:p>
          </table:table-cell>
          <table:table-cell table:formula="of:=IF([.U133]&lt;=5;2;IF([.U133]&lt;=30;4;IF([.U133]&lt;=60;6;8)))" office:value-type="float" office:value="2" calcext:value-type="float">
            <text:p>2</text:p>
          </table:table-cell>
          <table:table-cell table:formula="of:=IF([.V133]&lt;=5;2;IF([.V133]&lt;=30;4;IF([.V133]&lt;=60;6;8)))" office:value-type="float" office:value="2" calcext:value-type="float">
            <text:p>2</text:p>
          </table:table-cell>
          <table:table-cell table:formula="of:=IF([.W133]&lt;=5;2;IF([.W133]&lt;=30;4;IF([.W133]&lt;=60;6;8)))" office:value-type="float" office:value="2" calcext:value-type="float">
            <text:p>2</text:p>
          </table:table-cell>
          <table:table-cell table:formula="of:=IF([.X133]&lt;=5;2;IF([.X133]&lt;=30;4;IF([.X133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J134]&lt;=5;2;IF([.J134]&lt;=30;4;IF([.J134]&lt;=60;6;8)))" office:value-type="float" office:value="6" calcext:value-type="float">
            <text:p>6</text:p>
          </table:table-cell>
          <table:table-cell table:formula="of:=IF([.K134]&lt;=5;2;IF([.K134]&lt;=30;4;IF([.K134]&lt;=60;6;8)))" office:value-type="float" office:value="2" calcext:value-type="float">
            <text:p>2</text:p>
          </table:table-cell>
          <table:table-cell table:formula="of:=IF([.L134]&lt;=5;2;IF([.L134]&lt;=30;4;IF([.L134]&lt;=60;6;8)))" office:value-type="float" office:value="2" calcext:value-type="float">
            <text:p>2</text:p>
          </table:table-cell>
          <table:table-cell table:style-name="ce16" table:formula="of:=IF([.M134]&lt;=5;2;IF([.M134]&lt;=30;4;IF([.M134]&lt;=60;6;8)))" office:value-type="float" office:value="4" calcext:value-type="float">
            <text:p>4</text:p>
          </table:table-cell>
          <table:table-cell table:style-name="ce16" table:formula="of:=IF([.N134]&lt;=5;2;IF([.N134]&lt;=30;4;IF([.N134]&lt;=60;6;8)))" office:value-type="float" office:value="4" calcext:value-type="float">
            <text:p>4</text:p>
          </table:table-cell>
          <table:table-cell table:style-name="ce16" table:formula="of:=IF([.O134]&lt;=5;2;IF([.O134]&lt;=30;4;IF([.O134]&lt;=60;6;8)))" office:value-type="float" office:value="4" calcext:value-type="float">
            <text:p>4</text:p>
          </table:table-cell>
          <table:table-cell table:formula="of:=IF([.P134]&lt;=5;2;IF([.P134]&lt;=30;4;IF([.P134]&lt;=60;6;8)))" office:value-type="float" office:value="2" calcext:value-type="float">
            <text:p>2</text:p>
          </table:table-cell>
          <table:table-cell table:style-name="ce16" table:formula="of:=IF([.Q134]&lt;=5;2;IF([.Q134]&lt;=30;4;IF([.Q134]&lt;=60;6;8)))" office:value-type="float" office:value="4" calcext:value-type="float">
            <text:p>4</text:p>
          </table:table-cell>
          <table:table-cell table:style-name="ce16" table:formula="of:=IF([.R134]&lt;=5;2;IF([.R134]&lt;=30;4;IF([.R134]&lt;=60;6;8)))" office:value-type="float" office:value="4" calcext:value-type="float">
            <text:p>4</text:p>
          </table:table-cell>
          <table:table-cell table:formula="of:=IF([.S134]&lt;=5;2;IF([.S134]&lt;=30;4;IF([.S134]&lt;=60;6;8)))" office:value-type="float" office:value="2" calcext:value-type="float">
            <text:p>2</text:p>
          </table:table-cell>
          <table:table-cell table:style-name="ce16" table:formula="of:=IF([.T134]&lt;=5;2;IF([.T134]&lt;=30;4;IF([.T134]&lt;=60;6;8)))" office:value-type="float" office:value="6" calcext:value-type="float">
            <text:p>6</text:p>
          </table:table-cell>
          <table:table-cell table:formula="of:=IF([.U134]&lt;=5;2;IF([.U134]&lt;=30;4;IF([.U134]&lt;=60;6;8)))" office:value-type="float" office:value="2" calcext:value-type="float">
            <text:p>2</text:p>
          </table:table-cell>
          <table:table-cell table:style-name="ce16" table:formula="of:=IF([.V134]&lt;=5;2;IF([.V134]&lt;=30;4;IF([.V134]&lt;=60;6;8)))" office:value-type="float" office:value="6" calcext:value-type="float">
            <text:p>6</text:p>
          </table:table-cell>
          <table:table-cell table:formula="of:=IF([.W134]&lt;=5;2;IF([.W134]&lt;=30;4;IF([.W134]&lt;=60;6;8)))" office:value-type="float" office:value="2" calcext:value-type="float">
            <text:p>2</text:p>
          </table:table-cell>
          <table:table-cell table:formula="of:=IF([.X134]&lt;=5;2;IF([.X134]&lt;=30;4;IF([.X134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IF([.K135]&lt;=5;2;IF([.K135]&lt;=30;4;IF([.K135]&lt;=60;6;8)))" office:value-type="float" office:value="2" calcext:value-type="float">
            <text:p>2</text:p>
          </table:table-cell>
          <table:table-cell table:formula="of:=IF([.L135]&lt;=5;2;IF([.L135]&lt;=30;4;IF([.L135]&lt;=60;6;8)))" office:value-type="float" office:value="2" calcext:value-type="float">
            <text:p>2</text:p>
          </table:table-cell>
          <table:table-cell table:formula="of:=IF([.M135]&lt;=5;2;IF([.M135]&lt;=30;4;IF([.M135]&lt;=60;6;8)))" office:value-type="float" office:value="2" calcext:value-type="float">
            <text:p>2</text:p>
          </table:table-cell>
          <table:table-cell table:formula="of:=IF([.N135]&lt;=5;2;IF([.N135]&lt;=30;4;IF([.N135]&lt;=60;6;8)))" office:value-type="float" office:value="2" calcext:value-type="float">
            <text:p>2</text:p>
          </table:table-cell>
          <table:table-cell table:style-name="ce16" table:formula="of:=IF([.O135]&lt;=5;2;IF([.O135]&lt;=30;4;IF([.O135]&lt;=60;6;8)))" office:value-type="float" office:value="4" calcext:value-type="float">
            <text:p>4</text:p>
          </table:table-cell>
          <table:table-cell table:formula="of:=IF([.P135]&lt;=5;2;IF([.P135]&lt;=30;4;IF([.P135]&lt;=60;6;8)))" office:value-type="float" office:value="2" calcext:value-type="float">
            <text:p>2</text:p>
          </table:table-cell>
          <table:table-cell table:style-name="ce16" table:formula="of:=IF([.Q135]&lt;=5;2;IF([.Q135]&lt;=30;4;IF([.Q135]&lt;=60;6;8)))" office:value-type="float" office:value="4" calcext:value-type="float">
            <text:p>4</text:p>
          </table:table-cell>
          <table:table-cell table:style-name="ce16" table:formula="of:=IF([.R135]&lt;=5;2;IF([.R135]&lt;=30;4;IF([.R135]&lt;=60;6;8)))" office:value-type="float" office:value="4" calcext:value-type="float">
            <text:p>4</text:p>
          </table:table-cell>
          <table:table-cell table:formula="of:=IF([.S135]&lt;=5;2;IF([.S135]&lt;=30;4;IF([.S135]&lt;=60;6;8)))" office:value-type="float" office:value="2" calcext:value-type="float">
            <text:p>2</text:p>
          </table:table-cell>
          <table:table-cell table:formula="of:=IF([.T135]&lt;=5;2;IF([.T135]&lt;=30;4;IF([.T135]&lt;=60;6;8)))" office:value-type="float" office:value="2" calcext:value-type="float">
            <text:p>2</text:p>
          </table:table-cell>
          <table:table-cell table:formula="of:=IF([.U135]&lt;=5;2;IF([.U135]&lt;=30;4;IF([.U135]&lt;=60;6;8)))" office:value-type="float" office:value="2" calcext:value-type="float">
            <text:p>2</text:p>
          </table:table-cell>
          <table:table-cell table:formula="of:=IF([.V135]&lt;=5;2;IF([.V135]&lt;=30;4;IF([.V135]&lt;=60;6;8)))" office:value-type="float" office:value="2" calcext:value-type="float">
            <text:p>2</text:p>
          </table:table-cell>
          <table:table-cell table:formula="of:=IF([.W135]&lt;=5;2;IF([.W135]&lt;=30;4;IF([.W135]&lt;=60;6;8)))" office:value-type="float" office:value="2" calcext:value-type="float">
            <text:p>2</text:p>
          </table:table-cell>
          <table:table-cell table:formula="of:=IF([.X135]&lt;=5;2;IF([.X135]&lt;=30;4;IF([.X135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L136]&lt;=5;2;IF([.L136]&lt;=30;4;IF([.L136]&lt;=60;6;8)))" office:value-type="float" office:value="2" calcext:value-type="float">
            <text:p>2</text:p>
          </table:table-cell>
          <table:table-cell table:formula="of:=IF([.M136]&lt;=5;2;IF([.M136]&lt;=30;4;IF([.M136]&lt;=60;6;8)))" office:value-type="float" office:value="2" calcext:value-type="float">
            <text:p>2</text:p>
          </table:table-cell>
          <table:table-cell table:formula="of:=IF([.N136]&lt;=5;2;IF([.N136]&lt;=30;4;IF([.N136]&lt;=60;6;8)))" office:value-type="float" office:value="4" calcext:value-type="float">
            <text:p>4</text:p>
          </table:table-cell>
          <table:table-cell table:formula="of:=IF([.O136]&lt;=5;2;IF([.O136]&lt;=30;4;IF([.O136]&lt;=60;6;8)))" office:value-type="float" office:value="4" calcext:value-type="float">
            <text:p>4</text:p>
          </table:table-cell>
          <table:table-cell table:formula="of:=IF([.P136]&lt;=5;2;IF([.P136]&lt;=30;4;IF([.P136]&lt;=60;6;8)))" office:value-type="float" office:value="2" calcext:value-type="float">
            <text:p>2</text:p>
          </table:table-cell>
          <table:table-cell table:formula="of:=IF([.Q136]&lt;=5;2;IF([.Q136]&lt;=30;4;IF([.Q136]&lt;=60;6;8)))" office:value-type="float" office:value="4" calcext:value-type="float">
            <text:p>4</text:p>
          </table:table-cell>
          <table:table-cell table:style-name="ce16" table:formula="of:=IF([.R136]&lt;=5;2;IF([.R136]&lt;=30;4;IF([.R136]&lt;=60;6;8)))" office:value-type="float" office:value="2" calcext:value-type="float">
            <text:p>2</text:p>
          </table:table-cell>
          <table:table-cell table:style-name="ce16" table:formula="of:=IF([.S136]&lt;=5;2;IF([.S136]&lt;=30;4;IF([.S136]&lt;=60;6;8)))" office:value-type="float" office:value="4" calcext:value-type="float">
            <text:p>4</text:p>
          </table:table-cell>
          <table:table-cell table:formula="of:=IF([.T136]&lt;=5;2;IF([.T136]&lt;=30;4;IF([.T136]&lt;=60;6;8)))" office:value-type="float" office:value="2" calcext:value-type="float">
            <text:p>2</text:p>
          </table:table-cell>
          <table:table-cell table:style-name="ce16" table:formula="of:=IF([.U136]&lt;=5;2;IF([.U136]&lt;=30;4;IF([.U136]&lt;=60;6;8)))" office:value-type="float" office:value="4" calcext:value-type="float">
            <text:p>4</text:p>
          </table:table-cell>
          <table:table-cell table:formula="of:=IF([.V136]&lt;=5;2;IF([.V136]&lt;=30;4;IF([.V136]&lt;=60;6;8)))" office:value-type="float" office:value="2" calcext:value-type="float">
            <text:p>2</text:p>
          </table:table-cell>
          <table:table-cell table:formula="of:=IF([.W136]&lt;=5;2;IF([.W136]&lt;=30;4;IF([.W136]&lt;=60;6;8)))" office:value-type="float" office:value="2" calcext:value-type="float">
            <text:p>2</text:p>
          </table:table-cell>
          <table:table-cell table:formula="of:=IF([.X136]&lt;=5;2;IF([.X136]&lt;=30;4;IF([.X136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IF([.M137]&lt;=5;2;IF([.M137]&lt;=30;4;IF([.M137]&lt;=60;6;8)))" office:value-type="float" office:value="2" calcext:value-type="float">
            <text:p>2</text:p>
          </table:table-cell>
          <table:table-cell table:formula="of:=IF([.N137]&lt;=5;2;IF([.N137]&lt;=30;4;IF([.N137]&lt;=60;6;8)))" office:value-type="float" office:value="2" calcext:value-type="float">
            <text:p>2</text:p>
          </table:table-cell>
          <table:table-cell table:formula="of:=IF([.O137]&lt;=5;2;IF([.O137]&lt;=30;4;IF([.O137]&lt;=60;6;8)))" office:value-type="float" office:value="2" calcext:value-type="float">
            <text:p>2</text:p>
          </table:table-cell>
          <table:table-cell table:formula="of:=IF([.P137]&lt;=5;2;IF([.P137]&lt;=30;4;IF([.P137]&lt;=60;6;8)))" office:value-type="float" office:value="2" calcext:value-type="float">
            <text:p>2</text:p>
          </table:table-cell>
          <table:table-cell table:formula="of:=IF([.Q137]&lt;=5;2;IF([.Q137]&lt;=30;4;IF([.Q137]&lt;=60;6;8)))" office:value-type="float" office:value="4" calcext:value-type="float">
            <text:p>4</text:p>
          </table:table-cell>
          <table:table-cell table:formula="of:=IF([.R137]&lt;=5;2;IF([.R137]&lt;=30;4;IF([.R137]&lt;=60;6;8)))" office:value-type="float" office:value="2" calcext:value-type="float">
            <text:p>2</text:p>
          </table:table-cell>
          <table:table-cell table:formula="of:=IF([.S137]&lt;=5;2;IF([.S137]&lt;=30;4;IF([.S137]&lt;=60;6;8)))" office:value-type="float" office:value="2" calcext:value-type="float">
            <text:p>2</text:p>
          </table:table-cell>
          <table:table-cell table:formula="of:=IF([.T137]&lt;=5;2;IF([.T137]&lt;=30;4;IF([.T137]&lt;=60;6;8)))" office:value-type="float" office:value="2" calcext:value-type="float">
            <text:p>2</text:p>
          </table:table-cell>
          <table:table-cell table:style-name="ce16" table:formula="of:=IF([.U137]&lt;=5;2;IF([.U137]&lt;=30;4;IF([.U137]&lt;=60;6;8)))" office:value-type="float" office:value="2" calcext:value-type="float">
            <text:p>2</text:p>
          </table:table-cell>
          <table:table-cell table:formula="of:=IF([.V137]&lt;=5;2;IF([.V137]&lt;=30;4;IF([.V137]&lt;=60;6;8)))" office:value-type="float" office:value="2" calcext:value-type="float">
            <text:p>2</text:p>
          </table:table-cell>
          <table:table-cell table:formula="of:=IF([.W137]&lt;=5;2;IF([.W137]&lt;=30;4;IF([.W137]&lt;=60;6;8)))" office:value-type="float" office:value="2" calcext:value-type="float">
            <text:p>2</text:p>
          </table:table-cell>
          <table:table-cell table:style-name="ce16" table:formula="of:=IF([.X137]&lt;=5;2;IF([.X137]&lt;=30;4;IF([.X137]&lt;=60;6;8)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N138]&lt;=5;2;IF([.N138]&lt;=30;4;IF([.N138]&lt;=60;6;8)))" office:value-type="float" office:value="4" calcext:value-type="float">
            <text:p>4</text:p>
          </table:table-cell>
          <table:table-cell table:formula="of:=IF([.O138]&lt;=5;2;IF([.O138]&lt;=30;4;IF([.O138]&lt;=60;6;8)))" office:value-type="float" office:value="2" calcext:value-type="float">
            <text:p>2</text:p>
          </table:table-cell>
          <table:table-cell table:style-name="ce16" table:formula="of:=IF([.P138]&lt;=5;2;IF([.P138]&lt;=30;4;IF([.P138]&lt;=60;6;8)))" office:value-type="float" office:value="4" calcext:value-type="float">
            <text:p>4</text:p>
          </table:table-cell>
          <table:table-cell table:formula="of:=IF([.Q138]&lt;=5;2;IF([.Q138]&lt;=30;4;IF([.Q138]&lt;=60;6;8)))" office:value-type="float" office:value="2" calcext:value-type="float">
            <text:p>2</text:p>
          </table:table-cell>
          <table:table-cell table:formula="of:=IF([.R138]&lt;=5;2;IF([.R138]&lt;=30;4;IF([.R138]&lt;=60;6;8)))" office:value-type="float" office:value="2" calcext:value-type="float">
            <text:p>2</text:p>
          </table:table-cell>
          <table:table-cell table:formula="of:=IF([.S138]&lt;=5;2;IF([.S138]&lt;=30;4;IF([.S138]&lt;=60;6;8)))" office:value-type="float" office:value="2" calcext:value-type="float">
            <text:p>2</text:p>
          </table:table-cell>
          <table:table-cell table:formula="of:=IF([.T138]&lt;=5;2;IF([.T138]&lt;=30;4;IF([.T138]&lt;=60;6;8)))" office:value-type="float" office:value="2" calcext:value-type="float">
            <text:p>2</text:p>
          </table:table-cell>
          <table:table-cell table:formula="of:=IF([.U138]&lt;=5;2;IF([.U138]&lt;=30;4;IF([.U138]&lt;=60;6;8)))" office:value-type="float" office:value="2" calcext:value-type="float">
            <text:p>2</text:p>
          </table:table-cell>
          <table:table-cell table:formula="of:=IF([.V138]&lt;=5;2;IF([.V138]&lt;=30;4;IF([.V138]&lt;=60;6;8)))" office:value-type="float" office:value="2" calcext:value-type="float">
            <text:p>2</text:p>
          </table:table-cell>
          <table:table-cell table:formula="of:=IF([.W138]&lt;=5;2;IF([.W138]&lt;=30;4;IF([.W138]&lt;=60;6;8)))" office:value-type="float" office:value="2" calcext:value-type="float">
            <text:p>2</text:p>
          </table:table-cell>
          <table:table-cell table:formula="of:=IF([.X138]&lt;=5;2;IF([.X138]&lt;=30;4;IF([.X138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O139]&lt;=5;2;IF([.O139]&lt;=30;4;IF([.O139]&lt;=60;6;8)))" office:value-type="float" office:value="4" calcext:value-type="float">
            <text:p>4</text:p>
          </table:table-cell>
          <table:table-cell table:style-name="ce16" table:formula="of:=IF([.P139]&lt;=5;2;IF([.P139]&lt;=30;4;IF([.P139]&lt;=60;6;8)))" office:value-type="float" office:value="4" calcext:value-type="float">
            <text:p>4</text:p>
          </table:table-cell>
          <table:table-cell table:formula="of:=IF([.Q139]&lt;=5;2;IF([.Q139]&lt;=30;4;IF([.Q139]&lt;=60;6;8)))" office:value-type="float" office:value="2" calcext:value-type="float">
            <text:p>2</text:p>
          </table:table-cell>
          <table:table-cell table:formula="of:=IF([.R139]&lt;=5;2;IF([.R139]&lt;=30;4;IF([.R139]&lt;=60;6;8)))" office:value-type="float" office:value="2" calcext:value-type="float">
            <text:p>2</text:p>
          </table:table-cell>
          <table:table-cell table:formula="of:=IF([.S139]&lt;=5;2;IF([.S139]&lt;=30;4;IF([.S139]&lt;=60;6;8)))" office:value-type="float" office:value="2" calcext:value-type="float">
            <text:p>2</text:p>
          </table:table-cell>
          <table:table-cell table:formula="of:=IF([.T139]&lt;=5;2;IF([.T139]&lt;=30;4;IF([.T139]&lt;=60;6;8)))" office:value-type="float" office:value="2" calcext:value-type="float">
            <text:p>2</text:p>
          </table:table-cell>
          <table:table-cell table:formula="of:=IF([.U139]&lt;=5;2;IF([.U139]&lt;=30;4;IF([.U139]&lt;=60;6;8)))" office:value-type="float" office:value="2" calcext:value-type="float">
            <text:p>2</text:p>
          </table:table-cell>
          <table:table-cell table:formula="of:=IF([.V139]&lt;=5;2;IF([.V139]&lt;=30;4;IF([.V139]&lt;=60;6;8)))" office:value-type="float" office:value="2" calcext:value-type="float">
            <text:p>2</text:p>
          </table:table-cell>
          <table:table-cell table:formula="of:=IF([.W139]&lt;=5;2;IF([.W139]&lt;=30;4;IF([.W139]&lt;=60;6;8)))" office:value-type="float" office:value="2" calcext:value-type="float">
            <text:p>2</text:p>
          </table:table-cell>
          <table:table-cell table:formula="of:=IF([.X139]&lt;=5;2;IF([.X139]&lt;=30;4;IF([.X139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P140]&lt;=5;2;IF([.P140]&lt;=30;4;IF([.P140]&lt;=60;6;8)))" office:value-type="float" office:value="2" calcext:value-type="float">
            <text:p>2</text:p>
          </table:table-cell>
          <table:table-cell table:style-name="ce16" table:formula="of:=IF([.Q140]&lt;=5;2;IF([.Q140]&lt;=30;4;IF([.Q140]&lt;=60;6;8)))" office:value-type="float" office:value="4" calcext:value-type="float">
            <text:p>4</text:p>
          </table:table-cell>
          <table:table-cell table:style-name="ce16" table:formula="of:=IF([.R140]&lt;=5;2;IF([.R140]&lt;=30;4;IF([.R140]&lt;=60;6;8)))" office:value-type="float" office:value="4" calcext:value-type="float">
            <text:p>4</text:p>
          </table:table-cell>
          <table:table-cell table:style-name="Default" table:formula="of:=IF([.S140]&lt;=5;2;IF([.S140]&lt;=30;4;IF([.S140]&lt;=60;6;8)))" office:value-type="float" office:value="2" calcext:value-type="float">
            <text:p>2</text:p>
          </table:table-cell>
          <table:table-cell table:style-name="ce16" table:formula="of:=IF([.T140]&lt;=5;2;IF([.T140]&lt;=30;4;IF([.T140]&lt;=60;6;8)))" office:value-type="float" office:value="4" calcext:value-type="float">
            <text:p>4</text:p>
          </table:table-cell>
          <table:table-cell table:formula="of:=IF([.U140]&lt;=5;2;IF([.U140]&lt;=30;4;IF([.U140]&lt;=60;6;8)))" office:value-type="float" office:value="2" calcext:value-type="float">
            <text:p>2</text:p>
          </table:table-cell>
          <table:table-cell table:style-name="ce16" table:formula="of:=IF([.V140]&lt;=5;2;IF([.V140]&lt;=30;4;IF([.V140]&lt;=60;6;8)))" office:value-type="float" office:value="4" calcext:value-type="float">
            <text:p>4</text:p>
          </table:table-cell>
          <table:table-cell table:formula="of:=IF([.W140]&lt;=5;2;IF([.W140]&lt;=30;4;IF([.W140]&lt;=60;6;8)))" office:value-type="float" office:value="2" calcext:value-type="float">
            <text:p>2</text:p>
          </table:table-cell>
          <table:table-cell table:formula="of:=IF([.X140]&lt;=5;2;IF([.X140]&lt;=30;4;IF([.X140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Q141]&lt;=5;2;IF([.Q141]&lt;=30;4;IF([.Q141]&lt;=60;6;8)))" office:value-type="float" office:value="4" calcext:value-type="float">
            <text:p>4</text:p>
          </table:table-cell>
          <table:table-cell table:style-name="ce16" table:formula="of:=IF([.R141]&lt;=5;2;IF([.R141]&lt;=30;4;IF([.R141]&lt;=60;6;8)))" office:value-type="float" office:value="6" calcext:value-type="float">
            <text:p>6</text:p>
          </table:table-cell>
          <table:table-cell table:formula="of:=IF([.S141]&lt;=5;2;IF([.S141]&lt;=30;4;IF([.S141]&lt;=60;6;8)))" office:value-type="float" office:value="2" calcext:value-type="float">
            <text:p>2</text:p>
          </table:table-cell>
          <table:table-cell table:style-name="ce16" table:formula="of:=IF([.T141]&lt;=5;2;IF([.T141]&lt;=30;4;IF([.T141]&lt;=60;6;8)))" office:value-type="float" office:value="4" calcext:value-type="float">
            <text:p>4</text:p>
          </table:table-cell>
          <table:table-cell table:formula="of:=IF([.U141]&lt;=5;2;IF([.U141]&lt;=30;4;IF([.U141]&lt;=60;6;8)))" office:value-type="float" office:value="2" calcext:value-type="float">
            <text:p>2</text:p>
          </table:table-cell>
          <table:table-cell table:style-name="ce16" table:formula="of:=IF([.V141]&lt;=5;2;IF([.V141]&lt;=30;4;IF([.V141]&lt;=60;6;8)))" office:value-type="float" office:value="4" calcext:value-type="float">
            <text:p>4</text:p>
          </table:table-cell>
          <table:table-cell table:formula="of:=IF([.W141]&lt;=5;2;IF([.W141]&lt;=30;4;IF([.W141]&lt;=60;6;8)))" office:value-type="float" office:value="2" calcext:value-type="float">
            <text:p>2</text:p>
          </table:table-cell>
          <table:table-cell table:style-name="ce16" table:formula="of:=IF([.X141]&lt;=5;2;IF([.X141]&lt;=30;4;IF([.X141]&lt;=60;6;8)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R142]&lt;=5;2;IF([.R142]&lt;=30;4;IF([.R142]&lt;=60;6;8)))" office:value-type="float" office:value="4" calcext:value-type="float">
            <text:p>4</text:p>
          </table:table-cell>
          <table:table-cell table:formula="of:=IF([.S142]&lt;=5;2;IF([.S142]&lt;=30;4;IF([.S142]&lt;=60;6;8)))" office:value-type="float" office:value="2" calcext:value-type="float">
            <text:p>2</text:p>
          </table:table-cell>
          <table:table-cell table:style-name="ce16" table:formula="of:=IF([.T142]&lt;=5;2;IF([.T142]&lt;=30;4;IF([.T142]&lt;=60;6;8)))" office:value-type="float" office:value="4" calcext:value-type="float">
            <text:p>4</text:p>
          </table:table-cell>
          <table:table-cell table:formula="of:=IF([.U142]&lt;=5;2;IF([.U142]&lt;=30;4;IF([.U142]&lt;=60;6;8)))" office:value-type="float" office:value="2" calcext:value-type="float">
            <text:p>2</text:p>
          </table:table-cell>
          <table:table-cell table:style-name="ce16" table:formula="of:=IF([.V142]&lt;=5;2;IF([.V142]&lt;=30;4;IF([.V142]&lt;=60;6;8)))" office:value-type="float" office:value="4" calcext:value-type="float">
            <text:p>4</text:p>
          </table:table-cell>
          <table:table-cell table:formula="of:=IF([.W142]&lt;=5;2;IF([.W142]&lt;=30;4;IF([.W142]&lt;=60;6;8)))" office:value-type="float" office:value="2" calcext:value-type="float">
            <text:p>2</text:p>
          </table:table-cell>
          <table:table-cell table:formula="of:=IF([.X142]&lt;=5;2;IF([.X142]&lt;=30;4;IF([.X142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S143]&lt;=5;2;IF([.S143]&lt;=30;4;IF([.S143]&lt;=60;6;8)))" office:value-type="float" office:value="2" calcext:value-type="float">
            <text:p>2</text:p>
          </table:table-cell>
          <table:table-cell table:style-name="ce16" table:formula="of:=IF([.T143]&lt;=5;2;IF([.T143]&lt;=30;4;IF([.T143]&lt;=60;6;8)))" office:value-type="float" office:value="4" calcext:value-type="float">
            <text:p>4</text:p>
          </table:table-cell>
          <table:table-cell table:formula="of:=IF([.U143]&lt;=5;2;IF([.U143]&lt;=30;4;IF([.U143]&lt;=60;6;8)))" office:value-type="float" office:value="2" calcext:value-type="float">
            <text:p>2</text:p>
          </table:table-cell>
          <table:table-cell table:style-name="ce16" table:formula="of:=IF([.V143]&lt;=5;2;IF([.V143]&lt;=30;4;IF([.V143]&lt;=60;6;8)))" office:value-type="float" office:value="4" calcext:value-type="float">
            <text:p>4</text:p>
          </table:table-cell>
          <table:table-cell table:formula="of:=IF([.W143]&lt;=5;2;IF([.W143]&lt;=30;4;IF([.W143]&lt;=60;6;8)))" office:value-type="float" office:value="2" calcext:value-type="float">
            <text:p>2</text:p>
          </table:table-cell>
          <table:table-cell table:formula="of:=IF([.X143]&lt;=5;2;IF([.X143]&lt;=30;4;IF([.X143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T144]&lt;=5;2;IF([.T144]&lt;=30;4;IF([.T144]&lt;=60;6;8)))" office:value-type="float" office:value="4" calcext:value-type="float">
            <text:p>4</text:p>
          </table:table-cell>
          <table:table-cell table:style-name="ce16" table:formula="of:=IF([.U144]&lt;=5;2;IF([.U144]&lt;=30;4;IF([.U144]&lt;=60;6;8)))" office:value-type="float" office:value="4" calcext:value-type="float">
            <text:p>4</text:p>
          </table:table-cell>
          <table:table-cell table:formula="of:=IF([.V144]&lt;=5;2;IF([.V144]&lt;=30;4;IF([.V144]&lt;=60;6;8)))" office:value-type="float" office:value="2" calcext:value-type="float">
            <text:p>2</text:p>
          </table:table-cell>
          <table:table-cell table:formula="of:=IF([.W144]&lt;=5;2;IF([.W144]&lt;=30;4;IF([.W144]&lt;=60;6;8)))" office:value-type="float" office:value="2" calcext:value-type="float">
            <text:p>2</text:p>
          </table:table-cell>
          <table:table-cell table:formula="of:=IF([.X144]&lt;=5;2;IF([.X144]&lt;=30;4;IF([.X144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U145]&lt;=5;2;IF([.U145]&lt;=30;4;IF([.U145]&lt;=60;6;8)))" office:value-type="float" office:value="4" calcext:value-type="float">
            <text:p>4</text:p>
          </table:table-cell>
          <table:table-cell table:style-name="ce16" table:formula="of:=IF([.V145]&lt;=5;2;IF([.V145]&lt;=30;4;IF([.V145]&lt;=60;6;8)))" office:value-type="float" office:value="4" calcext:value-type="float">
            <text:p>4</text:p>
          </table:table-cell>
          <table:table-cell table:formula="of:=IF([.W145]&lt;=5;2;IF([.W145]&lt;=30;4;IF([.W145]&lt;=60;6;8)))" office:value-type="float" office:value="2" calcext:value-type="float">
            <text:p>2</text:p>
          </table:table-cell>
          <table:table-cell table:style-name="ce16" table:formula="of:=IF([.X145]&lt;=5;2;IF([.X145]&lt;=30;4;IF([.X145]&lt;=60;6;8)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V146]&lt;=5;2;IF([.V146]&lt;=30;4;IF([.V146]&lt;=60;6;8)))" office:value-type="float" office:value="2" calcext:value-type="float">
            <text:p>2</text:p>
          </table:table-cell>
          <table:table-cell table:formula="of:=IF([.W146]&lt;=5;2;IF([.W146]&lt;=30;4;IF([.W146]&lt;=60;6;8)))" office:value-type="float" office:value="2" calcext:value-type="float">
            <text:p>2</text:p>
          </table:table-cell>
          <table:table-cell table:formula="of:=IF([.X146]&lt;=5;2;IF([.X146]&lt;=30;4;IF([.X146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6" table:formula="of:=IF([.W147]&lt;=5;2;IF([.W147]&lt;=30;4;IF([.W147]&lt;=60;6;8)))" office:value-type="float" office:value="4" calcext:value-type="float">
            <text:p>4</text:p>
          </table:table-cell>
          <table:table-cell table:style-name="ce16" table:formula="of:=IF([.X147]&lt;=5;2;IF([.X147]&lt;=30;4;IF([.X147]&lt;=60;6;8))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IF([.X148]&lt;=5;2;IF([.X148]&lt;=30;4;IF([.X148]&lt;=60;6;8))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4" calcext:value-type="float">
            <text:p>4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16" table:formula="of:=INDIRECT(ADDRESS(COLUMN()+ROW([.A151])-COLUMN([.A151]); ROW()-ROW([.A151])+COLUMN([.A151])))" office:value-type="float" office:value="6" calcext:value-type="float">
            <text:p>6</text:p>
          </table:table-cell>
          <table:table-cell table:formula="of:=INDIRECT(ADDRESS(COLUMN()+ROW([.A151])-COLUMN([.A151]); ROW()-ROW([.A151])+COLUMN([.A151]))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</table:table>
      <table:table table:name="Costs" table:style-name="ta1">
        <table:table-column table:style-name="co7" table:default-cell-style-name="Default"/>
        <table:table-column table:style-name="co7" table:number-columns-repeated="23" table:default-cell-style-name="ce7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6" table:formula="of:=([$Dists.B152]+[$Dists.B102]-1)*([$Tech.$E$1]*[$Dists.B2]+[$Tech.$E$11]*[$Dists.B27]+[$Tech.$E$21]*[$Dists.B52]+[$Tech.$E$31]*[$Dists.B77])" office:value-type="float" office:value="-0" calcext:value-type="float">
            <text:p>0</text:p>
          </table:table-cell>
          <table:table-cell table:style-name="ce16" table:formula="of:=([$Dists.C152]+[$Dists.C102]-1)*([$Tech.$E$1]*[$Dists.C2]+[$Tech.$E$11]*[$Dists.C27]+[$Tech.$E$21]*[$Dists.C52]+[$Tech.$E$31]*[$Dists.C77])" office:value-type="float" office:value="100.381666666667" calcext:value-type="float">
            <text:p>100.381666666667</text:p>
          </table:table-cell>
          <table:table-cell table:style-name="ce16" table:formula="of:=([$Dists.D152]+[$Dists.D102]-1)*([$Tech.$E$1]*[$Dists.D2]+[$Tech.$E$11]*[$Dists.D27]+[$Tech.$E$21]*[$Dists.D52]+[$Tech.$E$31]*[$Dists.D77])" office:value-type="float" office:value="24.0478273381295" calcext:value-type="float">
            <text:p>24.0478273381295</text:p>
          </table:table-cell>
          <table:table-cell table:style-name="ce16" table:formula="of:=([$Dists.E152]+[$Dists.E102]-1)*([$Tech.$E$1]*[$Dists.E2]+[$Tech.$E$11]*[$Dists.E27]+[$Tech.$E$21]*[$Dists.E52]+[$Tech.$E$31]*[$Dists.E77])" office:value-type="float" office:value="28.5633333333333" calcext:value-type="float">
            <text:p>28.5633333333333</text:p>
          </table:table-cell>
          <table:table-cell table:style-name="ce16" table:formula="of:=([$Dists.F152]+[$Dists.F102]-1)*([$Tech.$E$1]*[$Dists.F2]+[$Tech.$E$11]*[$Dists.F27]+[$Tech.$E$21]*[$Dists.F52]+[$Tech.$E$31]*[$Dists.F77])" office:value-type="float" office:value="43.5283333333333" calcext:value-type="float">
            <text:p>43.5283333333333</text:p>
          </table:table-cell>
          <table:table-cell table:formula="of:=([$Dists.G152]+[$Dists.G102]-1)*([$Tech.$E$1]*[$Dists.G2]+[$Tech.$E$11]*[$Dists.G27]+[$Tech.$E$21]*[$Dists.G52]+[$Tech.$E$31]*[$Dists.G77])" office:value-type="float" office:value="0" calcext:value-type="float">
            <text:p>0</text:p>
          </table:table-cell>
          <table:table-cell table:formula="of:=([$Dists.H152]+[$Dists.H102]-1)*([$Tech.$E$1]*[$Dists.H2]+[$Tech.$E$11]*[$Dists.H27]+[$Tech.$E$21]*[$Dists.H52]+[$Tech.$E$31]*[$Dists.H77])" office:value-type="float" office:value="0" calcext:value-type="float">
            <text:p>0</text:p>
          </table:table-cell>
          <table:table-cell table:formula="of:=([$Dists.I152]+[$Dists.I102]-1)*([$Tech.$E$1]*[$Dists.I2]+[$Tech.$E$11]*[$Dists.I27]+[$Tech.$E$21]*[$Dists.I52]+[$Tech.$E$31]*[$Dists.I77])" office:value-type="float" office:value="0" calcext:value-type="float">
            <text:p>0</text:p>
          </table:table-cell>
          <table:table-cell table:formula="of:=([$Dists.J152]+[$Dists.J102]-1)*([$Tech.$E$1]*[$Dists.J2]+[$Tech.$E$11]*[$Dists.J27]+[$Tech.$E$21]*[$Dists.J52]+[$Tech.$E$31]*[$Dists.J77])" office:value-type="float" office:value="0" calcext:value-type="float">
            <text:p>0</text:p>
          </table:table-cell>
          <table:table-cell table:formula="of:=([$Dists.K152]+[$Dists.K102]-1)*([$Tech.$E$1]*[$Dists.K2]+[$Tech.$E$11]*[$Dists.K27]+[$Tech.$E$21]*[$Dists.K52]+[$Tech.$E$31]*[$Dists.K77])" office:value-type="float" office:value="0" calcext:value-type="float">
            <text:p>0</text:p>
          </table:table-cell>
          <table:table-cell table:formula="of:=([$Dists.L152]+[$Dists.L102]-1)*([$Tech.$E$1]*[$Dists.L2]+[$Tech.$E$11]*[$Dists.L27]+[$Tech.$E$21]*[$Dists.L52]+[$Tech.$E$31]*[$Dists.L77])" office:value-type="float" office:value="0" calcext:value-type="float">
            <text:p>0</text:p>
          </table:table-cell>
          <table:table-cell table:formula="of:=([$Dists.M152]+[$Dists.M102]-1)*([$Tech.$E$1]*[$Dists.M2]+[$Tech.$E$11]*[$Dists.M27]+[$Tech.$E$21]*[$Dists.M52]+[$Tech.$E$31]*[$Dists.M77])" office:value-type="float" office:value="0" calcext:value-type="float">
            <text:p>0</text:p>
          </table:table-cell>
          <table:table-cell table:formula="of:=([$Dists.N152]+[$Dists.N102]-1)*([$Tech.$E$1]*[$Dists.N2]+[$Tech.$E$11]*[$Dists.N27]+[$Tech.$E$21]*[$Dists.N52]+[$Tech.$E$31]*[$Dists.N77])" office:value-type="float" office:value="0" calcext:value-type="float">
            <text:p>0</text:p>
          </table:table-cell>
          <table:table-cell table:formula="of:=([$Dists.O152]+[$Dists.O102]-1)*([$Tech.$E$1]*[$Dists.O2]+[$Tech.$E$11]*[$Dists.O27]+[$Tech.$E$21]*[$Dists.O52]+[$Tech.$E$31]*[$Dists.O77])" office:value-type="float" office:value="0" calcext:value-type="float">
            <text:p>0</text:p>
          </table:table-cell>
          <table:table-cell table:formula="of:=([$Dists.P152]+[$Dists.P102]-1)*([$Tech.$E$1]*[$Dists.P2]+[$Tech.$E$11]*[$Dists.P27]+[$Tech.$E$21]*[$Dists.P52]+[$Tech.$E$31]*[$Dists.P77])" office:value-type="float" office:value="0" calcext:value-type="float">
            <text:p>0</text:p>
          </table:table-cell>
          <table:table-cell table:formula="of:=([$Dists.Q152]+[$Dists.Q102]-1)*([$Tech.$E$1]*[$Dists.Q2]+[$Tech.$E$11]*[$Dists.Q27]+[$Tech.$E$21]*[$Dists.Q52]+[$Tech.$E$31]*[$Dists.Q77])" office:value-type="float" office:value="0" calcext:value-type="float">
            <text:p>0</text:p>
          </table:table-cell>
          <table:table-cell table:formula="of:=([$Dists.R152]+[$Dists.R102]-1)*([$Tech.$E$1]*[$Dists.R2]+[$Tech.$E$11]*[$Dists.R27]+[$Tech.$E$21]*[$Dists.R52]+[$Tech.$E$31]*[$Dists.R77])" office:value-type="float" office:value="0" calcext:value-type="float">
            <text:p>0</text:p>
          </table:table-cell>
          <table:table-cell table:formula="of:=([$Dists.S152]+[$Dists.S102]-1)*([$Tech.$E$1]*[$Dists.S2]+[$Tech.$E$11]*[$Dists.S27]+[$Tech.$E$21]*[$Dists.S52]+[$Tech.$E$31]*[$Dists.S77])" office:value-type="float" office:value="0" calcext:value-type="float">
            <text:p>0</text:p>
          </table:table-cell>
          <table:table-cell table:formula="of:=([$Dists.T152]+[$Dists.T102]-1)*([$Tech.$E$1]*[$Dists.T2]+[$Tech.$E$11]*[$Dists.T27]+[$Tech.$E$21]*[$Dists.T52]+[$Tech.$E$31]*[$Dists.T77])" office:value-type="float" office:value="0" calcext:value-type="float">
            <text:p>0</text:p>
          </table:table-cell>
          <table:table-cell table:formula="of:=([$Dists.U152]+[$Dists.U102]-1)*([$Tech.$E$1]*[$Dists.U2]+[$Tech.$E$11]*[$Dists.U27]+[$Tech.$E$21]*[$Dists.U52]+[$Tech.$E$31]*[$Dists.U77])" office:value-type="float" office:value="0" calcext:value-type="float">
            <text:p>0</text:p>
          </table:table-cell>
          <table:table-cell table:formula="of:=([$Dists.V152]+[$Dists.V102]-1)*([$Tech.$E$1]*[$Dists.V2]+[$Tech.$E$11]*[$Dists.V27]+[$Tech.$E$21]*[$Dists.V52]+[$Tech.$E$31]*[$Dists.V77])" office:value-type="float" office:value="0" calcext:value-type="float">
            <text:p>0</text:p>
          </table:table-cell>
          <table:table-cell table:formula="of:=([$Dists.W152]+[$Dists.W102]-1)*([$Tech.$E$1]*[$Dists.W2]+[$Tech.$E$11]*[$Dists.W27]+[$Tech.$E$21]*[$Dists.W52]+[$Tech.$E$31]*[$Dists.W77])" office:value-type="float" office:value="0" calcext:value-type="float">
            <text:p>0</text:p>
          </table:table-cell>
          <table:table-cell table:formula="of:=([$Dists.X152]+[$Dists.X102]-1)*([$Tech.$E$1]*[$Dists.X2]+[$Tech.$E$11]*[$Dists.X27]+[$Tech.$E$21]*[$Dists.X52]+[$Tech.$E$31]*[$Dists.X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6" table:formula="of:=([$Dists.B153]+[$Dists.B103]-1)*([$Tech.$E$1]*[$Dists.B3]+[$Tech.$E$11]*[$Dists.B28]+[$Tech.$E$21]*[$Dists.B53]+[$Tech.$E$31]*[$Dists.B78])" office:value-type="float" office:value="100.381666666667" calcext:value-type="float">
            <text:p>100.381666666667</text:p>
          </table:table-cell>
          <table:table-cell table:style-name="ce6" table:formula="of:=([$Dists.C153]+[$Dists.C103]-1)*([$Tech.$E$1]*[$Dists.C3]+[$Tech.$E$11]*[$Dists.C28]+[$Tech.$E$21]*[$Dists.C53]+[$Tech.$E$31]*[$Dists.C78])" office:value-type="float" office:value="-0" calcext:value-type="float">
            <text:p>0</text:p>
          </table:table-cell>
          <table:table-cell table:style-name="ce16" table:formula="of:=([$Dists.D153]+[$Dists.D103]-1)*([$Tech.$E$1]*[$Dists.D3]+[$Tech.$E$11]*[$Dists.D28]+[$Tech.$E$21]*[$Dists.D53]+[$Tech.$E$31]*[$Dists.D78])" office:value-type="float" office:value="138.419166666667" calcext:value-type="float">
            <text:p>138.419166666667</text:p>
          </table:table-cell>
          <table:table-cell table:style-name="ce16" table:formula="of:=([$Dists.E153]+[$Dists.E103]-1)*([$Tech.$E$1]*[$Dists.E3]+[$Tech.$E$11]*[$Dists.E28]+[$Tech.$E$21]*[$Dists.E53]+[$Tech.$E$31]*[$Dists.E78])" office:value-type="float" office:value="137.046666666667" calcext:value-type="float">
            <text:p>137.046666666667</text:p>
          </table:table-cell>
          <table:table-cell table:formula="of:=([$Dists.F153]+[$Dists.F103]-1)*([$Tech.$E$1]*[$Dists.F3]+[$Tech.$E$11]*[$Dists.F28]+[$Tech.$E$21]*[$Dists.F53]+[$Tech.$E$31]*[$Dists.F78])" office:value-type="float" office:value="0" calcext:value-type="float">
            <text:p>0</text:p>
          </table:table-cell>
          <table:table-cell table:style-name="ce16" table:formula="of:=([$Dists.G153]+[$Dists.G103]-1)*([$Tech.$E$1]*[$Dists.G3]+[$Tech.$E$11]*[$Dists.G28]+[$Tech.$E$21]*[$Dists.G53]+[$Tech.$E$31]*[$Dists.G78])" office:value-type="float" office:value="8.53500539568345" calcext:value-type="float">
            <text:p>8.53500539568345</text:p>
          </table:table-cell>
          <table:table-cell table:formula="of:=([$Dists.H153]+[$Dists.H103]-1)*([$Tech.$E$1]*[$Dists.H3]+[$Tech.$E$11]*[$Dists.H28]+[$Tech.$E$21]*[$Dists.H53]+[$Tech.$E$31]*[$Dists.H78])" office:value-type="float" office:value="0" calcext:value-type="float">
            <text:p>0</text:p>
          </table:table-cell>
          <table:table-cell table:formula="of:=([$Dists.I153]+[$Dists.I103]-1)*([$Tech.$E$1]*[$Dists.I3]+[$Tech.$E$11]*[$Dists.I28]+[$Tech.$E$21]*[$Dists.I53]+[$Tech.$E$31]*[$Dists.I78])" office:value-type="float" office:value="0" calcext:value-type="float">
            <text:p>0</text:p>
          </table:table-cell>
          <table:table-cell table:formula="of:=([$Dists.J153]+[$Dists.J103]-1)*([$Tech.$E$1]*[$Dists.J3]+[$Tech.$E$11]*[$Dists.J28]+[$Tech.$E$21]*[$Dists.J53]+[$Tech.$E$31]*[$Dists.J78])" office:value-type="float" office:value="0" calcext:value-type="float">
            <text:p>0</text:p>
          </table:table-cell>
          <table:table-cell table:formula="of:=([$Dists.K153]+[$Dists.K103]-1)*([$Tech.$E$1]*[$Dists.K3]+[$Tech.$E$11]*[$Dists.K28]+[$Tech.$E$21]*[$Dists.K53]+[$Tech.$E$31]*[$Dists.K78])" office:value-type="float" office:value="0" calcext:value-type="float">
            <text:p>0</text:p>
          </table:table-cell>
          <table:table-cell table:formula="of:=([$Dists.L153]+[$Dists.L103]-1)*([$Tech.$E$1]*[$Dists.L3]+[$Tech.$E$11]*[$Dists.L28]+[$Tech.$E$21]*[$Dists.L53]+[$Tech.$E$31]*[$Dists.L78])" office:value-type="float" office:value="0" calcext:value-type="float">
            <text:p>0</text:p>
          </table:table-cell>
          <table:table-cell table:formula="of:=([$Dists.M153]+[$Dists.M103]-1)*([$Tech.$E$1]*[$Dists.M3]+[$Tech.$E$11]*[$Dists.M28]+[$Tech.$E$21]*[$Dists.M53]+[$Tech.$E$31]*[$Dists.M78])" office:value-type="float" office:value="0" calcext:value-type="float">
            <text:p>0</text:p>
          </table:table-cell>
          <table:table-cell table:formula="of:=([$Dists.N153]+[$Dists.N103]-1)*([$Tech.$E$1]*[$Dists.N3]+[$Tech.$E$11]*[$Dists.N28]+[$Tech.$E$21]*[$Dists.N53]+[$Tech.$E$31]*[$Dists.N78])" office:value-type="float" office:value="0" calcext:value-type="float">
            <text:p>0</text:p>
          </table:table-cell>
          <table:table-cell table:formula="of:=([$Dists.O153]+[$Dists.O103]-1)*([$Tech.$E$1]*[$Dists.O3]+[$Tech.$E$11]*[$Dists.O28]+[$Tech.$E$21]*[$Dists.O53]+[$Tech.$E$31]*[$Dists.O78])" office:value-type="float" office:value="0" calcext:value-type="float">
            <text:p>0</text:p>
          </table:table-cell>
          <table:table-cell table:formula="of:=([$Dists.P153]+[$Dists.P103]-1)*([$Tech.$E$1]*[$Dists.P3]+[$Tech.$E$11]*[$Dists.P28]+[$Tech.$E$21]*[$Dists.P53]+[$Tech.$E$31]*[$Dists.P78])" office:value-type="float" office:value="0" calcext:value-type="float">
            <text:p>0</text:p>
          </table:table-cell>
          <table:table-cell table:formula="of:=([$Dists.Q153]+[$Dists.Q103]-1)*([$Tech.$E$1]*[$Dists.Q3]+[$Tech.$E$11]*[$Dists.Q28]+[$Tech.$E$21]*[$Dists.Q53]+[$Tech.$E$31]*[$Dists.Q78])" office:value-type="float" office:value="0" calcext:value-type="float">
            <text:p>0</text:p>
          </table:table-cell>
          <table:table-cell table:formula="of:=([$Dists.R153]+[$Dists.R103]-1)*([$Tech.$E$1]*[$Dists.R3]+[$Tech.$E$11]*[$Dists.R28]+[$Tech.$E$21]*[$Dists.R53]+[$Tech.$E$31]*[$Dists.R78])" office:value-type="float" office:value="0" calcext:value-type="float">
            <text:p>0</text:p>
          </table:table-cell>
          <table:table-cell table:formula="of:=([$Dists.S153]+[$Dists.S103]-1)*([$Tech.$E$1]*[$Dists.S3]+[$Tech.$E$11]*[$Dists.S28]+[$Tech.$E$21]*[$Dists.S53]+[$Tech.$E$31]*[$Dists.S78])" office:value-type="float" office:value="0" calcext:value-type="float">
            <text:p>0</text:p>
          </table:table-cell>
          <table:table-cell table:formula="of:=([$Dists.T153]+[$Dists.T103]-1)*([$Tech.$E$1]*[$Dists.T3]+[$Tech.$E$11]*[$Dists.T28]+[$Tech.$E$21]*[$Dists.T53]+[$Tech.$E$31]*[$Dists.T78])" office:value-type="float" office:value="0" calcext:value-type="float">
            <text:p>0</text:p>
          </table:table-cell>
          <table:table-cell table:formula="of:=([$Dists.U153]+[$Dists.U103]-1)*([$Tech.$E$1]*[$Dists.U3]+[$Tech.$E$11]*[$Dists.U28]+[$Tech.$E$21]*[$Dists.U53]+[$Tech.$E$31]*[$Dists.U78])" office:value-type="float" office:value="0" calcext:value-type="float">
            <text:p>0</text:p>
          </table:table-cell>
          <table:table-cell table:formula="of:=([$Dists.V153]+[$Dists.V103]-1)*([$Tech.$E$1]*[$Dists.V3]+[$Tech.$E$11]*[$Dists.V28]+[$Tech.$E$21]*[$Dists.V53]+[$Tech.$E$31]*[$Dists.V78])" office:value-type="float" office:value="0" calcext:value-type="float">
            <text:p>0</text:p>
          </table:table-cell>
          <table:table-cell table:formula="of:=([$Dists.W153]+[$Dists.W103]-1)*([$Tech.$E$1]*[$Dists.W3]+[$Tech.$E$11]*[$Dists.W28]+[$Tech.$E$21]*[$Dists.W53]+[$Tech.$E$31]*[$Dists.W78])" office:value-type="float" office:value="0" calcext:value-type="float">
            <text:p>0</text:p>
          </table:table-cell>
          <table:table-cell table:formula="of:=([$Dists.X153]+[$Dists.X103]-1)*([$Tech.$E$1]*[$Dists.X3]+[$Tech.$E$11]*[$Dists.X28]+[$Tech.$E$21]*[$Dists.X53]+[$Tech.$E$31]*[$Dists.X78])" office:value-type="float" office:value="0" calcext:value-type="float">
            <text:p>0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Bono</text:p>
          </table:table-cell>
          <table:table-cell table:style-name="ce16" table:formula="of:=([$Dists.B154]+[$Dists.B104]-1)*([$Tech.$E$1]*[$Dists.B4]+[$Tech.$E$11]*[$Dists.B29]+[$Tech.$E$21]*[$Dists.B54]+[$Tech.$E$31]*[$Dists.B79])" office:value-type="float" office:value="24.0478273381295" calcext:value-type="float">
            <text:p>24.0478273381295</text:p>
          </table:table-cell>
          <table:table-cell table:style-name="ce16" table:formula="of:=([$Dists.C154]+[$Dists.C104]-1)*([$Tech.$E$1]*[$Dists.C4]+[$Tech.$E$11]*[$Dists.C29]+[$Tech.$E$21]*[$Dists.C54]+[$Tech.$E$31]*[$Dists.C79])" office:value-type="float" office:value="138.419166666667" calcext:value-type="float">
            <text:p>138.419166666667</text:p>
          </table:table-cell>
          <table:table-cell table:style-name="ce6" table:formula="of:=([$Dists.D154]+[$Dists.D104]-1)*([$Tech.$E$1]*[$Dists.D4]+[$Tech.$E$11]*[$Dists.D29]+[$Tech.$E$21]*[$Dists.D54]+[$Tech.$E$31]*[$Dists.D79])" office:value-type="float" office:value="-0" calcext:value-type="float">
            <text:p>0</text:p>
          </table:table-cell>
          <table:table-cell table:style-name="ce16" table:formula="of:=([$Dists.E154]+[$Dists.E104]-1)*([$Tech.$E$1]*[$Dists.E4]+[$Tech.$E$11]*[$Dists.E29]+[$Tech.$E$21]*[$Dists.E54]+[$Tech.$E$31]*[$Dists.E79])" office:value-type="float" office:value="7.38" calcext:value-type="float">
            <text:p>7.38</text:p>
          </table:table-cell>
          <table:table-cell table:style-name="ce16" table:formula="of:=([$Dists.F154]+[$Dists.F104]-1)*([$Tech.$E$1]*[$Dists.F4]+[$Tech.$E$11]*[$Dists.F29]+[$Tech.$E$21]*[$Dists.F54]+[$Tech.$E$31]*[$Dists.F79])" office:value-type="float" office:value="53.8325" calcext:value-type="float">
            <text:p>53.8325</text:p>
          </table:table-cell>
          <table:table-cell table:formula="of:=([$Dists.G154]+[$Dists.G104]-1)*([$Tech.$E$1]*[$Dists.G4]+[$Tech.$E$11]*[$Dists.G29]+[$Tech.$E$21]*[$Dists.G54]+[$Tech.$E$31]*[$Dists.G79])" office:value-type="float" office:value="0" calcext:value-type="float">
            <text:p>0</text:p>
          </table:table-cell>
          <table:table-cell table:style-name="ce16" table:formula="of:=([$Dists.H154]+[$Dists.H104]-1)*([$Tech.$E$1]*[$Dists.H4]+[$Tech.$E$11]*[$Dists.H29]+[$Tech.$E$21]*[$Dists.H54]+[$Tech.$E$31]*[$Dists.H79])" office:value-type="float" office:value="11.0146942446043" calcext:value-type="float">
            <text:p>11.0146942446043</text:p>
          </table:table-cell>
          <table:table-cell table:formula="of:=([$Dists.I154]+[$Dists.I104]-1)*([$Tech.$E$1]*[$Dists.I4]+[$Tech.$E$11]*[$Dists.I29]+[$Tech.$E$21]*[$Dists.I54]+[$Tech.$E$31]*[$Dists.I79])" office:value-type="float" office:value="0" calcext:value-type="float">
            <text:p>0</text:p>
          </table:table-cell>
          <table:table-cell table:formula="of:=([$Dists.J154]+[$Dists.J104]-1)*([$Tech.$E$1]*[$Dists.J4]+[$Tech.$E$11]*[$Dists.J29]+[$Tech.$E$21]*[$Dists.J54]+[$Tech.$E$31]*[$Dists.J79])" office:value-type="float" office:value="0" calcext:value-type="float">
            <text:p>0</text:p>
          </table:table-cell>
          <table:table-cell table:formula="of:=([$Dists.K154]+[$Dists.K104]-1)*([$Tech.$E$1]*[$Dists.K4]+[$Tech.$E$11]*[$Dists.K29]+[$Tech.$E$21]*[$Dists.K54]+[$Tech.$E$31]*[$Dists.K79])" office:value-type="float" office:value="0" calcext:value-type="float">
            <text:p>0</text:p>
          </table:table-cell>
          <table:table-cell table:formula="of:=([$Dists.L154]+[$Dists.L104]-1)*([$Tech.$E$1]*[$Dists.L4]+[$Tech.$E$11]*[$Dists.L29]+[$Tech.$E$21]*[$Dists.L54]+[$Tech.$E$31]*[$Dists.L79])" office:value-type="float" office:value="0" calcext:value-type="float">
            <text:p>0</text:p>
          </table:table-cell>
          <table:table-cell table:formula="of:=([$Dists.M154]+[$Dists.M104]-1)*([$Tech.$E$1]*[$Dists.M4]+[$Tech.$E$11]*[$Dists.M29]+[$Tech.$E$21]*[$Dists.M54]+[$Tech.$E$31]*[$Dists.M79])" office:value-type="float" office:value="0" calcext:value-type="float">
            <text:p>0</text:p>
          </table:table-cell>
          <table:table-cell table:formula="of:=([$Dists.N154]+[$Dists.N104]-1)*([$Tech.$E$1]*[$Dists.N4]+[$Tech.$E$11]*[$Dists.N29]+[$Tech.$E$21]*[$Dists.N54]+[$Tech.$E$31]*[$Dists.N79])" office:value-type="float" office:value="0" calcext:value-type="float">
            <text:p>0</text:p>
          </table:table-cell>
          <table:table-cell table:formula="of:=([$Dists.O154]+[$Dists.O104]-1)*([$Tech.$E$1]*[$Dists.O4]+[$Tech.$E$11]*[$Dists.O29]+[$Tech.$E$21]*[$Dists.O54]+[$Tech.$E$31]*[$Dists.O79])" office:value-type="float" office:value="0" calcext:value-type="float">
            <text:p>0</text:p>
          </table:table-cell>
          <table:table-cell table:formula="of:=([$Dists.P154]+[$Dists.P104]-1)*([$Tech.$E$1]*[$Dists.P4]+[$Tech.$E$11]*[$Dists.P29]+[$Tech.$E$21]*[$Dists.P54]+[$Tech.$E$31]*[$Dists.P79])" office:value-type="float" office:value="0" calcext:value-type="float">
            <text:p>0</text:p>
          </table:table-cell>
          <table:table-cell table:formula="of:=([$Dists.Q154]+[$Dists.Q104]-1)*([$Tech.$E$1]*[$Dists.Q4]+[$Tech.$E$11]*[$Dists.Q29]+[$Tech.$E$21]*[$Dists.Q54]+[$Tech.$E$31]*[$Dists.Q79])" office:value-type="float" office:value="0" calcext:value-type="float">
            <text:p>0</text:p>
          </table:table-cell>
          <table:table-cell table:formula="of:=([$Dists.R154]+[$Dists.R104]-1)*([$Tech.$E$1]*[$Dists.R4]+[$Tech.$E$11]*[$Dists.R29]+[$Tech.$E$21]*[$Dists.R54]+[$Tech.$E$31]*[$Dists.R79])" office:value-type="float" office:value="0" calcext:value-type="float">
            <text:p>0</text:p>
          </table:table-cell>
          <table:table-cell table:formula="of:=([$Dists.S154]+[$Dists.S104]-1)*([$Tech.$E$1]*[$Dists.S4]+[$Tech.$E$11]*[$Dists.S29]+[$Tech.$E$21]*[$Dists.S54]+[$Tech.$E$31]*[$Dists.S79])" office:value-type="float" office:value="0" calcext:value-type="float">
            <text:p>0</text:p>
          </table:table-cell>
          <table:table-cell table:formula="of:=([$Dists.T154]+[$Dists.T104]-1)*([$Tech.$E$1]*[$Dists.T4]+[$Tech.$E$11]*[$Dists.T29]+[$Tech.$E$21]*[$Dists.T54]+[$Tech.$E$31]*[$Dists.T79])" office:value-type="float" office:value="0" calcext:value-type="float">
            <text:p>0</text:p>
          </table:table-cell>
          <table:table-cell table:formula="of:=([$Dists.U154]+[$Dists.U104]-1)*([$Tech.$E$1]*[$Dists.U4]+[$Tech.$E$11]*[$Dists.U29]+[$Tech.$E$21]*[$Dists.U54]+[$Tech.$E$31]*[$Dists.U79])" office:value-type="float" office:value="0" calcext:value-type="float">
            <text:p>0</text:p>
          </table:table-cell>
          <table:table-cell table:formula="of:=([$Dists.V154]+[$Dists.V104]-1)*([$Tech.$E$1]*[$Dists.V4]+[$Tech.$E$11]*[$Dists.V29]+[$Tech.$E$21]*[$Dists.V54]+[$Tech.$E$31]*[$Dists.V79])" office:value-type="float" office:value="0" calcext:value-type="float">
            <text:p>0</text:p>
          </table:table-cell>
          <table:table-cell table:formula="of:=([$Dists.W154]+[$Dists.W104]-1)*([$Tech.$E$1]*[$Dists.W4]+[$Tech.$E$11]*[$Dists.W29]+[$Tech.$E$21]*[$Dists.W54]+[$Tech.$E$31]*[$Dists.W79])" office:value-type="float" office:value="0" calcext:value-type="float">
            <text:p>0</text:p>
          </table:table-cell>
          <table:table-cell table:formula="of:=([$Dists.X154]+[$Dists.X104]-1)*([$Tech.$E$1]*[$Dists.X4]+[$Tech.$E$11]*[$Dists.X29]+[$Tech.$E$21]*[$Dists.X54]+[$Tech.$E$31]*[$Dists.X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6" table:formula="of:=([$Dists.B155]+[$Dists.B105]-1)*([$Tech.$E$1]*[$Dists.B5]+[$Tech.$E$11]*[$Dists.B30]+[$Tech.$E$21]*[$Dists.B55]+[$Tech.$E$31]*[$Dists.B80])" office:value-type="float" office:value="28.5633333333333" calcext:value-type="float">
            <text:p>28.5633333333333</text:p>
          </table:table-cell>
          <table:table-cell table:style-name="ce16" table:formula="of:=([$Dists.C155]+[$Dists.C105]-1)*([$Tech.$E$1]*[$Dists.C5]+[$Tech.$E$11]*[$Dists.C30]+[$Tech.$E$21]*[$Dists.C55]+[$Tech.$E$31]*[$Dists.C80])" office:value-type="float" office:value="137.046666666667" calcext:value-type="float">
            <text:p>137.046666666667</text:p>
          </table:table-cell>
          <table:table-cell table:style-name="ce16" table:formula="of:=([$Dists.D155]+[$Dists.D105]-1)*([$Tech.$E$1]*[$Dists.D5]+[$Tech.$E$11]*[$Dists.D30]+[$Tech.$E$21]*[$Dists.D55]+[$Tech.$E$31]*[$Dists.D80])" office:value-type="float" office:value="7.38" calcext:value-type="float">
            <text:p>7.38</text:p>
          </table:table-cell>
          <table:table-cell table:style-name="ce6" table:formula="of:=([$Dists.E155]+[$Dists.E105]-1)*([$Tech.$E$1]*[$Dists.E5]+[$Tech.$E$11]*[$Dists.E30]+[$Tech.$E$21]*[$Dists.E55]+[$Tech.$E$31]*[$Dists.E80])" office:value-type="float" office:value="-0" calcext:value-type="float">
            <text:p>0</text:p>
          </table:table-cell>
          <table:table-cell table:style-name="ce16" table:formula="of:=([$Dists.F155]+[$Dists.F105]-1)*([$Tech.$E$1]*[$Dists.F5]+[$Tech.$E$11]*[$Dists.F30]+[$Tech.$E$21]*[$Dists.F55]+[$Tech.$E$31]*[$Dists.F80])" office:value-type="float" office:value="52.46" calcext:value-type="float">
            <text:p>52.46</text:p>
          </table:table-cell>
          <table:table-cell table:formula="of:=([$Dists.G155]+[$Dists.G105]-1)*([$Tech.$E$1]*[$Dists.G5]+[$Tech.$E$11]*[$Dists.G30]+[$Tech.$E$21]*[$Dists.G55]+[$Tech.$E$31]*[$Dists.G80])" office:value-type="float" office:value="0" calcext:value-type="float">
            <text:p>0</text:p>
          </table:table-cell>
          <table:table-cell table:formula="of:=([$Dists.H155]+[$Dists.H105]-1)*([$Tech.$E$1]*[$Dists.H5]+[$Tech.$E$11]*[$Dists.H30]+[$Tech.$E$21]*[$Dists.H55]+[$Tech.$E$31]*[$Dists.H80])" office:value-type="float" office:value="0" calcext:value-type="float">
            <text:p>0</text:p>
          </table:table-cell>
          <table:table-cell table:formula="of:=([$Dists.I155]+[$Dists.I105]-1)*([$Tech.$E$1]*[$Dists.I5]+[$Tech.$E$11]*[$Dists.I30]+[$Tech.$E$21]*[$Dists.I55]+[$Tech.$E$31]*[$Dists.I80])" office:value-type="float" office:value="0" calcext:value-type="float">
            <text:p>0</text:p>
          </table:table-cell>
          <table:table-cell table:style-name="ce16" table:formula="of:=([$Dists.J155]+[$Dists.J105]-1)*([$Tech.$E$1]*[$Dists.J5]+[$Tech.$E$11]*[$Dists.J30]+[$Tech.$E$21]*[$Dists.J55]+[$Tech.$E$31]*[$Dists.J80])" office:value-type="float" office:value="12.8979166666667" calcext:value-type="float">
            <text:p>12.8979166666667</text:p>
          </table:table-cell>
          <table:table-cell table:formula="of:=([$Dists.K155]+[$Dists.K105]-1)*([$Tech.$E$1]*[$Dists.K5]+[$Tech.$E$11]*[$Dists.K30]+[$Tech.$E$21]*[$Dists.K55]+[$Tech.$E$31]*[$Dists.K80])" office:value-type="float" office:value="0" calcext:value-type="float">
            <text:p>0</text:p>
          </table:table-cell>
          <table:table-cell table:formula="of:=([$Dists.L155]+[$Dists.L105]-1)*([$Tech.$E$1]*[$Dists.L5]+[$Tech.$E$11]*[$Dists.L30]+[$Tech.$E$21]*[$Dists.L55]+[$Tech.$E$31]*[$Dists.L80])" office:value-type="float" office:value="0" calcext:value-type="float">
            <text:p>0</text:p>
          </table:table-cell>
          <table:table-cell table:formula="of:=([$Dists.M155]+[$Dists.M105]-1)*([$Tech.$E$1]*[$Dists.M5]+[$Tech.$E$11]*[$Dists.M30]+[$Tech.$E$21]*[$Dists.M55]+[$Tech.$E$31]*[$Dists.M80])" office:value-type="float" office:value="0" calcext:value-type="float">
            <text:p>0</text:p>
          </table:table-cell>
          <table:table-cell table:formula="of:=([$Dists.N155]+[$Dists.N105]-1)*([$Tech.$E$1]*[$Dists.N5]+[$Tech.$E$11]*[$Dists.N30]+[$Tech.$E$21]*[$Dists.N55]+[$Tech.$E$31]*[$Dists.N80])" office:value-type="float" office:value="0" calcext:value-type="float">
            <text:p>0</text:p>
          </table:table-cell>
          <table:table-cell table:formula="of:=([$Dists.O155]+[$Dists.O105]-1)*([$Tech.$E$1]*[$Dists.O5]+[$Tech.$E$11]*[$Dists.O30]+[$Tech.$E$21]*[$Dists.O55]+[$Tech.$E$31]*[$Dists.O80])" office:value-type="float" office:value="0" calcext:value-type="float">
            <text:p>0</text:p>
          </table:table-cell>
          <table:table-cell table:formula="of:=([$Dists.P155]+[$Dists.P105]-1)*([$Tech.$E$1]*[$Dists.P5]+[$Tech.$E$11]*[$Dists.P30]+[$Tech.$E$21]*[$Dists.P55]+[$Tech.$E$31]*[$Dists.P80])" office:value-type="float" office:value="0" calcext:value-type="float">
            <text:p>0</text:p>
          </table:table-cell>
          <table:table-cell table:formula="of:=([$Dists.Q155]+[$Dists.Q105]-1)*([$Tech.$E$1]*[$Dists.Q5]+[$Tech.$E$11]*[$Dists.Q30]+[$Tech.$E$21]*[$Dists.Q55]+[$Tech.$E$31]*[$Dists.Q80])" office:value-type="float" office:value="0" calcext:value-type="float">
            <text:p>0</text:p>
          </table:table-cell>
          <table:table-cell table:formula="of:=([$Dists.R155]+[$Dists.R105]-1)*([$Tech.$E$1]*[$Dists.R5]+[$Tech.$E$11]*[$Dists.R30]+[$Tech.$E$21]*[$Dists.R55]+[$Tech.$E$31]*[$Dists.R80])" office:value-type="float" office:value="0" calcext:value-type="float">
            <text:p>0</text:p>
          </table:table-cell>
          <table:table-cell table:formula="of:=([$Dists.S155]+[$Dists.S105]-1)*([$Tech.$E$1]*[$Dists.S5]+[$Tech.$E$11]*[$Dists.S30]+[$Tech.$E$21]*[$Dists.S55]+[$Tech.$E$31]*[$Dists.S80])" office:value-type="float" office:value="0" calcext:value-type="float">
            <text:p>0</text:p>
          </table:table-cell>
          <table:table-cell table:formula="of:=([$Dists.T155]+[$Dists.T105]-1)*([$Tech.$E$1]*[$Dists.T5]+[$Tech.$E$11]*[$Dists.T30]+[$Tech.$E$21]*[$Dists.T55]+[$Tech.$E$31]*[$Dists.T80])" office:value-type="float" office:value="0" calcext:value-type="float">
            <text:p>0</text:p>
          </table:table-cell>
          <table:table-cell table:formula="of:=([$Dists.U155]+[$Dists.U105]-1)*([$Tech.$E$1]*[$Dists.U5]+[$Tech.$E$11]*[$Dists.U30]+[$Tech.$E$21]*[$Dists.U55]+[$Tech.$E$31]*[$Dists.U80])" office:value-type="float" office:value="0" calcext:value-type="float">
            <text:p>0</text:p>
          </table:table-cell>
          <table:table-cell table:formula="of:=([$Dists.V155]+[$Dists.V105]-1)*([$Tech.$E$1]*[$Dists.V5]+[$Tech.$E$11]*[$Dists.V30]+[$Tech.$E$21]*[$Dists.V55]+[$Tech.$E$31]*[$Dists.V80])" office:value-type="float" office:value="0" calcext:value-type="float">
            <text:p>0</text:p>
          </table:table-cell>
          <table:table-cell table:formula="of:=([$Dists.W155]+[$Dists.W105]-1)*([$Tech.$E$1]*[$Dists.W5]+[$Tech.$E$11]*[$Dists.W30]+[$Tech.$E$21]*[$Dists.W55]+[$Tech.$E$31]*[$Dists.W80])" office:value-type="float" office:value="0" calcext:value-type="float">
            <text:p>0</text:p>
          </table:table-cell>
          <table:table-cell table:formula="of:=([$Dists.X155]+[$Dists.X105]-1)*([$Tech.$E$1]*[$Dists.X5]+[$Tech.$E$11]*[$Dists.X30]+[$Tech.$E$21]*[$Dists.X55]+[$Tech.$E$31]*[$Dists.X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6" table:formula="of:=([$Dists.B156]+[$Dists.B106]-1)*([$Tech.$E$1]*[$Dists.B6]+[$Tech.$E$11]*[$Dists.B31]+[$Tech.$E$21]*[$Dists.B56]+[$Tech.$E$31]*[$Dists.B81])" office:value-type="float" office:value="43.5283333333333" calcext:value-type="float">
            <text:p>43.5283333333333</text:p>
          </table:table-cell>
          <table:table-cell table:formula="of:=([$Dists.C156]+[$Dists.C106]-1)*([$Tech.$E$1]*[$Dists.C6]+[$Tech.$E$11]*[$Dists.C31]+[$Tech.$E$21]*[$Dists.C56]+[$Tech.$E$31]*[$Dists.C81])" office:value-type="float" office:value="0" calcext:value-type="float">
            <text:p>0</text:p>
          </table:table-cell>
          <table:table-cell table:style-name="ce16" table:formula="of:=([$Dists.D156]+[$Dists.D106]-1)*([$Tech.$E$1]*[$Dists.D6]+[$Tech.$E$11]*[$Dists.D31]+[$Tech.$E$21]*[$Dists.D56]+[$Tech.$E$31]*[$Dists.D81])" office:value-type="float" office:value="53.8325" calcext:value-type="float">
            <text:p>53.8325</text:p>
          </table:table-cell>
          <table:table-cell table:style-name="ce16" table:formula="of:=([$Dists.E156]+[$Dists.E106]-1)*([$Tech.$E$1]*[$Dists.E6]+[$Tech.$E$11]*[$Dists.E31]+[$Tech.$E$21]*[$Dists.E56]+[$Tech.$E$31]*[$Dists.E81])" office:value-type="float" office:value="52.46" calcext:value-type="float">
            <text:p>52.46</text:p>
          </table:table-cell>
          <table:table-cell table:style-name="ce6" table:formula="of:=([$Dists.F156]+[$Dists.F106]-1)*([$Tech.$E$1]*[$Dists.F6]+[$Tech.$E$11]*[$Dists.F31]+[$Tech.$E$21]*[$Dists.F56]+[$Tech.$E$31]*[$Dists.F81])" office:value-type="float" office:value="-0" calcext:value-type="float">
            <text:p>0</text:p>
          </table:table-cell>
          <table:table-cell table:style-name="ce16" table:formula="of:=([$Dists.G156]+[$Dists.G106]-1)*([$Tech.$E$1]*[$Dists.G6]+[$Tech.$E$11]*[$Dists.G31]+[$Tech.$E$21]*[$Dists.G56]+[$Tech.$E$31]*[$Dists.G81])" office:value-type="float" office:value="11.90875" calcext:value-type="float">
            <text:p>11.90875</text:p>
          </table:table-cell>
          <table:table-cell table:formula="of:=([$Dists.H156]+[$Dists.H106]-1)*([$Tech.$E$1]*[$Dists.H6]+[$Tech.$E$11]*[$Dists.H31]+[$Tech.$E$21]*[$Dists.H56]+[$Tech.$E$31]*[$Dists.H81])" office:value-type="float" office:value="0" calcext:value-type="float">
            <text:p>0</text:p>
          </table:table-cell>
          <table:table-cell table:formula="of:=([$Dists.I156]+[$Dists.I106]-1)*([$Tech.$E$1]*[$Dists.I6]+[$Tech.$E$11]*[$Dists.I31]+[$Tech.$E$21]*[$Dists.I56]+[$Tech.$E$31]*[$Dists.I81])" office:value-type="float" office:value="0" calcext:value-type="float">
            <text:p>0</text:p>
          </table:table-cell>
          <table:table-cell table:formula="of:=([$Dists.J156]+[$Dists.J106]-1)*([$Tech.$E$1]*[$Dists.J6]+[$Tech.$E$11]*[$Dists.J31]+[$Tech.$E$21]*[$Dists.J56]+[$Tech.$E$31]*[$Dists.J81])" office:value-type="float" office:value="0" calcext:value-type="float">
            <text:p>0</text:p>
          </table:table-cell>
          <table:table-cell table:formula="of:=([$Dists.K156]+[$Dists.K106]-1)*([$Tech.$E$1]*[$Dists.K6]+[$Tech.$E$11]*[$Dists.K31]+[$Tech.$E$21]*[$Dists.K56]+[$Tech.$E$31]*[$Dists.K81])" office:value-type="float" office:value="0" calcext:value-type="float">
            <text:p>0</text:p>
          </table:table-cell>
          <table:table-cell table:formula="of:=([$Dists.L156]+[$Dists.L106]-1)*([$Tech.$E$1]*[$Dists.L6]+[$Tech.$E$11]*[$Dists.L31]+[$Tech.$E$21]*[$Dists.L56]+[$Tech.$E$31]*[$Dists.L81])" office:value-type="float" office:value="0" calcext:value-type="float">
            <text:p>0</text:p>
          </table:table-cell>
          <table:table-cell table:formula="of:=([$Dists.M156]+[$Dists.M106]-1)*([$Tech.$E$1]*[$Dists.M6]+[$Tech.$E$11]*[$Dists.M31]+[$Tech.$E$21]*[$Dists.M56]+[$Tech.$E$31]*[$Dists.M81])" office:value-type="float" office:value="0" calcext:value-type="float">
            <text:p>0</text:p>
          </table:table-cell>
          <table:table-cell table:formula="of:=([$Dists.N156]+[$Dists.N106]-1)*([$Tech.$E$1]*[$Dists.N6]+[$Tech.$E$11]*[$Dists.N31]+[$Tech.$E$21]*[$Dists.N56]+[$Tech.$E$31]*[$Dists.N81])" office:value-type="float" office:value="0" calcext:value-type="float">
            <text:p>0</text:p>
          </table:table-cell>
          <table:table-cell table:formula="of:=([$Dists.O156]+[$Dists.O106]-1)*([$Tech.$E$1]*[$Dists.O6]+[$Tech.$E$11]*[$Dists.O31]+[$Tech.$E$21]*[$Dists.O56]+[$Tech.$E$31]*[$Dists.O81])" office:value-type="float" office:value="0" calcext:value-type="float">
            <text:p>0</text:p>
          </table:table-cell>
          <table:table-cell table:formula="of:=([$Dists.P156]+[$Dists.P106]-1)*([$Tech.$E$1]*[$Dists.P6]+[$Tech.$E$11]*[$Dists.P31]+[$Tech.$E$21]*[$Dists.P56]+[$Tech.$E$31]*[$Dists.P81])" office:value-type="float" office:value="0" calcext:value-type="float">
            <text:p>0</text:p>
          </table:table-cell>
          <table:table-cell table:formula="of:=([$Dists.Q156]+[$Dists.Q106]-1)*([$Tech.$E$1]*[$Dists.Q6]+[$Tech.$E$11]*[$Dists.Q31]+[$Tech.$E$21]*[$Dists.Q56]+[$Tech.$E$31]*[$Dists.Q81])" office:value-type="float" office:value="0" calcext:value-type="float">
            <text:p>0</text:p>
          </table:table-cell>
          <table:table-cell table:formula="of:=([$Dists.R156]+[$Dists.R106]-1)*([$Tech.$E$1]*[$Dists.R6]+[$Tech.$E$11]*[$Dists.R31]+[$Tech.$E$21]*[$Dists.R56]+[$Tech.$E$31]*[$Dists.R81])" office:value-type="float" office:value="0" calcext:value-type="float">
            <text:p>0</text:p>
          </table:table-cell>
          <table:table-cell table:formula="of:=([$Dists.S156]+[$Dists.S106]-1)*([$Tech.$E$1]*[$Dists.S6]+[$Tech.$E$11]*[$Dists.S31]+[$Tech.$E$21]*[$Dists.S56]+[$Tech.$E$31]*[$Dists.S81])" office:value-type="float" office:value="0" calcext:value-type="float">
            <text:p>0</text:p>
          </table:table-cell>
          <table:table-cell table:formula="of:=([$Dists.T156]+[$Dists.T106]-1)*([$Tech.$E$1]*[$Dists.T6]+[$Tech.$E$11]*[$Dists.T31]+[$Tech.$E$21]*[$Dists.T56]+[$Tech.$E$31]*[$Dists.T81])" office:value-type="float" office:value="0" calcext:value-type="float">
            <text:p>0</text:p>
          </table:table-cell>
          <table:table-cell table:formula="of:=([$Dists.U156]+[$Dists.U106]-1)*([$Tech.$E$1]*[$Dists.U6]+[$Tech.$E$11]*[$Dists.U31]+[$Tech.$E$21]*[$Dists.U56]+[$Tech.$E$31]*[$Dists.U81])" office:value-type="float" office:value="0" calcext:value-type="float">
            <text:p>0</text:p>
          </table:table-cell>
          <table:table-cell table:formula="of:=([$Dists.V156]+[$Dists.V106]-1)*([$Tech.$E$1]*[$Dists.V6]+[$Tech.$E$11]*[$Dists.V31]+[$Tech.$E$21]*[$Dists.V56]+[$Tech.$E$31]*[$Dists.V81])" office:value-type="float" office:value="0" calcext:value-type="float">
            <text:p>0</text:p>
          </table:table-cell>
          <table:table-cell table:formula="of:=([$Dists.W156]+[$Dists.W106]-1)*([$Tech.$E$1]*[$Dists.W6]+[$Tech.$E$11]*[$Dists.W31]+[$Tech.$E$21]*[$Dists.W56]+[$Tech.$E$31]*[$Dists.W81])" office:value-type="float" office:value="0" calcext:value-type="float">
            <text:p>0</text:p>
          </table:table-cell>
          <table:table-cell table:formula="of:=([$Dists.X156]+[$Dists.X106]-1)*([$Tech.$E$1]*[$Dists.X6]+[$Tech.$E$11]*[$Dists.X31]+[$Tech.$E$21]*[$Dists.X56]+[$Tech.$E$31]*[$Dists.X81])" office:value-type="float" office:value="0" calcext:value-type="float">
            <text:p>0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Floresta</text:p>
          </table:table-cell>
          <table:table-cell table:formula="of:=([$Dists.B157]+[$Dists.B107]-1)*([$Tech.$E$1]*[$Dists.B7]+[$Tech.$E$11]*[$Dists.B32]+[$Tech.$E$21]*[$Dists.B57]+[$Tech.$E$31]*[$Dists.B82])" office:value-type="float" office:value="0" calcext:value-type="float">
            <text:p>0</text:p>
          </table:table-cell>
          <table:table-cell table:style-name="ce16" table:formula="of:=([$Dists.C157]+[$Dists.C107]-1)*([$Tech.$E$1]*[$Dists.C7]+[$Tech.$E$11]*[$Dists.C32]+[$Tech.$E$21]*[$Dists.C57]+[$Tech.$E$31]*[$Dists.C82])" office:value-type="float" office:value="8.53500539568345" calcext:value-type="float">
            <text:p>8.53500539568345</text:p>
          </table:table-cell>
          <table:table-cell table:formula="of:=([$Dists.D157]+[$Dists.D107]-1)*([$Tech.$E$1]*[$Dists.D7]+[$Tech.$E$11]*[$Dists.D32]+[$Tech.$E$21]*[$Dists.D57]+[$Tech.$E$31]*[$Dists.D82])" office:value-type="float" office:value="0" calcext:value-type="float">
            <text:p>0</text:p>
          </table:table-cell>
          <table:table-cell table:formula="of:=([$Dists.E157]+[$Dists.E107]-1)*([$Tech.$E$1]*[$Dists.E7]+[$Tech.$E$11]*[$Dists.E32]+[$Tech.$E$21]*[$Dists.E57]+[$Tech.$E$31]*[$Dists.E82])" office:value-type="float" office:value="0" calcext:value-type="float">
            <text:p>0</text:p>
          </table:table-cell>
          <table:table-cell table:style-name="ce16" table:formula="of:=([$Dists.F157]+[$Dists.F107]-1)*([$Tech.$E$1]*[$Dists.F7]+[$Tech.$E$11]*[$Dists.F32]+[$Tech.$E$21]*[$Dists.F57]+[$Tech.$E$31]*[$Dists.F82])" office:value-type="float" office:value="11.90875" calcext:value-type="float">
            <text:p>11.90875</text:p>
          </table:table-cell>
          <table:table-cell table:style-name="ce6" table:formula="of:=([$Dists.G157]+[$Dists.G107]-1)*([$Tech.$E$1]*[$Dists.G7]+[$Tech.$E$11]*[$Dists.G32]+[$Tech.$E$21]*[$Dists.G57]+[$Tech.$E$31]*[$Dists.G82])" office:value-type="float" office:value="-0" calcext:value-type="float">
            <text:p>0</text:p>
          </table:table-cell>
          <table:table-cell table:formula="of:=([$Dists.H157]+[$Dists.H107]-1)*([$Tech.$E$1]*[$Dists.H7]+[$Tech.$E$11]*[$Dists.H32]+[$Tech.$E$21]*[$Dists.H57]+[$Tech.$E$31]*[$Dists.H82])" office:value-type="float" office:value="0" calcext:value-type="float">
            <text:p>0</text:p>
          </table:table-cell>
          <table:table-cell table:formula="of:=([$Dists.I157]+[$Dists.I107]-1)*([$Tech.$E$1]*[$Dists.I7]+[$Tech.$E$11]*[$Dists.I32]+[$Tech.$E$21]*[$Dists.I57]+[$Tech.$E$31]*[$Dists.I82])" office:value-type="float" office:value="0" calcext:value-type="float">
            <text:p>0</text:p>
          </table:table-cell>
          <table:table-cell table:formula="of:=([$Dists.J157]+[$Dists.J107]-1)*([$Tech.$E$1]*[$Dists.J7]+[$Tech.$E$11]*[$Dists.J32]+[$Tech.$E$21]*[$Dists.J57]+[$Tech.$E$31]*[$Dists.J82])" office:value-type="float" office:value="0" calcext:value-type="float">
            <text:p>0</text:p>
          </table:table-cell>
          <table:table-cell table:formula="of:=([$Dists.K157]+[$Dists.K107]-1)*([$Tech.$E$1]*[$Dists.K7]+[$Tech.$E$11]*[$Dists.K32]+[$Tech.$E$21]*[$Dists.K57]+[$Tech.$E$31]*[$Dists.K82])" office:value-type="float" office:value="0" calcext:value-type="float">
            <text:p>0</text:p>
          </table:table-cell>
          <table:table-cell table:style-name="ce16" table:formula="of:=([$Dists.L157]+[$Dists.L107]-1)*([$Tech.$E$1]*[$Dists.L7]+[$Tech.$E$11]*[$Dists.L32]+[$Tech.$E$21]*[$Dists.L57]+[$Tech.$E$31]*[$Dists.L82])" office:value-type="float" office:value="13.9175089928058" calcext:value-type="float">
            <text:p>13.9175089928058</text:p>
          </table:table-cell>
          <table:table-cell table:formula="of:=([$Dists.M157]+[$Dists.M107]-1)*([$Tech.$E$1]*[$Dists.M7]+[$Tech.$E$11]*[$Dists.M32]+[$Tech.$E$21]*[$Dists.M57]+[$Tech.$E$31]*[$Dists.M82])" office:value-type="float" office:value="0" calcext:value-type="float">
            <text:p>0</text:p>
          </table:table-cell>
          <table:table-cell table:formula="of:=([$Dists.N157]+[$Dists.N107]-1)*([$Tech.$E$1]*[$Dists.N7]+[$Tech.$E$11]*[$Dists.N32]+[$Tech.$E$21]*[$Dists.N57]+[$Tech.$E$31]*[$Dists.N82])" office:value-type="float" office:value="0" calcext:value-type="float">
            <text:p>0</text:p>
          </table:table-cell>
          <table:table-cell table:formula="of:=([$Dists.O157]+[$Dists.O107]-1)*([$Tech.$E$1]*[$Dists.O7]+[$Tech.$E$11]*[$Dists.O32]+[$Tech.$E$21]*[$Dists.O57]+[$Tech.$E$31]*[$Dists.O82])" office:value-type="float" office:value="0" calcext:value-type="float">
            <text:p>0</text:p>
          </table:table-cell>
          <table:table-cell table:formula="of:=([$Dists.P157]+[$Dists.P107]-1)*([$Tech.$E$1]*[$Dists.P7]+[$Tech.$E$11]*[$Dists.P32]+[$Tech.$E$21]*[$Dists.P57]+[$Tech.$E$31]*[$Dists.P82])" office:value-type="float" office:value="0" calcext:value-type="float">
            <text:p>0</text:p>
          </table:table-cell>
          <table:table-cell table:formula="of:=([$Dists.Q157]+[$Dists.Q107]-1)*([$Tech.$E$1]*[$Dists.Q7]+[$Tech.$E$11]*[$Dists.Q32]+[$Tech.$E$21]*[$Dists.Q57]+[$Tech.$E$31]*[$Dists.Q82])" office:value-type="float" office:value="0" calcext:value-type="float">
            <text:p>0</text:p>
          </table:table-cell>
          <table:table-cell table:formula="of:=([$Dists.R157]+[$Dists.R107]-1)*([$Tech.$E$1]*[$Dists.R7]+[$Tech.$E$11]*[$Dists.R32]+[$Tech.$E$21]*[$Dists.R57]+[$Tech.$E$31]*[$Dists.R82])" office:value-type="float" office:value="0" calcext:value-type="float">
            <text:p>0</text:p>
          </table:table-cell>
          <table:table-cell table:formula="of:=([$Dists.S157]+[$Dists.S107]-1)*([$Tech.$E$1]*[$Dists.S7]+[$Tech.$E$11]*[$Dists.S32]+[$Tech.$E$21]*[$Dists.S57]+[$Tech.$E$31]*[$Dists.S82])" office:value-type="float" office:value="0" calcext:value-type="float">
            <text:p>0</text:p>
          </table:table-cell>
          <table:table-cell table:formula="of:=([$Dists.T157]+[$Dists.T107]-1)*([$Tech.$E$1]*[$Dists.T7]+[$Tech.$E$11]*[$Dists.T32]+[$Tech.$E$21]*[$Dists.T57]+[$Tech.$E$31]*[$Dists.T82])" office:value-type="float" office:value="0" calcext:value-type="float">
            <text:p>0</text:p>
          </table:table-cell>
          <table:table-cell table:formula="of:=([$Dists.U157]+[$Dists.U107]-1)*([$Tech.$E$1]*[$Dists.U7]+[$Tech.$E$11]*[$Dists.U32]+[$Tech.$E$21]*[$Dists.U57]+[$Tech.$E$31]*[$Dists.U82])" office:value-type="float" office:value="0" calcext:value-type="float">
            <text:p>0</text:p>
          </table:table-cell>
          <table:table-cell table:formula="of:=([$Dists.V157]+[$Dists.V107]-1)*([$Tech.$E$1]*[$Dists.V7]+[$Tech.$E$11]*[$Dists.V32]+[$Tech.$E$21]*[$Dists.V57]+[$Tech.$E$31]*[$Dists.V82])" office:value-type="float" office:value="0" calcext:value-type="float">
            <text:p>0</text:p>
          </table:table-cell>
          <table:table-cell table:formula="of:=([$Dists.W157]+[$Dists.W107]-1)*([$Tech.$E$1]*[$Dists.W7]+[$Tech.$E$11]*[$Dists.W32]+[$Tech.$E$21]*[$Dists.W57]+[$Tech.$E$31]*[$Dists.W82])" office:value-type="float" office:value="0" calcext:value-type="float">
            <text:p>0</text:p>
          </table:table-cell>
          <table:table-cell table:formula="of:=([$Dists.X157]+[$Dists.X107]-1)*([$Tech.$E$1]*[$Dists.X7]+[$Tech.$E$11]*[$Dists.X32]+[$Tech.$E$21]*[$Dists.X57]+[$Tech.$E$31]*[$Dists.X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([$Dists.B158]+[$Dists.B108]-1)*([$Tech.$E$1]*[$Dists.B8]+[$Tech.$E$11]*[$Dists.B33]+[$Tech.$E$21]*[$Dists.B58]+[$Tech.$E$31]*[$Dists.B83])" office:value-type="float" office:value="0" calcext:value-type="float">
            <text:p>0</text:p>
          </table:table-cell>
          <table:table-cell table:formula="of:=([$Dists.C158]+[$Dists.C108]-1)*([$Tech.$E$1]*[$Dists.C8]+[$Tech.$E$11]*[$Dists.C33]+[$Tech.$E$21]*[$Dists.C58]+[$Tech.$E$31]*[$Dists.C83])" office:value-type="float" office:value="0" calcext:value-type="float">
            <text:p>0</text:p>
          </table:table-cell>
          <table:table-cell table:style-name="ce16" table:formula="of:=([$Dists.D158]+[$Dists.D108]-1)*([$Tech.$E$1]*[$Dists.D8]+[$Tech.$E$11]*[$Dists.D33]+[$Tech.$E$21]*[$Dists.D58]+[$Tech.$E$31]*[$Dists.D83])" office:value-type="float" office:value="11.0146942446043" calcext:value-type="float">
            <text:p>11.0146942446043</text:p>
          </table:table-cell>
          <table:table-cell table:formula="of:=([$Dists.E158]+[$Dists.E108]-1)*([$Tech.$E$1]*[$Dists.E8]+[$Tech.$E$11]*[$Dists.E33]+[$Tech.$E$21]*[$Dists.E58]+[$Tech.$E$31]*[$Dists.E83])" office:value-type="float" office:value="0" calcext:value-type="float">
            <text:p>0</text:p>
          </table:table-cell>
          <table:table-cell table:formula="of:=([$Dists.F158]+[$Dists.F108]-1)*([$Tech.$E$1]*[$Dists.F8]+[$Tech.$E$11]*[$Dists.F33]+[$Tech.$E$21]*[$Dists.F58]+[$Tech.$E$31]*[$Dists.F83])" office:value-type="float" office:value="0" calcext:value-type="float">
            <text:p>0</text:p>
          </table:table-cell>
          <table:table-cell table:formula="of:=([$Dists.G158]+[$Dists.G108]-1)*([$Tech.$E$1]*[$Dists.G8]+[$Tech.$E$11]*[$Dists.G33]+[$Tech.$E$21]*[$Dists.G58]+[$Tech.$E$31]*[$Dists.G83])" office:value-type="float" office:value="0" calcext:value-type="float">
            <text:p>0</text:p>
          </table:table-cell>
          <table:table-cell table:style-name="ce6" table:formula="of:=([$Dists.H158]+[$Dists.H108]-1)*([$Tech.$E$1]*[$Dists.H8]+[$Tech.$E$11]*[$Dists.H33]+[$Tech.$E$21]*[$Dists.H58]+[$Tech.$E$31]*[$Dists.H83])" office:value-type="float" office:value="-0" calcext:value-type="float">
            <text:p>0</text:p>
          </table:table-cell>
          <table:table-cell table:style-name="ce16" table:formula="of:=([$Dists.I158]+[$Dists.I108]-1)*([$Tech.$E$1]*[$Dists.I8]+[$Tech.$E$11]*[$Dists.I33]+[$Tech.$E$21]*[$Dists.I58]+[$Tech.$E$31]*[$Dists.I83])" office:value-type="float" office:value="44.43375" calcext:value-type="float">
            <text:p>44.43375</text:p>
          </table:table-cell>
          <table:table-cell table:formula="of:=([$Dists.J158]+[$Dists.J108]-1)*([$Tech.$E$1]*[$Dists.J8]+[$Tech.$E$11]*[$Dists.J33]+[$Tech.$E$21]*[$Dists.J58]+[$Tech.$E$31]*[$Dists.J83])" office:value-type="float" office:value="0" calcext:value-type="float">
            <text:p>0</text:p>
          </table:table-cell>
          <table:table-cell table:formula="of:=([$Dists.K158]+[$Dists.K108]-1)*([$Tech.$E$1]*[$Dists.K8]+[$Tech.$E$11]*[$Dists.K33]+[$Tech.$E$21]*[$Dists.K58]+[$Tech.$E$31]*[$Dists.K83])" office:value-type="float" office:value="0" calcext:value-type="float">
            <text:p>0</text:p>
          </table:table-cell>
          <table:table-cell table:formula="of:=([$Dists.L158]+[$Dists.L108]-1)*([$Tech.$E$1]*[$Dists.L8]+[$Tech.$E$11]*[$Dists.L33]+[$Tech.$E$21]*[$Dists.L58]+[$Tech.$E$31]*[$Dists.L83])" office:value-type="float" office:value="0" calcext:value-type="float">
            <text:p>0</text:p>
          </table:table-cell>
          <table:table-cell table:style-name="ce16" table:formula="of:=([$Dists.M158]+[$Dists.M108]-1)*([$Tech.$E$1]*[$Dists.M8]+[$Tech.$E$11]*[$Dists.M33]+[$Tech.$E$21]*[$Dists.M58]+[$Tech.$E$31]*[$Dists.M83])" office:value-type="float" office:value="11.0146942446043" calcext:value-type="float">
            <text:p>11.0146942446043</text:p>
          </table:table-cell>
          <table:table-cell table:style-name="ce16" table:formula="of:=([$Dists.N158]+[$Dists.N108]-1)*([$Tech.$E$1]*[$Dists.N8]+[$Tech.$E$11]*[$Dists.N33]+[$Tech.$E$21]*[$Dists.N58]+[$Tech.$E$31]*[$Dists.N83])" office:value-type="float" office:value="51.3354166666667" calcext:value-type="float">
            <text:p>51.3354166666667</text:p>
          </table:table-cell>
          <table:table-cell table:formula="of:=([$Dists.O158]+[$Dists.O108]-1)*([$Tech.$E$1]*[$Dists.O8]+[$Tech.$E$11]*[$Dists.O33]+[$Tech.$E$21]*[$Dists.O58]+[$Tech.$E$31]*[$Dists.O83])" office:value-type="float" office:value="0" calcext:value-type="float">
            <text:p>0</text:p>
          </table:table-cell>
          <table:table-cell table:formula="of:=([$Dists.P158]+[$Dists.P108]-1)*([$Tech.$E$1]*[$Dists.P8]+[$Tech.$E$11]*[$Dists.P33]+[$Tech.$E$21]*[$Dists.P58]+[$Tech.$E$31]*[$Dists.P83])" office:value-type="float" office:value="0" calcext:value-type="float">
            <text:p>0</text:p>
          </table:table-cell>
          <table:table-cell table:formula="of:=([$Dists.Q158]+[$Dists.Q108]-1)*([$Tech.$E$1]*[$Dists.Q8]+[$Tech.$E$11]*[$Dists.Q33]+[$Tech.$E$21]*[$Dists.Q58]+[$Tech.$E$31]*[$Dists.Q83])" office:value-type="float" office:value="0" calcext:value-type="float">
            <text:p>0</text:p>
          </table:table-cell>
          <table:table-cell table:formula="of:=([$Dists.R158]+[$Dists.R108]-1)*([$Tech.$E$1]*[$Dists.R8]+[$Tech.$E$11]*[$Dists.R33]+[$Tech.$E$21]*[$Dists.R58]+[$Tech.$E$31]*[$Dists.R83])" office:value-type="float" office:value="0" calcext:value-type="float">
            <text:p>0</text:p>
          </table:table-cell>
          <table:table-cell table:formula="of:=([$Dists.S158]+[$Dists.S108]-1)*([$Tech.$E$1]*[$Dists.S8]+[$Tech.$E$11]*[$Dists.S33]+[$Tech.$E$21]*[$Dists.S58]+[$Tech.$E$31]*[$Dists.S83])" office:value-type="float" office:value="0" calcext:value-type="float">
            <text:p>0</text:p>
          </table:table-cell>
          <table:table-cell table:formula="of:=([$Dists.T158]+[$Dists.T108]-1)*([$Tech.$E$1]*[$Dists.T8]+[$Tech.$E$11]*[$Dists.T33]+[$Tech.$E$21]*[$Dists.T58]+[$Tech.$E$31]*[$Dists.T83])" office:value-type="float" office:value="0" calcext:value-type="float">
            <text:p>0</text:p>
          </table:table-cell>
          <table:table-cell table:formula="of:=([$Dists.U158]+[$Dists.U108]-1)*([$Tech.$E$1]*[$Dists.U8]+[$Tech.$E$11]*[$Dists.U33]+[$Tech.$E$21]*[$Dists.U58]+[$Tech.$E$31]*[$Dists.U83])" office:value-type="float" office:value="0" calcext:value-type="float">
            <text:p>0</text:p>
          </table:table-cell>
          <table:table-cell table:formula="of:=([$Dists.V158]+[$Dists.V108]-1)*([$Tech.$E$1]*[$Dists.V8]+[$Tech.$E$11]*[$Dists.V33]+[$Tech.$E$21]*[$Dists.V58]+[$Tech.$E$31]*[$Dists.V83])" office:value-type="float" office:value="0" calcext:value-type="float">
            <text:p>0</text:p>
          </table:table-cell>
          <table:table-cell table:formula="of:=([$Dists.W158]+[$Dists.W108]-1)*([$Tech.$E$1]*[$Dists.W8]+[$Tech.$E$11]*[$Dists.W33]+[$Tech.$E$21]*[$Dists.W58]+[$Tech.$E$31]*[$Dists.W83])" office:value-type="float" office:value="0" calcext:value-type="float">
            <text:p>0</text:p>
          </table:table-cell>
          <table:table-cell table:formula="of:=([$Dists.X158]+[$Dists.X108]-1)*([$Tech.$E$1]*[$Dists.X8]+[$Tech.$E$11]*[$Dists.X33]+[$Tech.$E$21]*[$Dists.X58]+[$Tech.$E$31]*[$Dists.X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([$Dists.B159]+[$Dists.B109]-1)*([$Tech.$E$1]*[$Dists.B9]+[$Tech.$E$11]*[$Dists.B34]+[$Tech.$E$21]*[$Dists.B59]+[$Tech.$E$31]*[$Dists.B84])" office:value-type="float" office:value="0" calcext:value-type="float">
            <text:p>0</text:p>
          </table:table-cell>
          <table:table-cell table:formula="of:=([$Dists.C159]+[$Dists.C109]-1)*([$Tech.$E$1]*[$Dists.C9]+[$Tech.$E$11]*[$Dists.C34]+[$Tech.$E$21]*[$Dists.C59]+[$Tech.$E$31]*[$Dists.C84])" office:value-type="float" office:value="0" calcext:value-type="float">
            <text:p>0</text:p>
          </table:table-cell>
          <table:table-cell table:formula="of:=([$Dists.D159]+[$Dists.D109]-1)*([$Tech.$E$1]*[$Dists.D9]+[$Tech.$E$11]*[$Dists.D34]+[$Tech.$E$21]*[$Dists.D59]+[$Tech.$E$31]*[$Dists.D84])" office:value-type="float" office:value="0" calcext:value-type="float">
            <text:p>0</text:p>
          </table:table-cell>
          <table:table-cell table:formula="of:=([$Dists.E159]+[$Dists.E109]-1)*([$Tech.$E$1]*[$Dists.E9]+[$Tech.$E$11]*[$Dists.E34]+[$Tech.$E$21]*[$Dists.E59]+[$Tech.$E$31]*[$Dists.E84])" office:value-type="float" office:value="0" calcext:value-type="float">
            <text:p>0</text:p>
          </table:table-cell>
          <table:table-cell table:formula="of:=([$Dists.F159]+[$Dists.F109]-1)*([$Tech.$E$1]*[$Dists.F9]+[$Tech.$E$11]*[$Dists.F34]+[$Tech.$E$21]*[$Dists.F59]+[$Tech.$E$31]*[$Dists.F84])" office:value-type="float" office:value="0" calcext:value-type="float">
            <text:p>0</text:p>
          </table:table-cell>
          <table:table-cell table:formula="of:=([$Dists.G159]+[$Dists.G109]-1)*([$Tech.$E$1]*[$Dists.G9]+[$Tech.$E$11]*[$Dists.G34]+[$Tech.$E$21]*[$Dists.G59]+[$Tech.$E$31]*[$Dists.G84])" office:value-type="float" office:value="0" calcext:value-type="float">
            <text:p>0</text:p>
          </table:table-cell>
          <table:table-cell table:style-name="ce16" table:formula="of:=([$Dists.H159]+[$Dists.H109]-1)*([$Tech.$E$1]*[$Dists.H9]+[$Tech.$E$11]*[$Dists.H34]+[$Tech.$E$21]*[$Dists.H59]+[$Tech.$E$31]*[$Dists.H84])" office:value-type="float" office:value="44.43375" calcext:value-type="float">
            <text:p>44.43375</text:p>
          </table:table-cell>
          <table:table-cell table:style-name="ce6" table:formula="of:=([$Dists.I159]+[$Dists.I109]-1)*([$Tech.$E$1]*[$Dists.I9]+[$Tech.$E$11]*[$Dists.I34]+[$Tech.$E$21]*[$Dists.I59]+[$Tech.$E$31]*[$Dists.I84])" office:value-type="float" office:value="-0" calcext:value-type="float">
            <text:p>0</text:p>
          </table:table-cell>
          <table:table-cell table:style-name="ce16" table:formula="of:=([$Dists.J159]+[$Dists.J109]-1)*([$Tech.$E$1]*[$Dists.J9]+[$Tech.$E$11]*[$Dists.J34]+[$Tech.$E$21]*[$Dists.J59]+[$Tech.$E$31]*[$Dists.J84])" office:value-type="float" office:value="15.831574" calcext:value-type="float">
            <text:p>15.831574</text:p>
          </table:table-cell>
          <table:table-cell table:formula="of:=([$Dists.K159]+[$Dists.K109]-1)*([$Tech.$E$1]*[$Dists.K9]+[$Tech.$E$11]*[$Dists.K34]+[$Tech.$E$21]*[$Dists.K59]+[$Tech.$E$31]*[$Dists.K84])" office:value-type="float" office:value="0" calcext:value-type="float">
            <text:p>0</text:p>
          </table:table-cell>
          <table:table-cell table:formula="of:=([$Dists.L159]+[$Dists.L109]-1)*([$Tech.$E$1]*[$Dists.L9]+[$Tech.$E$11]*[$Dists.L34]+[$Tech.$E$21]*[$Dists.L59]+[$Tech.$E$31]*[$Dists.L84])" office:value-type="float" office:value="0" calcext:value-type="float">
            <text:p>0</text:p>
          </table:table-cell>
          <table:table-cell table:style-name="ce16" table:formula="of:=([$Dists.M159]+[$Dists.M109]-1)*([$Tech.$E$1]*[$Dists.M9]+[$Tech.$E$11]*[$Dists.M34]+[$Tech.$E$21]*[$Dists.M59]+[$Tech.$E$31]*[$Dists.M84])" office:value-type="float" office:value="47.8845833333333" calcext:value-type="float">
            <text:p>47.8845833333333</text:p>
          </table:table-cell>
          <table:table-cell table:style-name="ce16" table:formula="of:=([$Dists.N159]+[$Dists.N109]-1)*([$Tech.$E$1]*[$Dists.N9]+[$Tech.$E$11]*[$Dists.N34]+[$Tech.$E$21]*[$Dists.N59]+[$Tech.$E$31]*[$Dists.N84])" office:value-type="float" office:value="39.36" calcext:value-type="float">
            <text:p>39.36</text:p>
          </table:table-cell>
          <table:table-cell table:style-name="ce16" table:formula="of:=([$Dists.O159]+[$Dists.O109]-1)*([$Tech.$E$1]*[$Dists.O9]+[$Tech.$E$11]*[$Dists.O34]+[$Tech.$E$21]*[$Dists.O59]+[$Tech.$E$31]*[$Dists.O84])" office:value-type="float" office:value="8.771786" calcext:value-type="float">
            <text:p>8.771786</text:p>
          </table:table-cell>
          <table:table-cell table:formula="of:=([$Dists.P159]+[$Dists.P109]-1)*([$Tech.$E$1]*[$Dists.P9]+[$Tech.$E$11]*[$Dists.P34]+[$Tech.$E$21]*[$Dists.P59]+[$Tech.$E$31]*[$Dists.P84])" office:value-type="float" office:value="0" calcext:value-type="float">
            <text:p>0</text:p>
          </table:table-cell>
          <table:table-cell table:style-name="ce16" table:formula="of:=([$Dists.Q159]+[$Dists.Q109]-1)*([$Tech.$E$1]*[$Dists.Q9]+[$Tech.$E$11]*[$Dists.Q34]+[$Tech.$E$21]*[$Dists.Q59]+[$Tech.$E$31]*[$Dists.Q84])" office:value-type="float" office:value="12.967234" calcext:value-type="float">
            <text:p>12.967234</text:p>
          </table:table-cell>
          <table:table-cell table:style-name="ce16" table:formula="of:=([$Dists.R159]+[$Dists.R109]-1)*([$Tech.$E$1]*[$Dists.R9]+[$Tech.$E$11]*[$Dists.R34]+[$Tech.$E$21]*[$Dists.R59]+[$Tech.$E$31]*[$Dists.R84])" office:value-type="float" office:value="16.228128" calcext:value-type="float">
            <text:p>16.228128</text:p>
          </table:table-cell>
          <table:table-cell table:formula="of:=([$Dists.S159]+[$Dists.S109]-1)*([$Tech.$E$1]*[$Dists.S9]+[$Tech.$E$11]*[$Dists.S34]+[$Tech.$E$21]*[$Dists.S59]+[$Tech.$E$31]*[$Dists.S84])" office:value-type="float" office:value="0" calcext:value-type="float">
            <text:p>0</text:p>
          </table:table-cell>
          <table:table-cell table:style-name="ce16" table:formula="of:=([$Dists.T159]+[$Dists.T109]-1)*([$Tech.$E$1]*[$Dists.T9]+[$Tech.$E$11]*[$Dists.T34]+[$Tech.$E$21]*[$Dists.T59]+[$Tech.$E$31]*[$Dists.T84])" office:value-type="float" office:value="31.06059" calcext:value-type="float">
            <text:p>31.06059</text:p>
          </table:table-cell>
          <table:table-cell table:formula="of:=([$Dists.U159]+[$Dists.U109]-1)*([$Tech.$E$1]*[$Dists.U9]+[$Tech.$E$11]*[$Dists.U34]+[$Tech.$E$21]*[$Dists.U59]+[$Tech.$E$31]*[$Dists.U84])" office:value-type="float" office:value="0" calcext:value-type="float">
            <text:p>0</text:p>
          </table:table-cell>
          <table:table-cell table:style-name="ce16" table:formula="of:=([$Dists.V159]+[$Dists.V109]-1)*([$Tech.$E$1]*[$Dists.V9]+[$Tech.$E$11]*[$Dists.V34]+[$Tech.$E$21]*[$Dists.V59]+[$Tech.$E$31]*[$Dists.V84])" office:value-type="float" office:value="35.219936" calcext:value-type="float">
            <text:p>35.219936</text:p>
          </table:table-cell>
          <table:table-cell table:formula="of:=([$Dists.W159]+[$Dists.W109]-1)*([$Tech.$E$1]*[$Dists.W9]+[$Tech.$E$11]*[$Dists.W34]+[$Tech.$E$21]*[$Dists.W59]+[$Tech.$E$31]*[$Dists.W84])" office:value-type="float" office:value="0" calcext:value-type="float">
            <text:p>0</text:p>
          </table:table-cell>
          <table:table-cell table:formula="of:=([$Dists.X159]+[$Dists.X109]-1)*([$Tech.$E$1]*[$Dists.X9]+[$Tech.$E$11]*[$Dists.X34]+[$Tech.$E$21]*[$Dists.X59]+[$Tech.$E$31]*[$Dists.X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([$Dists.B160]+[$Dists.B110]-1)*([$Tech.$E$1]*[$Dists.B10]+[$Tech.$E$11]*[$Dists.B35]+[$Tech.$E$21]*[$Dists.B60]+[$Tech.$E$31]*[$Dists.B85])" office:value-type="float" office:value="0" calcext:value-type="float">
            <text:p>0</text:p>
          </table:table-cell>
          <table:table-cell table:formula="of:=([$Dists.C160]+[$Dists.C110]-1)*([$Tech.$E$1]*[$Dists.C10]+[$Tech.$E$11]*[$Dists.C35]+[$Tech.$E$21]*[$Dists.C60]+[$Tech.$E$31]*[$Dists.C85])" office:value-type="float" office:value="0" calcext:value-type="float">
            <text:p>0</text:p>
          </table:table-cell>
          <table:table-cell table:formula="of:=([$Dists.D160]+[$Dists.D110]-1)*([$Tech.$E$1]*[$Dists.D10]+[$Tech.$E$11]*[$Dists.D35]+[$Tech.$E$21]*[$Dists.D60]+[$Tech.$E$31]*[$Dists.D85])" office:value-type="float" office:value="0" calcext:value-type="float">
            <text:p>0</text:p>
          </table:table-cell>
          <table:table-cell table:style-name="ce16" table:formula="of:=([$Dists.E160]+[$Dists.E110]-1)*([$Tech.$E$1]*[$Dists.E10]+[$Tech.$E$11]*[$Dists.E35]+[$Tech.$E$21]*[$Dists.E60]+[$Tech.$E$31]*[$Dists.E85])" office:value-type="float" office:value="12.8979166666667" calcext:value-type="float">
            <text:p>12.8979166666667</text:p>
          </table:table-cell>
          <table:table-cell table:formula="of:=([$Dists.F160]+[$Dists.F110]-1)*([$Tech.$E$1]*[$Dists.F10]+[$Tech.$E$11]*[$Dists.F35]+[$Tech.$E$21]*[$Dists.F60]+[$Tech.$E$31]*[$Dists.F85])" office:value-type="float" office:value="0" calcext:value-type="float">
            <text:p>0</text:p>
          </table:table-cell>
          <table:table-cell table:formula="of:=([$Dists.G160]+[$Dists.G110]-1)*([$Tech.$E$1]*[$Dists.G10]+[$Tech.$E$11]*[$Dists.G35]+[$Tech.$E$21]*[$Dists.G60]+[$Tech.$E$31]*[$Dists.G85])" office:value-type="float" office:value="0" calcext:value-type="float">
            <text:p>0</text:p>
          </table:table-cell>
          <table:table-cell table:formula="of:=([$Dists.H160]+[$Dists.H110]-1)*([$Tech.$E$1]*[$Dists.H10]+[$Tech.$E$11]*[$Dists.H35]+[$Tech.$E$21]*[$Dists.H60]+[$Tech.$E$31]*[$Dists.H85])" office:value-type="float" office:value="0" calcext:value-type="float">
            <text:p>0</text:p>
          </table:table-cell>
          <table:table-cell table:style-name="ce16" table:formula="of:=([$Dists.I160]+[$Dists.I110]-1)*([$Tech.$E$1]*[$Dists.I10]+[$Tech.$E$11]*[$Dists.I35]+[$Tech.$E$21]*[$Dists.I60]+[$Tech.$E$31]*[$Dists.I85])" office:value-type="float" office:value="15.831574" calcext:value-type="float">
            <text:p>15.831574</text:p>
          </table:table-cell>
          <table:table-cell table:style-name="ce6" table:formula="of:=([$Dists.J160]+[$Dists.J110]-1)*([$Tech.$E$1]*[$Dists.J10]+[$Tech.$E$11]*[$Dists.J35]+[$Tech.$E$21]*[$Dists.J60]+[$Tech.$E$31]*[$Dists.J85])" office:value-type="float" office:value="-0" calcext:value-type="float">
            <text:p>0</text:p>
          </table:table-cell>
          <table:table-cell table:formula="of:=([$Dists.K160]+[$Dists.K110]-1)*([$Tech.$E$1]*[$Dists.K10]+[$Tech.$E$11]*[$Dists.K35]+[$Tech.$E$21]*[$Dists.K60]+[$Tech.$E$31]*[$Dists.K85])" office:value-type="float" office:value="0" calcext:value-type="float">
            <text:p>0</text:p>
          </table:table-cell>
          <table:table-cell table:formula="of:=([$Dists.L160]+[$Dists.L110]-1)*([$Tech.$E$1]*[$Dists.L10]+[$Tech.$E$11]*[$Dists.L35]+[$Tech.$E$21]*[$Dists.L60]+[$Tech.$E$31]*[$Dists.L85])" office:value-type="float" office:value="0" calcext:value-type="float">
            <text:p>0</text:p>
          </table:table-cell>
          <table:table-cell table:formula="of:=([$Dists.M160]+[$Dists.M110]-1)*([$Tech.$E$1]*[$Dists.M10]+[$Tech.$E$11]*[$Dists.M35]+[$Tech.$E$21]*[$Dists.M60]+[$Tech.$E$31]*[$Dists.M85])" office:value-type="float" office:value="0" calcext:value-type="float">
            <text:p>0</text:p>
          </table:table-cell>
          <table:table-cell table:formula="of:=([$Dists.N160]+[$Dists.N110]-1)*([$Tech.$E$1]*[$Dists.N10]+[$Tech.$E$11]*[$Dists.N35]+[$Tech.$E$21]*[$Dists.N60]+[$Tech.$E$31]*[$Dists.N85])" office:value-type="float" office:value="0" calcext:value-type="float">
            <text:p>0</text:p>
          </table:table-cell>
          <table:table-cell table:style-name="ce16" table:formula="of:=([$Dists.O160]+[$Dists.O110]-1)*([$Tech.$E$1]*[$Dists.O10]+[$Tech.$E$11]*[$Dists.O35]+[$Tech.$E$21]*[$Dists.O60]+[$Tech.$E$31]*[$Dists.O85])" office:value-type="float" office:value="6.962948" calcext:value-type="float">
            <text:p>6.962948</text:p>
          </table:table-cell>
          <table:table-cell table:formula="of:=([$Dists.P160]+[$Dists.P110]-1)*([$Tech.$E$1]*[$Dists.P10]+[$Tech.$E$11]*[$Dists.P35]+[$Tech.$E$21]*[$Dists.P60]+[$Tech.$E$31]*[$Dists.P85])" office:value-type="float" office:value="0" calcext:value-type="float">
            <text:p>0</text:p>
          </table:table-cell>
          <table:table-cell table:style-name="ce16" table:formula="of:=([$Dists.Q160]+[$Dists.Q110]-1)*([$Tech.$E$1]*[$Dists.Q10]+[$Tech.$E$11]*[$Dists.Q35]+[$Tech.$E$21]*[$Dists.Q60]+[$Tech.$E$31]*[$Dists.Q85])" office:value-type="float" office:value="10.697146" calcext:value-type="float">
            <text:p>10.697146</text:p>
          </table:table-cell>
          <table:table-cell table:style-name="ce16" table:formula="of:=([$Dists.R160]+[$Dists.R110]-1)*([$Tech.$E$1]*[$Dists.R10]+[$Tech.$E$11]*[$Dists.R35]+[$Tech.$E$21]*[$Dists.R60]+[$Tech.$E$31]*[$Dists.R85])" office:value-type="float" office:value="8.832056" calcext:value-type="float">
            <text:p>8.832056</text:p>
          </table:table-cell>
          <table:table-cell table:formula="of:=([$Dists.S160]+[$Dists.S110]-1)*([$Tech.$E$1]*[$Dists.S10]+[$Tech.$E$11]*[$Dists.S35]+[$Tech.$E$21]*[$Dists.S60]+[$Tech.$E$31]*[$Dists.S85])" office:value-type="float" office:value="0" calcext:value-type="float">
            <text:p>0</text:p>
          </table:table-cell>
          <table:table-cell table:formula="of:=([$Dists.T160]+[$Dists.T110]-1)*([$Tech.$E$1]*[$Dists.T10]+[$Tech.$E$11]*[$Dists.T35]+[$Tech.$E$21]*[$Dists.T60]+[$Tech.$E$31]*[$Dists.T85])" office:value-type="float" office:value="0" calcext:value-type="float">
            <text:p>0</text:p>
          </table:table-cell>
          <table:table-cell table:formula="of:=([$Dists.U160]+[$Dists.U110]-1)*([$Tech.$E$1]*[$Dists.U10]+[$Tech.$E$11]*[$Dists.U35]+[$Tech.$E$21]*[$Dists.U60]+[$Tech.$E$31]*[$Dists.U85])" office:value-type="float" office:value="0" calcext:value-type="float">
            <text:p>0</text:p>
          </table:table-cell>
          <table:table-cell table:formula="of:=([$Dists.V160]+[$Dists.V110]-1)*([$Tech.$E$1]*[$Dists.V10]+[$Tech.$E$11]*[$Dists.V35]+[$Tech.$E$21]*[$Dists.V60]+[$Tech.$E$31]*[$Dists.V85])" office:value-type="float" office:value="0" calcext:value-type="float">
            <text:p>0</text:p>
          </table:table-cell>
          <table:table-cell table:formula="of:=([$Dists.W160]+[$Dists.W110]-1)*([$Tech.$E$1]*[$Dists.W10]+[$Tech.$E$11]*[$Dists.W35]+[$Tech.$E$21]*[$Dists.W60]+[$Tech.$E$31]*[$Dists.W85])" office:value-type="float" office:value="0" calcext:value-type="float">
            <text:p>0</text:p>
          </table:table-cell>
          <table:table-cell table:formula="of:=([$Dists.X160]+[$Dists.X110]-1)*([$Tech.$E$1]*[$Dists.X10]+[$Tech.$E$11]*[$Dists.X35]+[$Tech.$E$21]*[$Dists.X60]+[$Tech.$E$31]*[$Dists.X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([$Dists.B161]+[$Dists.B111]-1)*([$Tech.$E$1]*[$Dists.B11]+[$Tech.$E$11]*[$Dists.B36]+[$Tech.$E$21]*[$Dists.B61]+[$Tech.$E$31]*[$Dists.B86])" office:value-type="float" office:value="0" calcext:value-type="float">
            <text:p>0</text:p>
          </table:table-cell>
          <table:table-cell table:formula="of:=([$Dists.C161]+[$Dists.C111]-1)*([$Tech.$E$1]*[$Dists.C11]+[$Tech.$E$11]*[$Dists.C36]+[$Tech.$E$21]*[$Dists.C61]+[$Tech.$E$31]*[$Dists.C86])" office:value-type="float" office:value="0" calcext:value-type="float">
            <text:p>0</text:p>
          </table:table-cell>
          <table:table-cell table:formula="of:=([$Dists.D161]+[$Dists.D111]-1)*([$Tech.$E$1]*[$Dists.D11]+[$Tech.$E$11]*[$Dists.D36]+[$Tech.$E$21]*[$Dists.D61]+[$Tech.$E$31]*[$Dists.D86])" office:value-type="float" office:value="0" calcext:value-type="float">
            <text:p>0</text:p>
          </table:table-cell>
          <table:table-cell table:formula="of:=([$Dists.E161]+[$Dists.E111]-1)*([$Tech.$E$1]*[$Dists.E11]+[$Tech.$E$11]*[$Dists.E36]+[$Tech.$E$21]*[$Dists.E61]+[$Tech.$E$31]*[$Dists.E86])" office:value-type="float" office:value="0" calcext:value-type="float">
            <text:p>0</text:p>
          </table:table-cell>
          <table:table-cell table:formula="of:=([$Dists.F161]+[$Dists.F111]-1)*([$Tech.$E$1]*[$Dists.F11]+[$Tech.$E$11]*[$Dists.F36]+[$Tech.$E$21]*[$Dists.F61]+[$Tech.$E$31]*[$Dists.F86])" office:value-type="float" office:value="0" calcext:value-type="float">
            <text:p>0</text:p>
          </table:table-cell>
          <table:table-cell table:formula="of:=([$Dists.G161]+[$Dists.G111]-1)*([$Tech.$E$1]*[$Dists.G11]+[$Tech.$E$11]*[$Dists.G36]+[$Tech.$E$21]*[$Dists.G61]+[$Tech.$E$31]*[$Dists.G86])" office:value-type="float" office:value="0" calcext:value-type="float">
            <text:p>0</text:p>
          </table:table-cell>
          <table:table-cell table:formula="of:=([$Dists.H161]+[$Dists.H111]-1)*([$Tech.$E$1]*[$Dists.H11]+[$Tech.$E$11]*[$Dists.H36]+[$Tech.$E$21]*[$Dists.H61]+[$Tech.$E$31]*[$Dists.H86])" office:value-type="float" office:value="0" calcext:value-type="float">
            <text:p>0</text:p>
          </table:table-cell>
          <table:table-cell table:formula="of:=([$Dists.I161]+[$Dists.I111]-1)*([$Tech.$E$1]*[$Dists.I11]+[$Tech.$E$11]*[$Dists.I36]+[$Tech.$E$21]*[$Dists.I61]+[$Tech.$E$31]*[$Dists.I86])" office:value-type="float" office:value="0" calcext:value-type="float">
            <text:p>0</text:p>
          </table:table-cell>
          <table:table-cell table:formula="of:=([$Dists.J161]+[$Dists.J111]-1)*([$Tech.$E$1]*[$Dists.J11]+[$Tech.$E$11]*[$Dists.J36]+[$Tech.$E$21]*[$Dists.J61]+[$Tech.$E$31]*[$Dists.J86])" office:value-type="float" office:value="0" calcext:value-type="float">
            <text:p>0</text:p>
          </table:table-cell>
          <table:table-cell table:style-name="ce6" table:formula="of:=([$Dists.K161]+[$Dists.K111]-1)*([$Tech.$E$1]*[$Dists.K11]+[$Tech.$E$11]*[$Dists.K36]+[$Tech.$E$21]*[$Dists.K61]+[$Tech.$E$31]*[$Dists.K86])" office:value-type="float" office:value="-0" calcext:value-type="float">
            <text:p>0</text:p>
          </table:table-cell>
          <table:table-cell table:style-name="ce16" table:formula="of:=([$Dists.L161]+[$Dists.L111]-1)*([$Tech.$E$1]*[$Dists.L11]+[$Tech.$E$11]*[$Dists.L36]+[$Tech.$E$21]*[$Dists.L61]+[$Tech.$E$31]*[$Dists.L86])" office:value-type="float" office:value="16.38875" calcext:value-type="float">
            <text:p>16.38875</text:p>
          </table:table-cell>
          <table:table-cell table:formula="of:=([$Dists.M161]+[$Dists.M111]-1)*([$Tech.$E$1]*[$Dists.M11]+[$Tech.$E$11]*[$Dists.M36]+[$Tech.$E$21]*[$Dists.M61]+[$Tech.$E$31]*[$Dists.M86])" office:value-type="float" office:value="0" calcext:value-type="float">
            <text:p>0</text:p>
          </table:table-cell>
          <table:table-cell table:formula="of:=([$Dists.N161]+[$Dists.N111]-1)*([$Tech.$E$1]*[$Dists.N11]+[$Tech.$E$11]*[$Dists.N36]+[$Tech.$E$21]*[$Dists.N61]+[$Tech.$E$31]*[$Dists.N86])" office:value-type="float" office:value="0" calcext:value-type="float">
            <text:p>0</text:p>
          </table:table-cell>
          <table:table-cell table:formula="of:=([$Dists.O161]+[$Dists.O111]-1)*([$Tech.$E$1]*[$Dists.O11]+[$Tech.$E$11]*[$Dists.O36]+[$Tech.$E$21]*[$Dists.O61]+[$Tech.$E$31]*[$Dists.O86])" office:value-type="float" office:value="0" calcext:value-type="float">
            <text:p>0</text:p>
          </table:table-cell>
          <table:table-cell table:formula="of:=([$Dists.P161]+[$Dists.P111]-1)*([$Tech.$E$1]*[$Dists.P11]+[$Tech.$E$11]*[$Dists.P36]+[$Tech.$E$21]*[$Dists.P61]+[$Tech.$E$31]*[$Dists.P86])" office:value-type="float" office:value="0" calcext:value-type="float">
            <text:p>0</text:p>
          </table:table-cell>
          <table:table-cell table:formula="of:=([$Dists.Q161]+[$Dists.Q111]-1)*([$Tech.$E$1]*[$Dists.Q11]+[$Tech.$E$11]*[$Dists.Q36]+[$Tech.$E$21]*[$Dists.Q61]+[$Tech.$E$31]*[$Dists.Q86])" office:value-type="float" office:value="0" calcext:value-type="float">
            <text:p>0</text:p>
          </table:table-cell>
          <table:table-cell table:style-name="ce16" table:formula="of:=([$Dists.R161]+[$Dists.R111]-1)*([$Tech.$E$1]*[$Dists.R11]+[$Tech.$E$11]*[$Dists.R36]+[$Tech.$E$21]*[$Dists.R61]+[$Tech.$E$31]*[$Dists.R86])" office:value-type="float" office:value="12.145" calcext:value-type="float">
            <text:p>12.145</text:p>
          </table:table-cell>
          <table:table-cell table:style-name="ce16" table:formula="of:=([$Dists.S161]+[$Dists.S111]-1)*([$Tech.$E$1]*[$Dists.S11]+[$Tech.$E$11]*[$Dists.S36]+[$Tech.$E$21]*[$Dists.S61]+[$Tech.$E$31]*[$Dists.S86])" office:value-type="float" office:value="52.48" calcext:value-type="float">
            <text:p>52.48</text:p>
          </table:table-cell>
          <table:table-cell table:formula="of:=([$Dists.T161]+[$Dists.T111]-1)*([$Tech.$E$1]*[$Dists.T11]+[$Tech.$E$11]*[$Dists.T36]+[$Tech.$E$21]*[$Dists.T61]+[$Tech.$E$31]*[$Dists.T86])" office:value-type="float" office:value="0" calcext:value-type="float">
            <text:p>0</text:p>
          </table:table-cell>
          <table:table-cell table:style-name="ce16" table:formula="of:=([$Dists.U161]+[$Dists.U111]-1)*([$Tech.$E$1]*[$Dists.U11]+[$Tech.$E$11]*[$Dists.U36]+[$Tech.$E$21]*[$Dists.U61]+[$Tech.$E$31]*[$Dists.U86])" office:value-type="float" office:value="39.36" calcext:value-type="float">
            <text:p>39.36</text:p>
          </table:table-cell>
          <table:table-cell table:formula="of:=([$Dists.V161]+[$Dists.V111]-1)*([$Tech.$E$1]*[$Dists.V11]+[$Tech.$E$11]*[$Dists.V36]+[$Tech.$E$21]*[$Dists.V61]+[$Tech.$E$31]*[$Dists.V86])" office:value-type="float" office:value="0" calcext:value-type="float">
            <text:p>0</text:p>
          </table:table-cell>
          <table:table-cell table:formula="of:=([$Dists.W161]+[$Dists.W111]-1)*([$Tech.$E$1]*[$Dists.W11]+[$Tech.$E$11]*[$Dists.W36]+[$Tech.$E$21]*[$Dists.W61]+[$Tech.$E$31]*[$Dists.W86])" office:value-type="float" office:value="0" calcext:value-type="float">
            <text:p>0</text:p>
          </table:table-cell>
          <table:table-cell table:formula="of:=([$Dists.X161]+[$Dists.X111]-1)*([$Tech.$E$1]*[$Dists.X11]+[$Tech.$E$11]*[$Dists.X36]+[$Tech.$E$21]*[$Dists.X61]+[$Tech.$E$31]*[$Dists.X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8" table:formula="of:=([$Dists.B162]+[$Dists.B112]-1)*([$Tech.$E$1]*[$Dists.B12]+[$Tech.$E$11]*[$Dists.B37]+[$Tech.$E$21]*[$Dists.B62]+[$Tech.$E$31]*[$Dists.B87])" office:value-type="float" office:value="0" calcext:value-type="float">
            <text:p>0</text:p>
          </table:table-cell>
          <table:table-cell table:formula="of:=([$Dists.C162]+[$Dists.C112]-1)*([$Tech.$E$1]*[$Dists.C12]+[$Tech.$E$11]*[$Dists.C37]+[$Tech.$E$21]*[$Dists.C62]+[$Tech.$E$31]*[$Dists.C87])" office:value-type="float" office:value="0" calcext:value-type="float">
            <text:p>0</text:p>
          </table:table-cell>
          <table:table-cell table:formula="of:=([$Dists.D162]+[$Dists.D112]-1)*([$Tech.$E$1]*[$Dists.D12]+[$Tech.$E$11]*[$Dists.D37]+[$Tech.$E$21]*[$Dists.D62]+[$Tech.$E$31]*[$Dists.D87])" office:value-type="float" office:value="0" calcext:value-type="float">
            <text:p>0</text:p>
          </table:table-cell>
          <table:table-cell table:formula="of:=([$Dists.E162]+[$Dists.E112]-1)*([$Tech.$E$1]*[$Dists.E12]+[$Tech.$E$11]*[$Dists.E37]+[$Tech.$E$21]*[$Dists.E62]+[$Tech.$E$31]*[$Dists.E87])" office:value-type="float" office:value="0" calcext:value-type="float">
            <text:p>0</text:p>
          </table:table-cell>
          <table:table-cell table:formula="of:=([$Dists.F162]+[$Dists.F112]-1)*([$Tech.$E$1]*[$Dists.F12]+[$Tech.$E$11]*[$Dists.F37]+[$Tech.$E$21]*[$Dists.F62]+[$Tech.$E$31]*[$Dists.F87])" office:value-type="float" office:value="0" calcext:value-type="float">
            <text:p>0</text:p>
          </table:table-cell>
          <table:table-cell table:style-name="ce16" table:formula="of:=([$Dists.G162]+[$Dists.G112]-1)*([$Tech.$E$1]*[$Dists.G12]+[$Tech.$E$11]*[$Dists.G37]+[$Tech.$E$21]*[$Dists.G62]+[$Tech.$E$31]*[$Dists.G87])" office:value-type="float" office:value="13.9175089928058" calcext:value-type="float">
            <text:p>13.9175089928058</text:p>
          </table:table-cell>
          <table:table-cell table:formula="of:=([$Dists.H162]+[$Dists.H112]-1)*([$Tech.$E$1]*[$Dists.H12]+[$Tech.$E$11]*[$Dists.H37]+[$Tech.$E$21]*[$Dists.H62]+[$Tech.$E$31]*[$Dists.H87])" office:value-type="float" office:value="0" calcext:value-type="float">
            <text:p>0</text:p>
          </table:table-cell>
          <table:table-cell table:formula="of:=([$Dists.I162]+[$Dists.I112]-1)*([$Tech.$E$1]*[$Dists.I12]+[$Tech.$E$11]*[$Dists.I37]+[$Tech.$E$21]*[$Dists.I62]+[$Tech.$E$31]*[$Dists.I87])" office:value-type="float" office:value="0" calcext:value-type="float">
            <text:p>0</text:p>
          </table:table-cell>
          <table:table-cell table:formula="of:=([$Dists.J162]+[$Dists.J112]-1)*([$Tech.$E$1]*[$Dists.J12]+[$Tech.$E$11]*[$Dists.J37]+[$Tech.$E$21]*[$Dists.J62]+[$Tech.$E$31]*[$Dists.J87])" office:value-type="float" office:value="0" calcext:value-type="float">
            <text:p>0</text:p>
          </table:table-cell>
          <table:table-cell table:style-name="ce16" table:formula="of:=([$Dists.K162]+[$Dists.K112]-1)*([$Tech.$E$1]*[$Dists.K12]+[$Tech.$E$11]*[$Dists.K37]+[$Tech.$E$21]*[$Dists.K62]+[$Tech.$E$31]*[$Dists.K87])" office:value-type="float" office:value="16.38875" calcext:value-type="float">
            <text:p>16.38875</text:p>
          </table:table-cell>
          <table:table-cell table:style-name="ce6" table:formula="of:=([$Dists.L162]+[$Dists.L112]-1)*([$Tech.$E$1]*[$Dists.L12]+[$Tech.$E$11]*[$Dists.L37]+[$Tech.$E$21]*[$Dists.L62]+[$Tech.$E$31]*[$Dists.L87])" office:value-type="float" office:value="-0" calcext:value-type="float">
            <text:p>0</text:p>
          </table:table-cell>
          <table:table-cell table:formula="of:=([$Dists.M162]+[$Dists.M112]-1)*([$Tech.$E$1]*[$Dists.M12]+[$Tech.$E$11]*[$Dists.M37]+[$Tech.$E$21]*[$Dists.M62]+[$Tech.$E$31]*[$Dists.M87])" office:value-type="float" office:value="0" calcext:value-type="float">
            <text:p>0</text:p>
          </table:table-cell>
          <table:table-cell table:formula="of:=([$Dists.N162]+[$Dists.N112]-1)*([$Tech.$E$1]*[$Dists.N12]+[$Tech.$E$11]*[$Dists.N37]+[$Tech.$E$21]*[$Dists.N62]+[$Tech.$E$31]*[$Dists.N87])" office:value-type="float" office:value="0" calcext:value-type="float">
            <text:p>0</text:p>
          </table:table-cell>
          <table:table-cell table:formula="of:=([$Dists.O162]+[$Dists.O112]-1)*([$Tech.$E$1]*[$Dists.O12]+[$Tech.$E$11]*[$Dists.O37]+[$Tech.$E$21]*[$Dists.O62]+[$Tech.$E$31]*[$Dists.O87])" office:value-type="float" office:value="0" calcext:value-type="float">
            <text:p>0</text:p>
          </table:table-cell>
          <table:table-cell table:formula="of:=([$Dists.P162]+[$Dists.P112]-1)*([$Tech.$E$1]*[$Dists.P12]+[$Tech.$E$11]*[$Dists.P37]+[$Tech.$E$21]*[$Dists.P62]+[$Tech.$E$31]*[$Dists.P87])" office:value-type="float" office:value="0" calcext:value-type="float">
            <text:p>0</text:p>
          </table:table-cell>
          <table:table-cell table:formula="of:=([$Dists.Q162]+[$Dists.Q112]-1)*([$Tech.$E$1]*[$Dists.Q12]+[$Tech.$E$11]*[$Dists.Q37]+[$Tech.$E$21]*[$Dists.Q62]+[$Tech.$E$31]*[$Dists.Q87])" office:value-type="float" office:value="0" calcext:value-type="float">
            <text:p>0</text:p>
          </table:table-cell>
          <table:table-cell table:formula="of:=([$Dists.R162]+[$Dists.R112]-1)*([$Tech.$E$1]*[$Dists.R12]+[$Tech.$E$11]*[$Dists.R37]+[$Tech.$E$21]*[$Dists.R62]+[$Tech.$E$31]*[$Dists.R87])" office:value-type="float" office:value="0" calcext:value-type="float">
            <text:p>0</text:p>
          </table:table-cell>
          <table:table-cell table:formula="of:=([$Dists.S162]+[$Dists.S112]-1)*([$Tech.$E$1]*[$Dists.S12]+[$Tech.$E$11]*[$Dists.S37]+[$Tech.$E$21]*[$Dists.S62]+[$Tech.$E$31]*[$Dists.S87])" office:value-type="float" office:value="0" calcext:value-type="float">
            <text:p>0</text:p>
          </table:table-cell>
          <table:table-cell table:formula="of:=([$Dists.T162]+[$Dists.T112]-1)*([$Tech.$E$1]*[$Dists.T12]+[$Tech.$E$11]*[$Dists.T37]+[$Tech.$E$21]*[$Dists.T62]+[$Tech.$E$31]*[$Dists.T87])" office:value-type="float" office:value="0" calcext:value-type="float">
            <text:p>0</text:p>
          </table:table-cell>
          <table:table-cell table:style-name="ce16" table:formula="of:=([$Dists.U162]+[$Dists.U112]-1)*([$Tech.$E$1]*[$Dists.U12]+[$Tech.$E$11]*[$Dists.U37]+[$Tech.$E$21]*[$Dists.U62]+[$Tech.$E$31]*[$Dists.U87])" office:value-type="float" office:value="17.586464" calcext:value-type="float">
            <text:p>17.586464</text:p>
          </table:table-cell>
          <table:table-cell table:formula="of:=([$Dists.V162]+[$Dists.V112]-1)*([$Tech.$E$1]*[$Dists.V12]+[$Tech.$E$11]*[$Dists.V37]+[$Tech.$E$21]*[$Dists.V62]+[$Tech.$E$31]*[$Dists.V87])" office:value-type="float" office:value="0" calcext:value-type="float">
            <text:p>0</text:p>
          </table:table-cell>
          <table:table-cell table:formula="of:=([$Dists.W162]+[$Dists.W112]-1)*([$Tech.$E$1]*[$Dists.W12]+[$Tech.$E$11]*[$Dists.W37]+[$Tech.$E$21]*[$Dists.W62]+[$Tech.$E$31]*[$Dists.W87])" office:value-type="float" office:value="0" calcext:value-type="float">
            <text:p>0</text:p>
          </table:table-cell>
          <table:table-cell table:style-name="ce16" table:formula="of:=([$Dists.X162]+[$Dists.X112]-1)*([$Tech.$E$1]*[$Dists.X12]+[$Tech.$E$11]*[$Dists.X37]+[$Tech.$E$21]*[$Dists.X62]+[$Tech.$E$31]*[$Dists.X87])" office:value-type="float" office:value="17.5312607913669" calcext:value-type="float">
            <text:p>17.5312607913669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Danio</text:p>
          </table:table-cell>
          <table:table-cell table:formula="of:=([$Dists.B163]+[$Dists.B113]-1)*([$Tech.$E$1]*[$Dists.B13]+[$Tech.$E$11]*[$Dists.B38]+[$Tech.$E$21]*[$Dists.B63]+[$Tech.$E$31]*[$Dists.B88])" office:value-type="float" office:value="0" calcext:value-type="float">
            <text:p>0</text:p>
          </table:table-cell>
          <table:table-cell table:formula="of:=([$Dists.C163]+[$Dists.C113]-1)*([$Tech.$E$1]*[$Dists.C13]+[$Tech.$E$11]*[$Dists.C38]+[$Tech.$E$21]*[$Dists.C63]+[$Tech.$E$31]*[$Dists.C88])" office:value-type="float" office:value="0" calcext:value-type="float">
            <text:p>0</text:p>
          </table:table-cell>
          <table:table-cell table:formula="of:=([$Dists.D163]+[$Dists.D113]-1)*([$Tech.$E$1]*[$Dists.D13]+[$Tech.$E$11]*[$Dists.D38]+[$Tech.$E$21]*[$Dists.D63]+[$Tech.$E$31]*[$Dists.D88])" office:value-type="float" office:value="0" calcext:value-type="float">
            <text:p>0</text:p>
          </table:table-cell>
          <table:table-cell table:formula="of:=([$Dists.E163]+[$Dists.E113]-1)*([$Tech.$E$1]*[$Dists.E13]+[$Tech.$E$11]*[$Dists.E38]+[$Tech.$E$21]*[$Dists.E63]+[$Tech.$E$31]*[$Dists.E88])" office:value-type="float" office:value="0" calcext:value-type="float">
            <text:p>0</text:p>
          </table:table-cell>
          <table:table-cell table:formula="of:=([$Dists.F163]+[$Dists.F113]-1)*([$Tech.$E$1]*[$Dists.F13]+[$Tech.$E$11]*[$Dists.F38]+[$Tech.$E$21]*[$Dists.F63]+[$Tech.$E$31]*[$Dists.F88])" office:value-type="float" office:value="0" calcext:value-type="float">
            <text:p>0</text:p>
          </table:table-cell>
          <table:table-cell table:formula="of:=([$Dists.G163]+[$Dists.G113]-1)*([$Tech.$E$1]*[$Dists.G13]+[$Tech.$E$11]*[$Dists.G38]+[$Tech.$E$21]*[$Dists.G63]+[$Tech.$E$31]*[$Dists.G88])" office:value-type="float" office:value="0" calcext:value-type="float">
            <text:p>0</text:p>
          </table:table-cell>
          <table:table-cell table:style-name="ce16" table:formula="of:=([$Dists.H163]+[$Dists.H113]-1)*([$Tech.$E$1]*[$Dists.H13]+[$Tech.$E$11]*[$Dists.H38]+[$Tech.$E$21]*[$Dists.H63]+[$Tech.$E$31]*[$Dists.H88])" office:value-type="float" office:value="11.0146942446043" calcext:value-type="float">
            <text:p>11.0146942446043</text:p>
          </table:table-cell>
          <table:table-cell table:style-name="ce16" table:formula="of:=([$Dists.I163]+[$Dists.I113]-1)*([$Tech.$E$1]*[$Dists.I13]+[$Tech.$E$11]*[$Dists.I38]+[$Tech.$E$21]*[$Dists.I63]+[$Tech.$E$31]*[$Dists.I88])" office:value-type="float" office:value="47.8845833333333" calcext:value-type="float">
            <text:p>47.8845833333333</text:p>
          </table:table-cell>
          <table:table-cell table:formula="of:=([$Dists.J163]+[$Dists.J113]-1)*([$Tech.$E$1]*[$Dists.J13]+[$Tech.$E$11]*[$Dists.J38]+[$Tech.$E$21]*[$Dists.J63]+[$Tech.$E$31]*[$Dists.J88])" office:value-type="float" office:value="0" calcext:value-type="float">
            <text:p>0</text:p>
          </table:table-cell>
          <table:table-cell table:formula="of:=([$Dists.K163]+[$Dists.K113]-1)*([$Tech.$E$1]*[$Dists.K13]+[$Tech.$E$11]*[$Dists.K38]+[$Tech.$E$21]*[$Dists.K63]+[$Tech.$E$31]*[$Dists.K88])" office:value-type="float" office:value="0" calcext:value-type="float">
            <text:p>0</text:p>
          </table:table-cell>
          <table:table-cell table:formula="of:=([$Dists.L163]+[$Dists.L113]-1)*([$Tech.$E$1]*[$Dists.L13]+[$Tech.$E$11]*[$Dists.L38]+[$Tech.$E$21]*[$Dists.L63]+[$Tech.$E$31]*[$Dists.L88])" office:value-type="float" office:value="0" calcext:value-type="float">
            <text:p>0</text:p>
          </table:table-cell>
          <table:table-cell table:style-name="ce6" table:formula="of:=([$Dists.M163]+[$Dists.M113]-1)*([$Tech.$E$1]*[$Dists.M13]+[$Tech.$E$11]*[$Dists.M38]+[$Tech.$E$21]*[$Dists.M63]+[$Tech.$E$31]*[$Dists.M88])" office:value-type="float" office:value="-0" calcext:value-type="float">
            <text:p>0</text:p>
          </table:table-cell>
          <table:table-cell table:style-name="ce16" table:formula="of:=([$Dists.N163]+[$Dists.N113]-1)*([$Tech.$E$1]*[$Dists.N13]+[$Tech.$E$11]*[$Dists.N38]+[$Tech.$E$21]*[$Dists.N63]+[$Tech.$E$31]*[$Dists.N88])" office:value-type="float" office:value="29.46875" calcext:value-type="float">
            <text:p>29.46875</text:p>
          </table:table-cell>
          <table:table-cell table:formula="of:=([$Dists.O163]+[$Dists.O113]-1)*([$Tech.$E$1]*[$Dists.O13]+[$Tech.$E$11]*[$Dists.O38]+[$Tech.$E$21]*[$Dists.O63]+[$Tech.$E$31]*[$Dists.O88])" office:value-type="float" office:value="0" calcext:value-type="float">
            <text:p>0</text:p>
          </table:table-cell>
          <table:table-cell table:style-name="ce16" table:formula="of:=([$Dists.P163]+[$Dists.P113]-1)*([$Tech.$E$1]*[$Dists.P13]+[$Tech.$E$11]*[$Dists.P38]+[$Tech.$E$21]*[$Dists.P63]+[$Tech.$E$31]*[$Dists.P88])" office:value-type="float" office:value="17.3196978417266" calcext:value-type="float">
            <text:p>17.3196978417266</text:p>
          </table:table-cell>
          <table:table-cell table:formula="of:=([$Dists.Q163]+[$Dists.Q113]-1)*([$Tech.$E$1]*[$Dists.Q13]+[$Tech.$E$11]*[$Dists.Q38]+[$Tech.$E$21]*[$Dists.Q63]+[$Tech.$E$31]*[$Dists.Q88])" office:value-type="float" office:value="0" calcext:value-type="float">
            <text:p>0</text:p>
          </table:table-cell>
          <table:table-cell table:formula="of:=([$Dists.R163]+[$Dists.R113]-1)*([$Tech.$E$1]*[$Dists.R13]+[$Tech.$E$11]*[$Dists.R38]+[$Tech.$E$21]*[$Dists.R63]+[$Tech.$E$31]*[$Dists.R88])" office:value-type="float" office:value="0" calcext:value-type="float">
            <text:p>0</text:p>
          </table:table-cell>
          <table:table-cell table:formula="of:=([$Dists.S163]+[$Dists.S113]-1)*([$Tech.$E$1]*[$Dists.S13]+[$Tech.$E$11]*[$Dists.S38]+[$Tech.$E$21]*[$Dists.S63]+[$Tech.$E$31]*[$Dists.S88])" office:value-type="float" office:value="0" calcext:value-type="float">
            <text:p>0</text:p>
          </table:table-cell>
          <table:table-cell table:formula="of:=([$Dists.T163]+[$Dists.T113]-1)*([$Tech.$E$1]*[$Dists.T13]+[$Tech.$E$11]*[$Dists.T38]+[$Tech.$E$21]*[$Dists.T63]+[$Tech.$E$31]*[$Dists.T88])" office:value-type="float" office:value="0" calcext:value-type="float">
            <text:p>0</text:p>
          </table:table-cell>
          <table:table-cell table:formula="of:=([$Dists.U163]+[$Dists.U113]-1)*([$Tech.$E$1]*[$Dists.U13]+[$Tech.$E$11]*[$Dists.U38]+[$Tech.$E$21]*[$Dists.U63]+[$Tech.$E$31]*[$Dists.U88])" office:value-type="float" office:value="0" calcext:value-type="float">
            <text:p>0</text:p>
          </table:table-cell>
          <table:table-cell table:formula="of:=([$Dists.V163]+[$Dists.V113]-1)*([$Tech.$E$1]*[$Dists.V13]+[$Tech.$E$11]*[$Dists.V38]+[$Tech.$E$21]*[$Dists.V63]+[$Tech.$E$31]*[$Dists.V88])" office:value-type="float" office:value="0" calcext:value-type="float">
            <text:p>0</text:p>
          </table:table-cell>
          <table:table-cell table:formula="of:=([$Dists.W163]+[$Dists.W113]-1)*([$Tech.$E$1]*[$Dists.W13]+[$Tech.$E$11]*[$Dists.W38]+[$Tech.$E$21]*[$Dists.W63]+[$Tech.$E$31]*[$Dists.W88])" office:value-type="float" office:value="0" calcext:value-type="float">
            <text:p>0</text:p>
          </table:table-cell>
          <table:table-cell table:formula="of:=([$Dists.X163]+[$Dists.X113]-1)*([$Tech.$E$1]*[$Dists.X13]+[$Tech.$E$11]*[$Dists.X38]+[$Tech.$E$21]*[$Dists.X63]+[$Tech.$E$31]*[$Dists.X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([$Dists.B164]+[$Dists.B114]-1)*([$Tech.$E$1]*[$Dists.B14]+[$Tech.$E$11]*[$Dists.B39]+[$Tech.$E$21]*[$Dists.B64]+[$Tech.$E$31]*[$Dists.B89])" office:value-type="float" office:value="0" calcext:value-type="float">
            <text:p>0</text:p>
          </table:table-cell>
          <table:table-cell table:formula="of:=([$Dists.C164]+[$Dists.C114]-1)*([$Tech.$E$1]*[$Dists.C14]+[$Tech.$E$11]*[$Dists.C39]+[$Tech.$E$21]*[$Dists.C64]+[$Tech.$E$31]*[$Dists.C89])" office:value-type="float" office:value="0" calcext:value-type="float">
            <text:p>0</text:p>
          </table:table-cell>
          <table:table-cell table:formula="of:=([$Dists.D164]+[$Dists.D114]-1)*([$Tech.$E$1]*[$Dists.D14]+[$Tech.$E$11]*[$Dists.D39]+[$Tech.$E$21]*[$Dists.D64]+[$Tech.$E$31]*[$Dists.D89])" office:value-type="float" office:value="0" calcext:value-type="float">
            <text:p>0</text:p>
          </table:table-cell>
          <table:table-cell table:formula="of:=([$Dists.E164]+[$Dists.E114]-1)*([$Tech.$E$1]*[$Dists.E14]+[$Tech.$E$11]*[$Dists.E39]+[$Tech.$E$21]*[$Dists.E64]+[$Tech.$E$31]*[$Dists.E89])" office:value-type="float" office:value="0" calcext:value-type="float">
            <text:p>0</text:p>
          </table:table-cell>
          <table:table-cell table:formula="of:=([$Dists.F164]+[$Dists.F114]-1)*([$Tech.$E$1]*[$Dists.F14]+[$Tech.$E$11]*[$Dists.F39]+[$Tech.$E$21]*[$Dists.F64]+[$Tech.$E$31]*[$Dists.F89])" office:value-type="float" office:value="0" calcext:value-type="float">
            <text:p>0</text:p>
          </table:table-cell>
          <table:table-cell table:formula="of:=([$Dists.G164]+[$Dists.G114]-1)*([$Tech.$E$1]*[$Dists.G14]+[$Tech.$E$11]*[$Dists.G39]+[$Tech.$E$21]*[$Dists.G64]+[$Tech.$E$31]*[$Dists.G89])" office:value-type="float" office:value="0" calcext:value-type="float">
            <text:p>0</text:p>
          </table:table-cell>
          <table:table-cell table:style-name="ce16" table:formula="of:=([$Dists.H164]+[$Dists.H114]-1)*([$Tech.$E$1]*[$Dists.H14]+[$Tech.$E$11]*[$Dists.H39]+[$Tech.$E$21]*[$Dists.H64]+[$Tech.$E$31]*[$Dists.H89])" office:value-type="float" office:value="51.3354166666667" calcext:value-type="float">
            <text:p>51.3354166666667</text:p>
          </table:table-cell>
          <table:table-cell table:style-name="ce16" table:formula="of:=([$Dists.I164]+[$Dists.I114]-1)*([$Tech.$E$1]*[$Dists.I14]+[$Tech.$E$11]*[$Dists.I39]+[$Tech.$E$21]*[$Dists.I64]+[$Tech.$E$31]*[$Dists.I89])" office:value-type="float" office:value="39.36" calcext:value-type="float">
            <text:p>39.36</text:p>
          </table:table-cell>
          <table:table-cell table:formula="of:=([$Dists.J164]+[$Dists.J114]-1)*([$Tech.$E$1]*[$Dists.J14]+[$Tech.$E$11]*[$Dists.J39]+[$Tech.$E$21]*[$Dists.J64]+[$Tech.$E$31]*[$Dists.J89])" office:value-type="float" office:value="0" calcext:value-type="float">
            <text:p>0</text:p>
          </table:table-cell>
          <table:table-cell table:formula="of:=([$Dists.K164]+[$Dists.K114]-1)*([$Tech.$E$1]*[$Dists.K14]+[$Tech.$E$11]*[$Dists.K39]+[$Tech.$E$21]*[$Dists.K64]+[$Tech.$E$31]*[$Dists.K89])" office:value-type="float" office:value="0" calcext:value-type="float">
            <text:p>0</text:p>
          </table:table-cell>
          <table:table-cell table:formula="of:=([$Dists.L164]+[$Dists.L114]-1)*([$Tech.$E$1]*[$Dists.L14]+[$Tech.$E$11]*[$Dists.L39]+[$Tech.$E$21]*[$Dists.L64]+[$Tech.$E$31]*[$Dists.L89])" office:value-type="float" office:value="0" calcext:value-type="float">
            <text:p>0</text:p>
          </table:table-cell>
          <table:table-cell table:style-name="ce16" table:formula="of:=([$Dists.M164]+[$Dists.M114]-1)*([$Tech.$E$1]*[$Dists.M14]+[$Tech.$E$11]*[$Dists.M39]+[$Tech.$E$21]*[$Dists.M64]+[$Tech.$E$31]*[$Dists.M89])" office:value-type="float" office:value="29.46875" calcext:value-type="float">
            <text:p>29.46875</text:p>
          </table:table-cell>
          <table:table-cell table:style-name="ce6" table:formula="of:=([$Dists.N164]+[$Dists.N114]-1)*([$Tech.$E$1]*[$Dists.N14]+[$Tech.$E$11]*[$Dists.N39]+[$Tech.$E$21]*[$Dists.N64]+[$Tech.$E$31]*[$Dists.N89])" office:value-type="float" office:value="-0" calcext:value-type="float">
            <text:p>0</text:p>
          </table:table-cell>
          <table:table-cell table:style-name="ce16" table:formula="of:=([$Dists.O164]+[$Dists.O114]-1)*([$Tech.$E$1]*[$Dists.O14]+[$Tech.$E$11]*[$Dists.O39]+[$Tech.$E$21]*[$Dists.O64]+[$Tech.$E$31]*[$Dists.O89])" office:value-type="float" office:value="37.7541666666667" calcext:value-type="float">
            <text:p>37.7541666666667</text:p>
          </table:table-cell>
          <table:table-cell table:style-name="ce16" table:formula="of:=([$Dists.P164]+[$Dists.P114]-1)*([$Tech.$E$1]*[$Dists.P14]+[$Tech.$E$11]*[$Dists.P39]+[$Tech.$E$21]*[$Dists.P64]+[$Tech.$E$31]*[$Dists.P89])" office:value-type="float" office:value="27.8629166666667" calcext:value-type="float">
            <text:p>27.8629166666667</text:p>
          </table:table-cell>
          <table:table-cell table:formula="of:=([$Dists.Q164]+[$Dists.Q114]-1)*([$Tech.$E$1]*[$Dists.Q14]+[$Tech.$E$11]*[$Dists.Q39]+[$Tech.$E$21]*[$Dists.Q64]+[$Tech.$E$31]*[$Dists.Q89])" office:value-type="float" office:value="0" calcext:value-type="float">
            <text:p>0</text:p>
          </table:table-cell>
          <table:table-cell table:formula="of:=([$Dists.R164]+[$Dists.R114]-1)*([$Tech.$E$1]*[$Dists.R14]+[$Tech.$E$11]*[$Dists.R39]+[$Tech.$E$21]*[$Dists.R64]+[$Tech.$E$31]*[$Dists.R89])" office:value-type="float" office:value="0" calcext:value-type="float">
            <text:p>0</text:p>
          </table:table-cell>
          <table:table-cell table:formula="of:=([$Dists.S164]+[$Dists.S114]-1)*([$Tech.$E$1]*[$Dists.S14]+[$Tech.$E$11]*[$Dists.S39]+[$Tech.$E$21]*[$Dists.S64]+[$Tech.$E$31]*[$Dists.S89])" office:value-type="float" office:value="0" calcext:value-type="float">
            <text:p>0</text:p>
          </table:table-cell>
          <table:table-cell table:formula="of:=([$Dists.T164]+[$Dists.T114]-1)*([$Tech.$E$1]*[$Dists.T14]+[$Tech.$E$11]*[$Dists.T39]+[$Tech.$E$21]*[$Dists.T64]+[$Tech.$E$31]*[$Dists.T89])" office:value-type="float" office:value="0" calcext:value-type="float">
            <text:p>0</text:p>
          </table:table-cell>
          <table:table-cell table:formula="of:=([$Dists.U164]+[$Dists.U114]-1)*([$Tech.$E$1]*[$Dists.U14]+[$Tech.$E$11]*[$Dists.U39]+[$Tech.$E$21]*[$Dists.U64]+[$Tech.$E$31]*[$Dists.U89])" office:value-type="float" office:value="0" calcext:value-type="float">
            <text:p>0</text:p>
          </table:table-cell>
          <table:table-cell table:formula="of:=([$Dists.V164]+[$Dists.V114]-1)*([$Tech.$E$1]*[$Dists.V14]+[$Tech.$E$11]*[$Dists.V39]+[$Tech.$E$21]*[$Dists.V64]+[$Tech.$E$31]*[$Dists.V89])" office:value-type="float" office:value="0" calcext:value-type="float">
            <text:p>0</text:p>
          </table:table-cell>
          <table:table-cell table:formula="of:=([$Dists.W164]+[$Dists.W114]-1)*([$Tech.$E$1]*[$Dists.W14]+[$Tech.$E$11]*[$Dists.W39]+[$Tech.$E$21]*[$Dists.W64]+[$Tech.$E$31]*[$Dists.W89])" office:value-type="float" office:value="0" calcext:value-type="float">
            <text:p>0</text:p>
          </table:table-cell>
          <table:table-cell table:formula="of:=([$Dists.X164]+[$Dists.X114]-1)*([$Tech.$E$1]*[$Dists.X14]+[$Tech.$E$11]*[$Dists.X39]+[$Tech.$E$21]*[$Dists.X64]+[$Tech.$E$31]*[$Dists.X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([$Dists.B165]+[$Dists.B115]-1)*([$Tech.$E$1]*[$Dists.B15]+[$Tech.$E$11]*[$Dists.B40]+[$Tech.$E$21]*[$Dists.B65]+[$Tech.$E$31]*[$Dists.B90])" office:value-type="float" office:value="0" calcext:value-type="float">
            <text:p>0</text:p>
          </table:table-cell>
          <table:table-cell table:formula="of:=([$Dists.C165]+[$Dists.C115]-1)*([$Tech.$E$1]*[$Dists.C15]+[$Tech.$E$11]*[$Dists.C40]+[$Tech.$E$21]*[$Dists.C65]+[$Tech.$E$31]*[$Dists.C90])" office:value-type="float" office:value="0" calcext:value-type="float">
            <text:p>0</text:p>
          </table:table-cell>
          <table:table-cell table:formula="of:=([$Dists.D165]+[$Dists.D115]-1)*([$Tech.$E$1]*[$Dists.D15]+[$Tech.$E$11]*[$Dists.D40]+[$Tech.$E$21]*[$Dists.D65]+[$Tech.$E$31]*[$Dists.D90])" office:value-type="float" office:value="0" calcext:value-type="float">
            <text:p>0</text:p>
          </table:table-cell>
          <table:table-cell table:formula="of:=([$Dists.E165]+[$Dists.E115]-1)*([$Tech.$E$1]*[$Dists.E15]+[$Tech.$E$11]*[$Dists.E40]+[$Tech.$E$21]*[$Dists.E65]+[$Tech.$E$31]*[$Dists.E90])" office:value-type="float" office:value="0" calcext:value-type="float">
            <text:p>0</text:p>
          </table:table-cell>
          <table:table-cell table:formula="of:=([$Dists.F165]+[$Dists.F115]-1)*([$Tech.$E$1]*[$Dists.F15]+[$Tech.$E$11]*[$Dists.F40]+[$Tech.$E$21]*[$Dists.F65]+[$Tech.$E$31]*[$Dists.F90])" office:value-type="float" office:value="0" calcext:value-type="float">
            <text:p>0</text:p>
          </table:table-cell>
          <table:table-cell table:formula="of:=([$Dists.G165]+[$Dists.G115]-1)*([$Tech.$E$1]*[$Dists.G15]+[$Tech.$E$11]*[$Dists.G40]+[$Tech.$E$21]*[$Dists.G65]+[$Tech.$E$31]*[$Dists.G90])" office:value-type="float" office:value="0" calcext:value-type="float">
            <text:p>0</text:p>
          </table:table-cell>
          <table:table-cell table:formula="of:=([$Dists.H165]+[$Dists.H115]-1)*([$Tech.$E$1]*[$Dists.H15]+[$Tech.$E$11]*[$Dists.H40]+[$Tech.$E$21]*[$Dists.H65]+[$Tech.$E$31]*[$Dists.H90])" office:value-type="float" office:value="0" calcext:value-type="float">
            <text:p>0</text:p>
          </table:table-cell>
          <table:table-cell table:style-name="ce16" table:formula="of:=([$Dists.I165]+[$Dists.I115]-1)*([$Tech.$E$1]*[$Dists.I15]+[$Tech.$E$11]*[$Dists.I40]+[$Tech.$E$21]*[$Dists.I65]+[$Tech.$E$31]*[$Dists.I90])" office:value-type="float" office:value="8.771786" calcext:value-type="float">
            <text:p>8.771786</text:p>
          </table:table-cell>
          <table:table-cell table:style-name="ce16" table:formula="of:=([$Dists.J165]+[$Dists.J115]-1)*([$Tech.$E$1]*[$Dists.J15]+[$Tech.$E$11]*[$Dists.J40]+[$Tech.$E$21]*[$Dists.J65]+[$Tech.$E$31]*[$Dists.J90])" office:value-type="float" office:value="6.962948" calcext:value-type="float">
            <text:p>6.962948</text:p>
          </table:table-cell>
          <table:table-cell table:formula="of:=([$Dists.K165]+[$Dists.K115]-1)*([$Tech.$E$1]*[$Dists.K15]+[$Tech.$E$11]*[$Dists.K40]+[$Tech.$E$21]*[$Dists.K65]+[$Tech.$E$31]*[$Dists.K90])" office:value-type="float" office:value="0" calcext:value-type="float">
            <text:p>0</text:p>
          </table:table-cell>
          <table:table-cell table:formula="of:=([$Dists.L165]+[$Dists.L115]-1)*([$Tech.$E$1]*[$Dists.L15]+[$Tech.$E$11]*[$Dists.L40]+[$Tech.$E$21]*[$Dists.L65]+[$Tech.$E$31]*[$Dists.L90])" office:value-type="float" office:value="0" calcext:value-type="float">
            <text:p>0</text:p>
          </table:table-cell>
          <table:table-cell table:formula="of:=([$Dists.M165]+[$Dists.M115]-1)*([$Tech.$E$1]*[$Dists.M15]+[$Tech.$E$11]*[$Dists.M40]+[$Tech.$E$21]*[$Dists.M65]+[$Tech.$E$31]*[$Dists.M90])" office:value-type="float" office:value="0" calcext:value-type="float">
            <text:p>0</text:p>
          </table:table-cell>
          <table:table-cell table:style-name="ce16" table:formula="of:=([$Dists.N165]+[$Dists.N115]-1)*([$Tech.$E$1]*[$Dists.N15]+[$Tech.$E$11]*[$Dists.N40]+[$Tech.$E$21]*[$Dists.N65]+[$Tech.$E$31]*[$Dists.N90])" office:value-type="float" office:value="37.7541666666667" calcext:value-type="float">
            <text:p>37.7541666666667</text:p>
          </table:table-cell>
          <table:table-cell table:style-name="ce6" table:formula="of:=([$Dists.O165]+[$Dists.O115]-1)*([$Tech.$E$1]*[$Dists.O15]+[$Tech.$E$11]*[$Dists.O40]+[$Tech.$E$21]*[$Dists.O65]+[$Tech.$E$31]*[$Dists.O90])" office:value-type="float" office:value="-0" calcext:value-type="float">
            <text:p>0</text:p>
          </table:table-cell>
          <table:table-cell table:formula="of:=([$Dists.P165]+[$Dists.P115]-1)*([$Tech.$E$1]*[$Dists.P15]+[$Tech.$E$11]*[$Dists.P40]+[$Tech.$E$21]*[$Dists.P65]+[$Tech.$E$31]*[$Dists.P90])" office:value-type="float" office:value="0" calcext:value-type="float">
            <text:p>0</text:p>
          </table:table-cell>
          <table:table-cell table:style-name="ce16" table:formula="of:=([$Dists.Q165]+[$Dists.Q115]-1)*([$Tech.$E$1]*[$Dists.Q15]+[$Tech.$E$11]*[$Dists.Q40]+[$Tech.$E$21]*[$Dists.Q65]+[$Tech.$E$31]*[$Dists.Q90])" office:value-type="float" office:value="6.49768" calcext:value-type="float">
            <text:p>6.49768</text:p>
          </table:table-cell>
          <table:table-cell table:style-name="ce16" table:formula="of:=([$Dists.R165]+[$Dists.R115]-1)*([$Tech.$E$1]*[$Dists.R15]+[$Tech.$E$11]*[$Dists.R40]+[$Tech.$E$21]*[$Dists.R65]+[$Tech.$E$31]*[$Dists.R90])" office:value-type="float" office:value="12.550182" calcext:value-type="float">
            <text:p>12.550182</text:p>
          </table:table-cell>
          <table:table-cell table:style-name="Default" table:formula="of:=([$Dists.S165]+[$Dists.S115]-1)*([$Tech.$E$1]*[$Dists.S15]+[$Tech.$E$11]*[$Dists.S40]+[$Tech.$E$21]*[$Dists.S65]+[$Tech.$E$31]*[$Dists.S90])" office:value-type="float" office:value="0" calcext:value-type="float">
            <text:p>0</text:p>
          </table:table-cell>
          <table:table-cell table:style-name="ce16" table:formula="of:=([$Dists.T165]+[$Dists.T115]-1)*([$Tech.$E$1]*[$Dists.T15]+[$Tech.$E$11]*[$Dists.T40]+[$Tech.$E$21]*[$Dists.T65]+[$Tech.$E$31]*[$Dists.T90])" office:value-type="float" office:value="14.407236" calcext:value-type="float">
            <text:p>14.407236</text:p>
          </table:table-cell>
          <table:table-cell table:formula="of:=([$Dists.U165]+[$Dists.U115]-1)*([$Tech.$E$1]*[$Dists.U15]+[$Tech.$E$11]*[$Dists.U40]+[$Tech.$E$21]*[$Dists.U65]+[$Tech.$E$31]*[$Dists.U90])" office:value-type="float" office:value="0" calcext:value-type="float">
            <text:p>0</text:p>
          </table:table-cell>
          <table:table-cell table:style-name="ce16" table:formula="of:=([$Dists.V165]+[$Dists.V115]-1)*([$Tech.$E$1]*[$Dists.V15]+[$Tech.$E$11]*[$Dists.V40]+[$Tech.$E$21]*[$Dists.V65]+[$Tech.$E$31]*[$Dists.V90])" office:value-type="float" office:value="17.202862" calcext:value-type="float">
            <text:p>17.202862</text:p>
          </table:table-cell>
          <table:table-cell table:formula="of:=([$Dists.W165]+[$Dists.W115]-1)*([$Tech.$E$1]*[$Dists.W15]+[$Tech.$E$11]*[$Dists.W40]+[$Tech.$E$21]*[$Dists.W65]+[$Tech.$E$31]*[$Dists.W90])" office:value-type="float" office:value="0" calcext:value-type="float">
            <text:p>0</text:p>
          </table:table-cell>
          <table:table-cell table:formula="of:=([$Dists.X165]+[$Dists.X115]-1)*([$Tech.$E$1]*[$Dists.X15]+[$Tech.$E$11]*[$Dists.X40]+[$Tech.$E$21]*[$Dists.X65]+[$Tech.$E$31]*[$Dists.X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([$Dists.B166]+[$Dists.B116]-1)*([$Tech.$E$1]*[$Dists.B16]+[$Tech.$E$11]*[$Dists.B41]+[$Tech.$E$21]*[$Dists.B66]+[$Tech.$E$31]*[$Dists.B91])" office:value-type="float" office:value="0" calcext:value-type="float">
            <text:p>0</text:p>
          </table:table-cell>
          <table:table-cell table:formula="of:=([$Dists.C166]+[$Dists.C116]-1)*([$Tech.$E$1]*[$Dists.C16]+[$Tech.$E$11]*[$Dists.C41]+[$Tech.$E$21]*[$Dists.C66]+[$Tech.$E$31]*[$Dists.C91])" office:value-type="float" office:value="0" calcext:value-type="float">
            <text:p>0</text:p>
          </table:table-cell>
          <table:table-cell table:formula="of:=([$Dists.D166]+[$Dists.D116]-1)*([$Tech.$E$1]*[$Dists.D16]+[$Tech.$E$11]*[$Dists.D41]+[$Tech.$E$21]*[$Dists.D66]+[$Tech.$E$31]*[$Dists.D91])" office:value-type="float" office:value="0" calcext:value-type="float">
            <text:p>0</text:p>
          </table:table-cell>
          <table:table-cell table:formula="of:=([$Dists.E166]+[$Dists.E116]-1)*([$Tech.$E$1]*[$Dists.E16]+[$Tech.$E$11]*[$Dists.E41]+[$Tech.$E$21]*[$Dists.E66]+[$Tech.$E$31]*[$Dists.E91])" office:value-type="float" office:value="0" calcext:value-type="float">
            <text:p>0</text:p>
          </table:table-cell>
          <table:table-cell table:formula="of:=([$Dists.F166]+[$Dists.F116]-1)*([$Tech.$E$1]*[$Dists.F16]+[$Tech.$E$11]*[$Dists.F41]+[$Tech.$E$21]*[$Dists.F66]+[$Tech.$E$31]*[$Dists.F91])" office:value-type="float" office:value="0" calcext:value-type="float">
            <text:p>0</text:p>
          </table:table-cell>
          <table:table-cell table:formula="of:=([$Dists.G166]+[$Dists.G116]-1)*([$Tech.$E$1]*[$Dists.G16]+[$Tech.$E$11]*[$Dists.G41]+[$Tech.$E$21]*[$Dists.G66]+[$Tech.$E$31]*[$Dists.G91])" office:value-type="float" office:value="0" calcext:value-type="float">
            <text:p>0</text:p>
          </table:table-cell>
          <table:table-cell table:formula="of:=([$Dists.H166]+[$Dists.H116]-1)*([$Tech.$E$1]*[$Dists.H16]+[$Tech.$E$11]*[$Dists.H41]+[$Tech.$E$21]*[$Dists.H66]+[$Tech.$E$31]*[$Dists.H91])" office:value-type="float" office:value="0" calcext:value-type="float">
            <text:p>0</text:p>
          </table:table-cell>
          <table:table-cell table:formula="of:=([$Dists.I166]+[$Dists.I116]-1)*([$Tech.$E$1]*[$Dists.I16]+[$Tech.$E$11]*[$Dists.I41]+[$Tech.$E$21]*[$Dists.I66]+[$Tech.$E$31]*[$Dists.I91])" office:value-type="float" office:value="0" calcext:value-type="float">
            <text:p>0</text:p>
          </table:table-cell>
          <table:table-cell table:formula="of:=([$Dists.J166]+[$Dists.J116]-1)*([$Tech.$E$1]*[$Dists.J16]+[$Tech.$E$11]*[$Dists.J41]+[$Tech.$E$21]*[$Dists.J66]+[$Tech.$E$31]*[$Dists.J91])" office:value-type="float" office:value="0" calcext:value-type="float">
            <text:p>0</text:p>
          </table:table-cell>
          <table:table-cell table:formula="of:=([$Dists.K166]+[$Dists.K116]-1)*([$Tech.$E$1]*[$Dists.K16]+[$Tech.$E$11]*[$Dists.K41]+[$Tech.$E$21]*[$Dists.K66]+[$Tech.$E$31]*[$Dists.K91])" office:value-type="float" office:value="0" calcext:value-type="float">
            <text:p>0</text:p>
          </table:table-cell>
          <table:table-cell table:formula="of:=([$Dists.L166]+[$Dists.L116]-1)*([$Tech.$E$1]*[$Dists.L16]+[$Tech.$E$11]*[$Dists.L41]+[$Tech.$E$21]*[$Dists.L66]+[$Tech.$E$31]*[$Dists.L91])" office:value-type="float" office:value="0" calcext:value-type="float">
            <text:p>0</text:p>
          </table:table-cell>
          <table:table-cell table:style-name="ce16" table:formula="of:=([$Dists.M166]+[$Dists.M116]-1)*([$Tech.$E$1]*[$Dists.M16]+[$Tech.$E$11]*[$Dists.M41]+[$Tech.$E$21]*[$Dists.M66]+[$Tech.$E$31]*[$Dists.M91])" office:value-type="float" office:value="17.3196978417266" calcext:value-type="float">
            <text:p>17.3196978417266</text:p>
          </table:table-cell>
          <table:table-cell table:style-name="ce16" table:formula="of:=([$Dists.N166]+[$Dists.N116]-1)*([$Tech.$E$1]*[$Dists.N16]+[$Tech.$E$11]*[$Dists.N41]+[$Tech.$E$21]*[$Dists.N66]+[$Tech.$E$31]*[$Dists.N91])" office:value-type="float" office:value="27.8629166666667" calcext:value-type="float">
            <text:p>27.8629166666667</text:p>
          </table:table-cell>
          <table:table-cell table:formula="of:=([$Dists.O166]+[$Dists.O116]-1)*([$Tech.$E$1]*[$Dists.O16]+[$Tech.$E$11]*[$Dists.O41]+[$Tech.$E$21]*[$Dists.O66]+[$Tech.$E$31]*[$Dists.O91])" office:value-type="float" office:value="0" calcext:value-type="float">
            <text:p>0</text:p>
          </table:table-cell>
          <table:table-cell table:style-name="ce6" table:formula="of:=([$Dists.P166]+[$Dists.P116]-1)*([$Tech.$E$1]*[$Dists.P16]+[$Tech.$E$11]*[$Dists.P41]+[$Tech.$E$21]*[$Dists.P66]+[$Tech.$E$31]*[$Dists.P91])" office:value-type="float" office:value="-0" calcext:value-type="float">
            <text:p>0</text:p>
          </table:table-cell>
          <table:table-cell table:style-name="ce16" table:formula="of:=([$Dists.Q166]+[$Dists.Q116]-1)*([$Tech.$E$1]*[$Dists.Q16]+[$Tech.$E$11]*[$Dists.Q41]+[$Tech.$E$21]*[$Dists.Q66]+[$Tech.$E$31]*[$Dists.Q91])" office:value-type="float" office:value="23.255364" calcext:value-type="float">
            <text:p>23.255364</text:p>
          </table:table-cell>
          <table:table-cell table:style-name="ce16" table:formula="of:=([$Dists.R166]+[$Dists.R116]-1)*([$Tech.$E$1]*[$Dists.R16]+[$Tech.$E$11]*[$Dists.R41]+[$Tech.$E$21]*[$Dists.R66]+[$Tech.$E$31]*[$Dists.R91])" office:value-type="float" office:value="38.752812" calcext:value-type="float">
            <text:p>38.752812</text:p>
          </table:table-cell>
          <table:table-cell table:formula="of:=([$Dists.S166]+[$Dists.S116]-1)*([$Tech.$E$1]*[$Dists.S16]+[$Tech.$E$11]*[$Dists.S41]+[$Tech.$E$21]*[$Dists.S66]+[$Tech.$E$31]*[$Dists.S91])" office:value-type="float" office:value="0" calcext:value-type="float">
            <text:p>0</text:p>
          </table:table-cell>
          <table:table-cell table:style-name="ce16" table:formula="of:=([$Dists.T166]+[$Dists.T116]-1)*([$Tech.$E$1]*[$Dists.T16]+[$Tech.$E$11]*[$Dists.T41]+[$Tech.$E$21]*[$Dists.T66]+[$Tech.$E$31]*[$Dists.T91])" office:value-type="float" office:value="20.929024" calcext:value-type="float">
            <text:p>20.929024</text:p>
          </table:table-cell>
          <table:table-cell table:formula="of:=([$Dists.U166]+[$Dists.U116]-1)*([$Tech.$E$1]*[$Dists.U16]+[$Tech.$E$11]*[$Dists.U41]+[$Tech.$E$21]*[$Dists.U66]+[$Tech.$E$31]*[$Dists.U91])" office:value-type="float" office:value="0" calcext:value-type="float">
            <text:p>0</text:p>
          </table:table-cell>
          <table:table-cell table:style-name="ce16" table:formula="of:=([$Dists.V166]+[$Dists.V116]-1)*([$Tech.$E$1]*[$Dists.V16]+[$Tech.$E$11]*[$Dists.V41]+[$Tech.$E$21]*[$Dists.V66]+[$Tech.$E$31]*[$Dists.V91])" office:value-type="float" office:value="16.741612" calcext:value-type="float">
            <text:p>16.741612</text:p>
          </table:table-cell>
          <table:table-cell table:formula="of:=([$Dists.W166]+[$Dists.W116]-1)*([$Tech.$E$1]*[$Dists.W16]+[$Tech.$E$11]*[$Dists.W41]+[$Tech.$E$21]*[$Dists.W66]+[$Tech.$E$31]*[$Dists.W91])" office:value-type="float" office:value="0" calcext:value-type="float">
            <text:p>0</text:p>
          </table:table-cell>
          <table:table-cell table:style-name="ce16" table:formula="of:=([$Dists.X166]+[$Dists.X116]-1)*([$Tech.$E$1]*[$Dists.X16]+[$Tech.$E$11]*[$Dists.X41]+[$Tech.$E$21]*[$Dists.X66]+[$Tech.$E$31]*[$Dists.X91])" office:value-type="float" office:value="14.8400089928058" calcext:value-type="float">
            <text:p>14.84000899280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([$Dists.B167]+[$Dists.B117]-1)*([$Tech.$E$1]*[$Dists.B17]+[$Tech.$E$11]*[$Dists.B42]+[$Tech.$E$21]*[$Dists.B67]+[$Tech.$E$31]*[$Dists.B92])" office:value-type="float" office:value="0" calcext:value-type="float">
            <text:p>0</text:p>
          </table:table-cell>
          <table:table-cell table:formula="of:=([$Dists.C167]+[$Dists.C117]-1)*([$Tech.$E$1]*[$Dists.C17]+[$Tech.$E$11]*[$Dists.C42]+[$Tech.$E$21]*[$Dists.C67]+[$Tech.$E$31]*[$Dists.C92])" office:value-type="float" office:value="0" calcext:value-type="float">
            <text:p>0</text:p>
          </table:table-cell>
          <table:table-cell table:formula="of:=([$Dists.D167]+[$Dists.D117]-1)*([$Tech.$E$1]*[$Dists.D17]+[$Tech.$E$11]*[$Dists.D42]+[$Tech.$E$21]*[$Dists.D67]+[$Tech.$E$31]*[$Dists.D92])" office:value-type="float" office:value="0" calcext:value-type="float">
            <text:p>0</text:p>
          </table:table-cell>
          <table:table-cell table:formula="of:=([$Dists.E167]+[$Dists.E117]-1)*([$Tech.$E$1]*[$Dists.E17]+[$Tech.$E$11]*[$Dists.E42]+[$Tech.$E$21]*[$Dists.E67]+[$Tech.$E$31]*[$Dists.E92])" office:value-type="float" office:value="0" calcext:value-type="float">
            <text:p>0</text:p>
          </table:table-cell>
          <table:table-cell table:formula="of:=([$Dists.F167]+[$Dists.F117]-1)*([$Tech.$E$1]*[$Dists.F17]+[$Tech.$E$11]*[$Dists.F42]+[$Tech.$E$21]*[$Dists.F67]+[$Tech.$E$31]*[$Dists.F92])" office:value-type="float" office:value="0" calcext:value-type="float">
            <text:p>0</text:p>
          </table:table-cell>
          <table:table-cell table:formula="of:=([$Dists.G167]+[$Dists.G117]-1)*([$Tech.$E$1]*[$Dists.G17]+[$Tech.$E$11]*[$Dists.G42]+[$Tech.$E$21]*[$Dists.G67]+[$Tech.$E$31]*[$Dists.G92])" office:value-type="float" office:value="0" calcext:value-type="float">
            <text:p>0</text:p>
          </table:table-cell>
          <table:table-cell table:formula="of:=([$Dists.H167]+[$Dists.H117]-1)*([$Tech.$E$1]*[$Dists.H17]+[$Tech.$E$11]*[$Dists.H42]+[$Tech.$E$21]*[$Dists.H67]+[$Tech.$E$31]*[$Dists.H92])" office:value-type="float" office:value="0" calcext:value-type="float">
            <text:p>0</text:p>
          </table:table-cell>
          <table:table-cell table:style-name="ce16" table:formula="of:=([$Dists.I167]+[$Dists.I117]-1)*([$Tech.$E$1]*[$Dists.I17]+[$Tech.$E$11]*[$Dists.I42]+[$Tech.$E$21]*[$Dists.I67]+[$Tech.$E$31]*[$Dists.I92])" office:value-type="float" office:value="12.967234" calcext:value-type="float">
            <text:p>12.967234</text:p>
          </table:table-cell>
          <table:table-cell table:style-name="ce16" table:formula="of:=([$Dists.J167]+[$Dists.J117]-1)*([$Tech.$E$1]*[$Dists.J17]+[$Tech.$E$11]*[$Dists.J42]+[$Tech.$E$21]*[$Dists.J67]+[$Tech.$E$31]*[$Dists.J92])" office:value-type="float" office:value="10.697146" calcext:value-type="float">
            <text:p>10.697146</text:p>
          </table:table-cell>
          <table:table-cell table:formula="of:=([$Dists.K167]+[$Dists.K117]-1)*([$Tech.$E$1]*[$Dists.K17]+[$Tech.$E$11]*[$Dists.K42]+[$Tech.$E$21]*[$Dists.K67]+[$Tech.$E$31]*[$Dists.K92])" office:value-type="float" office:value="0" calcext:value-type="float">
            <text:p>0</text:p>
          </table:table-cell>
          <table:table-cell table:formula="of:=([$Dists.L167]+[$Dists.L117]-1)*([$Tech.$E$1]*[$Dists.L17]+[$Tech.$E$11]*[$Dists.L42]+[$Tech.$E$21]*[$Dists.L67]+[$Tech.$E$31]*[$Dists.L92])" office:value-type="float" office:value="0" calcext:value-type="float">
            <text:p>0</text:p>
          </table:table-cell>
          <table:table-cell table:formula="of:=([$Dists.M167]+[$Dists.M117]-1)*([$Tech.$E$1]*[$Dists.M17]+[$Tech.$E$11]*[$Dists.M42]+[$Tech.$E$21]*[$Dists.M67]+[$Tech.$E$31]*[$Dists.M92])" office:value-type="float" office:value="0" calcext:value-type="float">
            <text:p>0</text:p>
          </table:table-cell>
          <table:table-cell table:formula="of:=([$Dists.N167]+[$Dists.N117]-1)*([$Tech.$E$1]*[$Dists.N17]+[$Tech.$E$11]*[$Dists.N42]+[$Tech.$E$21]*[$Dists.N67]+[$Tech.$E$31]*[$Dists.N92])" office:value-type="float" office:value="0" calcext:value-type="float">
            <text:p>0</text:p>
          </table:table-cell>
          <table:table-cell table:style-name="ce16" table:formula="of:=([$Dists.O167]+[$Dists.O117]-1)*([$Tech.$E$1]*[$Dists.O17]+[$Tech.$E$11]*[$Dists.O42]+[$Tech.$E$21]*[$Dists.O67]+[$Tech.$E$31]*[$Dists.O92])" office:value-type="float" office:value="6.49768" calcext:value-type="float">
            <text:p>6.49768</text:p>
          </table:table-cell>
          <table:table-cell table:style-name="ce16" table:formula="of:=([$Dists.P167]+[$Dists.P117]-1)*([$Tech.$E$1]*[$Dists.P17]+[$Tech.$E$11]*[$Dists.P42]+[$Tech.$E$21]*[$Dists.P67]+[$Tech.$E$31]*[$Dists.P92])" office:value-type="float" office:value="23.255364" calcext:value-type="float">
            <text:p>23.255364</text:p>
          </table:table-cell>
          <table:table-cell table:style-name="ce6" table:formula="of:=([$Dists.Q167]+[$Dists.Q117]-1)*([$Tech.$E$1]*[$Dists.Q17]+[$Tech.$E$11]*[$Dists.Q42]+[$Tech.$E$21]*[$Dists.Q67]+[$Tech.$E$31]*[$Dists.Q92])" office:value-type="float" office:value="-0" calcext:value-type="float">
            <text:p>0</text:p>
          </table:table-cell>
          <table:table-cell table:style-name="ce16" table:formula="of:=([$Dists.R167]+[$Dists.R117]-1)*([$Tech.$E$1]*[$Dists.R17]+[$Tech.$E$11]*[$Dists.R42]+[$Tech.$E$21]*[$Dists.R67]+[$Tech.$E$31]*[$Dists.R92])" office:value-type="float" office:value="10.697146" calcext:value-type="float">
            <text:p>10.697146</text:p>
          </table:table-cell>
          <table:table-cell table:formula="of:=([$Dists.S167]+[$Dists.S117]-1)*([$Tech.$E$1]*[$Dists.S17]+[$Tech.$E$11]*[$Dists.S42]+[$Tech.$E$21]*[$Dists.S67]+[$Tech.$E$31]*[$Dists.S92])" office:value-type="float" office:value="0" calcext:value-type="float">
            <text:p>0</text:p>
          </table:table-cell>
          <table:table-cell table:style-name="ce16" table:formula="of:=([$Dists.T167]+[$Dists.T117]-1)*([$Tech.$E$1]*[$Dists.T17]+[$Tech.$E$11]*[$Dists.T42]+[$Tech.$E$21]*[$Dists.T67]+[$Tech.$E$31]*[$Dists.T92])" office:value-type="float" office:value="10.697146" calcext:value-type="float">
            <text:p>10.697146</text:p>
          </table:table-cell>
          <table:table-cell table:formula="of:=([$Dists.U167]+[$Dists.U117]-1)*([$Tech.$E$1]*[$Dists.U17]+[$Tech.$E$11]*[$Dists.U42]+[$Tech.$E$21]*[$Dists.U67]+[$Tech.$E$31]*[$Dists.U92])" office:value-type="float" office:value="0" calcext:value-type="float">
            <text:p>0</text:p>
          </table:table-cell>
          <table:table-cell table:style-name="ce16" table:formula="of:=([$Dists.V167]+[$Dists.V117]-1)*([$Tech.$E$1]*[$Dists.V17]+[$Tech.$E$11]*[$Dists.V42]+[$Tech.$E$21]*[$Dists.V67]+[$Tech.$E$31]*[$Dists.V92])" office:value-type="float" office:value="13.954022" calcext:value-type="float">
            <text:p>13.954022</text:p>
          </table:table-cell>
          <table:table-cell table:formula="of:=([$Dists.W167]+[$Dists.W117]-1)*([$Tech.$E$1]*[$Dists.W17]+[$Tech.$E$11]*[$Dists.W42]+[$Tech.$E$21]*[$Dists.W67]+[$Tech.$E$31]*[$Dists.W92])" office:value-type="float" office:value="0" calcext:value-type="float">
            <text:p>0</text:p>
          </table:table-cell>
          <table:table-cell table:formula="of:=([$Dists.X167]+[$Dists.X117]-1)*([$Tech.$E$1]*[$Dists.X17]+[$Tech.$E$11]*[$Dists.X42]+[$Tech.$E$21]*[$Dists.X67]+[$Tech.$E$31]*[$Dists.X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([$Dists.B168]+[$Dists.B118]-1)*([$Tech.$E$1]*[$Dists.B18]+[$Tech.$E$11]*[$Dists.B43]+[$Tech.$E$21]*[$Dists.B68]+[$Tech.$E$31]*[$Dists.B93])" office:value-type="float" office:value="0" calcext:value-type="float">
            <text:p>0</text:p>
          </table:table-cell>
          <table:table-cell table:formula="of:=([$Dists.C168]+[$Dists.C118]-1)*([$Tech.$E$1]*[$Dists.C18]+[$Tech.$E$11]*[$Dists.C43]+[$Tech.$E$21]*[$Dists.C68]+[$Tech.$E$31]*[$Dists.C93])" office:value-type="float" office:value="0" calcext:value-type="float">
            <text:p>0</text:p>
          </table:table-cell>
          <table:table-cell table:formula="of:=([$Dists.D168]+[$Dists.D118]-1)*([$Tech.$E$1]*[$Dists.D18]+[$Tech.$E$11]*[$Dists.D43]+[$Tech.$E$21]*[$Dists.D68]+[$Tech.$E$31]*[$Dists.D93])" office:value-type="float" office:value="0" calcext:value-type="float">
            <text:p>0</text:p>
          </table:table-cell>
          <table:table-cell table:formula="of:=([$Dists.E168]+[$Dists.E118]-1)*([$Tech.$E$1]*[$Dists.E18]+[$Tech.$E$11]*[$Dists.E43]+[$Tech.$E$21]*[$Dists.E68]+[$Tech.$E$31]*[$Dists.E93])" office:value-type="float" office:value="0" calcext:value-type="float">
            <text:p>0</text:p>
          </table:table-cell>
          <table:table-cell table:formula="of:=([$Dists.F168]+[$Dists.F118]-1)*([$Tech.$E$1]*[$Dists.F18]+[$Tech.$E$11]*[$Dists.F43]+[$Tech.$E$21]*[$Dists.F68]+[$Tech.$E$31]*[$Dists.F93])" office:value-type="float" office:value="0" calcext:value-type="float">
            <text:p>0</text:p>
          </table:table-cell>
          <table:table-cell table:formula="of:=([$Dists.G168]+[$Dists.G118]-1)*([$Tech.$E$1]*[$Dists.G18]+[$Tech.$E$11]*[$Dists.G43]+[$Tech.$E$21]*[$Dists.G68]+[$Tech.$E$31]*[$Dists.G93])" office:value-type="float" office:value="0" calcext:value-type="float">
            <text:p>0</text:p>
          </table:table-cell>
          <table:table-cell table:formula="of:=([$Dists.H168]+[$Dists.H118]-1)*([$Tech.$E$1]*[$Dists.H18]+[$Tech.$E$11]*[$Dists.H43]+[$Tech.$E$21]*[$Dists.H68]+[$Tech.$E$31]*[$Dists.H93])" office:value-type="float" office:value="0" calcext:value-type="float">
            <text:p>0</text:p>
          </table:table-cell>
          <table:table-cell table:style-name="ce16" table:formula="of:=([$Dists.I168]+[$Dists.I118]-1)*([$Tech.$E$1]*[$Dists.I18]+[$Tech.$E$11]*[$Dists.I43]+[$Tech.$E$21]*[$Dists.I68]+[$Tech.$E$31]*[$Dists.I93])" office:value-type="float" office:value="16.228128" calcext:value-type="float">
            <text:p>16.228128</text:p>
          </table:table-cell>
          <table:table-cell table:style-name="ce16" table:formula="of:=([$Dists.J168]+[$Dists.J118]-1)*([$Tech.$E$1]*[$Dists.J18]+[$Tech.$E$11]*[$Dists.J43]+[$Tech.$E$21]*[$Dists.J68]+[$Tech.$E$31]*[$Dists.J93])" office:value-type="float" office:value="8.832056" calcext:value-type="float">
            <text:p>8.832056</text:p>
          </table:table-cell>
          <table:table-cell table:style-name="ce16" table:formula="of:=([$Dists.K168]+[$Dists.K118]-1)*([$Tech.$E$1]*[$Dists.K18]+[$Tech.$E$11]*[$Dists.K43]+[$Tech.$E$21]*[$Dists.K68]+[$Tech.$E$31]*[$Dists.K93])" office:value-type="float" office:value="12.145" calcext:value-type="float">
            <text:p>12.145</text:p>
          </table:table-cell>
          <table:table-cell table:formula="of:=([$Dists.L168]+[$Dists.L118]-1)*([$Tech.$E$1]*[$Dists.L18]+[$Tech.$E$11]*[$Dists.L43]+[$Tech.$E$21]*[$Dists.L68]+[$Tech.$E$31]*[$Dists.L93])" office:value-type="float" office:value="0" calcext:value-type="float">
            <text:p>0</text:p>
          </table:table-cell>
          <table:table-cell table:formula="of:=([$Dists.M168]+[$Dists.M118]-1)*([$Tech.$E$1]*[$Dists.M18]+[$Tech.$E$11]*[$Dists.M43]+[$Tech.$E$21]*[$Dists.M68]+[$Tech.$E$31]*[$Dists.M93])" office:value-type="float" office:value="0" calcext:value-type="float">
            <text:p>0</text:p>
          </table:table-cell>
          <table:table-cell table:formula="of:=([$Dists.N168]+[$Dists.N118]-1)*([$Tech.$E$1]*[$Dists.N18]+[$Tech.$E$11]*[$Dists.N43]+[$Tech.$E$21]*[$Dists.N68]+[$Tech.$E$31]*[$Dists.N93])" office:value-type="float" office:value="0" calcext:value-type="float">
            <text:p>0</text:p>
          </table:table-cell>
          <table:table-cell table:style-name="ce16" table:formula="of:=([$Dists.O168]+[$Dists.O118]-1)*([$Tech.$E$1]*[$Dists.O18]+[$Tech.$E$11]*[$Dists.O43]+[$Tech.$E$21]*[$Dists.O68]+[$Tech.$E$31]*[$Dists.O93])" office:value-type="float" office:value="12.550182" calcext:value-type="float">
            <text:p>12.550182</text:p>
          </table:table-cell>
          <table:table-cell table:style-name="ce16" table:formula="of:=([$Dists.P168]+[$Dists.P118]-1)*([$Tech.$E$1]*[$Dists.P18]+[$Tech.$E$11]*[$Dists.P43]+[$Tech.$E$21]*[$Dists.P68]+[$Tech.$E$31]*[$Dists.P93])" office:value-type="float" office:value="38.752812" calcext:value-type="float">
            <text:p>38.752812</text:p>
          </table:table-cell>
          <table:table-cell table:style-name="ce16" table:formula="of:=([$Dists.Q168]+[$Dists.Q118]-1)*([$Tech.$E$1]*[$Dists.Q18]+[$Tech.$E$11]*[$Dists.Q43]+[$Tech.$E$21]*[$Dists.Q68]+[$Tech.$E$31]*[$Dists.Q93])" office:value-type="float" office:value="10.697146" calcext:value-type="float">
            <text:p>10.697146</text:p>
          </table:table-cell>
          <table:table-cell table:style-name="ce6" table:formula="of:=([$Dists.R168]+[$Dists.R118]-1)*([$Tech.$E$1]*[$Dists.R18]+[$Tech.$E$11]*[$Dists.R43]+[$Tech.$E$21]*[$Dists.R68]+[$Tech.$E$31]*[$Dists.R93])" office:value-type="float" office:value="-0" calcext:value-type="float">
            <text:p>0</text:p>
          </table:table-cell>
          <table:table-cell table:formula="of:=([$Dists.S168]+[$Dists.S118]-1)*([$Tech.$E$1]*[$Dists.S18]+[$Tech.$E$11]*[$Dists.S43]+[$Tech.$E$21]*[$Dists.S68]+[$Tech.$E$31]*[$Dists.S93])" office:value-type="float" office:value="0" calcext:value-type="float">
            <text:p>0</text:p>
          </table:table-cell>
          <table:table-cell table:style-name="ce16" table:formula="of:=([$Dists.T168]+[$Dists.T118]-1)*([$Tech.$E$1]*[$Dists.T18]+[$Tech.$E$11]*[$Dists.T43]+[$Tech.$E$21]*[$Dists.T68]+[$Tech.$E$31]*[$Dists.T93])" office:value-type="float" office:value="13.023486" calcext:value-type="float">
            <text:p>13.023486</text:p>
          </table:table-cell>
          <table:table-cell table:formula="of:=([$Dists.U168]+[$Dists.U118]-1)*([$Tech.$E$1]*[$Dists.U18]+[$Tech.$E$11]*[$Dists.U43]+[$Tech.$E$21]*[$Dists.U68]+[$Tech.$E$31]*[$Dists.U93])" office:value-type="float" office:value="0" calcext:value-type="float">
            <text:p>0</text:p>
          </table:table-cell>
          <table:table-cell table:style-name="ce16" table:formula="of:=([$Dists.V168]+[$Dists.V118]-1)*([$Tech.$E$1]*[$Dists.V18]+[$Tech.$E$11]*[$Dists.V43]+[$Tech.$E$21]*[$Dists.V68]+[$Tech.$E$31]*[$Dists.V93])" office:value-type="float" office:value="16.74563" calcext:value-type="float">
            <text:p>16.74563</text:p>
          </table:table-cell>
          <table:table-cell table:formula="of:=([$Dists.W168]+[$Dists.W118]-1)*([$Tech.$E$1]*[$Dists.W18]+[$Tech.$E$11]*[$Dists.W43]+[$Tech.$E$21]*[$Dists.W68]+[$Tech.$E$31]*[$Dists.W93])" office:value-type="float" office:value="0" calcext:value-type="float">
            <text:p>0</text:p>
          </table:table-cell>
          <table:table-cell table:formula="of:=([$Dists.X168]+[$Dists.X118]-1)*([$Tech.$E$1]*[$Dists.X18]+[$Tech.$E$11]*[$Dists.X43]+[$Tech.$E$21]*[$Dists.X68]+[$Tech.$E$31]*[$Dists.X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([$Dists.B169]+[$Dists.B119]-1)*([$Tech.$E$1]*[$Dists.B19]+[$Tech.$E$11]*[$Dists.B44]+[$Tech.$E$21]*[$Dists.B69]+[$Tech.$E$31]*[$Dists.B94])" office:value-type="float" office:value="0" calcext:value-type="float">
            <text:p>0</text:p>
          </table:table-cell>
          <table:table-cell table:formula="of:=([$Dists.C169]+[$Dists.C119]-1)*([$Tech.$E$1]*[$Dists.C19]+[$Tech.$E$11]*[$Dists.C44]+[$Tech.$E$21]*[$Dists.C69]+[$Tech.$E$31]*[$Dists.C94])" office:value-type="float" office:value="0" calcext:value-type="float">
            <text:p>0</text:p>
          </table:table-cell>
          <table:table-cell table:formula="of:=([$Dists.D169]+[$Dists.D119]-1)*([$Tech.$E$1]*[$Dists.D19]+[$Tech.$E$11]*[$Dists.D44]+[$Tech.$E$21]*[$Dists.D69]+[$Tech.$E$31]*[$Dists.D94])" office:value-type="float" office:value="0" calcext:value-type="float">
            <text:p>0</text:p>
          </table:table-cell>
          <table:table-cell table:formula="of:=([$Dists.E169]+[$Dists.E119]-1)*([$Tech.$E$1]*[$Dists.E19]+[$Tech.$E$11]*[$Dists.E44]+[$Tech.$E$21]*[$Dists.E69]+[$Tech.$E$31]*[$Dists.E94])" office:value-type="float" office:value="0" calcext:value-type="float">
            <text:p>0</text:p>
          </table:table-cell>
          <table:table-cell table:formula="of:=([$Dists.F169]+[$Dists.F119]-1)*([$Tech.$E$1]*[$Dists.F19]+[$Tech.$E$11]*[$Dists.F44]+[$Tech.$E$21]*[$Dists.F69]+[$Tech.$E$31]*[$Dists.F94])" office:value-type="float" office:value="0" calcext:value-type="float">
            <text:p>0</text:p>
          </table:table-cell>
          <table:table-cell table:formula="of:=([$Dists.G169]+[$Dists.G119]-1)*([$Tech.$E$1]*[$Dists.G19]+[$Tech.$E$11]*[$Dists.G44]+[$Tech.$E$21]*[$Dists.G69]+[$Tech.$E$31]*[$Dists.G94])" office:value-type="float" office:value="0" calcext:value-type="float">
            <text:p>0</text:p>
          </table:table-cell>
          <table:table-cell table:formula="of:=([$Dists.H169]+[$Dists.H119]-1)*([$Tech.$E$1]*[$Dists.H19]+[$Tech.$E$11]*[$Dists.H44]+[$Tech.$E$21]*[$Dists.H69]+[$Tech.$E$31]*[$Dists.H94])" office:value-type="float" office:value="0" calcext:value-type="float">
            <text:p>0</text:p>
          </table:table-cell>
          <table:table-cell table:formula="of:=([$Dists.I169]+[$Dists.I119]-1)*([$Tech.$E$1]*[$Dists.I19]+[$Tech.$E$11]*[$Dists.I44]+[$Tech.$E$21]*[$Dists.I69]+[$Tech.$E$31]*[$Dists.I94])" office:value-type="float" office:value="0" calcext:value-type="float">
            <text:p>0</text:p>
          </table:table-cell>
          <table:table-cell table:formula="of:=([$Dists.J169]+[$Dists.J119]-1)*([$Tech.$E$1]*[$Dists.J19]+[$Tech.$E$11]*[$Dists.J44]+[$Tech.$E$21]*[$Dists.J69]+[$Tech.$E$31]*[$Dists.J94])" office:value-type="float" office:value="0" calcext:value-type="float">
            <text:p>0</text:p>
          </table:table-cell>
          <table:table-cell table:style-name="ce16" table:formula="of:=([$Dists.K169]+[$Dists.K119]-1)*([$Tech.$E$1]*[$Dists.K19]+[$Tech.$E$11]*[$Dists.K44]+[$Tech.$E$21]*[$Dists.K69]+[$Tech.$E$31]*[$Dists.K94])" office:value-type="float" office:value="52.48" calcext:value-type="float">
            <text:p>52.48</text:p>
          </table:table-cell>
          <table:table-cell table:formula="of:=([$Dists.L169]+[$Dists.L119]-1)*([$Tech.$E$1]*[$Dists.L19]+[$Tech.$E$11]*[$Dists.L44]+[$Tech.$E$21]*[$Dists.L69]+[$Tech.$E$31]*[$Dists.L94])" office:value-type="float" office:value="0" calcext:value-type="float">
            <text:p>0</text:p>
          </table:table-cell>
          <table:table-cell table:formula="of:=([$Dists.M169]+[$Dists.M119]-1)*([$Tech.$E$1]*[$Dists.M19]+[$Tech.$E$11]*[$Dists.M44]+[$Tech.$E$21]*[$Dists.M69]+[$Tech.$E$31]*[$Dists.M94])" office:value-type="float" office:value="0" calcext:value-type="float">
            <text:p>0</text:p>
          </table:table-cell>
          <table:table-cell table:formula="of:=([$Dists.N169]+[$Dists.N119]-1)*([$Tech.$E$1]*[$Dists.N19]+[$Tech.$E$11]*[$Dists.N44]+[$Tech.$E$21]*[$Dists.N69]+[$Tech.$E$31]*[$Dists.N94])" office:value-type="float" office:value="0" calcext:value-type="float">
            <text:p>0</text:p>
          </table:table-cell>
          <table:table-cell table:formula="of:=([$Dists.O169]+[$Dists.O119]-1)*([$Tech.$E$1]*[$Dists.O19]+[$Tech.$E$11]*[$Dists.O44]+[$Tech.$E$21]*[$Dists.O69]+[$Tech.$E$31]*[$Dists.O94])" office:value-type="float" office:value="0" calcext:value-type="float">
            <text:p>0</text:p>
          </table:table-cell>
          <table:table-cell table:formula="of:=([$Dists.P169]+[$Dists.P119]-1)*([$Tech.$E$1]*[$Dists.P19]+[$Tech.$E$11]*[$Dists.P44]+[$Tech.$E$21]*[$Dists.P69]+[$Tech.$E$31]*[$Dists.P94])" office:value-type="float" office:value="0" calcext:value-type="float">
            <text:p>0</text:p>
          </table:table-cell>
          <table:table-cell table:formula="of:=([$Dists.Q169]+[$Dists.Q119]-1)*([$Tech.$E$1]*[$Dists.Q19]+[$Tech.$E$11]*[$Dists.Q44]+[$Tech.$E$21]*[$Dists.Q69]+[$Tech.$E$31]*[$Dists.Q94])" office:value-type="float" office:value="0" calcext:value-type="float">
            <text:p>0</text:p>
          </table:table-cell>
          <table:table-cell table:formula="of:=([$Dists.R169]+[$Dists.R119]-1)*([$Tech.$E$1]*[$Dists.R19]+[$Tech.$E$11]*[$Dists.R44]+[$Tech.$E$21]*[$Dists.R69]+[$Tech.$E$31]*[$Dists.R94])" office:value-type="float" office:value="0" calcext:value-type="float">
            <text:p>0</text:p>
          </table:table-cell>
          <table:table-cell table:style-name="ce6" table:formula="of:=([$Dists.S169]+[$Dists.S119]-1)*([$Tech.$E$1]*[$Dists.S19]+[$Tech.$E$11]*[$Dists.S44]+[$Tech.$E$21]*[$Dists.S69]+[$Tech.$E$31]*[$Dists.S94])" office:value-type="float" office:value="-0" calcext:value-type="float">
            <text:p>0</text:p>
          </table:table-cell>
          <table:table-cell table:style-name="ce16" table:formula="of:=([$Dists.T169]+[$Dists.T119]-1)*([$Tech.$E$1]*[$Dists.T19]+[$Tech.$E$11]*[$Dists.T44]+[$Tech.$E$21]*[$Dists.T69]+[$Tech.$E$31]*[$Dists.T94])" office:value-type="float" office:value="29.93" calcext:value-type="float">
            <text:p>29.93</text:p>
          </table:table-cell>
          <table:table-cell table:style-name="ce16" table:formula="of:=([$Dists.U169]+[$Dists.U119]-1)*([$Tech.$E$1]*[$Dists.U19]+[$Tech.$E$11]*[$Dists.U44]+[$Tech.$E$21]*[$Dists.U69]+[$Tech.$E$31]*[$Dists.U94])" office:value-type="float" office:value="39.36" calcext:value-type="float">
            <text:p>39.36</text:p>
          </table:table-cell>
          <table:table-cell table:formula="of:=([$Dists.V169]+[$Dists.V119]-1)*([$Tech.$E$1]*[$Dists.V19]+[$Tech.$E$11]*[$Dists.V44]+[$Tech.$E$21]*[$Dists.V69]+[$Tech.$E$31]*[$Dists.V94])" office:value-type="float" office:value="0" calcext:value-type="float">
            <text:p>0</text:p>
          </table:table-cell>
          <table:table-cell table:formula="of:=([$Dists.W169]+[$Dists.W119]-1)*([$Tech.$E$1]*[$Dists.W19]+[$Tech.$E$11]*[$Dists.W44]+[$Tech.$E$21]*[$Dists.W69]+[$Tech.$E$31]*[$Dists.W94])" office:value-type="float" office:value="0" calcext:value-type="float">
            <text:p>0</text:p>
          </table:table-cell>
          <table:table-cell table:formula="of:=([$Dists.X169]+[$Dists.X119]-1)*([$Tech.$E$1]*[$Dists.X19]+[$Tech.$E$11]*[$Dists.X44]+[$Tech.$E$21]*[$Dists.X69]+[$Tech.$E$31]*[$Dists.X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([$Dists.B170]+[$Dists.B120]-1)*([$Tech.$E$1]*[$Dists.B20]+[$Tech.$E$11]*[$Dists.B45]+[$Tech.$E$21]*[$Dists.B70]+[$Tech.$E$31]*[$Dists.B95])" office:value-type="float" office:value="0" calcext:value-type="float">
            <text:p>0</text:p>
          </table:table-cell>
          <table:table-cell table:formula="of:=([$Dists.C170]+[$Dists.C120]-1)*([$Tech.$E$1]*[$Dists.C20]+[$Tech.$E$11]*[$Dists.C45]+[$Tech.$E$21]*[$Dists.C70]+[$Tech.$E$31]*[$Dists.C95])" office:value-type="float" office:value="0" calcext:value-type="float">
            <text:p>0</text:p>
          </table:table-cell>
          <table:table-cell table:formula="of:=([$Dists.D170]+[$Dists.D120]-1)*([$Tech.$E$1]*[$Dists.D20]+[$Tech.$E$11]*[$Dists.D45]+[$Tech.$E$21]*[$Dists.D70]+[$Tech.$E$31]*[$Dists.D95])" office:value-type="float" office:value="0" calcext:value-type="float">
            <text:p>0</text:p>
          </table:table-cell>
          <table:table-cell table:formula="of:=([$Dists.E170]+[$Dists.E120]-1)*([$Tech.$E$1]*[$Dists.E20]+[$Tech.$E$11]*[$Dists.E45]+[$Tech.$E$21]*[$Dists.E70]+[$Tech.$E$31]*[$Dists.E95])" office:value-type="float" office:value="0" calcext:value-type="float">
            <text:p>0</text:p>
          </table:table-cell>
          <table:table-cell table:formula="of:=([$Dists.F170]+[$Dists.F120]-1)*([$Tech.$E$1]*[$Dists.F20]+[$Tech.$E$11]*[$Dists.F45]+[$Tech.$E$21]*[$Dists.F70]+[$Tech.$E$31]*[$Dists.F95])" office:value-type="float" office:value="0" calcext:value-type="float">
            <text:p>0</text:p>
          </table:table-cell>
          <table:table-cell table:formula="of:=([$Dists.G170]+[$Dists.G120]-1)*([$Tech.$E$1]*[$Dists.G20]+[$Tech.$E$11]*[$Dists.G45]+[$Tech.$E$21]*[$Dists.G70]+[$Tech.$E$31]*[$Dists.G95])" office:value-type="float" office:value="0" calcext:value-type="float">
            <text:p>0</text:p>
          </table:table-cell>
          <table:table-cell table:formula="of:=([$Dists.H170]+[$Dists.H120]-1)*([$Tech.$E$1]*[$Dists.H20]+[$Tech.$E$11]*[$Dists.H45]+[$Tech.$E$21]*[$Dists.H70]+[$Tech.$E$31]*[$Dists.H95])" office:value-type="float" office:value="0" calcext:value-type="float">
            <text:p>0</text:p>
          </table:table-cell>
          <table:table-cell table:style-name="ce16" table:formula="of:=([$Dists.I170]+[$Dists.I120]-1)*([$Tech.$E$1]*[$Dists.I20]+[$Tech.$E$11]*[$Dists.I45]+[$Tech.$E$21]*[$Dists.I70]+[$Tech.$E$31]*[$Dists.I95])" office:value-type="float" office:value="31.06059" calcext:value-type="float">
            <text:p>31.06059</text:p>
          </table:table-cell>
          <table:table-cell table:formula="of:=([$Dists.J170]+[$Dists.J120]-1)*([$Tech.$E$1]*[$Dists.J20]+[$Tech.$E$11]*[$Dists.J45]+[$Tech.$E$21]*[$Dists.J70]+[$Tech.$E$31]*[$Dists.J95])" office:value-type="float" office:value="0" calcext:value-type="float">
            <text:p>0</text:p>
          </table:table-cell>
          <table:table-cell table:formula="of:=([$Dists.K170]+[$Dists.K120]-1)*([$Tech.$E$1]*[$Dists.K20]+[$Tech.$E$11]*[$Dists.K45]+[$Tech.$E$21]*[$Dists.K70]+[$Tech.$E$31]*[$Dists.K95])" office:value-type="float" office:value="0" calcext:value-type="float">
            <text:p>0</text:p>
          </table:table-cell>
          <table:table-cell table:formula="of:=([$Dists.L170]+[$Dists.L120]-1)*([$Tech.$E$1]*[$Dists.L20]+[$Tech.$E$11]*[$Dists.L45]+[$Tech.$E$21]*[$Dists.L70]+[$Tech.$E$31]*[$Dists.L95])" office:value-type="float" office:value="0" calcext:value-type="float">
            <text:p>0</text:p>
          </table:table-cell>
          <table:table-cell table:formula="of:=([$Dists.M170]+[$Dists.M120]-1)*([$Tech.$E$1]*[$Dists.M20]+[$Tech.$E$11]*[$Dists.M45]+[$Tech.$E$21]*[$Dists.M70]+[$Tech.$E$31]*[$Dists.M95])" office:value-type="float" office:value="0" calcext:value-type="float">
            <text:p>0</text:p>
          </table:table-cell>
          <table:table-cell table:formula="of:=([$Dists.N170]+[$Dists.N120]-1)*([$Tech.$E$1]*[$Dists.N20]+[$Tech.$E$11]*[$Dists.N45]+[$Tech.$E$21]*[$Dists.N70]+[$Tech.$E$31]*[$Dists.N95])" office:value-type="float" office:value="0" calcext:value-type="float">
            <text:p>0</text:p>
          </table:table-cell>
          <table:table-cell table:style-name="ce16" table:formula="of:=([$Dists.O170]+[$Dists.O120]-1)*([$Tech.$E$1]*[$Dists.O20]+[$Tech.$E$11]*[$Dists.O45]+[$Tech.$E$21]*[$Dists.O70]+[$Tech.$E$31]*[$Dists.O95])" office:value-type="float" office:value="14.407236" calcext:value-type="float">
            <text:p>14.407236</text:p>
          </table:table-cell>
          <table:table-cell table:style-name="ce16" table:formula="of:=([$Dists.P170]+[$Dists.P120]-1)*([$Tech.$E$1]*[$Dists.P20]+[$Tech.$E$11]*[$Dists.P45]+[$Tech.$E$21]*[$Dists.P70]+[$Tech.$E$31]*[$Dists.P95])" office:value-type="float" office:value="20.929024" calcext:value-type="float">
            <text:p>20.929024</text:p>
          </table:table-cell>
          <table:table-cell table:style-name="ce16" table:formula="of:=([$Dists.Q170]+[$Dists.Q120]-1)*([$Tech.$E$1]*[$Dists.Q20]+[$Tech.$E$11]*[$Dists.Q45]+[$Tech.$E$21]*[$Dists.Q70]+[$Tech.$E$31]*[$Dists.Q95])" office:value-type="float" office:value="10.697146" calcext:value-type="float">
            <text:p>10.697146</text:p>
          </table:table-cell>
          <table:table-cell table:style-name="ce16" table:formula="of:=([$Dists.R170]+[$Dists.R120]-1)*([$Tech.$E$1]*[$Dists.R20]+[$Tech.$E$11]*[$Dists.R45]+[$Tech.$E$21]*[$Dists.R70]+[$Tech.$E$31]*[$Dists.R95])" office:value-type="float" office:value="13.023486" calcext:value-type="float">
            <text:p>13.023486</text:p>
          </table:table-cell>
          <table:table-cell table:style-name="ce16" table:formula="of:=([$Dists.S170]+[$Dists.S120]-1)*([$Tech.$E$1]*[$Dists.S20]+[$Tech.$E$11]*[$Dists.S45]+[$Tech.$E$21]*[$Dists.S70]+[$Tech.$E$31]*[$Dists.S95])" office:value-type="float" office:value="29.93" calcext:value-type="float">
            <text:p>29.93</text:p>
          </table:table-cell>
          <table:table-cell table:style-name="ce6" table:formula="of:=([$Dists.T170]+[$Dists.T120]-1)*([$Tech.$E$1]*[$Dists.T20]+[$Tech.$E$11]*[$Dists.T45]+[$Tech.$E$21]*[$Dists.T70]+[$Tech.$E$31]*[$Dists.T95])" office:value-type="float" office:value="-0" calcext:value-type="float">
            <text:p>0</text:p>
          </table:table-cell>
          <table:table-cell table:style-name="ce16" table:formula="of:=([$Dists.U170]+[$Dists.U120]-1)*([$Tech.$E$1]*[$Dists.U20]+[$Tech.$E$11]*[$Dists.U45]+[$Tech.$E$21]*[$Dists.U70]+[$Tech.$E$31]*[$Dists.U95])" office:value-type="float" office:value="20.03875" calcext:value-type="float">
            <text:p>20.03875</text:p>
          </table:table-cell>
          <table:table-cell table:style-name="ce16" table:formula="of:=([$Dists.V170]+[$Dists.V120]-1)*([$Tech.$E$1]*[$Dists.V20]+[$Tech.$E$11]*[$Dists.V45]+[$Tech.$E$21]*[$Dists.V70]+[$Tech.$E$31]*[$Dists.V95])" office:value-type="float" office:value="6.975002" calcext:value-type="float">
            <text:p>6.975002</text:p>
          </table:table-cell>
          <table:table-cell table:formula="of:=([$Dists.W170]+[$Dists.W120]-1)*([$Tech.$E$1]*[$Dists.W20]+[$Tech.$E$11]*[$Dists.W45]+[$Tech.$E$21]*[$Dists.W70]+[$Tech.$E$31]*[$Dists.W95])" office:value-type="float" office:value="0" calcext:value-type="float">
            <text:p>0</text:p>
          </table:table-cell>
          <table:table-cell table:style-name="ce16" table:formula="of:=([$Dists.X170]+[$Dists.X120]-1)*([$Tech.$E$1]*[$Dists.X20]+[$Tech.$E$11]*[$Dists.X45]+[$Tech.$E$21]*[$Dists.X70]+[$Tech.$E$31]*[$Dists.X95])" office:value-type="float" office:value="37.1665464076739" calcext:value-type="float">
            <text:p>37.1665464076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([$Dists.B171]+[$Dists.B121]-1)*([$Tech.$E$1]*[$Dists.B21]+[$Tech.$E$11]*[$Dists.B46]+[$Tech.$E$21]*[$Dists.B71]+[$Tech.$E$31]*[$Dists.B96])" office:value-type="float" office:value="0" calcext:value-type="float">
            <text:p>0</text:p>
          </table:table-cell>
          <table:table-cell table:formula="of:=([$Dists.C171]+[$Dists.C121]-1)*([$Tech.$E$1]*[$Dists.C21]+[$Tech.$E$11]*[$Dists.C46]+[$Tech.$E$21]*[$Dists.C71]+[$Tech.$E$31]*[$Dists.C96])" office:value-type="float" office:value="0" calcext:value-type="float">
            <text:p>0</text:p>
          </table:table-cell>
          <table:table-cell table:formula="of:=([$Dists.D171]+[$Dists.D121]-1)*([$Tech.$E$1]*[$Dists.D21]+[$Tech.$E$11]*[$Dists.D46]+[$Tech.$E$21]*[$Dists.D71]+[$Tech.$E$31]*[$Dists.D96])" office:value-type="float" office:value="0" calcext:value-type="float">
            <text:p>0</text:p>
          </table:table-cell>
          <table:table-cell table:formula="of:=([$Dists.E171]+[$Dists.E121]-1)*([$Tech.$E$1]*[$Dists.E21]+[$Tech.$E$11]*[$Dists.E46]+[$Tech.$E$21]*[$Dists.E71]+[$Tech.$E$31]*[$Dists.E96])" office:value-type="float" office:value="0" calcext:value-type="float">
            <text:p>0</text:p>
          </table:table-cell>
          <table:table-cell table:formula="of:=([$Dists.F171]+[$Dists.F121]-1)*([$Tech.$E$1]*[$Dists.F21]+[$Tech.$E$11]*[$Dists.F46]+[$Tech.$E$21]*[$Dists.F71]+[$Tech.$E$31]*[$Dists.F96])" office:value-type="float" office:value="0" calcext:value-type="float">
            <text:p>0</text:p>
          </table:table-cell>
          <table:table-cell table:formula="of:=([$Dists.G171]+[$Dists.G121]-1)*([$Tech.$E$1]*[$Dists.G21]+[$Tech.$E$11]*[$Dists.G46]+[$Tech.$E$21]*[$Dists.G71]+[$Tech.$E$31]*[$Dists.G96])" office:value-type="float" office:value="0" calcext:value-type="float">
            <text:p>0</text:p>
          </table:table-cell>
          <table:table-cell table:formula="of:=([$Dists.H171]+[$Dists.H121]-1)*([$Tech.$E$1]*[$Dists.H21]+[$Tech.$E$11]*[$Dists.H46]+[$Tech.$E$21]*[$Dists.H71]+[$Tech.$E$31]*[$Dists.H96])" office:value-type="float" office:value="0" calcext:value-type="float">
            <text:p>0</text:p>
          </table:table-cell>
          <table:table-cell table:formula="of:=([$Dists.I171]+[$Dists.I121]-1)*([$Tech.$E$1]*[$Dists.I21]+[$Tech.$E$11]*[$Dists.I46]+[$Tech.$E$21]*[$Dists.I71]+[$Tech.$E$31]*[$Dists.I96])" office:value-type="float" office:value="0" calcext:value-type="float">
            <text:p>0</text:p>
          </table:table-cell>
          <table:table-cell table:formula="of:=([$Dists.J171]+[$Dists.J121]-1)*([$Tech.$E$1]*[$Dists.J21]+[$Tech.$E$11]*[$Dists.J46]+[$Tech.$E$21]*[$Dists.J71]+[$Tech.$E$31]*[$Dists.J96])" office:value-type="float" office:value="0" calcext:value-type="float">
            <text:p>0</text:p>
          </table:table-cell>
          <table:table-cell table:style-name="ce16" table:formula="of:=([$Dists.K171]+[$Dists.K121]-1)*([$Tech.$E$1]*[$Dists.K21]+[$Tech.$E$11]*[$Dists.K46]+[$Tech.$E$21]*[$Dists.K71]+[$Tech.$E$31]*[$Dists.K96])" office:value-type="float" office:value="39.36" calcext:value-type="float">
            <text:p>39.36</text:p>
          </table:table-cell>
          <table:table-cell table:style-name="ce16" table:formula="of:=([$Dists.L171]+[$Dists.L121]-1)*([$Tech.$E$1]*[$Dists.L21]+[$Tech.$E$11]*[$Dists.L46]+[$Tech.$E$21]*[$Dists.L71]+[$Tech.$E$31]*[$Dists.L96])" office:value-type="float" office:value="17.586464" calcext:value-type="float">
            <text:p>17.586464</text:p>
          </table:table-cell>
          <table:table-cell table:formula="of:=([$Dists.M171]+[$Dists.M121]-1)*([$Tech.$E$1]*[$Dists.M21]+[$Tech.$E$11]*[$Dists.M46]+[$Tech.$E$21]*[$Dists.M71]+[$Tech.$E$31]*[$Dists.M96])" office:value-type="float" office:value="0" calcext:value-type="float">
            <text:p>0</text:p>
          </table:table-cell>
          <table:table-cell table:formula="of:=([$Dists.N171]+[$Dists.N121]-1)*([$Tech.$E$1]*[$Dists.N21]+[$Tech.$E$11]*[$Dists.N46]+[$Tech.$E$21]*[$Dists.N71]+[$Tech.$E$31]*[$Dists.N96])" office:value-type="float" office:value="0" calcext:value-type="float">
            <text:p>0</text:p>
          </table:table-cell>
          <table:table-cell table:formula="of:=([$Dists.O171]+[$Dists.O121]-1)*([$Tech.$E$1]*[$Dists.O21]+[$Tech.$E$11]*[$Dists.O46]+[$Tech.$E$21]*[$Dists.O71]+[$Tech.$E$31]*[$Dists.O96])" office:value-type="float" office:value="0" calcext:value-type="float">
            <text:p>0</text:p>
          </table:table-cell>
          <table:table-cell table:formula="of:=([$Dists.P171]+[$Dists.P121]-1)*([$Tech.$E$1]*[$Dists.P21]+[$Tech.$E$11]*[$Dists.P46]+[$Tech.$E$21]*[$Dists.P71]+[$Tech.$E$31]*[$Dists.P96])" office:value-type="float" office:value="0" calcext:value-type="float">
            <text:p>0</text:p>
          </table:table-cell>
          <table:table-cell table:formula="of:=([$Dists.Q171]+[$Dists.Q121]-1)*([$Tech.$E$1]*[$Dists.Q21]+[$Tech.$E$11]*[$Dists.Q46]+[$Tech.$E$21]*[$Dists.Q71]+[$Tech.$E$31]*[$Dists.Q96])" office:value-type="float" office:value="0" calcext:value-type="float">
            <text:p>0</text:p>
          </table:table-cell>
          <table:table-cell table:formula="of:=([$Dists.R171]+[$Dists.R121]-1)*([$Tech.$E$1]*[$Dists.R21]+[$Tech.$E$11]*[$Dists.R46]+[$Tech.$E$21]*[$Dists.R71]+[$Tech.$E$31]*[$Dists.R96])" office:value-type="float" office:value="0" calcext:value-type="float">
            <text:p>0</text:p>
          </table:table-cell>
          <table:table-cell table:style-name="ce16" table:formula="of:=([$Dists.S171]+[$Dists.S121]-1)*([$Tech.$E$1]*[$Dists.S21]+[$Tech.$E$11]*[$Dists.S46]+[$Tech.$E$21]*[$Dists.S71]+[$Tech.$E$31]*[$Dists.S96])" office:value-type="float" office:value="39.36" calcext:value-type="float">
            <text:p>39.36</text:p>
          </table:table-cell>
          <table:table-cell table:style-name="ce16" table:formula="of:=([$Dists.T171]+[$Dists.T121]-1)*([$Tech.$E$1]*[$Dists.T21]+[$Tech.$E$11]*[$Dists.T46]+[$Tech.$E$21]*[$Dists.T71]+[$Tech.$E$31]*[$Dists.T96])" office:value-type="float" office:value="20.03875" calcext:value-type="float">
            <text:p>20.03875</text:p>
          </table:table-cell>
          <table:table-cell table:style-name="ce6" table:formula="of:=([$Dists.U171]+[$Dists.U121]-1)*([$Tech.$E$1]*[$Dists.U21]+[$Tech.$E$11]*[$Dists.U46]+[$Tech.$E$21]*[$Dists.U71]+[$Tech.$E$31]*[$Dists.U96])" office:value-type="float" office:value="-0" calcext:value-type="float">
            <text:p>0</text:p>
          </table:table-cell>
          <table:table-cell table:formula="of:=([$Dists.V171]+[$Dists.V121]-1)*([$Tech.$E$1]*[$Dists.V21]+[$Tech.$E$11]*[$Dists.V46]+[$Tech.$E$21]*[$Dists.V71]+[$Tech.$E$31]*[$Dists.V96])" office:value-type="float" office:value="0" calcext:value-type="float">
            <text:p>0</text:p>
          </table:table-cell>
          <table:table-cell table:formula="of:=([$Dists.W171]+[$Dists.W121]-1)*([$Tech.$E$1]*[$Dists.W21]+[$Tech.$E$11]*[$Dists.W46]+[$Tech.$E$21]*[$Dists.W71]+[$Tech.$E$31]*[$Dists.W96])" office:value-type="float" office:value="0" calcext:value-type="float">
            <text:p>0</text:p>
          </table:table-cell>
          <table:table-cell table:formula="of:=([$Dists.X171]+[$Dists.X121]-1)*([$Tech.$E$1]*[$Dists.X21]+[$Tech.$E$11]*[$Dists.X46]+[$Tech.$E$21]*[$Dists.X71]+[$Tech.$E$31]*[$Dists.X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([$Dists.B172]+[$Dists.B122]-1)*([$Tech.$E$1]*[$Dists.B22]+[$Tech.$E$11]*[$Dists.B47]+[$Tech.$E$21]*[$Dists.B72]+[$Tech.$E$31]*[$Dists.B97])" office:value-type="float" office:value="0" calcext:value-type="float">
            <text:p>0</text:p>
          </table:table-cell>
          <table:table-cell table:formula="of:=([$Dists.C172]+[$Dists.C122]-1)*([$Tech.$E$1]*[$Dists.C22]+[$Tech.$E$11]*[$Dists.C47]+[$Tech.$E$21]*[$Dists.C72]+[$Tech.$E$31]*[$Dists.C97])" office:value-type="float" office:value="0" calcext:value-type="float">
            <text:p>0</text:p>
          </table:table-cell>
          <table:table-cell table:formula="of:=([$Dists.D172]+[$Dists.D122]-1)*([$Tech.$E$1]*[$Dists.D22]+[$Tech.$E$11]*[$Dists.D47]+[$Tech.$E$21]*[$Dists.D72]+[$Tech.$E$31]*[$Dists.D97])" office:value-type="float" office:value="0" calcext:value-type="float">
            <text:p>0</text:p>
          </table:table-cell>
          <table:table-cell table:formula="of:=([$Dists.E172]+[$Dists.E122]-1)*([$Tech.$E$1]*[$Dists.E22]+[$Tech.$E$11]*[$Dists.E47]+[$Tech.$E$21]*[$Dists.E72]+[$Tech.$E$31]*[$Dists.E97])" office:value-type="float" office:value="0" calcext:value-type="float">
            <text:p>0</text:p>
          </table:table-cell>
          <table:table-cell table:formula="of:=([$Dists.F172]+[$Dists.F122]-1)*([$Tech.$E$1]*[$Dists.F22]+[$Tech.$E$11]*[$Dists.F47]+[$Tech.$E$21]*[$Dists.F72]+[$Tech.$E$31]*[$Dists.F97])" office:value-type="float" office:value="0" calcext:value-type="float">
            <text:p>0</text:p>
          </table:table-cell>
          <table:table-cell table:formula="of:=([$Dists.G172]+[$Dists.G122]-1)*([$Tech.$E$1]*[$Dists.G22]+[$Tech.$E$11]*[$Dists.G47]+[$Tech.$E$21]*[$Dists.G72]+[$Tech.$E$31]*[$Dists.G97])" office:value-type="float" office:value="0" calcext:value-type="float">
            <text:p>0</text:p>
          </table:table-cell>
          <table:table-cell table:formula="of:=([$Dists.H172]+[$Dists.H122]-1)*([$Tech.$E$1]*[$Dists.H22]+[$Tech.$E$11]*[$Dists.H47]+[$Tech.$E$21]*[$Dists.H72]+[$Tech.$E$31]*[$Dists.H97])" office:value-type="float" office:value="0" calcext:value-type="float">
            <text:p>0</text:p>
          </table:table-cell>
          <table:table-cell table:style-name="ce16" table:formula="of:=([$Dists.I172]+[$Dists.I122]-1)*([$Tech.$E$1]*[$Dists.I22]+[$Tech.$E$11]*[$Dists.I47]+[$Tech.$E$21]*[$Dists.I72]+[$Tech.$E$31]*[$Dists.I97])" office:value-type="float" office:value="35.219936" calcext:value-type="float">
            <text:p>35.219936</text:p>
          </table:table-cell>
          <table:table-cell table:formula="of:=([$Dists.J172]+[$Dists.J122]-1)*([$Tech.$E$1]*[$Dists.J22]+[$Tech.$E$11]*[$Dists.J47]+[$Tech.$E$21]*[$Dists.J72]+[$Tech.$E$31]*[$Dists.J97])" office:value-type="float" office:value="0" calcext:value-type="float">
            <text:p>0</text:p>
          </table:table-cell>
          <table:table-cell table:formula="of:=([$Dists.K172]+[$Dists.K122]-1)*([$Tech.$E$1]*[$Dists.K22]+[$Tech.$E$11]*[$Dists.K47]+[$Tech.$E$21]*[$Dists.K72]+[$Tech.$E$31]*[$Dists.K97])" office:value-type="float" office:value="0" calcext:value-type="float">
            <text:p>0</text:p>
          </table:table-cell>
          <table:table-cell table:formula="of:=([$Dists.L172]+[$Dists.L122]-1)*([$Tech.$E$1]*[$Dists.L22]+[$Tech.$E$11]*[$Dists.L47]+[$Tech.$E$21]*[$Dists.L72]+[$Tech.$E$31]*[$Dists.L97])" office:value-type="float" office:value="0" calcext:value-type="float">
            <text:p>0</text:p>
          </table:table-cell>
          <table:table-cell table:formula="of:=([$Dists.M172]+[$Dists.M122]-1)*([$Tech.$E$1]*[$Dists.M22]+[$Tech.$E$11]*[$Dists.M47]+[$Tech.$E$21]*[$Dists.M72]+[$Tech.$E$31]*[$Dists.M97])" office:value-type="float" office:value="0" calcext:value-type="float">
            <text:p>0</text:p>
          </table:table-cell>
          <table:table-cell table:formula="of:=([$Dists.N172]+[$Dists.N122]-1)*([$Tech.$E$1]*[$Dists.N22]+[$Tech.$E$11]*[$Dists.N47]+[$Tech.$E$21]*[$Dists.N72]+[$Tech.$E$31]*[$Dists.N97])" office:value-type="float" office:value="0" calcext:value-type="float">
            <text:p>0</text:p>
          </table:table-cell>
          <table:table-cell table:style-name="ce16" table:formula="of:=([$Dists.O172]+[$Dists.O122]-1)*([$Tech.$E$1]*[$Dists.O22]+[$Tech.$E$11]*[$Dists.O47]+[$Tech.$E$21]*[$Dists.O72]+[$Tech.$E$31]*[$Dists.O97])" office:value-type="float" office:value="17.202862" calcext:value-type="float">
            <text:p>17.202862</text:p>
          </table:table-cell>
          <table:table-cell table:style-name="ce16" table:formula="of:=([$Dists.P172]+[$Dists.P122]-1)*([$Tech.$E$1]*[$Dists.P22]+[$Tech.$E$11]*[$Dists.P47]+[$Tech.$E$21]*[$Dists.P72]+[$Tech.$E$31]*[$Dists.P97])" office:value-type="float" office:value="16.741612" calcext:value-type="float">
            <text:p>16.741612</text:p>
          </table:table-cell>
          <table:table-cell table:style-name="ce16" table:formula="of:=([$Dists.Q172]+[$Dists.Q122]-1)*([$Tech.$E$1]*[$Dists.Q22]+[$Tech.$E$11]*[$Dists.Q47]+[$Tech.$E$21]*[$Dists.Q72]+[$Tech.$E$31]*[$Dists.Q97])" office:value-type="float" office:value="13.954022" calcext:value-type="float">
            <text:p>13.954022</text:p>
          </table:table-cell>
          <table:table-cell table:style-name="ce16" table:formula="of:=([$Dists.R172]+[$Dists.R122]-1)*([$Tech.$E$1]*[$Dists.R22]+[$Tech.$E$11]*[$Dists.R47]+[$Tech.$E$21]*[$Dists.R72]+[$Tech.$E$31]*[$Dists.R97])" office:value-type="float" office:value="16.74563" calcext:value-type="float">
            <text:p>16.74563</text:p>
          </table:table-cell>
          <table:table-cell table:formula="of:=([$Dists.S172]+[$Dists.S122]-1)*([$Tech.$E$1]*[$Dists.S22]+[$Tech.$E$11]*[$Dists.S47]+[$Tech.$E$21]*[$Dists.S72]+[$Tech.$E$31]*[$Dists.S97])" office:value-type="float" office:value="0" calcext:value-type="float">
            <text:p>0</text:p>
          </table:table-cell>
          <table:table-cell table:style-name="ce16" table:formula="of:=([$Dists.T172]+[$Dists.T122]-1)*([$Tech.$E$1]*[$Dists.T22]+[$Tech.$E$11]*[$Dists.T47]+[$Tech.$E$21]*[$Dists.T72]+[$Tech.$E$31]*[$Dists.T97])" office:value-type="float" office:value="6.975002" calcext:value-type="float">
            <text:p>6.975002</text:p>
          </table:table-cell>
          <table:table-cell table:formula="of:=([$Dists.U172]+[$Dists.U122]-1)*([$Tech.$E$1]*[$Dists.U22]+[$Tech.$E$11]*[$Dists.U47]+[$Tech.$E$21]*[$Dists.U72]+[$Tech.$E$31]*[$Dists.U97])" office:value-type="float" office:value="0" calcext:value-type="float">
            <text:p>0</text:p>
          </table:table-cell>
          <table:table-cell table:style-name="ce6" table:formula="of:=([$Dists.V172]+[$Dists.V122]-1)*([$Tech.$E$1]*[$Dists.V22]+[$Tech.$E$11]*[$Dists.V47]+[$Tech.$E$21]*[$Dists.V72]+[$Tech.$E$31]*[$Dists.V97])" office:value-type="float" office:value="-0" calcext:value-type="float">
            <text:p>0</text:p>
          </table:table-cell>
          <table:table-cell table:style-name="ce16" table:formula="of:=([$Dists.W172]+[$Dists.W122]-1)*([$Tech.$E$1]*[$Dists.W22]+[$Tech.$E$11]*[$Dists.W47]+[$Tech.$E$21]*[$Dists.W72]+[$Tech.$E$31]*[$Dists.W97])" office:value-type="float" office:value="19.3393401438849" calcext:value-type="float">
            <text:p>19.3393401438849</text:p>
          </table:table-cell>
          <table:table-cell table:style-name="ce16" table:formula="of:=([$Dists.X172]+[$Dists.X122]-1)*([$Tech.$E$1]*[$Dists.X22]+[$Tech.$E$11]*[$Dists.X47]+[$Tech.$E$21]*[$Dists.X72]+[$Tech.$E$31]*[$Dists.X97])" office:value-type="float" office:value="58.7577090455635" calcext:value-type="float">
            <text:p>58.75770904556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([$Dists.B173]+[$Dists.B123]-1)*([$Tech.$E$1]*[$Dists.B23]+[$Tech.$E$11]*[$Dists.B48]+[$Tech.$E$21]*[$Dists.B73]+[$Tech.$E$31]*[$Dists.B98])" office:value-type="float" office:value="0" calcext:value-type="float">
            <text:p>0</text:p>
          </table:table-cell>
          <table:table-cell table:formula="of:=([$Dists.C173]+[$Dists.C123]-1)*([$Tech.$E$1]*[$Dists.C23]+[$Tech.$E$11]*[$Dists.C48]+[$Tech.$E$21]*[$Dists.C73]+[$Tech.$E$31]*[$Dists.C98])" office:value-type="float" office:value="0" calcext:value-type="float">
            <text:p>0</text:p>
          </table:table-cell>
          <table:table-cell table:formula="of:=([$Dists.D173]+[$Dists.D123]-1)*([$Tech.$E$1]*[$Dists.D23]+[$Tech.$E$11]*[$Dists.D48]+[$Tech.$E$21]*[$Dists.D73]+[$Tech.$E$31]*[$Dists.D98])" office:value-type="float" office:value="0" calcext:value-type="float">
            <text:p>0</text:p>
          </table:table-cell>
          <table:table-cell table:formula="of:=([$Dists.E173]+[$Dists.E123]-1)*([$Tech.$E$1]*[$Dists.E23]+[$Tech.$E$11]*[$Dists.E48]+[$Tech.$E$21]*[$Dists.E73]+[$Tech.$E$31]*[$Dists.E98])" office:value-type="float" office:value="0" calcext:value-type="float">
            <text:p>0</text:p>
          </table:table-cell>
          <table:table-cell table:formula="of:=([$Dists.F173]+[$Dists.F123]-1)*([$Tech.$E$1]*[$Dists.F23]+[$Tech.$E$11]*[$Dists.F48]+[$Tech.$E$21]*[$Dists.F73]+[$Tech.$E$31]*[$Dists.F98])" office:value-type="float" office:value="0" calcext:value-type="float">
            <text:p>0</text:p>
          </table:table-cell>
          <table:table-cell table:formula="of:=([$Dists.G173]+[$Dists.G123]-1)*([$Tech.$E$1]*[$Dists.G23]+[$Tech.$E$11]*[$Dists.G48]+[$Tech.$E$21]*[$Dists.G73]+[$Tech.$E$31]*[$Dists.G98])" office:value-type="float" office:value="0" calcext:value-type="float">
            <text:p>0</text:p>
          </table:table-cell>
          <table:table-cell table:formula="of:=([$Dists.H173]+[$Dists.H123]-1)*([$Tech.$E$1]*[$Dists.H23]+[$Tech.$E$11]*[$Dists.H48]+[$Tech.$E$21]*[$Dists.H73]+[$Tech.$E$31]*[$Dists.H98])" office:value-type="float" office:value="0" calcext:value-type="float">
            <text:p>0</text:p>
          </table:table-cell>
          <table:table-cell table:formula="of:=([$Dists.I173]+[$Dists.I123]-1)*([$Tech.$E$1]*[$Dists.I23]+[$Tech.$E$11]*[$Dists.I48]+[$Tech.$E$21]*[$Dists.I73]+[$Tech.$E$31]*[$Dists.I98])" office:value-type="float" office:value="0" calcext:value-type="float">
            <text:p>0</text:p>
          </table:table-cell>
          <table:table-cell table:formula="of:=([$Dists.J173]+[$Dists.J123]-1)*([$Tech.$E$1]*[$Dists.J23]+[$Tech.$E$11]*[$Dists.J48]+[$Tech.$E$21]*[$Dists.J73]+[$Tech.$E$31]*[$Dists.J98])" office:value-type="float" office:value="0" calcext:value-type="float">
            <text:p>0</text:p>
          </table:table-cell>
          <table:table-cell table:formula="of:=([$Dists.K173]+[$Dists.K123]-1)*([$Tech.$E$1]*[$Dists.K23]+[$Tech.$E$11]*[$Dists.K48]+[$Tech.$E$21]*[$Dists.K73]+[$Tech.$E$31]*[$Dists.K98])" office:value-type="float" office:value="0" calcext:value-type="float">
            <text:p>0</text:p>
          </table:table-cell>
          <table:table-cell table:formula="of:=([$Dists.L173]+[$Dists.L123]-1)*([$Tech.$E$1]*[$Dists.L23]+[$Tech.$E$11]*[$Dists.L48]+[$Tech.$E$21]*[$Dists.L73]+[$Tech.$E$31]*[$Dists.L98])" office:value-type="float" office:value="0" calcext:value-type="float">
            <text:p>0</text:p>
          </table:table-cell>
          <table:table-cell table:formula="of:=([$Dists.M173]+[$Dists.M123]-1)*([$Tech.$E$1]*[$Dists.M23]+[$Tech.$E$11]*[$Dists.M48]+[$Tech.$E$21]*[$Dists.M73]+[$Tech.$E$31]*[$Dists.M98])" office:value-type="float" office:value="0" calcext:value-type="float">
            <text:p>0</text:p>
          </table:table-cell>
          <table:table-cell table:formula="of:=([$Dists.N173]+[$Dists.N123]-1)*([$Tech.$E$1]*[$Dists.N23]+[$Tech.$E$11]*[$Dists.N48]+[$Tech.$E$21]*[$Dists.N73]+[$Tech.$E$31]*[$Dists.N98])" office:value-type="float" office:value="0" calcext:value-type="float">
            <text:p>0</text:p>
          </table:table-cell>
          <table:table-cell table:formula="of:=([$Dists.O173]+[$Dists.O123]-1)*([$Tech.$E$1]*[$Dists.O23]+[$Tech.$E$11]*[$Dists.O48]+[$Tech.$E$21]*[$Dists.O73]+[$Tech.$E$31]*[$Dists.O98])" office:value-type="float" office:value="0" calcext:value-type="float">
            <text:p>0</text:p>
          </table:table-cell>
          <table:table-cell table:formula="of:=([$Dists.P173]+[$Dists.P123]-1)*([$Tech.$E$1]*[$Dists.P23]+[$Tech.$E$11]*[$Dists.P48]+[$Tech.$E$21]*[$Dists.P73]+[$Tech.$E$31]*[$Dists.P98])" office:value-type="float" office:value="0" calcext:value-type="float">
            <text:p>0</text:p>
          </table:table-cell>
          <table:table-cell table:formula="of:=([$Dists.Q173]+[$Dists.Q123]-1)*([$Tech.$E$1]*[$Dists.Q23]+[$Tech.$E$11]*[$Dists.Q48]+[$Tech.$E$21]*[$Dists.Q73]+[$Tech.$E$31]*[$Dists.Q98])" office:value-type="float" office:value="0" calcext:value-type="float">
            <text:p>0</text:p>
          </table:table-cell>
          <table:table-cell table:formula="of:=([$Dists.R173]+[$Dists.R123]-1)*([$Tech.$E$1]*[$Dists.R23]+[$Tech.$E$11]*[$Dists.R48]+[$Tech.$E$21]*[$Dists.R73]+[$Tech.$E$31]*[$Dists.R98])" office:value-type="float" office:value="0" calcext:value-type="float">
            <text:p>0</text:p>
          </table:table-cell>
          <table:table-cell table:formula="of:=([$Dists.S173]+[$Dists.S123]-1)*([$Tech.$E$1]*[$Dists.S23]+[$Tech.$E$11]*[$Dists.S48]+[$Tech.$E$21]*[$Dists.S73]+[$Tech.$E$31]*[$Dists.S98])" office:value-type="float" office:value="0" calcext:value-type="float">
            <text:p>0</text:p>
          </table:table-cell>
          <table:table-cell table:formula="of:=([$Dists.T173]+[$Dists.T123]-1)*([$Tech.$E$1]*[$Dists.T23]+[$Tech.$E$11]*[$Dists.T48]+[$Tech.$E$21]*[$Dists.T73]+[$Tech.$E$31]*[$Dists.T98])" office:value-type="float" office:value="0" calcext:value-type="float">
            <text:p>0</text:p>
          </table:table-cell>
          <table:table-cell table:formula="of:=([$Dists.U173]+[$Dists.U123]-1)*([$Tech.$E$1]*[$Dists.U23]+[$Tech.$E$11]*[$Dists.U48]+[$Tech.$E$21]*[$Dists.U73]+[$Tech.$E$31]*[$Dists.U98])" office:value-type="float" office:value="0" calcext:value-type="float">
            <text:p>0</text:p>
          </table:table-cell>
          <table:table-cell table:style-name="ce16" table:formula="of:=([$Dists.V173]+[$Dists.V123]-1)*([$Tech.$E$1]*[$Dists.V23]+[$Tech.$E$11]*[$Dists.V48]+[$Tech.$E$21]*[$Dists.V73]+[$Tech.$E$31]*[$Dists.V98])" office:value-type="float" office:value="19.3393401438849" calcext:value-type="float">
            <text:p>19.3393401438849</text:p>
          </table:table-cell>
          <table:table-cell table:style-name="ce6" table:formula="of:=([$Dists.W173]+[$Dists.W123]-1)*([$Tech.$E$1]*[$Dists.W23]+[$Tech.$E$11]*[$Dists.W48]+[$Tech.$E$21]*[$Dists.W73]+[$Tech.$E$31]*[$Dists.W98])" office:value-type="float" office:value="-0" calcext:value-type="float">
            <text:p>0</text:p>
          </table:table-cell>
          <table:table-cell table:formula="of:=([$Dists.X173]+[$Dists.X123]-1)*([$Tech.$E$1]*[$Dists.X23]+[$Tech.$E$11]*[$Dists.X48]+[$Tech.$E$21]*[$Dists.X73]+[$Tech.$E$31]*[$Dists.X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([$Dists.B174]+[$Dists.B124]-1)*([$Tech.$E$1]*[$Dists.B24]+[$Tech.$E$11]*[$Dists.B49]+[$Tech.$E$21]*[$Dists.B74]+[$Tech.$E$31]*[$Dists.B99])" office:value-type="float" office:value="0" calcext:value-type="float">
            <text:p>0</text:p>
          </table:table-cell>
          <table:table-cell table:formula="of:=([$Dists.C174]+[$Dists.C124]-1)*([$Tech.$E$1]*[$Dists.C24]+[$Tech.$E$11]*[$Dists.C49]+[$Tech.$E$21]*[$Dists.C74]+[$Tech.$E$31]*[$Dists.C99])" office:value-type="float" office:value="0" calcext:value-type="float">
            <text:p>0</text:p>
          </table:table-cell>
          <table:table-cell table:formula="of:=([$Dists.D174]+[$Dists.D124]-1)*([$Tech.$E$1]*[$Dists.D24]+[$Tech.$E$11]*[$Dists.D49]+[$Tech.$E$21]*[$Dists.D74]+[$Tech.$E$31]*[$Dists.D99])" office:value-type="float" office:value="0" calcext:value-type="float">
            <text:p>0</text:p>
          </table:table-cell>
          <table:table-cell table:formula="of:=([$Dists.E174]+[$Dists.E124]-1)*([$Tech.$E$1]*[$Dists.E24]+[$Tech.$E$11]*[$Dists.E49]+[$Tech.$E$21]*[$Dists.E74]+[$Tech.$E$31]*[$Dists.E99])" office:value-type="float" office:value="0" calcext:value-type="float">
            <text:p>0</text:p>
          </table:table-cell>
          <table:table-cell table:formula="of:=([$Dists.F174]+[$Dists.F124]-1)*([$Tech.$E$1]*[$Dists.F24]+[$Tech.$E$11]*[$Dists.F49]+[$Tech.$E$21]*[$Dists.F74]+[$Tech.$E$31]*[$Dists.F99])" office:value-type="float" office:value="0" calcext:value-type="float">
            <text:p>0</text:p>
          </table:table-cell>
          <table:table-cell table:formula="of:=([$Dists.G174]+[$Dists.G124]-1)*([$Tech.$E$1]*[$Dists.G24]+[$Tech.$E$11]*[$Dists.G49]+[$Tech.$E$21]*[$Dists.G74]+[$Tech.$E$31]*[$Dists.G99])" office:value-type="float" office:value="0" calcext:value-type="float">
            <text:p>0</text:p>
          </table:table-cell>
          <table:table-cell table:formula="of:=([$Dists.H174]+[$Dists.H124]-1)*([$Tech.$E$1]*[$Dists.H24]+[$Tech.$E$11]*[$Dists.H49]+[$Tech.$E$21]*[$Dists.H74]+[$Tech.$E$31]*[$Dists.H99])" office:value-type="float" office:value="0" calcext:value-type="float">
            <text:p>0</text:p>
          </table:table-cell>
          <table:table-cell table:formula="of:=([$Dists.I174]+[$Dists.I124]-1)*([$Tech.$E$1]*[$Dists.I24]+[$Tech.$E$11]*[$Dists.I49]+[$Tech.$E$21]*[$Dists.I74]+[$Tech.$E$31]*[$Dists.I99])" office:value-type="float" office:value="0" calcext:value-type="float">
            <text:p>0</text:p>
          </table:table-cell>
          <table:table-cell table:formula="of:=([$Dists.J174]+[$Dists.J124]-1)*([$Tech.$E$1]*[$Dists.J24]+[$Tech.$E$11]*[$Dists.J49]+[$Tech.$E$21]*[$Dists.J74]+[$Tech.$E$31]*[$Dists.J99])" office:value-type="float" office:value="0" calcext:value-type="float">
            <text:p>0</text:p>
          </table:table-cell>
          <table:table-cell table:formula="of:=([$Dists.K174]+[$Dists.K124]-1)*([$Tech.$E$1]*[$Dists.K24]+[$Tech.$E$11]*[$Dists.K49]+[$Tech.$E$21]*[$Dists.K74]+[$Tech.$E$31]*[$Dists.K99])" office:value-type="float" office:value="0" calcext:value-type="float">
            <text:p>0</text:p>
          </table:table-cell>
          <table:table-cell table:style-name="ce16" table:formula="of:=([$Dists.L174]+[$Dists.L124]-1)*([$Tech.$E$1]*[$Dists.L24]+[$Tech.$E$11]*[$Dists.L49]+[$Tech.$E$21]*[$Dists.L74]+[$Tech.$E$31]*[$Dists.L99])" office:value-type="float" office:value="17.5312607913669" calcext:value-type="float">
            <text:p>17.5312607913669</text:p>
          </table:table-cell>
          <table:table-cell table:formula="of:=([$Dists.M174]+[$Dists.M124]-1)*([$Tech.$E$1]*[$Dists.M24]+[$Tech.$E$11]*[$Dists.M49]+[$Tech.$E$21]*[$Dists.M74]+[$Tech.$E$31]*[$Dists.M99])" office:value-type="float" office:value="0" calcext:value-type="float">
            <text:p>0</text:p>
          </table:table-cell>
          <table:table-cell table:formula="of:=([$Dists.N174]+[$Dists.N124]-1)*([$Tech.$E$1]*[$Dists.N24]+[$Tech.$E$11]*[$Dists.N49]+[$Tech.$E$21]*[$Dists.N74]+[$Tech.$E$31]*[$Dists.N99])" office:value-type="float" office:value="0" calcext:value-type="float">
            <text:p>0</text:p>
          </table:table-cell>
          <table:table-cell table:formula="of:=([$Dists.O174]+[$Dists.O124]-1)*([$Tech.$E$1]*[$Dists.O24]+[$Tech.$E$11]*[$Dists.O49]+[$Tech.$E$21]*[$Dists.O74]+[$Tech.$E$31]*[$Dists.O99])" office:value-type="float" office:value="0" calcext:value-type="float">
            <text:p>0</text:p>
          </table:table-cell>
          <table:table-cell table:style-name="ce16" table:formula="of:=([$Dists.P174]+[$Dists.P124]-1)*([$Tech.$E$1]*[$Dists.P24]+[$Tech.$E$11]*[$Dists.P49]+[$Tech.$E$21]*[$Dists.P74]+[$Tech.$E$31]*[$Dists.P99])" office:value-type="float" office:value="14.8400089928058" calcext:value-type="float">
            <text:p>14.8400089928058</text:p>
          </table:table-cell>
          <table:table-cell table:formula="of:=([$Dists.Q174]+[$Dists.Q124]-1)*([$Tech.$E$1]*[$Dists.Q24]+[$Tech.$E$11]*[$Dists.Q49]+[$Tech.$E$21]*[$Dists.Q74]+[$Tech.$E$31]*[$Dists.Q99])" office:value-type="float" office:value="0" calcext:value-type="float">
            <text:p>0</text:p>
          </table:table-cell>
          <table:table-cell table:formula="of:=([$Dists.R174]+[$Dists.R124]-1)*([$Tech.$E$1]*[$Dists.R24]+[$Tech.$E$11]*[$Dists.R49]+[$Tech.$E$21]*[$Dists.R74]+[$Tech.$E$31]*[$Dists.R99])" office:value-type="float" office:value="0" calcext:value-type="float">
            <text:p>0</text:p>
          </table:table-cell>
          <table:table-cell table:formula="of:=([$Dists.S174]+[$Dists.S124]-1)*([$Tech.$E$1]*[$Dists.S24]+[$Tech.$E$11]*[$Dists.S49]+[$Tech.$E$21]*[$Dists.S74]+[$Tech.$E$31]*[$Dists.S99])" office:value-type="float" office:value="0" calcext:value-type="float">
            <text:p>0</text:p>
          </table:table-cell>
          <table:table-cell table:style-name="ce16" table:formula="of:=([$Dists.T174]+[$Dists.T124]-1)*([$Tech.$E$1]*[$Dists.T24]+[$Tech.$E$11]*[$Dists.T49]+[$Tech.$E$21]*[$Dists.T74]+[$Tech.$E$31]*[$Dists.T99])" office:value-type="float" office:value="37.1665464076739" calcext:value-type="float">
            <text:p>37.1665464076739</text:p>
          </table:table-cell>
          <table:table-cell table:formula="of:=([$Dists.U174]+[$Dists.U124]-1)*([$Tech.$E$1]*[$Dists.U24]+[$Tech.$E$11]*[$Dists.U49]+[$Tech.$E$21]*[$Dists.U74]+[$Tech.$E$31]*[$Dists.U99])" office:value-type="float" office:value="0" calcext:value-type="float">
            <text:p>0</text:p>
          </table:table-cell>
          <table:table-cell table:style-name="ce16" table:formula="of:=([$Dists.V174]+[$Dists.V124]-1)*([$Tech.$E$1]*[$Dists.V24]+[$Tech.$E$11]*[$Dists.V49]+[$Tech.$E$21]*[$Dists.V74]+[$Tech.$E$31]*[$Dists.V99])" office:value-type="float" office:value="58.7577090455635" calcext:value-type="float">
            <text:p>58.7577090455635</text:p>
          </table:table-cell>
          <table:table-cell table:formula="of:=([$Dists.W174]+[$Dists.W124]-1)*([$Tech.$E$1]*[$Dists.W24]+[$Tech.$E$11]*[$Dists.W49]+[$Tech.$E$21]*[$Dists.W74]+[$Tech.$E$31]*[$Dists.W99])" office:value-type="float" office:value="0" calcext:value-type="float">
            <text:p>0</text:p>
          </table:table-cell>
          <table:table-cell table:style-name="ce6" table:formula="of:=([$Dists.X174]+[$Dists.X124]-1)*([$Tech.$E$1]*[$Dists.X24]+[$Tech.$E$11]*[$Dists.X49]+[$Tech.$E$21]*[$Dists.X74]+[$Tech.$E$31]*[$Dists.X99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Cost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C2]);COLUMN([.C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D2]);COLUMN([.D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E2]);COLUMN([.E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F2]);COLUMN([.F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G2]);COLUMN([.G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H2]);COLUMN([.H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I2]);COLUMN([.I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J2]);COLUMN([.J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K2]);COLUMN([.K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2]);COLUMN([.L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2]);COLUMN([.M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2]);COLUMN([.N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2]);COLUMN([.O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2]);COLUMN([.P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2]);COLUMN([.Q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2]);COLUMN([.R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2]);COLUMN([.S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2]);COLUMN([.T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2]);COLUMN([.U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2]);COLUMN([.V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2]);COLUMN([.W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2]);COLUMN([.X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D3]);COLUMN([.D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E3]);COLUMN([.E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F3]);COLUMN([.F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G3]);COLUMN([.G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H3]);COLUMN([.H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I3]);COLUMN([.I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J3]);COLUMN([.J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K3]);COLUMN([.K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3]);COLUMN([.L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3]);COLUMN([.M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3]);COLUMN([.N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3]);COLUMN([.O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3]);COLUMN([.P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3]);COLUMN([.Q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3]);COLUMN([.R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3]);COLUMN([.S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3]);COLUMN([.T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3]);COLUMN([.U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3]);COLUMN([.V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3]);COLUMN([.W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3]);COLUMN([.X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E4]);COLUMN([.E4]))" office:value-type="float" office:value="419.27" calcext:value-type="float">
            <text:p>419.270</text:p>
          </table:table-cell>
          <table:table-cell table:style-name="ce20" table:formula="of:=DIJK(ROW([.$B$2]);ROW([.$B$24]);COLUMN([.$B$2]);COLUMN([.$X$2]);ROW([.F4]);COLUMN([.F4]))" office:value-type="float" office:value="337.33" calcext:value-type="float">
            <text:p>337.330</text:p>
          </table:table-cell>
          <table:table-cell table:style-name="ce21" table:formula="of:=DIJK(ROW([.$B$2]);ROW([.$B$24]);COLUMN([.$B$2]);COLUMN([.$X$2]);ROW([.G4]);COLUMN([.G4]))" office:value-type="float" office:value="548.14" calcext:value-type="float">
            <text:p>548.140</text:p>
          </table:table-cell>
          <table:table-cell table:style-name="ce20" table:formula="of:=DIJK(ROW([.$B$2]);ROW([.$B$24]);COLUMN([.$B$2]);COLUMN([.$X$2]);ROW([.H4]);COLUMN([.H4]))" office:value-type="float" office:value="548.14" calcext:value-type="float">
            <text:p>548.140</text:p>
          </table:table-cell>
          <table:table-cell table:style-name="ce21" table:formula="of:=DIJK(ROW([.$B$2]);ROW([.$B$24]);COLUMN([.$B$2]);COLUMN([.$X$2]);ROW([.I4]);COLUMN([.I4]))" office:value-type="float" office:value="337.33" calcext:value-type="float">
            <text:p>337.330</text:p>
          </table:table-cell>
          <table:table-cell table:style-name="ce21" table:formula="of:=DIJK(ROW([.$B$2]);ROW([.$B$24]);COLUMN([.$B$2]);COLUMN([.$X$2]);ROW([.J4]);COLUMN([.J4]))" office:value-type="float" office:value="548.14" calcext:value-type="float">
            <text:p>548.140</text:p>
          </table:table-cell>
          <table:table-cell table:style-name="ce21" table:formula="of:=DIJK(ROW([.$B$2]);ROW([.$B$24]);COLUMN([.$B$2]);COLUMN([.$X$2]);ROW([.K4]);COLUMN([.K4]))" office:value-type="float" office:value="337.33" calcext:value-type="float">
            <text:p>337.330</text:p>
          </table:table-cell>
          <table:table-cell table:style-name="ce21" table:formula="of:=DIJK(ROW([.$B$2]);ROW([.$B$24]);COLUMN([.$B$2]);COLUMN([.$X$2]);ROW([.L4]);COLUMN([.L4]))" office:value-type="float" office:value="463.81" calcext:value-type="float">
            <text:p>463.810</text:p>
          </table:table-cell>
          <table:table-cell table:style-name="ce21" table:formula="of:=DIJK(ROW([.$B$2]);ROW([.$B$24]);COLUMN([.$B$2]);COLUMN([.$X$2]);ROW([.M4]);COLUMN([.M4]))" office:value-type="float" office:value="463.81" calcext:value-type="float">
            <text:p>463.810</text:p>
          </table:table-cell>
          <table:table-cell table:style-name="ce21" table:formula="of:=DIJK(ROW([.$B$2]);ROW([.$B$24]);COLUMN([.$B$2]);COLUMN([.$X$2]);ROW([.N4]);COLUMN([.N4]))" office:value-type="float" office:value="496.25" calcext:value-type="float">
            <text:p>496.250</text:p>
          </table:table-cell>
          <table:table-cell table:style-name="ce21" table:formula="of:=DIJK(ROW([.$B$2]);ROW([.$B$24]);COLUMN([.$B$2]);COLUMN([.$X$2]);ROW([.O4]);COLUMN([.O4]))" office:value-type="float" office:value="463.81" calcext:value-type="float">
            <text:p>463.810</text:p>
          </table:table-cell>
          <table:table-cell table:style-name="ce21" table:formula="of:=DIJK(ROW([.$B$2]);ROW([.$B$24]);COLUMN([.$B$2]);COLUMN([.$X$2]);ROW([.P4]);COLUMN([.P4]))" office:value-type="float" office:value="548.14" calcext:value-type="float">
            <text:p>548.140</text:p>
          </table:table-cell>
          <table:table-cell table:style-name="ce21" table:formula="of:=DIJK(ROW([.$B$2]);ROW([.$B$24]);COLUMN([.$B$2]);COLUMN([.$X$2]);ROW([.Q4]);COLUMN([.Q4]))" office:value-type="float" office:value="548.14" calcext:value-type="float">
            <text:p>548.140</text:p>
          </table:table-cell>
          <table:table-cell table:style-name="ce21" table:formula="of:=DIJK(ROW([.$B$2]);ROW([.$B$24]);COLUMN([.$B$2]);COLUMN([.$X$2]);ROW([.R4]);COLUMN([.R4]))" office:value-type="float" office:value="617.33" calcext:value-type="float">
            <text:p>617.330</text:p>
          </table:table-cell>
          <table:table-cell table:style-name="ce21" table:formula="of:=DIJK(ROW([.$B$2]);ROW([.$B$24]);COLUMN([.$B$2]);COLUMN([.$X$2]);ROW([.S4]);COLUMN([.S4]))" office:value-type="float" office:value="337.33" calcext:value-type="float">
            <text:p>337.330</text:p>
          </table:table-cell>
          <table:table-cell table:style-name="ce21" table:formula="of:=DIJK(ROW([.$B$2]);ROW([.$B$24]);COLUMN([.$B$2]);COLUMN([.$X$2]);ROW([.T4]);COLUMN([.T4]))" office:value-type="float" office:value="617.33" calcext:value-type="float">
            <text:p>617.330</text:p>
          </table:table-cell>
          <table:table-cell table:style-name="ce21" table:formula="of:=DIJK(ROW([.$B$2]);ROW([.$B$24]);COLUMN([.$B$2]);COLUMN([.$X$2]);ROW([.U4]);COLUMN([.U4]))" office:value-type="float" office:value="337.33" calcext:value-type="float">
            <text:p>337.330</text:p>
          </table:table-cell>
          <table:table-cell table:style-name="ce21" table:formula="of:=DIJK(ROW([.$B$2]);ROW([.$B$24]);COLUMN([.$B$2]);COLUMN([.$X$2]);ROW([.V4]);COLUMN([.V4]))" office:value-type="float" office:value="496.25" calcext:value-type="float">
            <text:p>496.250</text:p>
          </table:table-cell>
          <table:table-cell table:style-name="ce21" table:formula="of:=DIJK(ROW([.$B$2]);ROW([.$B$24]);COLUMN([.$B$2]);COLUMN([.$X$2]);ROW([.W4]);COLUMN([.W4]))" office:value-type="float" office:value="477.87" calcext:value-type="float">
            <text:p>477.870</text:p>
          </table:table-cell>
          <table:table-cell table:style-name="ce21" table:formula="of:=DIJK(ROW([.$B$2]);ROW([.$B$24]);COLUMN([.$B$2]);COLUMN([.$X$2]);ROW([.X4]);COLUMN([.X4]))" office:value-type="float" office:value="477.87" calcext:value-type="float">
            <text:p>477.8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419.27" calcext:value-type="float">
            <text:p>419.27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F5]);COLUMN([.F5]))" office:value-type="float" office:value="150.439599828" calcext:value-type="float">
            <text:p>150.440</text:p>
          </table:table-cell>
          <table:table-cell table:style-name="ce21" table:formula="of:=DIJK(ROW([.$B$2]);ROW([.$B$24]);COLUMN([.$B$2]);COLUMN([.$X$2]);ROW([.G5]);COLUMN([.G5]))" office:value-type="float" office:value="244.454872824" calcext:value-type="float">
            <text:p>244.455</text:p>
          </table:table-cell>
          <table:table-cell table:style-name="ce21" table:formula="of:=DIJK(ROW([.$B$2]);ROW([.$B$24]);COLUMN([.$B$2]);COLUMN([.$X$2]);ROW([.H5]);COLUMN([.H5]))" office:value-type="float" office:value="244.454872824" calcext:value-type="float">
            <text:p>244.455</text:p>
          </table:table-cell>
          <table:table-cell table:style-name="ce21" table:formula="of:=DIJK(ROW([.$B$2]);ROW([.$B$24]);COLUMN([.$B$2]);COLUMN([.$X$2]);ROW([.I5]);COLUMN([.I5]))" office:value-type="float" office:value="150.439599828" calcext:value-type="float">
            <text:p>150.440</text:p>
          </table:table-cell>
          <table:table-cell table:style-name="ce20" table:formula="of:=DIJK(ROW([.$B$2]);ROW([.$B$24]);COLUMN([.$B$2]);COLUMN([.$X$2]);ROW([.J5]);COLUMN([.J5]))" office:value-type="float" office:value="244.454872824" calcext:value-type="float">
            <text:p>244.455</text:p>
          </table:table-cell>
          <table:table-cell table:style-name="ce21" table:formula="of:=DIJK(ROW([.$B$2]);ROW([.$B$24]);COLUMN([.$B$2]);COLUMN([.$X$2]);ROW([.K5]);COLUMN([.K5]))" office:value-type="float" office:value="150.439599828" calcext:value-type="float">
            <text:p>150.440</text:p>
          </table:table-cell>
          <table:table-cell table:style-name="ce21" table:formula="of:=DIJK(ROW([.$B$2]);ROW([.$B$24]);COLUMN([.$B$2]);COLUMN([.$X$2]);ROW([.L5]);COLUMN([.L5]))" office:value-type="float" office:value="206.846087796" calcext:value-type="float">
            <text:p>206.846</text:p>
          </table:table-cell>
          <table:table-cell table:style-name="ce21" table:formula="of:=DIJK(ROW([.$B$2]);ROW([.$B$24]);COLUMN([.$B$2]);COLUMN([.$X$2]);ROW([.M5]);COLUMN([.M5]))" office:value-type="float" office:value="206.846087796" calcext:value-type="float">
            <text:p>206.846</text:p>
          </table:table-cell>
          <table:table-cell table:style-name="ce21" table:formula="of:=DIJK(ROW([.$B$2]);ROW([.$B$24]);COLUMN([.$B$2]);COLUMN([.$X$2]);ROW([.N5]);COLUMN([.N5]))" office:value-type="float" office:value="221.3134065" calcext:value-type="float">
            <text:p>221.313</text:p>
          </table:table-cell>
          <table:table-cell table:style-name="ce21" table:formula="of:=DIJK(ROW([.$B$2]);ROW([.$B$24]);COLUMN([.$B$2]);COLUMN([.$X$2]);ROW([.O5]);COLUMN([.O5]))" office:value-type="float" office:value="206.846087796" calcext:value-type="float">
            <text:p>206.846</text:p>
          </table:table-cell>
          <table:table-cell table:style-name="ce21" table:formula="of:=DIJK(ROW([.$B$2]);ROW([.$B$24]);COLUMN([.$B$2]);COLUMN([.$X$2]);ROW([.P5]);COLUMN([.P5]))" office:value-type="float" office:value="244.454872824" calcext:value-type="float">
            <text:p>244.455</text:p>
          </table:table-cell>
          <table:table-cell table:style-name="ce21" table:formula="of:=DIJK(ROW([.$B$2]);ROW([.$B$24]);COLUMN([.$B$2]);COLUMN([.$X$2]);ROW([.Q5]);COLUMN([.Q5]))" office:value-type="float" office:value="244.454872824" calcext:value-type="float">
            <text:p>244.455</text:p>
          </table:table-cell>
          <table:table-cell table:style-name="ce21" table:formula="of:=DIJK(ROW([.$B$2]);ROW([.$B$24]);COLUMN([.$B$2]);COLUMN([.$X$2]);ROW([.R5]);COLUMN([.R5]))" office:value-type="float" office:value="275.311647828" calcext:value-type="float">
            <text:p>275.312</text:p>
          </table:table-cell>
          <table:table-cell table:style-name="ce21" table:formula="of:=DIJK(ROW([.$B$2]);ROW([.$B$24]);COLUMN([.$B$2]);COLUMN([.$X$2]);ROW([.S5]);COLUMN([.S5]))" office:value-type="float" office:value="150.439599828" calcext:value-type="float">
            <text:p>150.440</text:p>
          </table:table-cell>
          <table:table-cell table:style-name="ce21" table:formula="of:=DIJK(ROW([.$B$2]);ROW([.$B$24]);COLUMN([.$B$2]);COLUMN([.$X$2]);ROW([.T5]);COLUMN([.T5]))" office:value-type="float" office:value="275.311647828" calcext:value-type="float">
            <text:p>275.312</text:p>
          </table:table-cell>
          <table:table-cell table:style-name="ce21" table:formula="of:=DIJK(ROW([.$B$2]);ROW([.$B$24]);COLUMN([.$B$2]);COLUMN([.$X$2]);ROW([.U5]);COLUMN([.U5]))" office:value-type="float" office:value="150.439599828" calcext:value-type="float">
            <text:p>150.440</text:p>
          </table:table-cell>
          <table:table-cell table:style-name="ce21" table:formula="of:=DIJK(ROW([.$B$2]);ROW([.$B$24]);COLUMN([.$B$2]);COLUMN([.$X$2]);ROW([.V5]);COLUMN([.V5]))" office:value-type="float" office:value="221.3134065" calcext:value-type="float">
            <text:p>221.313</text:p>
          </table:table-cell>
          <table:table-cell table:style-name="ce21" table:formula="of:=DIJK(ROW([.$B$2]);ROW([.$B$24]);COLUMN([.$B$2]);COLUMN([.$X$2]);ROW([.W5]);COLUMN([.W5]))" office:value-type="float" office:value="213.116448492" calcext:value-type="float">
            <text:p>213.116</text:p>
          </table:table-cell>
          <table:table-cell table:style-name="ce21" table:formula="of:=DIJK(ROW([.$B$2]);ROW([.$B$24]);COLUMN([.$B$2]);COLUMN([.$X$2]);ROW([.X5]);COLUMN([.X5]))" office:value-type="float" office:value="213.116448492" calcext:value-type="float">
            <text:p>213.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337.33" calcext:value-type="float">
            <text:p>337.330</text:p>
          </table:table-cell>
          <table:table-cell table:style-name="ce20" table:formula="of:=INDIRECT(ADDRESS(COLUMN()+ROW([.A26])-COLUMN([.A26]); ROW()-ROW([.A26])+COLUMN([.A26])))" office:value-type="float" office:value="150.439599828" calcext:value-type="float">
            <text:p>150.44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G6]);COLUMN([.G6]))" office:value-type="float" office:value="183.341154618" calcext:value-type="float">
            <text:p>183.341</text:p>
          </table:table-cell>
          <table:table-cell table:style-name="ce21" table:formula="of:=DIJK(ROW([.$B$2]);ROW([.$B$24]);COLUMN([.$B$2]);COLUMN([.$X$2]);ROW([.H6]);COLUMN([.H6]))" office:value-type="float" office:value="183.341154618" calcext:value-type="float">
            <text:p>183.341</text:p>
          </table:table-cell>
          <table:table-cell table:style-name="ce21" table:formula="of:=DIJK(ROW([.$B$2]);ROW([.$B$24]);COLUMN([.$B$2]);COLUMN([.$X$2]);ROW([.I6]);COLUMN([.I6]))" office:value-type="float" office:value="112.829699871" calcext:value-type="float">
            <text:p>112.830</text:p>
          </table:table-cell>
          <table:table-cell table:style-name="ce21" table:formula="of:=DIJK(ROW([.$B$2]);ROW([.$B$24]);COLUMN([.$B$2]);COLUMN([.$X$2]);ROW([.J6]);COLUMN([.J6]))" office:value-type="float" office:value="183.341154618" calcext:value-type="float">
            <text:p>183.341</text:p>
          </table:table-cell>
          <table:table-cell table:style-name="ce21" table:formula="of:=DIJK(ROW([.$B$2]);ROW([.$B$24]);COLUMN([.$B$2]);COLUMN([.$X$2]);ROW([.K6]);COLUMN([.K6]))" office:value-type="float" office:value="112.829699871" calcext:value-type="float">
            <text:p>112.830</text:p>
          </table:table-cell>
          <table:table-cell table:style-name="ce21" table:formula="of:=DIJK(ROW([.$B$2]);ROW([.$B$24]);COLUMN([.$B$2]);COLUMN([.$X$2]);ROW([.L6]);COLUMN([.L6]))" office:value-type="float" office:value="155.134565847" calcext:value-type="float">
            <text:p>155.135</text:p>
          </table:table-cell>
          <table:table-cell table:style-name="ce21" table:formula="of:=DIJK(ROW([.$B$2]);ROW([.$B$24]);COLUMN([.$B$2]);COLUMN([.$X$2]);ROW([.M6]);COLUMN([.M6]))" office:value-type="float" office:value="155.134565847" calcext:value-type="float">
            <text:p>155.135</text:p>
          </table:table-cell>
          <table:table-cell table:style-name="ce21" table:formula="of:=DIJK(ROW([.$B$2]);ROW([.$B$24]);COLUMN([.$B$2]);COLUMN([.$X$2]);ROW([.N6]);COLUMN([.N6]))" office:value-type="float" office:value="165.985054875" calcext:value-type="float">
            <text:p>165.985</text:p>
          </table:table-cell>
          <table:table-cell table:style-name="ce21" table:formula="of:=DIJK(ROW([.$B$2]);ROW([.$B$24]);COLUMN([.$B$2]);COLUMN([.$X$2]);ROW([.O6]);COLUMN([.O6]))" office:value-type="float" office:value="155.134565847" calcext:value-type="float">
            <text:p>155.135</text:p>
          </table:table-cell>
          <table:table-cell table:style-name="ce21" table:formula="of:=DIJK(ROW([.$B$2]);ROW([.$B$24]);COLUMN([.$B$2]);COLUMN([.$X$2]);ROW([.P6]);COLUMN([.P6]))" office:value-type="float" office:value="183.341154618" calcext:value-type="float">
            <text:p>183.341</text:p>
          </table:table-cell>
          <table:table-cell table:style-name="ce21" table:formula="of:=DIJK(ROW([.$B$2]);ROW([.$B$24]);COLUMN([.$B$2]);COLUMN([.$X$2]);ROW([.Q6]);COLUMN([.Q6]))" office:value-type="float" office:value="183.341154618" calcext:value-type="float">
            <text:p>183.341</text:p>
          </table:table-cell>
          <table:table-cell table:style-name="ce21" table:formula="of:=DIJK(ROW([.$B$2]);ROW([.$B$24]);COLUMN([.$B$2]);COLUMN([.$X$2]);ROW([.R6]);COLUMN([.R6]))" office:value-type="float" office:value="206.483735871" calcext:value-type="float">
            <text:p>206.484</text:p>
          </table:table-cell>
          <table:table-cell table:style-name="ce21" table:formula="of:=DIJK(ROW([.$B$2]);ROW([.$B$24]);COLUMN([.$B$2]);COLUMN([.$X$2]);ROW([.S6]);COLUMN([.S6]))" office:value-type="float" office:value="112.829699871" calcext:value-type="float">
            <text:p>112.830</text:p>
          </table:table-cell>
          <table:table-cell table:style-name="ce21" table:formula="of:=DIJK(ROW([.$B$2]);ROW([.$B$24]);COLUMN([.$B$2]);COLUMN([.$X$2]);ROW([.T6]);COLUMN([.T6]))" office:value-type="float" office:value="206.483735871" calcext:value-type="float">
            <text:p>206.484</text:p>
          </table:table-cell>
          <table:table-cell table:style-name="ce21" table:formula="of:=DIJK(ROW([.$B$2]);ROW([.$B$24]);COLUMN([.$B$2]);COLUMN([.$X$2]);ROW([.U6]);COLUMN([.U6]))" office:value-type="float" office:value="112.829699871" calcext:value-type="float">
            <text:p>112.830</text:p>
          </table:table-cell>
          <table:table-cell table:style-name="ce21" table:formula="of:=DIJK(ROW([.$B$2]);ROW([.$B$24]);COLUMN([.$B$2]);COLUMN([.$X$2]);ROW([.V6]);COLUMN([.V6]))" office:value-type="float" office:value="165.985054875" calcext:value-type="float">
            <text:p>165.985</text:p>
          </table:table-cell>
          <table:table-cell table:style-name="ce21" table:formula="of:=DIJK(ROW([.$B$2]);ROW([.$B$24]);COLUMN([.$B$2]);COLUMN([.$X$2]);ROW([.W6]);COLUMN([.W6]))" office:value-type="float" office:value="159.837336369" calcext:value-type="float">
            <text:p>159.837</text:p>
          </table:table-cell>
          <table:table-cell table:style-name="ce21" table:formula="of:=DIJK(ROW([.$B$2]);ROW([.$B$24]);COLUMN([.$B$2]);COLUMN([.$X$2]);ROW([.X6]);COLUMN([.X6]))" office:value-type="float" office:value="159.837336369" calcext:value-type="float">
            <text:p>159.8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548.14" calcext:value-type="float">
            <text:p>548.140</text:p>
          </table:table-cell>
          <table:table-cell table:style-name="ce21" table:formula="of:=INDIRECT(ADDRESS(COLUMN()+ROW([.A26])-COLUMN([.A26]); ROW()-ROW([.A26])+COLUMN([.A26])))" office:value-type="float" office:value="244.454872824" calcext:value-type="float">
            <text:p>244.455</text:p>
          </table:table-cell>
          <table:table-cell table:style-name="ce20" table:formula="of:=INDIRECT(ADDRESS(COLUMN()+ROW([.A26])-COLUMN([.A26]); ROW()-ROW([.A26])+COLUMN([.A26])))" office:value-type="float" office:value="183.341154618" calcext:value-type="float">
            <text:p>183.341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H7]);COLUMN([.H7]))" office:value-type="float" office:value="61.113718206" calcext:value-type="float">
            <text:p>61.114</text:p>
          </table:table-cell>
          <table:table-cell table:style-name="ce21" table:formula="of:=DIJK(ROW([.$B$2]);ROW([.$B$24]);COLUMN([.$B$2]);COLUMN([.$X$2]);ROW([.I7]);COLUMN([.I7]))" office:value-type="float" office:value="37.609899957" calcext:value-type="float">
            <text:p>37.610</text:p>
          </table:table-cell>
          <table:table-cell table:style-name="ce21" table:formula="of:=DIJK(ROW([.$B$2]);ROW([.$B$24]);COLUMN([.$B$2]);COLUMN([.$X$2]);ROW([.J7]);COLUMN([.J7]))" office:value-type="float" office:value="61.113718206" calcext:value-type="float">
            <text:p>61.114</text:p>
          </table:table-cell>
          <table:table-cell table:style-name="ce21" table:formula="of:=DIJK(ROW([.$B$2]);ROW([.$B$24]);COLUMN([.$B$2]);COLUMN([.$X$2]);ROW([.K7]);COLUMN([.K7]))" office:value-type="float" office:value="37.609899957" calcext:value-type="float">
            <text:p>37.610</text:p>
          </table:table-cell>
          <table:table-cell table:style-name="ce20" table:formula="of:=DIJK(ROW([.$B$2]);ROW([.$B$24]);COLUMN([.$B$2]);COLUMN([.$X$2]);ROW([.L7]);COLUMN([.L7]))" office:value-type="float" office:value="51.711521949" calcext:value-type="float">
            <text:p>51.712</text:p>
          </table:table-cell>
          <table:table-cell table:style-name="ce21" table:formula="of:=DIJK(ROW([.$B$2]);ROW([.$B$24]);COLUMN([.$B$2]);COLUMN([.$X$2]);ROW([.M7]);COLUMN([.M7]))" office:value-type="float" office:value="51.711521949" calcext:value-type="float">
            <text:p>51.712</text:p>
          </table:table-cell>
          <table:table-cell table:style-name="ce21" table:formula="of:=DIJK(ROW([.$B$2]);ROW([.$B$24]);COLUMN([.$B$2]);COLUMN([.$X$2]);ROW([.N7]);COLUMN([.N7]))" office:value-type="float" office:value="55.328351625" calcext:value-type="float">
            <text:p>55.328</text:p>
          </table:table-cell>
          <table:table-cell table:style-name="ce21" table:formula="of:=DIJK(ROW([.$B$2]);ROW([.$B$24]);COLUMN([.$B$2]);COLUMN([.$X$2]);ROW([.O7]);COLUMN([.O7]))" office:value-type="float" office:value="51.711521949" calcext:value-type="float">
            <text:p>51.712</text:p>
          </table:table-cell>
          <table:table-cell table:style-name="ce21" table:formula="of:=DIJK(ROW([.$B$2]);ROW([.$B$24]);COLUMN([.$B$2]);COLUMN([.$X$2]);ROW([.P7]);COLUMN([.P7]))" office:value-type="float" office:value="61.113718206" calcext:value-type="float">
            <text:p>61.114</text:p>
          </table:table-cell>
          <table:table-cell table:style-name="ce21" table:formula="of:=DIJK(ROW([.$B$2]);ROW([.$B$24]);COLUMN([.$B$2]);COLUMN([.$X$2]);ROW([.Q7]);COLUMN([.Q7]))" office:value-type="float" office:value="61.113718206" calcext:value-type="float">
            <text:p>61.114</text:p>
          </table:table-cell>
          <table:table-cell table:style-name="ce21" table:formula="of:=DIJK(ROW([.$B$2]);ROW([.$B$24]);COLUMN([.$B$2]);COLUMN([.$X$2]);ROW([.R7]);COLUMN([.R7]))" office:value-type="float" office:value="68.827911957" calcext:value-type="float">
            <text:p>68.828</text:p>
          </table:table-cell>
          <table:table-cell table:style-name="ce21" table:formula="of:=DIJK(ROW([.$B$2]);ROW([.$B$24]);COLUMN([.$B$2]);COLUMN([.$X$2]);ROW([.S7]);COLUMN([.S7]))" office:value-type="float" office:value="37.609899957" calcext:value-type="float">
            <text:p>37.610</text:p>
          </table:table-cell>
          <table:table-cell table:style-name="ce21" table:formula="of:=DIJK(ROW([.$B$2]);ROW([.$B$24]);COLUMN([.$B$2]);COLUMN([.$X$2]);ROW([.T7]);COLUMN([.T7]))" office:value-type="float" office:value="68.827911957" calcext:value-type="float">
            <text:p>68.828</text:p>
          </table:table-cell>
          <table:table-cell table:style-name="ce21" table:formula="of:=DIJK(ROW([.$B$2]);ROW([.$B$24]);COLUMN([.$B$2]);COLUMN([.$X$2]);ROW([.U7]);COLUMN([.U7]))" office:value-type="float" office:value="37.609899957" calcext:value-type="float">
            <text:p>37.610</text:p>
          </table:table-cell>
          <table:table-cell table:style-name="ce21" table:formula="of:=DIJK(ROW([.$B$2]);ROW([.$B$24]);COLUMN([.$B$2]);COLUMN([.$X$2]);ROW([.V7]);COLUMN([.V7]))" office:value-type="float" office:value="55.328351625" calcext:value-type="float">
            <text:p>55.328</text:p>
          </table:table-cell>
          <table:table-cell table:style-name="ce21" table:formula="of:=DIJK(ROW([.$B$2]);ROW([.$B$24]);COLUMN([.$B$2]);COLUMN([.$X$2]);ROW([.W7]);COLUMN([.W7]))" office:value-type="float" office:value="53.279112123" calcext:value-type="float">
            <text:p>53.279</text:p>
          </table:table-cell>
          <table:table-cell table:style-name="ce21" table:formula="of:=DIJK(ROW([.$B$2]);ROW([.$B$24]);COLUMN([.$B$2]);COLUMN([.$X$2]);ROW([.X7]);COLUMN([.X7]))" office:value-type="float" office:value="53.279112123" calcext:value-type="float">
            <text:p>53.2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548.14" calcext:value-type="float">
            <text:p>548.140</text:p>
          </table:table-cell>
          <table:table-cell table:style-name="ce21" table:formula="of:=INDIRECT(ADDRESS(COLUMN()+ROW([.A26])-COLUMN([.A26]); ROW()-ROW([.A26])+COLUMN([.A26])))" office:value-type="float" office:value="244.454872824" calcext:value-type="float">
            <text:p>244.455</text:p>
          </table:table-cell>
          <table:table-cell table:style-name="ce21" table:formula="of:=INDIRECT(ADDRESS(COLUMN()+ROW([.A26])-COLUMN([.A26]); ROW()-ROW([.A26])+COLUMN([.A26])))" office:value-type="float" office:value="183.341154618" calcext:value-type="float">
            <text:p>183.341</text:p>
          </table:table-cell>
          <table:table-cell table:style-name="ce21" table:formula="of:=INDIRECT(ADDRESS(COLUMN()+ROW([.A26])-COLUMN([.A26]); ROW()-ROW([.A26])+COLUMN([.A26])))" office:value-type="float" office:value="61.113718206" calcext:value-type="float">
            <text:p>61.114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I8]);COLUMN([.I8]))" office:value-type="float" office:value="43.8782166165" calcext:value-type="float">
            <text:p>43.878</text:p>
          </table:table-cell>
          <table:table-cell table:style-name="ce21" table:formula="of:=DIJK(ROW([.$B$2]);ROW([.$B$24]);COLUMN([.$B$2]);COLUMN([.$X$2]);ROW([.J8]);COLUMN([.J8]))" office:value-type="float" office:value="71.299337907" calcext:value-type="float">
            <text:p>71.299</text:p>
          </table:table-cell>
          <table:table-cell table:style-name="ce21" table:formula="of:=DIJK(ROW([.$B$2]);ROW([.$B$24]);COLUMN([.$B$2]);COLUMN([.$X$2]);ROW([.K8]);COLUMN([.K8]))" office:value-type="float" office:value="43.8782166165" calcext:value-type="float">
            <text:p>43.878</text:p>
          </table:table-cell>
          <table:table-cell table:style-name="ce21" table:formula="of:=DIJK(ROW([.$B$2]);ROW([.$B$24]);COLUMN([.$B$2]);COLUMN([.$X$2]);ROW([.L8]);COLUMN([.L8]))" office:value-type="float" office:value="60.3301089405" calcext:value-type="float">
            <text:p>60.330</text:p>
          </table:table-cell>
          <table:table-cell table:style-name="ce20" table:formula="of:=DIJK(ROW([.$B$2]);ROW([.$B$24]);COLUMN([.$B$2]);COLUMN([.$X$2]);ROW([.M8]);COLUMN([.M8]))" office:value-type="float" office:value="60.3301089405" calcext:value-type="float">
            <text:p>60.330</text:p>
          </table:table-cell>
          <table:table-cell table:style-name="ce20" table:formula="of:=DIJK(ROW([.$B$2]);ROW([.$B$24]);COLUMN([.$B$2]);COLUMN([.$X$2]);ROW([.N8]);COLUMN([.N8]))" office:value-type="float" office:value="64.5497435625" calcext:value-type="float">
            <text:p>64.550</text:p>
          </table:table-cell>
          <table:table-cell table:style-name="ce21" table:formula="of:=DIJK(ROW([.$B$2]);ROW([.$B$24]);COLUMN([.$B$2]);COLUMN([.$X$2]);ROW([.O8]);COLUMN([.O8]))" office:value-type="float" office:value="60.3301089405" calcext:value-type="float">
            <text:p>60.330</text:p>
          </table:table-cell>
          <table:table-cell table:style-name="ce21" table:formula="of:=DIJK(ROW([.$B$2]);ROW([.$B$24]);COLUMN([.$B$2]);COLUMN([.$X$2]);ROW([.P8]);COLUMN([.P8]))" office:value-type="float" office:value="71.299337907" calcext:value-type="float">
            <text:p>71.299</text:p>
          </table:table-cell>
          <table:table-cell table:style-name="ce21" table:formula="of:=DIJK(ROW([.$B$2]);ROW([.$B$24]);COLUMN([.$B$2]);COLUMN([.$X$2]);ROW([.Q8]);COLUMN([.Q8]))" office:value-type="float" office:value="71.299337907" calcext:value-type="float">
            <text:p>71.299</text:p>
          </table:table-cell>
          <table:table-cell table:style-name="ce21" table:formula="of:=DIJK(ROW([.$B$2]);ROW([.$B$24]);COLUMN([.$B$2]);COLUMN([.$X$2]);ROW([.R8]);COLUMN([.R8]))" office:value-type="float" office:value="80.2992306165" calcext:value-type="float">
            <text:p>80.299</text:p>
          </table:table-cell>
          <table:table-cell table:style-name="ce21" table:formula="of:=DIJK(ROW([.$B$2]);ROW([.$B$24]);COLUMN([.$B$2]);COLUMN([.$X$2]);ROW([.S8]);COLUMN([.S8]))" office:value-type="float" office:value="43.8782166165" calcext:value-type="float">
            <text:p>43.878</text:p>
          </table:table-cell>
          <table:table-cell table:style-name="ce21" table:formula="of:=DIJK(ROW([.$B$2]);ROW([.$B$24]);COLUMN([.$B$2]);COLUMN([.$X$2]);ROW([.T8]);COLUMN([.T8]))" office:value-type="float" office:value="80.2992306165" calcext:value-type="float">
            <text:p>80.299</text:p>
          </table:table-cell>
          <table:table-cell table:style-name="ce21" table:formula="of:=DIJK(ROW([.$B$2]);ROW([.$B$24]);COLUMN([.$B$2]);COLUMN([.$X$2]);ROW([.U8]);COLUMN([.U8]))" office:value-type="float" office:value="43.8782166165" calcext:value-type="float">
            <text:p>43.878</text:p>
          </table:table-cell>
          <table:table-cell table:style-name="ce21" table:formula="of:=DIJK(ROW([.$B$2]);ROW([.$B$24]);COLUMN([.$B$2]);COLUMN([.$X$2]);ROW([.V8]);COLUMN([.V8]))" office:value-type="float" office:value="64.5497435625" calcext:value-type="float">
            <text:p>64.550</text:p>
          </table:table-cell>
          <table:table-cell table:style-name="ce21" table:formula="of:=DIJK(ROW([.$B$2]);ROW([.$B$24]);COLUMN([.$B$2]);COLUMN([.$X$2]);ROW([.W8]);COLUMN([.W8]))" office:value-type="float" office:value="62.1589641435" calcext:value-type="float">
            <text:p>62.159</text:p>
          </table:table-cell>
          <table:table-cell table:style-name="ce21" table:formula="of:=DIJK(ROW([.$B$2]);ROW([.$B$24]);COLUMN([.$B$2]);COLUMN([.$X$2]);ROW([.X8]);COLUMN([.X8]))" office:value-type="float" office:value="62.1589641435" calcext:value-type="float">
            <text:p>62.1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337.33" calcext:value-type="float">
            <text:p>337.330</text:p>
          </table:table-cell>
          <table:table-cell table:style-name="ce21" table:formula="of:=INDIRECT(ADDRESS(COLUMN()+ROW([.A26])-COLUMN([.A26]); ROW()-ROW([.A26])+COLUMN([.A26])))" office:value-type="float" office:value="150.439599828" calcext:value-type="float">
            <text:p>150.440</text:p>
          </table:table-cell>
          <table:table-cell table:style-name="ce21" table:formula="of:=INDIRECT(ADDRESS(COLUMN()+ROW([.A26])-COLUMN([.A26]); ROW()-ROW([.A26])+COLUMN([.A26])))" office:value-type="float" office:value="112.829699871" calcext:value-type="float">
            <text:p>112.830</text:p>
          </table:table-cell>
          <table:table-cell table:style-name="ce21" table:formula="of:=INDIRECT(ADDRESS(COLUMN()+ROW([.A26])-COLUMN([.A26]); ROW()-ROW([.A26])+COLUMN([.A26])))" office:value-type="float" office:value="37.609899957" calcext:value-type="float">
            <text:p>37.610</text:p>
          </table:table-cell>
          <table:table-cell table:style-name="ce20" table:formula="of:=INDIRECT(ADDRESS(COLUMN()+ROW([.A26])-COLUMN([.A26]); ROW()-ROW([.A26])+COLUMN([.A26])))" office:value-type="float" office:value="43.8782166165" calcext:value-type="float">
            <text:p>43.878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J9]);COLUMN([.J9]))" office:value-type="float" office:value="57.0394703256" calcext:value-type="float">
            <text:p>57.039</text:p>
          </table:table-cell>
          <table:table-cell table:style-name="ce21" table:formula="of:=DIJK(ROW([.$B$2]);ROW([.$B$24]);COLUMN([.$B$2]);COLUMN([.$X$2]);ROW([.K9]);COLUMN([.K9]))" office:value-type="float" office:value="35.1025732932" calcext:value-type="float">
            <text:p>35.103</text:p>
          </table:table-cell>
          <table:table-cell table:style-name="ce21" table:formula="of:=DIJK(ROW([.$B$2]);ROW([.$B$24]);COLUMN([.$B$2]);COLUMN([.$X$2]);ROW([.L9]);COLUMN([.L9]))" office:value-type="float" office:value="48.2640871524" calcext:value-type="float">
            <text:p>48.264</text:p>
          </table:table-cell>
          <table:table-cell table:style-name="ce20" table:formula="of:=DIJK(ROW([.$B$2]);ROW([.$B$24]);COLUMN([.$B$2]);COLUMN([.$X$2]);ROW([.M9]);COLUMN([.M9]))" office:value-type="float" office:value="48.2640871524" calcext:value-type="float">
            <text:p>48.264</text:p>
          </table:table-cell>
          <table:table-cell table:style-name="ce20" table:formula="of:=DIJK(ROW([.$B$2]);ROW([.$B$24]);COLUMN([.$B$2]);COLUMN([.$X$2]);ROW([.N9]);COLUMN([.N9]))" office:value-type="float" office:value="51.63979485" calcext:value-type="float">
            <text:p>51.640</text:p>
          </table:table-cell>
          <table:table-cell table:style-name="ce20" table:formula="of:=DIJK(ROW([.$B$2]);ROW([.$B$24]);COLUMN([.$B$2]);COLUMN([.$X$2]);ROW([.O9]);COLUMN([.O9]))" office:value-type="float" office:value="48.2640871524" calcext:value-type="float">
            <text:p>48.264</text:p>
          </table:table-cell>
          <table:table-cell table:style-name="ce21" table:formula="of:=DIJK(ROW([.$B$2]);ROW([.$B$24]);COLUMN([.$B$2]);COLUMN([.$X$2]);ROW([.P9]);COLUMN([.P9]))" office:value-type="float" office:value="57.0394703256" calcext:value-type="float">
            <text:p>57.039</text:p>
          </table:table-cell>
          <table:table-cell table:style-name="ce20" table:formula="of:=DIJK(ROW([.$B$2]);ROW([.$B$24]);COLUMN([.$B$2]);COLUMN([.$X$2]);ROW([.Q9]);COLUMN([.Q9]))" office:value-type="float" office:value="57.0394703256" calcext:value-type="float">
            <text:p>57.039</text:p>
          </table:table-cell>
          <table:table-cell table:style-name="ce20" table:formula="of:=DIJK(ROW([.$B$2]);ROW([.$B$24]);COLUMN([.$B$2]);COLUMN([.$X$2]);ROW([.R9]);COLUMN([.R9]))" office:value-type="float" office:value="64.2393844932" calcext:value-type="float">
            <text:p>64.239</text:p>
          </table:table-cell>
          <table:table-cell table:style-name="ce21" table:formula="of:=DIJK(ROW([.$B$2]);ROW([.$B$24]);COLUMN([.$B$2]);COLUMN([.$X$2]);ROW([.S9]);COLUMN([.S9]))" office:value-type="float" office:value="35.1025732932" calcext:value-type="float">
            <text:p>35.103</text:p>
          </table:table-cell>
          <table:table-cell table:style-name="ce20" table:formula="of:=DIJK(ROW([.$B$2]);ROW([.$B$24]);COLUMN([.$B$2]);COLUMN([.$X$2]);ROW([.T9]);COLUMN([.T9]))" office:value-type="float" office:value="64.2393844932" calcext:value-type="float">
            <text:p>64.239</text:p>
          </table:table-cell>
          <table:table-cell table:style-name="ce21" table:formula="of:=DIJK(ROW([.$B$2]);ROW([.$B$24]);COLUMN([.$B$2]);COLUMN([.$X$2]);ROW([.U9]);COLUMN([.U9]))" office:value-type="float" office:value="35.1025732932" calcext:value-type="float">
            <text:p>35.103</text:p>
          </table:table-cell>
          <table:table-cell table:style-name="ce20" table:formula="of:=DIJK(ROW([.$B$2]);ROW([.$B$24]);COLUMN([.$B$2]);COLUMN([.$X$2]);ROW([.V9]);COLUMN([.V9]))" office:value-type="float" office:value="51.63979485" calcext:value-type="float">
            <text:p>51.640</text:p>
          </table:table-cell>
          <table:table-cell table:style-name="ce21" table:formula="of:=DIJK(ROW([.$B$2]);ROW([.$B$24]);COLUMN([.$B$2]);COLUMN([.$X$2]);ROW([.W9]);COLUMN([.W9]))" office:value-type="float" office:value="49.7271713148" calcext:value-type="float">
            <text:p>49.727</text:p>
          </table:table-cell>
          <table:table-cell table:style-name="ce21" table:formula="of:=DIJK(ROW([.$B$2]);ROW([.$B$24]);COLUMN([.$B$2]);COLUMN([.$X$2]);ROW([.X9]);COLUMN([.X9]))" office:value-type="float" office:value="49.7271713148" calcext:value-type="float">
            <text:p>49.7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548.14" calcext:value-type="float">
            <text:p>548.140</text:p>
          </table:table-cell>
          <table:table-cell table:style-name="ce20" table:formula="of:=INDIRECT(ADDRESS(COLUMN()+ROW([.A26])-COLUMN([.A26]); ROW()-ROW([.A26])+COLUMN([.A26])))" office:value-type="float" office:value="244.454872824" calcext:value-type="float">
            <text:p>244.455</text:p>
          </table:table-cell>
          <table:table-cell table:style-name="ce21" table:formula="of:=INDIRECT(ADDRESS(COLUMN()+ROW([.A26])-COLUMN([.A26]); ROW()-ROW([.A26])+COLUMN([.A26])))" office:value-type="float" office:value="183.341154618" calcext:value-type="float">
            <text:p>183.341</text:p>
          </table:table-cell>
          <table:table-cell table:style-name="ce21" table:formula="of:=INDIRECT(ADDRESS(COLUMN()+ROW([.A26])-COLUMN([.A26]); ROW()-ROW([.A26])+COLUMN([.A26])))" office:value-type="float" office:value="61.113718206" calcext:value-type="float">
            <text:p>61.114</text:p>
          </table:table-cell>
          <table:table-cell table:style-name="ce21" table:formula="of:=INDIRECT(ADDRESS(COLUMN()+ROW([.A26])-COLUMN([.A26]); ROW()-ROW([.A26])+COLUMN([.A26])))" office:value-type="float" office:value="71.299337907" calcext:value-type="float">
            <text:p>71.299</text:p>
          </table:table-cell>
          <table:table-cell table:style-name="ce20" table:formula="of:=INDIRECT(ADDRESS(COLUMN()+ROW([.A26])-COLUMN([.A26]); ROW()-ROW([.A26])+COLUMN([.A26])))" office:value-type="float" office:value="57.0394703256" calcext:value-type="float">
            <text:p>57.039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K10]);COLUMN([.K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L10]);COLUMN([.L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10]);COLUMN([.M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10]);COLUMN([.N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O10]);COLUMN([.O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10]);COLUMN([.P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Q10]);COLUMN([.Q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0]);COLUMN([.R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0]);COLUMN([.S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0]);COLUMN([.T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0]);COLUMN([.U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0]);COLUMN([.V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0]);COLUMN([.W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0]);COLUMN([.X1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337.33" calcext:value-type="float">
            <text:p>337.330</text:p>
          </table:table-cell>
          <table:table-cell table:style-name="ce21" table:formula="of:=INDIRECT(ADDRESS(COLUMN()+ROW([.A26])-COLUMN([.A26]); ROW()-ROW([.A26])+COLUMN([.A26])))" office:value-type="float" office:value="150.439599828" calcext:value-type="float">
            <text:p>150.440</text:p>
          </table:table-cell>
          <table:table-cell table:style-name="ce21" table:formula="of:=INDIRECT(ADDRESS(COLUMN()+ROW([.A26])-COLUMN([.A26]); ROW()-ROW([.A26])+COLUMN([.A26])))" office:value-type="float" office:value="112.829699871" calcext:value-type="float">
            <text:p>112.830</text:p>
          </table:table-cell>
          <table:table-cell table:style-name="ce21" table:formula="of:=INDIRECT(ADDRESS(COLUMN()+ROW([.A26])-COLUMN([.A26]); ROW()-ROW([.A26])+COLUMN([.A26])))" office:value-type="float" office:value="37.609899957" calcext:value-type="float">
            <text:p>37.610</text:p>
          </table:table-cell>
          <table:table-cell table:style-name="ce21" table:formula="of:=INDIRECT(ADDRESS(COLUMN()+ROW([.A26])-COLUMN([.A26]); ROW()-ROW([.A26])+COLUMN([.A26])))" office:value-type="float" office:value="43.8782166165" calcext:value-type="float">
            <text:p>43.878</text:p>
          </table:table-cell>
          <table:table-cell table:style-name="ce21" table:formula="of:=INDIRECT(ADDRESS(COLUMN()+ROW([.A26])-COLUMN([.A26]); ROW()-ROW([.A26])+COLUMN([.A26])))" office:value-type="float" office:value="35.1025732932" calcext:value-type="float">
            <text:p>35.103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L11]);COLUMN([.L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M11]);COLUMN([.M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11]);COLUMN([.N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11]);COLUMN([.O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11]);COLUMN([.P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1]);COLUMN([.Q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1]);COLUMN([.R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S11]);COLUMN([.S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1]);COLUMN([.T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U11]);COLUMN([.U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1]);COLUMN([.V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1]);COLUMN([.W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1]);COLUMN([.X1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463.81" calcext:value-type="float">
            <text:p>463.810</text:p>
          </table:table-cell>
          <table:table-cell table:style-name="ce21" table:formula="of:=INDIRECT(ADDRESS(COLUMN()+ROW([.A26])-COLUMN([.A26]); ROW()-ROW([.A26])+COLUMN([.A26])))" office:value-type="float" office:value="206.846087796" calcext:value-type="float">
            <text:p>206.846</text:p>
          </table:table-cell>
          <table:table-cell table:style-name="ce21" table:formula="of:=INDIRECT(ADDRESS(COLUMN()+ROW([.A26])-COLUMN([.A26]); ROW()-ROW([.A26])+COLUMN([.A26])))" office:value-type="float" office:value="155.134565847" calcext:value-type="float">
            <text:p>155.135</text:p>
          </table:table-cell>
          <table:table-cell table:style-name="ce20" table:formula="of:=INDIRECT(ADDRESS(COLUMN()+ROW([.A26])-COLUMN([.A26]); ROW()-ROW([.A26])+COLUMN([.A26])))" office:value-type="float" office:value="51.711521949" calcext:value-type="float">
            <text:p>51.712</text:p>
          </table:table-cell>
          <table:table-cell table:style-name="ce21" table:formula="of:=INDIRECT(ADDRESS(COLUMN()+ROW([.A26])-COLUMN([.A26]); ROW()-ROW([.A26])+COLUMN([.A26])))" office:value-type="float" office:value="60.3301089405" calcext:value-type="float">
            <text:p>60.330</text:p>
          </table:table-cell>
          <table:table-cell table:style-name="ce21" table:formula="of:=INDIRECT(ADDRESS(COLUMN()+ROW([.A26])-COLUMN([.A26]); ROW()-ROW([.A26])+COLUMN([.A26])))" office:value-type="float" office:value="48.2640871524" calcext:value-type="float">
            <text:p>48.264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M12]);COLUMN([.M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N12]);COLUMN([.N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12]);COLUMN([.O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P12]);COLUMN([.P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2]);COLUMN([.Q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12]);COLUMN([.R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2]);COLUMN([.S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2]);COLUMN([.T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U12]);COLUMN([.U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2]);COLUMN([.V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2]);COLUMN([.W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12]);COLUMN([.X1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463.81" calcext:value-type="float">
            <text:p>463.810</text:p>
          </table:table-cell>
          <table:table-cell table:style-name="ce21" table:formula="of:=INDIRECT(ADDRESS(COLUMN()+ROW([.A26])-COLUMN([.A26]); ROW()-ROW([.A26])+COLUMN([.A26])))" office:value-type="float" office:value="206.846087796" calcext:value-type="float">
            <text:p>206.846</text:p>
          </table:table-cell>
          <table:table-cell table:style-name="ce21" table:formula="of:=INDIRECT(ADDRESS(COLUMN()+ROW([.A26])-COLUMN([.A26]); ROW()-ROW([.A26])+COLUMN([.A26])))" office:value-type="float" office:value="155.134565847" calcext:value-type="float">
            <text:p>155.135</text:p>
          </table:table-cell>
          <table:table-cell table:style-name="ce21" table:formula="of:=INDIRECT(ADDRESS(COLUMN()+ROW([.A26])-COLUMN([.A26]); ROW()-ROW([.A26])+COLUMN([.A26])))" office:value-type="float" office:value="51.711521949" calcext:value-type="float">
            <text:p>51.712</text:p>
          </table:table-cell>
          <table:table-cell table:style-name="ce20" table:formula="of:=INDIRECT(ADDRESS(COLUMN()+ROW([.A26])-COLUMN([.A26]); ROW()-ROW([.A26])+COLUMN([.A26])))" office:value-type="float" office:value="60.3301089405" calcext:value-type="float">
            <text:p>60.330</text:p>
          </table:table-cell>
          <table:table-cell table:style-name="ce20" table:formula="of:=INDIRECT(ADDRESS(COLUMN()+ROW([.A26])-COLUMN([.A26]); ROW()-ROW([.A26])+COLUMN([.A26])))" office:value-type="float" office:value="48.2640871524" calcext:value-type="float">
            <text:p>48.264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N13]);COLUMN([.N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O13]);COLUMN([.O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P13]);COLUMN([.P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3]);COLUMN([.Q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13]);COLUMN([.R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3]);COLUMN([.S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3]);COLUMN([.T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3]);COLUMN([.U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3]);COLUMN([.V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3]);COLUMN([.W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3]);COLUMN([.X1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496.25" calcext:value-type="float">
            <text:p>496.250</text:p>
          </table:table-cell>
          <table:table-cell table:style-name="ce21" table:formula="of:=INDIRECT(ADDRESS(COLUMN()+ROW([.A26])-COLUMN([.A26]); ROW()-ROW([.A26])+COLUMN([.A26])))" office:value-type="float" office:value="221.3134065" calcext:value-type="float">
            <text:p>221.313</text:p>
          </table:table-cell>
          <table:table-cell table:style-name="ce21" table:formula="of:=INDIRECT(ADDRESS(COLUMN()+ROW([.A26])-COLUMN([.A26]); ROW()-ROW([.A26])+COLUMN([.A26])))" office:value-type="float" office:value="165.985054875" calcext:value-type="float">
            <text:p>165.985</text:p>
          </table:table-cell>
          <table:table-cell table:style-name="ce21" table:formula="of:=INDIRECT(ADDRESS(COLUMN()+ROW([.A26])-COLUMN([.A26]); ROW()-ROW([.A26])+COLUMN([.A26])))" office:value-type="float" office:value="55.328351625" calcext:value-type="float">
            <text:p>55.328</text:p>
          </table:table-cell>
          <table:table-cell table:style-name="ce20" table:formula="of:=INDIRECT(ADDRESS(COLUMN()+ROW([.A26])-COLUMN([.A26]); ROW()-ROW([.A26])+COLUMN([.A26])))" office:value-type="float" office:value="64.5497435625" calcext:value-type="float">
            <text:p>64.550</text:p>
          </table:table-cell>
          <table:table-cell table:style-name="ce20" table:formula="of:=INDIRECT(ADDRESS(COLUMN()+ROW([.A26])-COLUMN([.A26]); ROW()-ROW([.A26])+COLUMN([.A26])))" office:value-type="float" office:value="51.63979485" calcext:value-type="float">
            <text:p>51.64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O14]);COLUMN([.O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P14]);COLUMN([.P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Q14]);COLUMN([.Q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R14]);COLUMN([.R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4]);COLUMN([.S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T14]);COLUMN([.T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4]);COLUMN([.U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4]);COLUMN([.V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4]);COLUMN([.W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4]);COLUMN([.X14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463.81" calcext:value-type="float">
            <text:p>463.810</text:p>
          </table:table-cell>
          <table:table-cell table:style-name="ce21" table:formula="of:=INDIRECT(ADDRESS(COLUMN()+ROW([.A26])-COLUMN([.A26]); ROW()-ROW([.A26])+COLUMN([.A26])))" office:value-type="float" office:value="206.846087796" calcext:value-type="float">
            <text:p>206.846</text:p>
          </table:table-cell>
          <table:table-cell table:style-name="ce21" table:formula="of:=INDIRECT(ADDRESS(COLUMN()+ROW([.A26])-COLUMN([.A26]); ROW()-ROW([.A26])+COLUMN([.A26])))" office:value-type="float" office:value="155.134565847" calcext:value-type="float">
            <text:p>155.135</text:p>
          </table:table-cell>
          <table:table-cell table:style-name="ce21" table:formula="of:=INDIRECT(ADDRESS(COLUMN()+ROW([.A26])-COLUMN([.A26]); ROW()-ROW([.A26])+COLUMN([.A26])))" office:value-type="float" office:value="51.711521949" calcext:value-type="float">
            <text:p>51.712</text:p>
          </table:table-cell>
          <table:table-cell table:style-name="ce21" table:formula="of:=INDIRECT(ADDRESS(COLUMN()+ROW([.A26])-COLUMN([.A26]); ROW()-ROW([.A26])+COLUMN([.A26])))" office:value-type="float" office:value="60.3301089405" calcext:value-type="float">
            <text:p>60.330</text:p>
          </table:table-cell>
          <table:table-cell table:style-name="ce20" table:formula="of:=INDIRECT(ADDRESS(COLUMN()+ROW([.A26])-COLUMN([.A26]); ROW()-ROW([.A26])+COLUMN([.A26])))" office:value-type="float" office:value="48.2640871524" calcext:value-type="float">
            <text:p>48.264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P15]);COLUMN([.P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Q15]);COLUMN([.Q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5]);COLUMN([.R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5" table:formula="of:=DIJK(ROW([.$B$2]);ROW([.$B$24]);COLUMN([.$B$2]);COLUMN([.$X$2]);ROW([.S15]);COLUMN([.S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5]);COLUMN([.T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5]);COLUMN([.U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5]);COLUMN([.V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5]);COLUMN([.W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5]);COLUMN([.X15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548.14" calcext:value-type="float">
            <text:p>548.140</text:p>
          </table:table-cell>
          <table:table-cell table:style-name="ce21" table:formula="of:=INDIRECT(ADDRESS(COLUMN()+ROW([.A26])-COLUMN([.A26]); ROW()-ROW([.A26])+COLUMN([.A26])))" office:value-type="float" office:value="244.454872824" calcext:value-type="float">
            <text:p>244.455</text:p>
          </table:table-cell>
          <table:table-cell table:style-name="ce21" table:formula="of:=INDIRECT(ADDRESS(COLUMN()+ROW([.A26])-COLUMN([.A26]); ROW()-ROW([.A26])+COLUMN([.A26])))" office:value-type="float" office:value="183.341154618" calcext:value-type="float">
            <text:p>183.341</text:p>
          </table:table-cell>
          <table:table-cell table:style-name="ce21" table:formula="of:=INDIRECT(ADDRESS(COLUMN()+ROW([.A26])-COLUMN([.A26]); ROW()-ROW([.A26])+COLUMN([.A26])))" office:value-type="float" office:value="61.113718206" calcext:value-type="float">
            <text:p>61.114</text:p>
          </table:table-cell>
          <table:table-cell table:style-name="ce21" table:formula="of:=INDIRECT(ADDRESS(COLUMN()+ROW([.A26])-COLUMN([.A26]); ROW()-ROW([.A26])+COLUMN([.A26])))" office:value-type="float" office:value="71.299337907" calcext:value-type="float">
            <text:p>71.299</text:p>
          </table:table-cell>
          <table:table-cell table:style-name="ce21" table:formula="of:=INDIRECT(ADDRESS(COLUMN()+ROW([.A26])-COLUMN([.A26]); ROW()-ROW([.A26])+COLUMN([.A26])))" office:value-type="float" office:value="57.0394703256" calcext:value-type="float">
            <text:p>57.039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Q16]);COLUMN([.Q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R16]);COLUMN([.R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6]);COLUMN([.S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6]);COLUMN([.T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6]);COLUMN([.U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6]);COLUMN([.V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6]);COLUMN([.W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16]);COLUMN([.X16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548.14" calcext:value-type="float">
            <text:p>548.140</text:p>
          </table:table-cell>
          <table:table-cell table:style-name="ce21" table:formula="of:=INDIRECT(ADDRESS(COLUMN()+ROW([.A26])-COLUMN([.A26]); ROW()-ROW([.A26])+COLUMN([.A26])))" office:value-type="float" office:value="244.454872824" calcext:value-type="float">
            <text:p>244.455</text:p>
          </table:table-cell>
          <table:table-cell table:style-name="ce21" table:formula="of:=INDIRECT(ADDRESS(COLUMN()+ROW([.A26])-COLUMN([.A26]); ROW()-ROW([.A26])+COLUMN([.A26])))" office:value-type="float" office:value="183.341154618" calcext:value-type="float">
            <text:p>183.341</text:p>
          </table:table-cell>
          <table:table-cell table:style-name="ce21" table:formula="of:=INDIRECT(ADDRESS(COLUMN()+ROW([.A26])-COLUMN([.A26]); ROW()-ROW([.A26])+COLUMN([.A26])))" office:value-type="float" office:value="61.113718206" calcext:value-type="float">
            <text:p>61.114</text:p>
          </table:table-cell>
          <table:table-cell table:style-name="ce21" table:formula="of:=INDIRECT(ADDRESS(COLUMN()+ROW([.A26])-COLUMN([.A26]); ROW()-ROW([.A26])+COLUMN([.A26])))" office:value-type="float" office:value="71.299337907" calcext:value-type="float">
            <text:p>71.299</text:p>
          </table:table-cell>
          <table:table-cell table:style-name="ce20" table:formula="of:=INDIRECT(ADDRESS(COLUMN()+ROW([.A26])-COLUMN([.A26]); ROW()-ROW([.A26])+COLUMN([.A26])))" office:value-type="float" office:value="57.0394703256" calcext:value-type="float">
            <text:p>57.039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R17]);COLUMN([.R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S17]);COLUMN([.S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7]);COLUMN([.T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7]);COLUMN([.U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7]);COLUMN([.V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7]);COLUMN([.W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7]);COLUMN([.X17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617.33" calcext:value-type="float">
            <text:p>617.330</text:p>
          </table:table-cell>
          <table:table-cell table:style-name="ce21" table:formula="of:=INDIRECT(ADDRESS(COLUMN()+ROW([.A26])-COLUMN([.A26]); ROW()-ROW([.A26])+COLUMN([.A26])))" office:value-type="float" office:value="275.311647828" calcext:value-type="float">
            <text:p>275.312</text:p>
          </table:table-cell>
          <table:table-cell table:style-name="ce21" table:formula="of:=INDIRECT(ADDRESS(COLUMN()+ROW([.A26])-COLUMN([.A26]); ROW()-ROW([.A26])+COLUMN([.A26])))" office:value-type="float" office:value="206.483735871" calcext:value-type="float">
            <text:p>206.484</text:p>
          </table:table-cell>
          <table:table-cell table:style-name="ce21" table:formula="of:=INDIRECT(ADDRESS(COLUMN()+ROW([.A26])-COLUMN([.A26]); ROW()-ROW([.A26])+COLUMN([.A26])))" office:value-type="float" office:value="68.827911957" calcext:value-type="float">
            <text:p>68.828</text:p>
          </table:table-cell>
          <table:table-cell table:style-name="ce21" table:formula="of:=INDIRECT(ADDRESS(COLUMN()+ROW([.A26])-COLUMN([.A26]); ROW()-ROW([.A26])+COLUMN([.A26])))" office:value-type="float" office:value="80.2992306165" calcext:value-type="float">
            <text:p>80.299</text:p>
          </table:table-cell>
          <table:table-cell table:style-name="ce20" table:formula="of:=INDIRECT(ADDRESS(COLUMN()+ROW([.A26])-COLUMN([.A26]); ROW()-ROW([.A26])+COLUMN([.A26])))" office:value-type="float" office:value="64.2393844932" calcext:value-type="float">
            <text:p>64.239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S18]);COLUMN([.S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T18]);COLUMN([.T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U18]);COLUMN([.U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18]);COLUMN([.V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8]);COLUMN([.W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8]);COLUMN([.X18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337.33" calcext:value-type="float">
            <text:p>337.330</text:p>
          </table:table-cell>
          <table:table-cell table:style-name="ce21" table:formula="of:=INDIRECT(ADDRESS(COLUMN()+ROW([.A26])-COLUMN([.A26]); ROW()-ROW([.A26])+COLUMN([.A26])))" office:value-type="float" office:value="150.439599828" calcext:value-type="float">
            <text:p>150.440</text:p>
          </table:table-cell>
          <table:table-cell table:style-name="ce21" table:formula="of:=INDIRECT(ADDRESS(COLUMN()+ROW([.A26])-COLUMN([.A26]); ROW()-ROW([.A26])+COLUMN([.A26])))" office:value-type="float" office:value="112.829699871" calcext:value-type="float">
            <text:p>112.830</text:p>
          </table:table-cell>
          <table:table-cell table:style-name="ce21" table:formula="of:=INDIRECT(ADDRESS(COLUMN()+ROW([.A26])-COLUMN([.A26]); ROW()-ROW([.A26])+COLUMN([.A26])))" office:value-type="float" office:value="37.609899957" calcext:value-type="float">
            <text:p>37.610</text:p>
          </table:table-cell>
          <table:table-cell table:style-name="ce21" table:formula="of:=INDIRECT(ADDRESS(COLUMN()+ROW([.A26])-COLUMN([.A26]); ROW()-ROW([.A26])+COLUMN([.A26])))" office:value-type="float" office:value="43.8782166165" calcext:value-type="float">
            <text:p>43.878</text:p>
          </table:table-cell>
          <table:table-cell table:style-name="ce21" table:formula="of:=INDIRECT(ADDRESS(COLUMN()+ROW([.A26])-COLUMN([.A26]); ROW()-ROW([.A26])+COLUMN([.A26])))" office:value-type="float" office:value="35.1025732932" calcext:value-type="float">
            <text:p>35.103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T19]);COLUMN([.T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U19]);COLUMN([.U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V19]);COLUMN([.V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19]);COLUMN([.W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19]);COLUMN([.X19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617.33" calcext:value-type="float">
            <text:p>617.330</text:p>
          </table:table-cell>
          <table:table-cell table:style-name="ce21" table:formula="of:=INDIRECT(ADDRESS(COLUMN()+ROW([.A26])-COLUMN([.A26]); ROW()-ROW([.A26])+COLUMN([.A26])))" office:value-type="float" office:value="275.311647828" calcext:value-type="float">
            <text:p>275.312</text:p>
          </table:table-cell>
          <table:table-cell table:style-name="ce21" table:formula="of:=INDIRECT(ADDRESS(COLUMN()+ROW([.A26])-COLUMN([.A26]); ROW()-ROW([.A26])+COLUMN([.A26])))" office:value-type="float" office:value="206.483735871" calcext:value-type="float">
            <text:p>206.484</text:p>
          </table:table-cell>
          <table:table-cell table:style-name="ce21" table:formula="of:=INDIRECT(ADDRESS(COLUMN()+ROW([.A26])-COLUMN([.A26]); ROW()-ROW([.A26])+COLUMN([.A26])))" office:value-type="float" office:value="68.827911957" calcext:value-type="float">
            <text:p>68.828</text:p>
          </table:table-cell>
          <table:table-cell table:style-name="ce21" table:formula="of:=INDIRECT(ADDRESS(COLUMN()+ROW([.A26])-COLUMN([.A26]); ROW()-ROW([.A26])+COLUMN([.A26])))" office:value-type="float" office:value="80.2992306165" calcext:value-type="float">
            <text:p>80.299</text:p>
          </table:table-cell>
          <table:table-cell table:style-name="ce20" table:formula="of:=INDIRECT(ADDRESS(COLUMN()+ROW([.A26])-COLUMN([.A26]); ROW()-ROW([.A26])+COLUMN([.A26])))" office:value-type="float" office:value="64.2393844932" calcext:value-type="float">
            <text:p>64.239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U20]);COLUMN([.U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V20]);COLUMN([.V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20]);COLUMN([.W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20]);COLUMN([.X20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337.33" calcext:value-type="float">
            <text:p>337.330</text:p>
          </table:table-cell>
          <table:table-cell table:style-name="ce21" table:formula="of:=INDIRECT(ADDRESS(COLUMN()+ROW([.A26])-COLUMN([.A26]); ROW()-ROW([.A26])+COLUMN([.A26])))" office:value-type="float" office:value="150.439599828" calcext:value-type="float">
            <text:p>150.440</text:p>
          </table:table-cell>
          <table:table-cell table:style-name="ce21" table:formula="of:=INDIRECT(ADDRESS(COLUMN()+ROW([.A26])-COLUMN([.A26]); ROW()-ROW([.A26])+COLUMN([.A26])))" office:value-type="float" office:value="112.829699871" calcext:value-type="float">
            <text:p>112.830</text:p>
          </table:table-cell>
          <table:table-cell table:style-name="ce21" table:formula="of:=INDIRECT(ADDRESS(COLUMN()+ROW([.A26])-COLUMN([.A26]); ROW()-ROW([.A26])+COLUMN([.A26])))" office:value-type="float" office:value="37.609899957" calcext:value-type="float">
            <text:p>37.610</text:p>
          </table:table-cell>
          <table:table-cell table:style-name="ce21" table:formula="of:=INDIRECT(ADDRESS(COLUMN()+ROW([.A26])-COLUMN([.A26]); ROW()-ROW([.A26])+COLUMN([.A26])))" office:value-type="float" office:value="43.8782166165" calcext:value-type="float">
            <text:p>43.878</text:p>
          </table:table-cell>
          <table:table-cell table:style-name="ce21" table:formula="of:=INDIRECT(ADDRESS(COLUMN()+ROW([.A26])-COLUMN([.A26]); ROW()-ROW([.A26])+COLUMN([.A26])))" office:value-type="float" office:value="35.1025732932" calcext:value-type="float">
            <text:p>35.103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V21]);COLUMN([.V2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W21]);COLUMN([.W2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DIJK(ROW([.$B$2]);ROW([.$B$24]);COLUMN([.$B$2]);COLUMN([.$X$2]);ROW([.X21]);COLUMN([.X21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496.25" calcext:value-type="float">
            <text:p>496.250</text:p>
          </table:table-cell>
          <table:table-cell table:style-name="ce21" table:formula="of:=INDIRECT(ADDRESS(COLUMN()+ROW([.A26])-COLUMN([.A26]); ROW()-ROW([.A26])+COLUMN([.A26])))" office:value-type="float" office:value="221.3134065" calcext:value-type="float">
            <text:p>221.313</text:p>
          </table:table-cell>
          <table:table-cell table:style-name="ce21" table:formula="of:=INDIRECT(ADDRESS(COLUMN()+ROW([.A26])-COLUMN([.A26]); ROW()-ROW([.A26])+COLUMN([.A26])))" office:value-type="float" office:value="165.985054875" calcext:value-type="float">
            <text:p>165.985</text:p>
          </table:table-cell>
          <table:table-cell table:style-name="ce21" table:formula="of:=INDIRECT(ADDRESS(COLUMN()+ROW([.A26])-COLUMN([.A26]); ROW()-ROW([.A26])+COLUMN([.A26])))" office:value-type="float" office:value="55.328351625" calcext:value-type="float">
            <text:p>55.328</text:p>
          </table:table-cell>
          <table:table-cell table:style-name="ce21" table:formula="of:=INDIRECT(ADDRESS(COLUMN()+ROW([.A26])-COLUMN([.A26]); ROW()-ROW([.A26])+COLUMN([.A26])))" office:value-type="float" office:value="64.5497435625" calcext:value-type="float">
            <text:p>64.550</text:p>
          </table:table-cell>
          <table:table-cell table:style-name="ce20" table:formula="of:=INDIRECT(ADDRESS(COLUMN()+ROW([.A26])-COLUMN([.A26]); ROW()-ROW([.A26])+COLUMN([.A26])))" office:value-type="float" office:value="51.63979485" calcext:value-type="float">
            <text:p>51.64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0" table:formula="of:=DIJK(ROW([.$B$2]);ROW([.$B$24]);COLUMN([.$B$2]);COLUMN([.$X$2]);ROW([.W22]);COLUMN([.W2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DIJK(ROW([.$B$2]);ROW([.$B$24]);COLUMN([.$B$2]);COLUMN([.$X$2]);ROW([.X22]);COLUMN([.X22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477.87" calcext:value-type="float">
            <text:p>477.870</text:p>
          </table:table-cell>
          <table:table-cell table:style-name="ce21" table:formula="of:=INDIRECT(ADDRESS(COLUMN()+ROW([.A26])-COLUMN([.A26]); ROW()-ROW([.A26])+COLUMN([.A26])))" office:value-type="float" office:value="213.116448492" calcext:value-type="float">
            <text:p>213.116</text:p>
          </table:table-cell>
          <table:table-cell table:style-name="ce21" table:formula="of:=INDIRECT(ADDRESS(COLUMN()+ROW([.A26])-COLUMN([.A26]); ROW()-ROW([.A26])+COLUMN([.A26])))" office:value-type="float" office:value="159.837336369" calcext:value-type="float">
            <text:p>159.837</text:p>
          </table:table-cell>
          <table:table-cell table:style-name="ce21" table:formula="of:=INDIRECT(ADDRESS(COLUMN()+ROW([.A26])-COLUMN([.A26]); ROW()-ROW([.A26])+COLUMN([.A26])))" office:value-type="float" office:value="53.279112123" calcext:value-type="float">
            <text:p>53.279</text:p>
          </table:table-cell>
          <table:table-cell table:style-name="ce21" table:formula="of:=INDIRECT(ADDRESS(COLUMN()+ROW([.A26])-COLUMN([.A26]); ROW()-ROW([.A26])+COLUMN([.A26])))" office:value-type="float" office:value="62.1589641435" calcext:value-type="float">
            <text:p>62.159</text:p>
          </table:table-cell>
          <table:table-cell table:style-name="ce21" table:formula="of:=INDIRECT(ADDRESS(COLUMN()+ROW([.A26])-COLUMN([.A26]); ROW()-ROW([.A26])+COLUMN([.A26])))" office:value-type="float" office:value="49.7271713148" calcext:value-type="float">
            <text:p>49.727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style-name="ce21" table:formula="of:=DIJK(ROW([.$B$2]);ROW([.$B$24]);COLUMN([.$B$2]);COLUMN([.$X$2]);ROW([.X23]);COLUMN([.X23]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477.87" calcext:value-type="float">
            <text:p>477.870</text:p>
          </table:table-cell>
          <table:table-cell table:style-name="ce21" table:formula="of:=INDIRECT(ADDRESS(COLUMN()+ROW([.A26])-COLUMN([.A26]); ROW()-ROW([.A26])+COLUMN([.A26])))" office:value-type="float" office:value="213.116448492" calcext:value-type="float">
            <text:p>213.116</text:p>
          </table:table-cell>
          <table:table-cell table:style-name="ce21" table:formula="of:=INDIRECT(ADDRESS(COLUMN()+ROW([.A26])-COLUMN([.A26]); ROW()-ROW([.A26])+COLUMN([.A26])))" office:value-type="float" office:value="159.837336369" calcext:value-type="float">
            <text:p>159.837</text:p>
          </table:table-cell>
          <table:table-cell table:style-name="ce21" table:formula="of:=INDIRECT(ADDRESS(COLUMN()+ROW([.A26])-COLUMN([.A26]); ROW()-ROW([.A26])+COLUMN([.A26])))" office:value-type="float" office:value="53.279112123" calcext:value-type="float">
            <text:p>53.279</text:p>
          </table:table-cell>
          <table:table-cell table:style-name="ce21" table:formula="of:=INDIRECT(ADDRESS(COLUMN()+ROW([.A26])-COLUMN([.A26]); ROW()-ROW([.A26])+COLUMN([.A26])))" office:value-type="float" office:value="62.1589641435" calcext:value-type="float">
            <text:p>62.159</text:p>
          </table:table-cell>
          <table:table-cell table:style-name="ce21" table:formula="of:=INDIRECT(ADDRESS(COLUMN()+ROW([.A26])-COLUMN([.A26]); ROW()-ROW([.A26])+COLUMN([.A26])))" office:value-type="float" office:value="49.7271713148" calcext:value-type="float">
            <text:p>49.727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0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21" table:formula="of:=INDIRECT(ADDRESS(COLUMN()+ROW([.A26])-COLUMN([.A26]); ROW()-ROW([.A26])+COLUMN([.A26])))" office:value-type="float" office:value="1E+099" calcext:value-type="float">
            <text:p>1,000,000,000,000,000,000,000,000,000,000,000,000,000,000,000,000,000,000,000,000,000,000,000,000,000,000,000,000,000,000,000,000,000.000</text:p>
          </table:table-cell>
          <table:table-cell table:style-name="ce19" office:value-type="float" office:value="0" calcext:value-type="float">
            <text:p>0.00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ke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Manu. Costs</text:p>
          </table:table-cell>
          <table:table-cell table:style-name="ce1" office:value-type="string" calcext:value-type="string">
            <text:p>Climate</text:p>
          </table:table-cell>
          <table:table-cell table:style-name="ce1" office:value-type="string" calcext:value-type="string">
            <text:p>Hexes</text:p>
          </table:table-cell>
          <table:table-cell table:style-name="ce1" office:value-type="string" calcext:value-type="string">
            <text:p>Grain (lb/acre)</text:p>
          </table:table-cell>
          <table:table-cell table:style-name="ce1" office:value-type="string" calcext:value-type="string">
            <text:p>Grain (Kiloton/hx)</text:p>
          </table:table-cell>
          <table:table-cell table:style-name="ce1" office:value-type="string" calcext:value-type="string">
            <text:p>Grain Output (KT/hx)</text:p>
          </table:table-cell>
          <table:table-cell table:style-name="ce1" office:value-type="string" calcext:value-type="string">
            <text:p>Grain Seed(KT/hx)</text:p>
          </table:table-cell>
          <table:table-cell table:style-name="ce1" office:value-type="string" calcext:value-type="string">
            <text:p>flour (KT/hx)</text:p>
          </table:table-cell>
          <table:table-cell table:style-name="ce1" office:value-type="string" calcext:value-type="string">
            <text:p>bread (KT/hx)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Eskinoko</text:p>
          </table:table-cell>
          <table:table-cell office:value-type="string" calcext:value-type="string">
            <text:p>Taiga</text:p>
          </table:table-cell>
          <table:table-cell/>
          <table:table-cell table:formula="of:=IF([.B2]=&quot;Taiga&quot;;477.87;IF([.B2]=&quot;Mts&quot;;337.33;IF([.B2]=&quot;Temp&quot;;548.14;IF([.B2]=&quot;Steppe&quot;;419.27;IF([.B2]=&quot;Jungle&quot;;463.81;IF([.B2]=&quot;Sav&quot;;496.25;IF([.B2]=&quot;Medi&quot;;617.33;0)))))))" office:value-type="float" office:value="477.87" calcext:value-type="float">
            <text:p>477.87</text:p>
          </table:table-cell>
          <table:table-cell table:formula="of:=[.D2]*640*1393.66125/(2000*1000)" office:value-type="float" office:value="213.116448492" calcext:value-type="float">
            <text:p>213.116448492</text:p>
          </table:table-cell>
          <table:table-cell table:formula="of:=[.E2]*360/480" office:value-type="float" office:value="159.837336369" calcext:value-type="float">
            <text:p>159.837336369</text:p>
          </table:table-cell>
          <table:table-cell table:formula="of:=[.F2]/3" office:value-type="float" office:value="53.279112123" calcext:value-type="float">
            <text:p>53.279112123</text:p>
          </table:table-cell>
          <table:table-cell table:formula="of:=([.F2]-[.G2])*7/12" office:value-type="float" office:value="62.1589641435" calcext:value-type="float">
            <text:p>62.1589641435</text:p>
          </table:table-cell>
          <table:table-cell table:formula="of:=[.H2]*0.8" office:value-type="float" office:value="49.7271713148" calcext:value-type="float">
            <text:p>49.72717131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ko</text:p>
          </table:table-cell>
          <table:table-cell office:value-type="string" calcext:value-type="string">
            <text:p>Mts</text:p>
          </table:table-cell>
          <table:table-cell/>
          <table:table-cell table:formula="of:=IF([.B3]=&quot;Taiga&quot;;477.87;IF([.B3]=&quot;Mts&quot;;337.33;IF([.B3]=&quot;Temp&quot;;548.14;IF([.B3]=&quot;Steppe&quot;;419.27;IF([.B3]=&quot;Jungle&quot;;463.81;IF([.B3]=&quot;Sav&quot;;496.25;IF([.B3]=&quot;Medi&quot;;617.33;0)))))))" office:value-type="float" office:value="337.33" calcext:value-type="float">
            <text:p>337.33</text:p>
          </table:table-cell>
          <table:table-cell table:formula="of:=[.D3]*640*1393.66125/(2000*1000)" office:value-type="float" office:value="150.439599828" calcext:value-type="float">
            <text:p>150.439599828</text:p>
          </table:table-cell>
          <table:table-cell table:formula="of:=[.E3]*360/480" office:value-type="float" office:value="112.829699871" calcext:value-type="float">
            <text:p>112.829699871</text:p>
          </table:table-cell>
          <table:table-cell table:formula="of:=[.F3]/3" office:value-type="float" office:value="37.609899957" calcext:value-type="float">
            <text:p>37.609899957</text:p>
          </table:table-cell>
          <table:table-cell table:formula="of:=([.F3]-[.G3])*7/12" office:value-type="float" office:value="43.8782166165" calcext:value-type="float">
            <text:p>43.8782166165</text:p>
          </table:table-cell>
          <table:table-cell table:formula="of:=[.H3]*0.8" office:value-type="float" office:value="35.1025732932" calcext:value-type="float">
            <text:p>35.1025732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o</text:p>
          </table:table-cell>
          <table:table-cell office:value-type="string" calcext:value-type="string">
            <text:p>Temp</text:p>
          </table:table-cell>
          <table:table-cell/>
          <table:table-cell table:formula="of:=IF([.B4]=&quot;Taiga&quot;;477.87;IF([.B4]=&quot;Mts&quot;;337.33;IF([.B4]=&quot;Temp&quot;;548.14;IF([.B4]=&quot;Steppe&quot;;419.27;IF([.B4]=&quot;Jungle&quot;;463.81;IF([.B4]=&quot;Sav&quot;;496.25;IF([.B4]=&quot;Medi&quot;;617.33;0)))))))" office:value-type="float" office:value="548.14" calcext:value-type="float">
            <text:p>548.14</text:p>
          </table:table-cell>
          <table:table-cell table:formula="of:=[.D4]*640*1393.66125/(2000*1000)" office:value-type="float" office:value="244.454872824" calcext:value-type="float">
            <text:p>244.454872824</text:p>
          </table:table-cell>
          <table:table-cell table:formula="of:=[.E4]*360/480" office:value-type="float" office:value="183.341154618" calcext:value-type="float">
            <text:p>183.341154618</text:p>
          </table:table-cell>
          <table:table-cell table:formula="of:=[.F4]/3" office:value-type="float" office:value="61.113718206" calcext:value-type="float">
            <text:p>61.113718206</text:p>
          </table:table-cell>
          <table:table-cell table:formula="of:=([.F4]-[.G4])*7/12" office:value-type="float" office:value="71.299337907" calcext:value-type="float">
            <text:p>71.299337907</text:p>
          </table:table-cell>
          <table:table-cell table:formula="of:=[.H4]*0.8" office:value-type="float" office:value="57.0394703256" calcext:value-type="float">
            <text:p>57.0394703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hanak</text:p>
          </table:table-cell>
          <table:table-cell office:value-type="string" calcext:value-type="string">
            <text:p>Steppe</text:p>
          </table:table-cell>
          <table:table-cell/>
          <table:table-cell table:formula="of:=IF([.B5]=&quot;Taiga&quot;;477.87;IF([.B5]=&quot;Mts&quot;;337.33;IF([.B5]=&quot;Temp&quot;;548.14;IF([.B5]=&quot;Steppe&quot;;419.27;IF([.B5]=&quot;Jungle&quot;;463.81;IF([.B5]=&quot;Sav&quot;;496.25;IF([.B5]=&quot;Medi&quot;;617.33;0)))))))" office:value-type="float" office:value="419.27" calcext:value-type="float">
            <text:p>419.27</text:p>
          </table:table-cell>
          <table:table-cell table:formula="of:=[.D5]*640*1393.66125/(2000*1000)" office:value-type="float" office:value="186.982512732" calcext:value-type="float">
            <text:p>186.982512732</text:p>
          </table:table-cell>
          <table:table-cell table:formula="of:=[.E5]*360/480" office:value-type="float" office:value="140.236884549" calcext:value-type="float">
            <text:p>140.236884549</text:p>
          </table:table-cell>
          <table:table-cell table:formula="of:=[.F5]/3" office:value-type="float" office:value="46.745628183" calcext:value-type="float">
            <text:p>46.745628183</text:p>
          </table:table-cell>
          <table:table-cell table:formula="of:=([.F5]-[.G5])*7/12" office:value-type="float" office:value="54.5365662135" calcext:value-type="float">
            <text:p>54.5365662135</text:p>
          </table:table-cell>
          <table:table-cell table:formula="of:=[.H5]*0.8" office:value-type="float" office:value="43.6292529708" calcext:value-type="float">
            <text:p>43.62925297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ko</text:p>
          </table:table-cell>
          <table:table-cell office:value-type="string" calcext:value-type="string">
            <text:p>Mts</text:p>
          </table:table-cell>
          <table:table-cell/>
          <table:table-cell table:formula="of:=IF([.B6]=&quot;Taiga&quot;;477.87;IF([.B6]=&quot;Mts&quot;;337.33;IF([.B6]=&quot;Temp&quot;;548.14;IF([.B6]=&quot;Steppe&quot;;419.27;IF([.B6]=&quot;Jungle&quot;;463.81;IF([.B6]=&quot;Sav&quot;;496.25;IF([.B6]=&quot;Medi&quot;;617.33;0)))))))" office:value-type="float" office:value="337.33" calcext:value-type="float">
            <text:p>337.33</text:p>
          </table:table-cell>
          <table:table-cell table:formula="of:=[.D6]*640*1393.66125/(2000*1000)" office:value-type="float" office:value="150.439599828" calcext:value-type="float">
            <text:p>150.439599828</text:p>
          </table:table-cell>
          <table:table-cell table:formula="of:=[.E6]*360/480" office:value-type="float" office:value="112.829699871" calcext:value-type="float">
            <text:p>112.829699871</text:p>
          </table:table-cell>
          <table:table-cell table:formula="of:=[.F6]/3" office:value-type="float" office:value="37.609899957" calcext:value-type="float">
            <text:p>37.609899957</text:p>
          </table:table-cell>
          <table:table-cell table:formula="of:=([.F6]-[.G6])*7/12" office:value-type="float" office:value="43.8782166165" calcext:value-type="float">
            <text:p>43.8782166165</text:p>
          </table:table-cell>
          <table:table-cell table:formula="of:=[.H6]*0.8" office:value-type="float" office:value="35.1025732932" calcext:value-type="float">
            <text:p>35.1025732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Temp</text:p>
          </table:table-cell>
          <table:table-cell/>
          <table:table-cell table:formula="of:=IF([.B7]=&quot;Taiga&quot;;477.87;IF([.B7]=&quot;Mts&quot;;337.33;IF([.B7]=&quot;Temp&quot;;548.14;IF([.B7]=&quot;Steppe&quot;;419.27;IF([.B7]=&quot;Jungle&quot;;463.81;IF([.B7]=&quot;Sav&quot;;496.25;IF([.B7]=&quot;Medi&quot;;617.33;0)))))))" office:value-type="float" office:value="548.14" calcext:value-type="float">
            <text:p>548.14</text:p>
          </table:table-cell>
          <table:table-cell table:formula="of:=[.D7]*640*1393.66125/(2000*1000)" office:value-type="float" office:value="244.454872824" calcext:value-type="float">
            <text:p>244.454872824</text:p>
          </table:table-cell>
          <table:table-cell table:formula="of:=[.E7]*360/480" office:value-type="float" office:value="183.341154618" calcext:value-type="float">
            <text:p>183.341154618</text:p>
          </table:table-cell>
          <table:table-cell table:formula="of:=[.F7]/3" office:value-type="float" office:value="61.113718206" calcext:value-type="float">
            <text:p>61.113718206</text:p>
          </table:table-cell>
          <table:table-cell table:formula="of:=([.F7]-[.G7])*7/12" office:value-type="float" office:value="71.299337907" calcext:value-type="float">
            <text:p>71.299337907</text:p>
          </table:table-cell>
          <table:table-cell table:formula="of:=[.H7]*0.8" office:value-type="float" office:value="57.0394703256" calcext:value-type="float">
            <text:p>57.0394703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io</text:p>
          </table:table-cell>
          <table:table-cell office:value-type="string" calcext:value-type="string">
            <text:p>Temp</text:p>
          </table:table-cell>
          <table:table-cell/>
          <table:table-cell table:formula="of:=IF([.B8]=&quot;Taiga&quot;;477.87;IF([.B8]=&quot;Mts&quot;;337.33;IF([.B8]=&quot;Temp&quot;;548.14;IF([.B8]=&quot;Steppe&quot;;419.27;IF([.B8]=&quot;Jungle&quot;;463.81;IF([.B8]=&quot;Sav&quot;;496.25;IF([.B8]=&quot;Medi&quot;;617.33;0)))))))" office:value-type="float" office:value="548.14" calcext:value-type="float">
            <text:p>548.14</text:p>
          </table:table-cell>
          <table:table-cell table:formula="of:=[.D8]*640*1393.66125/(2000*1000)" office:value-type="float" office:value="244.454872824" calcext:value-type="float">
            <text:p>244.454872824</text:p>
          </table:table-cell>
          <table:table-cell table:formula="of:=[.E8]*360/480" office:value-type="float" office:value="183.341154618" calcext:value-type="float">
            <text:p>183.341154618</text:p>
          </table:table-cell>
          <table:table-cell table:formula="of:=[.F8]/3" office:value-type="float" office:value="61.113718206" calcext:value-type="float">
            <text:p>61.113718206</text:p>
          </table:table-cell>
          <table:table-cell table:formula="of:=([.F8]-[.G8])*7/12" office:value-type="float" office:value="71.299337907" calcext:value-type="float">
            <text:p>71.299337907</text:p>
          </table:table-cell>
          <table:table-cell table:formula="of:=[.H8]*0.8" office:value-type="float" office:value="57.0394703256" calcext:value-type="float">
            <text:p>57.0394703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al</text:p>
          </table:table-cell>
          <table:table-cell office:value-type="string" calcext:value-type="string">
            <text:p>Mts</text:p>
          </table:table-cell>
          <table:table-cell/>
          <table:table-cell table:formula="of:=IF([.B9]=&quot;Taiga&quot;;477.87;IF([.B9]=&quot;Mts&quot;;337.33;IF([.B9]=&quot;Temp&quot;;548.14;IF([.B9]=&quot;Steppe&quot;;419.27;IF([.B9]=&quot;Jungle&quot;;463.81;IF([.B9]=&quot;Sav&quot;;496.25;IF([.B9]=&quot;Medi&quot;;617.33;0)))))))" office:value-type="float" office:value="337.33" calcext:value-type="float">
            <text:p>337.33</text:p>
          </table:table-cell>
          <table:table-cell table:formula="of:=[.D9]*640*1393.66125/(2000*1000)" office:value-type="float" office:value="150.439599828" calcext:value-type="float">
            <text:p>150.439599828</text:p>
          </table:table-cell>
          <table:table-cell table:formula="of:=[.E9]*360/480" office:value-type="float" office:value="112.829699871" calcext:value-type="float">
            <text:p>112.829699871</text:p>
          </table:table-cell>
          <table:table-cell table:formula="of:=[.F9]/3" office:value-type="float" office:value="37.609899957" calcext:value-type="float">
            <text:p>37.609899957</text:p>
          </table:table-cell>
          <table:table-cell table:formula="of:=([.F9]-[.G9])*7/12" office:value-type="float" office:value="43.8782166165" calcext:value-type="float">
            <text:p>43.8782166165</text:p>
          </table:table-cell>
          <table:table-cell table:formula="of:=[.H9]*0.8" office:value-type="float" office:value="35.1025732932" calcext:value-type="float">
            <text:p>35.1025732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nki</text:p>
          </table:table-cell>
          <table:table-cell office:value-type="string" calcext:value-type="string">
            <text:p>Temp</text:p>
          </table:table-cell>
          <table:table-cell/>
          <table:table-cell table:formula="of:=IF([.B10]=&quot;Taiga&quot;;477.87;IF([.B10]=&quot;Mts&quot;;337.33;IF([.B10]=&quot;Temp&quot;;548.14;IF([.B10]=&quot;Steppe&quot;;419.27;IF([.B10]=&quot;Jungle&quot;;463.81;IF([.B10]=&quot;Sav&quot;;496.25;IF([.B10]=&quot;Medi&quot;;617.33;0)))))))" office:value-type="float" office:value="548.14" calcext:value-type="float">
            <text:p>548.14</text:p>
          </table:table-cell>
          <table:table-cell table:formula="of:=[.D10]*640*1393.66125/(2000*1000)" office:value-type="float" office:value="244.454872824" calcext:value-type="float">
            <text:p>244.454872824</text:p>
          </table:table-cell>
          <table:table-cell table:formula="of:=[.E10]*360/480" office:value-type="float" office:value="183.341154618" calcext:value-type="float">
            <text:p>183.341154618</text:p>
          </table:table-cell>
          <table:table-cell table:formula="of:=[.F10]/3" office:value-type="float" office:value="61.113718206" calcext:value-type="float">
            <text:p>61.113718206</text:p>
          </table:table-cell>
          <table:table-cell table:formula="of:=([.F10]-[.G10])*7/12" office:value-type="float" office:value="71.299337907" calcext:value-type="float">
            <text:p>71.299337907</text:p>
          </table:table-cell>
          <table:table-cell table:formula="of:=[.H10]*0.8" office:value-type="float" office:value="57.0394703256" calcext:value-type="float">
            <text:p>57.0394703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lkini</text:p>
          </table:table-cell>
          <table:table-cell office:value-type="string" calcext:value-type="string">
            <text:p>Mts</text:p>
          </table:table-cell>
          <table:table-cell/>
          <table:table-cell table:formula="of:=IF([.B11]=&quot;Taiga&quot;;477.87;IF([.B11]=&quot;Mts&quot;;337.33;IF([.B11]=&quot;Temp&quot;;548.14;IF([.B11]=&quot;Steppe&quot;;419.27;IF([.B11]=&quot;Jungle&quot;;463.81;IF([.B11]=&quot;Sav&quot;;496.25;IF([.B11]=&quot;Medi&quot;;617.33;0)))))))" office:value-type="float" office:value="337.33" calcext:value-type="float">
            <text:p>337.33</text:p>
          </table:table-cell>
          <table:table-cell table:formula="of:=[.D11]*640*1393.66125/(2000*1000)" office:value-type="float" office:value="150.439599828" calcext:value-type="float">
            <text:p>150.439599828</text:p>
          </table:table-cell>
          <table:table-cell table:formula="of:=[.E11]*360/480" office:value-type="float" office:value="112.829699871" calcext:value-type="float">
            <text:p>112.829699871</text:p>
          </table:table-cell>
          <table:table-cell table:formula="of:=[.F11]/3" office:value-type="float" office:value="37.609899957" calcext:value-type="float">
            <text:p>37.609899957</text:p>
          </table:table-cell>
          <table:table-cell table:formula="of:=([.F11]-[.G11])*7/12" office:value-type="float" office:value="43.8782166165" calcext:value-type="float">
            <text:p>43.8782166165</text:p>
          </table:table-cell>
          <table:table-cell table:formula="of:=[.H11]*0.8" office:value-type="float" office:value="35.1025732932" calcext:value-type="float">
            <text:p>35.1025732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lva</text:p>
          </table:table-cell>
          <table:table-cell office:value-type="string" calcext:value-type="string">
            <text:p>Jungle</text:p>
          </table:table-cell>
          <table:table-cell/>
          <table:table-cell table:formula="of:=IF([.B12]=&quot;Taiga&quot;;477.87;IF([.B12]=&quot;Mts&quot;;337.33;IF([.B12]=&quot;Temp&quot;;548.14;IF([.B12]=&quot;Steppe&quot;;419.27;IF([.B12]=&quot;Jungle&quot;;463.81;IF([.B12]=&quot;Sav&quot;;496.25;IF([.B12]=&quot;Medi&quot;;617.33;0)))))))" office:value-type="float" office:value="463.81" calcext:value-type="float">
            <text:p>463.81</text:p>
          </table:table-cell>
          <table:table-cell table:formula="of:=[.D12]*640*1393.66125/(2000*1000)" office:value-type="float" office:value="206.846087796" calcext:value-type="float">
            <text:p>206.846087796</text:p>
          </table:table-cell>
          <table:table-cell table:formula="of:=[.E12]*360/480" office:value-type="float" office:value="155.134565847" calcext:value-type="float">
            <text:p>155.134565847</text:p>
          </table:table-cell>
          <table:table-cell table:formula="of:=[.F12]/3" office:value-type="float" office:value="51.711521949" calcext:value-type="float">
            <text:p>51.711521949</text:p>
          </table:table-cell>
          <table:table-cell table:formula="of:=([.F12]-[.G12])*7/12" office:value-type="float" office:value="60.3301089405" calcext:value-type="float">
            <text:p>60.3301089405</text:p>
          </table:table-cell>
          <table:table-cell table:formula="of:=[.H12]*0.8" office:value-type="float" office:value="48.2640871524" calcext:value-type="float">
            <text:p>48.26408715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io</text:p>
          </table:table-cell>
          <table:table-cell office:value-type="string" calcext:value-type="string">
            <text:p>Jungle</text:p>
          </table:table-cell>
          <table:table-cell/>
          <table:table-cell table:formula="of:=IF([.B13]=&quot;Taiga&quot;;477.87;IF([.B13]=&quot;Mts&quot;;337.33;IF([.B13]=&quot;Temp&quot;;548.14;IF([.B13]=&quot;Steppe&quot;;419.27;IF([.B13]=&quot;Jungle&quot;;463.81;IF([.B13]=&quot;Sav&quot;;496.25;IF([.B13]=&quot;Medi&quot;;617.33;0)))))))" office:value-type="float" office:value="463.81" calcext:value-type="float">
            <text:p>463.81</text:p>
          </table:table-cell>
          <table:table-cell table:formula="of:=[.D13]*640*1393.66125/(2000*1000)" office:value-type="float" office:value="206.846087796" calcext:value-type="float">
            <text:p>206.846087796</text:p>
          </table:table-cell>
          <table:table-cell table:formula="of:=[.E13]*360/480" office:value-type="float" office:value="155.134565847" calcext:value-type="float">
            <text:p>155.134565847</text:p>
          </table:table-cell>
          <table:table-cell table:formula="of:=[.F13]/3" office:value-type="float" office:value="51.711521949" calcext:value-type="float">
            <text:p>51.711521949</text:p>
          </table:table-cell>
          <table:table-cell table:formula="of:=([.F13]-[.G13])*7/12" office:value-type="float" office:value="60.3301089405" calcext:value-type="float">
            <text:p>60.3301089405</text:p>
          </table:table-cell>
          <table:table-cell table:formula="of:=[.H13]*0.8" office:value-type="float" office:value="48.2640871524" calcext:value-type="float">
            <text:p>48.26408715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ilche</text:p>
          </table:table-cell>
          <table:table-cell office:value-type="string" calcext:value-type="string">
            <text:p>Sav</text:p>
          </table:table-cell>
          <table:table-cell/>
          <table:table-cell table:formula="of:=IF([.B14]=&quot;Taiga&quot;;477.87;IF([.B14]=&quot;Mts&quot;;337.33;IF([.B14]=&quot;Temp&quot;;548.14;IF([.B14]=&quot;Steppe&quot;;419.27;IF([.B14]=&quot;Jungle&quot;;463.81;IF([.B14]=&quot;Sav&quot;;496.25;IF([.B14]=&quot;Medi&quot;;617.33;0)))))))" office:value-type="float" office:value="496.25" calcext:value-type="float">
            <text:p>496.25</text:p>
          </table:table-cell>
          <table:table-cell table:formula="of:=[.D14]*640*1393.66125/(2000*1000)" office:value-type="float" office:value="221.3134065" calcext:value-type="float">
            <text:p>221.3134065</text:p>
          </table:table-cell>
          <table:table-cell table:formula="of:=[.E14]*360/480" office:value-type="float" office:value="165.985054875" calcext:value-type="float">
            <text:p>165.985054875</text:p>
          </table:table-cell>
          <table:table-cell table:formula="of:=[.F14]/3" office:value-type="float" office:value="55.328351625" calcext:value-type="float">
            <text:p>55.328351625</text:p>
          </table:table-cell>
          <table:table-cell table:formula="of:=([.F14]-[.G14])*7/12" office:value-type="float" office:value="64.5497435625" calcext:value-type="float">
            <text:p>64.5497435625</text:p>
          </table:table-cell>
          <table:table-cell table:formula="of:=[.H14]*0.8" office:value-type="float" office:value="51.63979485" calcext:value-type="float">
            <text:p>51.639794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chansa</text:p>
          </table:table-cell>
          <table:table-cell office:value-type="string" calcext:value-type="string">
            <text:p>Jungle</text:p>
          </table:table-cell>
          <table:table-cell/>
          <table:table-cell table:formula="of:=IF([.B15]=&quot;Taiga&quot;;477.87;IF([.B15]=&quot;Mts&quot;;337.33;IF([.B15]=&quot;Temp&quot;;548.14;IF([.B15]=&quot;Steppe&quot;;419.27;IF([.B15]=&quot;Jungle&quot;;463.81;IF([.B15]=&quot;Sav&quot;;496.25;IF([.B15]=&quot;Medi&quot;;617.33;0)))))))" office:value-type="float" office:value="463.81" calcext:value-type="float">
            <text:p>463.81</text:p>
          </table:table-cell>
          <table:table-cell table:formula="of:=[.D15]*640*1393.66125/(2000*1000)" office:value-type="float" office:value="206.846087796" calcext:value-type="float">
            <text:p>206.846087796</text:p>
          </table:table-cell>
          <table:table-cell table:formula="of:=[.E15]*360/480" office:value-type="float" office:value="155.134565847" calcext:value-type="float">
            <text:p>155.134565847</text:p>
          </table:table-cell>
          <table:table-cell table:formula="of:=[.F15]/3" office:value-type="float" office:value="51.711521949" calcext:value-type="float">
            <text:p>51.711521949</text:p>
          </table:table-cell>
          <table:table-cell table:formula="of:=([.F15]-[.G15])*7/12" office:value-type="float" office:value="60.3301089405" calcext:value-type="float">
            <text:p>60.3301089405</text:p>
          </table:table-cell>
          <table:table-cell table:formula="of:=[.H15]*0.8" office:value-type="float" office:value="48.2640871524" calcext:value-type="float">
            <text:p>48.26408715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ntrokeno</text:p>
          </table:table-cell>
          <table:table-cell office:value-type="string" calcext:value-type="string">
            <text:p>Temp</text:p>
          </table:table-cell>
          <table:table-cell/>
          <table:table-cell table:formula="of:=IF([.B16]=&quot;Taiga&quot;;477.87;IF([.B16]=&quot;Mts&quot;;337.33;IF([.B16]=&quot;Temp&quot;;548.14;IF([.B16]=&quot;Steppe&quot;;419.27;IF([.B16]=&quot;Jungle&quot;;463.81;IF([.B16]=&quot;Sav&quot;;496.25;IF([.B16]=&quot;Medi&quot;;617.33;0)))))))" office:value-type="float" office:value="548.14" calcext:value-type="float">
            <text:p>548.14</text:p>
          </table:table-cell>
          <table:table-cell table:formula="of:=[.D16]*640*1393.66125/(2000*1000)" office:value-type="float" office:value="244.454872824" calcext:value-type="float">
            <text:p>244.454872824</text:p>
          </table:table-cell>
          <table:table-cell table:formula="of:=[.E16]*360/480" office:value-type="float" office:value="183.341154618" calcext:value-type="float">
            <text:p>183.341154618</text:p>
          </table:table-cell>
          <table:table-cell table:formula="of:=[.F16]/3" office:value-type="float" office:value="61.113718206" calcext:value-type="float">
            <text:p>61.113718206</text:p>
          </table:table-cell>
          <table:table-cell table:formula="of:=([.F16]-[.G16])*7/12" office:value-type="float" office:value="71.299337907" calcext:value-type="float">
            <text:p>71.299337907</text:p>
          </table:table-cell>
          <table:table-cell table:formula="of:=[.H16]*0.8" office:value-type="float" office:value="57.0394703256" calcext:value-type="float">
            <text:p>57.0394703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nuchu</text:p>
          </table:table-cell>
          <table:table-cell office:value-type="string" calcext:value-type="string">
            <text:p>Temp</text:p>
          </table:table-cell>
          <table:table-cell/>
          <table:table-cell table:formula="of:=IF([.B17]=&quot;Taiga&quot;;477.87;IF([.B17]=&quot;Mts&quot;;337.33;IF([.B17]=&quot;Temp&quot;;548.14;IF([.B17]=&quot;Steppe&quot;;419.27;IF([.B17]=&quot;Jungle&quot;;463.81;IF([.B17]=&quot;Sav&quot;;496.25;IF([.B17]=&quot;Medi&quot;;617.33;0)))))))" office:value-type="float" office:value="548.14" calcext:value-type="float">
            <text:p>548.14</text:p>
          </table:table-cell>
          <table:table-cell table:formula="of:=[.D17]*640*1393.66125/(2000*1000)" office:value-type="float" office:value="244.454872824" calcext:value-type="float">
            <text:p>244.454872824</text:p>
          </table:table-cell>
          <table:table-cell table:formula="of:=[.E17]*360/480" office:value-type="float" office:value="183.341154618" calcext:value-type="float">
            <text:p>183.341154618</text:p>
          </table:table-cell>
          <table:table-cell table:formula="of:=[.F17]/3" office:value-type="float" office:value="61.113718206" calcext:value-type="float">
            <text:p>61.113718206</text:p>
          </table:table-cell>
          <table:table-cell table:formula="of:=([.F17]-[.G17])*7/12" office:value-type="float" office:value="71.299337907" calcext:value-type="float">
            <text:p>71.299337907</text:p>
          </table:table-cell>
          <table:table-cell table:formula="of:=[.H17]*0.8" office:value-type="float" office:value="57.0394703256" calcext:value-type="float">
            <text:p>57.0394703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zukini</text:p>
          </table:table-cell>
          <table:table-cell office:value-type="string" calcext:value-type="string">
            <text:p>Medi</text:p>
          </table:table-cell>
          <table:table-cell/>
          <table:table-cell table:formula="of:=IF([.B18]=&quot;Taiga&quot;;477.87;IF([.B18]=&quot;Mts&quot;;337.33;IF([.B18]=&quot;Temp&quot;;548.14;IF([.B18]=&quot;Steppe&quot;;419.27;IF([.B18]=&quot;Jungle&quot;;463.81;IF([.B18]=&quot;Sav&quot;;496.25;IF([.B18]=&quot;Medi&quot;;617.33;0)))))))" office:value-type="float" office:value="617.33" calcext:value-type="float">
            <text:p>617.33</text:p>
          </table:table-cell>
          <table:table-cell table:formula="of:=[.D18]*640*1393.66125/(2000*1000)" office:value-type="float" office:value="275.311647828" calcext:value-type="float">
            <text:p>275.311647828</text:p>
          </table:table-cell>
          <table:table-cell table:formula="of:=[.E18]*360/480" office:value-type="float" office:value="206.483735871" calcext:value-type="float">
            <text:p>206.483735871</text:p>
          </table:table-cell>
          <table:table-cell table:formula="of:=[.F18]/3" office:value-type="float" office:value="68.827911957" calcext:value-type="float">
            <text:p>68.827911957</text:p>
          </table:table-cell>
          <table:table-cell table:formula="of:=([.F18]-[.G18])*7/12" office:value-type="float" office:value="80.2992306165" calcext:value-type="float">
            <text:p>80.2992306165</text:p>
          </table:table-cell>
          <table:table-cell table:formula="of:=[.H18]*0.8" office:value-type="float" office:value="64.2393844932" calcext:value-type="float">
            <text:p>64.2393844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dunu</text:p>
          </table:table-cell>
          <table:table-cell office:value-type="string" calcext:value-type="string">
            <text:p>Mts</text:p>
          </table:table-cell>
          <table:table-cell/>
          <table:table-cell table:formula="of:=IF([.B19]=&quot;Taiga&quot;;477.87;IF([.B19]=&quot;Mts&quot;;337.33;IF([.B19]=&quot;Temp&quot;;548.14;IF([.B19]=&quot;Steppe&quot;;419.27;IF([.B19]=&quot;Jungle&quot;;463.81;IF([.B19]=&quot;Sav&quot;;496.25;IF([.B19]=&quot;Medi&quot;;617.33;0)))))))" office:value-type="float" office:value="337.33" calcext:value-type="float">
            <text:p>337.33</text:p>
          </table:table-cell>
          <table:table-cell table:formula="of:=[.D19]*640*1393.66125/(2000*1000)" office:value-type="float" office:value="150.439599828" calcext:value-type="float">
            <text:p>150.439599828</text:p>
          </table:table-cell>
          <table:table-cell table:formula="of:=[.E19]*360/480" office:value-type="float" office:value="112.829699871" calcext:value-type="float">
            <text:p>112.829699871</text:p>
          </table:table-cell>
          <table:table-cell table:formula="of:=[.F19]/3" office:value-type="float" office:value="37.609899957" calcext:value-type="float">
            <text:p>37.609899957</text:p>
          </table:table-cell>
          <table:table-cell table:formula="of:=([.F19]-[.G19])*7/12" office:value-type="float" office:value="43.8782166165" calcext:value-type="float">
            <text:p>43.8782166165</text:p>
          </table:table-cell>
          <table:table-cell table:formula="of:=[.H19]*0.8" office:value-type="float" office:value="35.1025732932" calcext:value-type="float">
            <text:p>35.1025732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Medi</text:p>
          </table:table-cell>
          <table:table-cell/>
          <table:table-cell table:formula="of:=IF([.B20]=&quot;Taiga&quot;;477.87;IF([.B20]=&quot;Mts&quot;;337.33;IF([.B20]=&quot;Temp&quot;;548.14;IF([.B20]=&quot;Steppe&quot;;419.27;IF([.B20]=&quot;Jungle&quot;;463.81;IF([.B20]=&quot;Sav&quot;;496.25;IF([.B20]=&quot;Medi&quot;;617.33;0)))))))" office:value-type="float" office:value="617.33" calcext:value-type="float">
            <text:p>617.33</text:p>
          </table:table-cell>
          <table:table-cell table:formula="of:=[.D20]*640*1393.66125/(2000*1000)" office:value-type="float" office:value="275.311647828" calcext:value-type="float">
            <text:p>275.311647828</text:p>
          </table:table-cell>
          <table:table-cell table:formula="of:=[.E20]*360/480" office:value-type="float" office:value="206.483735871" calcext:value-type="float">
            <text:p>206.483735871</text:p>
          </table:table-cell>
          <table:table-cell table:formula="of:=[.F20]/3" office:value-type="float" office:value="68.827911957" calcext:value-type="float">
            <text:p>68.827911957</text:p>
          </table:table-cell>
          <table:table-cell table:formula="of:=([.F20]-[.G20])*7/12" office:value-type="float" office:value="80.2992306165" calcext:value-type="float">
            <text:p>80.2992306165</text:p>
          </table:table-cell>
          <table:table-cell table:formula="of:=[.H20]*0.8" office:value-type="float" office:value="64.2393844932" calcext:value-type="float">
            <text:p>64.2393844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ncar</text:p>
          </table:table-cell>
          <table:table-cell office:value-type="string" calcext:value-type="string">
            <text:p>Mts</text:p>
          </table:table-cell>
          <table:table-cell/>
          <table:table-cell table:formula="of:=IF([.B21]=&quot;Taiga&quot;;477.87;IF([.B21]=&quot;Mts&quot;;337.33;IF([.B21]=&quot;Temp&quot;;548.14;IF([.B21]=&quot;Steppe&quot;;419.27;IF([.B21]=&quot;Jungle&quot;;463.81;IF([.B21]=&quot;Sav&quot;;496.25;IF([.B21]=&quot;Medi&quot;;617.33;0)))))))" office:value-type="float" office:value="337.33" calcext:value-type="float">
            <text:p>337.33</text:p>
          </table:table-cell>
          <table:table-cell table:formula="of:=[.D21]*640*1393.66125/(2000*1000)" office:value-type="float" office:value="150.439599828" calcext:value-type="float">
            <text:p>150.439599828</text:p>
          </table:table-cell>
          <table:table-cell table:formula="of:=[.E21]*360/480" office:value-type="float" office:value="112.829699871" calcext:value-type="float">
            <text:p>112.829699871</text:p>
          </table:table-cell>
          <table:table-cell table:formula="of:=[.F21]/3" office:value-type="float" office:value="37.609899957" calcext:value-type="float">
            <text:p>37.609899957</text:p>
          </table:table-cell>
          <table:table-cell table:formula="of:=([.F21]-[.G21])*7/12" office:value-type="float" office:value="43.8782166165" calcext:value-type="float">
            <text:p>43.8782166165</text:p>
          </table:table-cell>
          <table:table-cell table:formula="of:=[.H21]*0.8" office:value-type="float" office:value="35.1025732932" calcext:value-type="float">
            <text:p>35.10257329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ania</text:p>
          </table:table-cell>
          <table:table-cell office:value-type="string" calcext:value-type="string">
            <text:p>Sav</text:p>
          </table:table-cell>
          <table:table-cell/>
          <table:table-cell table:formula="of:=IF([.B22]=&quot;Taiga&quot;;477.87;IF([.B22]=&quot;Mts&quot;;337.33;IF([.B22]=&quot;Temp&quot;;548.14;IF([.B22]=&quot;Steppe&quot;;419.27;IF([.B22]=&quot;Jungle&quot;;463.81;IF([.B22]=&quot;Sav&quot;;496.25;IF([.B22]=&quot;Medi&quot;;617.33;0)))))))" office:value-type="float" office:value="496.25" calcext:value-type="float">
            <text:p>496.25</text:p>
          </table:table-cell>
          <table:table-cell table:formula="of:=[.D22]*640*1393.66125/(2000*1000)" office:value-type="float" office:value="221.3134065" calcext:value-type="float">
            <text:p>221.3134065</text:p>
          </table:table-cell>
          <table:table-cell table:formula="of:=[.E22]*360/480" office:value-type="float" office:value="165.985054875" calcext:value-type="float">
            <text:p>165.985054875</text:p>
          </table:table-cell>
          <table:table-cell table:formula="of:=[.F22]/3" office:value-type="float" office:value="55.328351625" calcext:value-type="float">
            <text:p>55.328351625</text:p>
          </table:table-cell>
          <table:table-cell table:formula="of:=([.F22]-[.G22])*7/12" office:value-type="float" office:value="64.5497435625" calcext:value-type="float">
            <text:p>64.5497435625</text:p>
          </table:table-cell>
          <table:table-cell table:formula="of:=[.H22]*0.8" office:value-type="float" office:value="51.63979485" calcext:value-type="float">
            <text:p>51.639794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mundu</text:p>
          </table:table-cell>
          <table:table-cell office:value-type="string" calcext:value-type="string">
            <text:p>Taiga</text:p>
          </table:table-cell>
          <table:table-cell/>
          <table:table-cell table:formula="of:=IF([.B23]=&quot;Taiga&quot;;477.87;IF([.B23]=&quot;Mts&quot;;337.33;IF([.B23]=&quot;Temp&quot;;548.14;IF([.B23]=&quot;Steppe&quot;;419.27;IF([.B23]=&quot;Jungle&quot;;463.81;IF([.B23]=&quot;Sav&quot;;496.25;IF([.B23]=&quot;Medi&quot;;617.33;0)))))))" office:value-type="float" office:value="477.87" calcext:value-type="float">
            <text:p>477.87</text:p>
          </table:table-cell>
          <table:table-cell table:formula="of:=[.D23]*640*1393.66125/(2000*1000)" office:value-type="float" office:value="213.116448492" calcext:value-type="float">
            <text:p>213.116448492</text:p>
          </table:table-cell>
          <table:table-cell table:formula="of:=[.E23]*360/480" office:value-type="float" office:value="159.837336369" calcext:value-type="float">
            <text:p>159.837336369</text:p>
          </table:table-cell>
          <table:table-cell table:formula="of:=[.F23]/3" office:value-type="float" office:value="53.279112123" calcext:value-type="float">
            <text:p>53.279112123</text:p>
          </table:table-cell>
          <table:table-cell table:formula="of:=([.F23]-[.G23])*7/12" office:value-type="float" office:value="62.1589641435" calcext:value-type="float">
            <text:p>62.1589641435</text:p>
          </table:table-cell>
          <table:table-cell table:formula="of:=[.H23]*0.8" office:value-type="float" office:value="49.7271713148" calcext:value-type="float">
            <text:p>49.72717131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la</text:p>
          </table:table-cell>
          <table:table-cell office:value-type="string" calcext:value-type="string">
            <text:p>Taiga</text:p>
          </table:table-cell>
          <table:table-cell/>
          <table:table-cell table:formula="of:=IF([.B24]=&quot;Taiga&quot;;477.87;IF([.B24]=&quot;Mts&quot;;337.33;IF([.B24]=&quot;Temp&quot;;548.14;IF([.B24]=&quot;Steppe&quot;;419.27;IF([.B24]=&quot;Jungle&quot;;463.81;IF([.B24]=&quot;Sav&quot;;496.25;IF([.B24]=&quot;Medi&quot;;617.33;0)))))))" office:value-type="float" office:value="477.87" calcext:value-type="float">
            <text:p>477.87</text:p>
          </table:table-cell>
          <table:table-cell table:formula="of:=[.D24]*640*1393.66125/(2000*1000)" office:value-type="float" office:value="213.116448492" calcext:value-type="float">
            <text:p>213.116448492</text:p>
          </table:table-cell>
          <table:table-cell table:formula="of:=[.E24]*360/480" office:value-type="float" office:value="159.837336369" calcext:value-type="float">
            <text:p>159.837336369</text:p>
          </table:table-cell>
          <table:table-cell table:formula="of:=[.F24]/3" office:value-type="float" office:value="53.279112123" calcext:value-type="float">
            <text:p>53.279112123</text:p>
          </table:table-cell>
          <table:table-cell table:formula="of:=([.F24]-[.G24])*7/12" office:value-type="float" office:value="62.1589641435" calcext:value-type="float">
            <text:p>62.1589641435</text:p>
          </table:table-cell>
          <table:table-cell table:formula="of:=[.H24]*0.8" office:value-type="float" office:value="49.7271713148" calcext:value-type="float">
            <text:p>49.727171314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20:59:45.1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6:59:15.630000000</meta:creation-date>
    <dc:date>2018-10-06T08:16:26.613000000</dc:date>
    <meta:editing-duration>PT5H3M12S</meta:editing-duration>
    <meta:editing-cycles>22</meta:editing-cycles>
    <meta:generator>LibreOffice/6.1.1.2$Windows_X86_64 LibreOffice_project/5d19a1bfa650b796764388cd8b33a5af1f5baa1b</meta:generator>
    <meta:document-statistic meta:table-count="4" meta:cell-count="4558" meta:object-count="0"/>
  </office:meta>
</office:document-meta>
</file>